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711cm"/>
    </style:style>
    <style:style style:name="co7" style:family="table-column">
      <style:table-column-properties fo:break-before="auto" style:column-width="5.509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2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2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4" style:family="table-cell" style:parent-style-name="Default" style:data-style-name="N10121"/>
    <style:style style:name="ce72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9" style:family="table-cell" style:parent-style-name="Default" style:data-style-name="N10121"/>
    <style:style style:name="ce24" style:family="table-cell" style:parent-style-name="Default" style:data-style-name="N137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81" style:family="table-cell" style:parent-style-name="Default">
      <style:text-properties fo:color="#1c1c1c"/>
    </style:style>
    <style:style style:name="ce75" style:family="table-cell" style:parent-style-name="Default">
      <style:text-properties fo:color="#000000" fo:font-size="11pt" style:font-size-asian="11pt" style:font-size-complex="11pt"/>
    </style:style>
    <style:style style:name="ce84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666666"/>
      <style:text-properties fo:color="#ffffff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 style:data-style-name="N11"/>
    <style:style style:name="ce13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7"/>
        <table:table-column table:style-name="co2" table:number-columns-repeated="36" table:default-cell-style-name="ce9"/>
        <table:table-row table:style-name="ro1">
          <table:table-cell table:style-name="ce6" office:value-type="string" calcext:value-type="string">
            <text:p>Registrado (mil ton.)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3.552" calcext:value-type="float">
            <text:p>13.552</text:p>
          </table:table-cell>
          <table:table-cell office:value-type="float" office:value="15.826" calcext:value-type="float">
            <text:p>15.826</text:p>
          </table:table-cell>
          <table:table-cell office:value-type="float" office:value="14.869" calcext:value-type="float">
            <text:p>14.869</text:p>
          </table:table-cell>
          <table:table-cell office:value-type="float" office:value="14.734" calcext:value-type="float">
            <text:p>14.734</text:p>
          </table:table-cell>
          <table:table-cell office:value-type="float" office:value="12.754" calcext:value-type="float">
            <text:p>12.754</text:p>
          </table:table-cell>
          <table:table-cell office:value-type="float" office:value="11.925" calcext:value-type="float">
            <text:p>11.925</text:p>
          </table:table-cell>
          <table:table-cell office:value-type="float" office:value="13.114" calcext:value-type="float">
            <text:p>13.114</text:p>
          </table:table-cell>
          <table:table-cell office:value-type="float" office:value="8.92" calcext:value-type="float">
            <text:p>8.920</text:p>
          </table:table-cell>
          <table:table-cell office:value-type="float" office:value="9.724" calcext:value-type="float">
            <text:p>9.724</text:p>
          </table:table-cell>
          <table:table-cell office:value-type="float" office:value="9.737" calcext:value-type="float">
            <text:p>9.737</text:p>
          </table:table-cell>
          <table:table-cell office:value-type="float" office:value="10.136" calcext:value-type="float">
            <text:p>10.136</text:p>
          </table:table-cell>
          <table:table-cell office:value-type="float" office:value="14.403" calcext:value-type="float">
            <text:p>14.403</text:p>
          </table:table-cell>
          <table:table-cell office:value-type="float" office:value="12.871" calcext:value-type="float">
            <text:p>12.871</text:p>
          </table:table-cell>
          <table:table-cell office:value-type="float" office:value="15.749" calcext:value-type="float">
            <text:p>15.749</text:p>
          </table:table-cell>
          <table:table-cell office:value-type="float" office:value="14.269" calcext:value-type="float">
            <text:p>14.269</text:p>
          </table:table-cell>
          <table:table-cell office:value-type="float" office:value="15.367" calcext:value-type="float">
            <text:p>15.367</text:p>
          </table:table-cell>
          <table:table-cell office:value-type="float" office:value="14.595" calcext:value-type="float">
            <text:p>14.595</text:p>
          </table:table-cell>
          <table:table-cell office:value-type="float" office:value="9.811" calcext:value-type="float">
            <text:p>9.811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1.34" calcext:value-type="float">
            <text:p>21.340</text:p>
          </table:table-cell>
          <table:table-cell office:value-type="float" office:value="26.848" calcext:value-type="float">
            <text:p>26.848</text:p>
          </table:table-cell>
          <table:table-cell office:value-type="float" office:value="28.074" calcext:value-type="float">
            <text:p>28.074</text:p>
          </table:table-cell>
          <table:table-cell office:value-type="float" office:value="29.941" calcext:value-type="float">
            <text:p>29.941</text:p>
          </table:table-cell>
          <table:table-cell office:value-type="float" office:value="28.977" calcext:value-type="float">
            <text:p>28.977</text:p>
          </table:table-cell>
          <table:table-cell office:value-type="float" office:value="31.58" calcext:value-type="float">
            <text:p>31.580</text:p>
          </table:table-cell>
          <table:table-cell office:value-type="float" office:value="29.991" calcext:value-type="float">
            <text:p>29.991</text:p>
          </table:table-cell>
          <table:table-cell office:value-type="float" office:value="26.82" calcext:value-type="float">
            <text:p>26.820</text:p>
          </table:table-cell>
          <table:table-cell office:value-type="float" office:value="29.446" calcext:value-type="float">
            <text:p>29.446</text:p>
          </table:table-cell>
          <table:table-cell office:value-type="float" office:value="27.666" calcext:value-type="float">
            <text:p>27.666</text:p>
          </table:table-cell>
          <table:table-cell office:value-type="float" office:value="22.013" calcext:value-type="float">
            <text:p>22.013</text:p>
          </table:table-cell>
          <table:table-cell office:value-type="float" office:value="28.025" calcext:value-type="float">
            <text:p>28.025</text:p>
          </table:table-cell>
          <table:table-cell office:value-type="float" office:value="25.648" calcext:value-type="float">
            <text:p>25.648</text:p>
          </table:table-cell>
          <table:table-cell office:value-type="float" office:value="31.782" calcext:value-type="float">
            <text:p>31.782</text:p>
          </table:table-cell>
          <table:table-cell office:value-type="float" office:value="27.768" calcext:value-type="float">
            <text:p>27.768</text:p>
          </table:table-cell>
          <table:table-cell office:value-type="float" office:value="33.073" calcext:value-type="float">
            <text:p>33.073</text:p>
          </table:table-cell>
          <table:table-cell office:value-type="float" office:value="30.389" calcext:value-type="float">
            <text:p>30.389</text:p>
          </table:table-cell>
          <table:table-cell office:value-type="float" office:value="27.657" calcext:value-type="float">
            <text:p>27.657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399" calcext:value-type="float">
            <text:p>12.399</text:p>
          </table:table-cell>
          <table:table-cell office:value-type="float" office:value="11.268" calcext:value-type="float">
            <text:p>11.268</text:p>
          </table:table-cell>
          <table:table-cell office:value-type="float" office:value="8.741" calcext:value-type="float">
            <text:p>8.741</text:p>
          </table:table-cell>
          <table:table-cell office:value-type="float" office:value="12.358" calcext:value-type="float">
            <text:p>12.358</text:p>
          </table:table-cell>
          <table:table-cell office:value-type="float" office:value="11.876" calcext:value-type="float">
            <text:p>11.876</text:p>
          </table:table-cell>
          <table:table-cell office:value-type="float" office:value="11.713" calcext:value-type="float">
            <text:p>11.713</text:p>
          </table:table-cell>
          <table:table-cell office:value-type="float" office:value="11.449" calcext:value-type="float">
            <text:p>11.449</text:p>
          </table:table-cell>
          <table:table-cell office:value-type="float" office:value="7.805" calcext:value-type="float">
            <text:p>7.805</text:p>
          </table:table-cell>
          <table:table-cell office:value-type="float" office:value="7.726" calcext:value-type="float">
            <text:p>7.726</text:p>
          </table:table-cell>
          <table:table-cell office:value-type="float" office:value="8.516" calcext:value-type="float">
            <text:p>8.516</text:p>
          </table:table-cell>
          <table:table-cell office:value-type="float" office:value="8.503" calcext:value-type="float">
            <text:p>8.503</text:p>
          </table:table-cell>
          <table:table-cell office:value-type="float" office:value="10.175" calcext:value-type="float">
            <text:p>10.175</text:p>
          </table:table-cell>
          <table:table-cell office:value-type="float" office:value="11.775" calcext:value-type="float">
            <text:p>11.775</text:p>
          </table:table-cell>
          <table:table-cell office:value-type="float" office:value="9.724" calcext:value-type="float">
            <text:p>9.724</text:p>
          </table:table-cell>
          <table:table-cell office:value-type="float" office:value="10.069" calcext:value-type="float">
            <text:p>10.069</text:p>
          </table:table-cell>
          <table:table-cell office:value-type="float" office:value="13.93" calcext:value-type="float">
            <text:p>13.930</text:p>
          </table:table-cell>
          <table:table-cell office:value-type="float" office:value="11.918" calcext:value-type="float">
            <text:p>11.918</text:p>
          </table:table-cell>
          <table:table-cell office:value-type="float" office:value="11.757" calcext:value-type="float">
            <text:p>11.757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64.862" calcext:value-type="float">
            <text:p>64.862</text:p>
          </table:table-cell>
          <table:table-cell office:value-type="float" office:value="49.885" calcext:value-type="float">
            <text:p>49.885</text:p>
          </table:table-cell>
          <table:table-cell office:value-type="float" office:value="53.13" calcext:value-type="float">
            <text:p>53.130</text:p>
          </table:table-cell>
          <table:table-cell office:value-type="float" office:value="57.796" calcext:value-type="float">
            <text:p>57.796</text:p>
          </table:table-cell>
          <table:table-cell office:value-type="float" office:value="47.026" calcext:value-type="float">
            <text:p>47.026</text:p>
          </table:table-cell>
          <table:table-cell office:value-type="float" office:value="74.919" calcext:value-type="float">
            <text:p>74.919</text:p>
          </table:table-cell>
          <table:table-cell office:value-type="float" office:value="34.733" calcext:value-type="float">
            <text:p>34.733</text:p>
          </table:table-cell>
          <table:table-cell office:value-type="float" office:value="15.022" calcext:value-type="float">
            <text:p>15.022</text:p>
          </table:table-cell>
          <table:table-cell office:value-type="float" office:value="20.879" calcext:value-type="float">
            <text:p>20.879</text:p>
          </table:table-cell>
          <table:table-cell office:value-type="float" office:value="36.409" calcext:value-type="float">
            <text:p>36.409</text:p>
          </table:table-cell>
          <table:table-cell office:value-type="float" office:value="22.277" calcext:value-type="float">
            <text:p>22.277</text:p>
          </table:table-cell>
          <table:table-cell office:value-type="float" office:value="20.529" calcext:value-type="float">
            <text:p>20.529</text:p>
          </table:table-cell>
          <table:table-cell office:value-type="float" office:value="37.061" calcext:value-type="float">
            <text:p>37.061</text:p>
          </table:table-cell>
          <table:table-cell office:value-type="float" office:value="23.387" calcext:value-type="float">
            <text:p>23.387</text:p>
          </table:table-cell>
          <table:table-cell office:value-type="float" office:value="38.399" calcext:value-type="float">
            <text:p>38.399</text:p>
          </table:table-cell>
          <table:table-cell office:value-type="float" office:value="39.652" calcext:value-type="float">
            <text:p>39.652</text:p>
          </table:table-cell>
          <table:table-cell office:value-type="float" office:value="40.204" calcext:value-type="float">
            <text:p>40.204</text:p>
          </table:table-cell>
          <table:table-cell office:value-type="float" office:value="21.625" calcext:value-type="float">
            <text:p>21.625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50.101" calcext:value-type="float">
            <text:p>250.101</text:p>
          </table:table-cell>
          <table:table-cell office:value-type="float" office:value="277.528" calcext:value-type="float">
            <text:p>277.528</text:p>
          </table:table-cell>
          <table:table-cell office:value-type="float" office:value="270.092" calcext:value-type="float">
            <text:p>270.092</text:p>
          </table:table-cell>
          <table:table-cell office:value-type="float" office:value="278.146" calcext:value-type="float">
            <text:p>278.146</text:p>
          </table:table-cell>
          <table:table-cell office:value-type="float" office:value="257.458" calcext:value-type="float">
            <text:p>257.458</text:p>
          </table:table-cell>
          <table:table-cell office:value-type="float" office:value="231.748" calcext:value-type="float">
            <text:p>231.748</text:p>
          </table:table-cell>
          <table:table-cell office:value-type="float" office:value="268.336" calcext:value-type="float">
            <text:p>268.336</text:p>
          </table:table-cell>
          <table:table-cell office:value-type="float" office:value="223.453" calcext:value-type="float">
            <text:p>223.453</text:p>
          </table:table-cell>
          <table:table-cell office:value-type="float" office:value="241.464" calcext:value-type="float">
            <text:p>241.464</text:p>
          </table:table-cell>
          <table:table-cell office:value-type="float" office:value="238.901" calcext:value-type="float">
            <text:p>238.901</text:p>
          </table:table-cell>
          <table:table-cell office:value-type="float" office:value="191.989" calcext:value-type="float">
            <text:p>191.989</text:p>
          </table:table-cell>
          <table:table-cell office:value-type="float" office:value="272.452" calcext:value-type="float">
            <text:p>272.452</text:p>
          </table:table-cell>
          <table:table-cell office:value-type="float" office:value="261.009" calcext:value-type="float">
            <text:p>261.009</text:p>
          </table:table-cell>
          <table:table-cell office:value-type="float" office:value="292.688" calcext:value-type="float">
            <text:p>292.688</text:p>
          </table:table-cell>
          <table:table-cell office:value-type="float" office:value="258.881" calcext:value-type="float">
            <text:p>258.881</text:p>
          </table:table-cell>
          <table:table-cell office:value-type="float" office:value="276.879" calcext:value-type="float">
            <text:p>276.879</text:p>
          </table:table-cell>
          <table:table-cell office:value-type="float" office:value="255.774" calcext:value-type="float">
            <text:p>255.774</text:p>
          </table:table-cell>
          <table:table-cell office:value-type="float" office:value="208.326" calcext:value-type="float">
            <text:p>208.326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79.243" calcext:value-type="float">
            <text:p>179.243</text:p>
          </table:table-cell>
          <table:table-cell office:value-type="float" office:value="194.134" calcext:value-type="float">
            <text:p>194.134</text:p>
          </table:table-cell>
          <table:table-cell office:value-type="float" office:value="186.948" calcext:value-type="float">
            <text:p>186.948</text:p>
          </table:table-cell>
          <table:table-cell office:value-type="float" office:value="194.907" calcext:value-type="float">
            <text:p>194.907</text:p>
          </table:table-cell>
          <table:table-cell office:value-type="float" office:value="179.505" calcext:value-type="float">
            <text:p>179.505</text:p>
          </table:table-cell>
          <table:table-cell office:value-type="float" office:value="173.278" calcext:value-type="float">
            <text:p>173.278</text:p>
          </table:table-cell>
          <table:table-cell office:value-type="float" office:value="160.261" calcext:value-type="float">
            <text:p>160.261</text:p>
          </table:table-cell>
          <table:table-cell office:value-type="float" office:value="113.987" calcext:value-type="float">
            <text:p>113.987</text:p>
          </table:table-cell>
          <table:table-cell office:value-type="float" office:value="114.289" calcext:value-type="float">
            <text:p>114.289</text:p>
          </table:table-cell>
          <table:table-cell office:value-type="float" office:value="117.313" calcext:value-type="float">
            <text:p>117.313</text:p>
          </table:table-cell>
          <table:table-cell office:value-type="float" office:value="110.502" calcext:value-type="float">
            <text:p>110.502</text:p>
          </table:table-cell>
          <table:table-cell office:value-type="float" office:value="147.996" calcext:value-type="float">
            <text:p>147.996</text:p>
          </table:table-cell>
          <table:table-cell office:value-type="float" office:value="152.386" calcext:value-type="float">
            <text:p>152.386</text:p>
          </table:table-cell>
          <table:table-cell office:value-type="float" office:value="177.259" calcext:value-type="float">
            <text:p>177.259</text:p>
          </table:table-cell>
          <table:table-cell office:value-type="float" office:value="155.913" calcext:value-type="float">
            <text:p>155.913</text:p>
          </table:table-cell>
          <table:table-cell office:value-type="float" office:value="172.41" calcext:value-type="float">
            <text:p>172.410</text:p>
          </table:table-cell>
          <table:table-cell office:value-type="float" office:value="179.419" calcext:value-type="float">
            <text:p>179.419</text:p>
          </table:table-cell>
          <table:table-cell office:value-type="float" office:value="157.165" calcext:value-type="float">
            <text:p>157.165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53.235" calcext:value-type="float">
            <text:p>53.235</text:p>
          </table:table-cell>
          <table:table-cell office:value-type="float" office:value="59.29" calcext:value-type="float">
            <text:p>59.290</text:p>
          </table:table-cell>
          <table:table-cell office:value-type="float" office:value="54.875" calcext:value-type="float">
            <text:p>54.875</text:p>
          </table:table-cell>
          <table:table-cell office:value-type="float" office:value="57.52" calcext:value-type="float">
            <text:p>57.520</text:p>
          </table:table-cell>
          <table:table-cell office:value-type="float" office:value="49.573" calcext:value-type="float">
            <text:p>49.573</text:p>
          </table:table-cell>
          <table:table-cell office:value-type="float" office:value="40.698" calcext:value-type="float">
            <text:p>40.698</text:p>
          </table:table-cell>
          <table:table-cell office:value-type="float" office:value="47.195" calcext:value-type="float">
            <text:p>47.195</text:p>
          </table:table-cell>
          <table:table-cell office:value-type="float" office:value="43.527" calcext:value-type="float">
            <text:p>43.527</text:p>
          </table:table-cell>
          <table:table-cell office:value-type="float" office:value="45.488" calcext:value-type="float">
            <text:p>45.488</text:p>
          </table:table-cell>
          <table:table-cell office:value-type="float" office:value="44.96" calcext:value-type="float">
            <text:p>44.960</text:p>
          </table:table-cell>
          <table:table-cell office:value-type="float" office:value="36.721" calcext:value-type="float">
            <text:p>36.721</text:p>
          </table:table-cell>
          <table:table-cell office:value-type="float" office:value="54.463" calcext:value-type="float">
            <text:p>54.463</text:p>
          </table:table-cell>
          <table:table-cell office:value-type="float" office:value="51.462" calcext:value-type="float">
            <text:p>51.462</text:p>
          </table:table-cell>
          <table:table-cell office:value-type="float" office:value="58.854" calcext:value-type="float">
            <text:p>58.854</text:p>
          </table:table-cell>
          <table:table-cell office:value-type="float" office:value="53.94" calcext:value-type="float">
            <text:p>53.940</text:p>
          </table:table-cell>
          <table:table-cell office:value-type="float" office:value="51.514" calcext:value-type="float">
            <text:p>51.514</text:p>
          </table:table-cell>
          <table:table-cell office:value-type="float" office:value="42.635" calcext:value-type="float">
            <text:p>42.635</text:p>
          </table:table-cell>
          <table:table-cell office:value-type="float" office:value="40.371" calcext:value-type="float">
            <text:p>40.371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86.678" calcext:value-type="float">
            <text:p>86.678</text:p>
          </table:table-cell>
          <table:table-cell office:value-type="float" office:value="100.174" calcext:value-type="float">
            <text:p>100.174</text:p>
          </table:table-cell>
          <table:table-cell office:value-type="float" office:value="89.777" calcext:value-type="float">
            <text:p>89.777</text:p>
          </table:table-cell>
          <table:table-cell office:value-type="float" office:value="94.81" calcext:value-type="float">
            <text:p>94.810</text:p>
          </table:table-cell>
          <table:table-cell office:value-type="float" office:value="93.446" calcext:value-type="float">
            <text:p>93.446</text:p>
          </table:table-cell>
          <table:table-cell office:value-type="float" office:value="87.54" calcext:value-type="float">
            <text:p>87.540</text:p>
          </table:table-cell>
          <table:table-cell office:value-type="float" office:value="96.706" calcext:value-type="float">
            <text:p>96.706</text:p>
          </table:table-cell>
          <table:table-cell office:value-type="float" office:value="74.086" calcext:value-type="float">
            <text:p>74.086</text:p>
          </table:table-cell>
          <table:table-cell office:value-type="float" office:value="92.676" calcext:value-type="float">
            <text:p>92.676</text:p>
          </table:table-cell>
          <table:table-cell office:value-type="float" office:value="82.865" calcext:value-type="float">
            <text:p>82.865</text:p>
          </table:table-cell>
          <table:table-cell office:value-type="float" office:value="71.18" calcext:value-type="float">
            <text:p>71.180</text:p>
          </table:table-cell>
          <table:table-cell office:value-type="float" office:value="108.826" calcext:value-type="float">
            <text:p>108.826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107.106" calcext:value-type="float">
            <text:p>107.106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10.551" calcext:value-type="float">
            <text:p>110.551</text:p>
          </table:table-cell>
          <table:table-cell office:value-type="float" office:value="100.587" calcext:value-type="float">
            <text:p>100.587</text:p>
          </table:table-cell>
          <table:table-cell office:value-type="float" office:value="94.22" calcext:value-type="float">
            <text:p>94.220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205.551" calcext:value-type="float">
            <text:p>205.551</text:p>
          </table:table-cell>
          <table:table-cell office:value-type="float" office:value="230.558" calcext:value-type="float">
            <text:p>230.558</text:p>
          </table:table-cell>
          <table:table-cell office:value-type="float" office:value="209.621" calcext:value-type="float">
            <text:p>209.621</text:p>
          </table:table-cell>
          <table:table-cell office:value-type="float" office:value="210.984" calcext:value-type="float">
            <text:p>210.984</text:p>
          </table:table-cell>
          <table:table-cell office:value-type="float" office:value="189.889" calcext:value-type="float">
            <text:p>189.889</text:p>
          </table:table-cell>
          <table:table-cell office:value-type="float" office:value="143.721" calcext:value-type="float">
            <text:p>143.721</text:p>
          </table:table-cell>
          <table:table-cell office:value-type="float" office:value="176.275" calcext:value-type="float">
            <text:p>176.275</text:p>
          </table:table-cell>
          <table:table-cell office:value-type="float" office:value="152.632" calcext:value-type="float">
            <text:p>152.632</text:p>
          </table:table-cell>
          <table:table-cell office:value-type="float" office:value="177.876" calcext:value-type="float">
            <text:p>177.876</text:p>
          </table:table-cell>
          <table:table-cell office:value-type="float" office:value="181.384" calcext:value-type="float">
            <text:p>181.384</text:p>
          </table:table-cell>
          <table:table-cell office:value-type="float" office:value="160.12" calcext:value-type="float">
            <text:p>160.120</text:p>
          </table:table-cell>
          <table:table-cell office:value-type="float" office:value="236.951" calcext:value-type="float">
            <text:p>236.951</text:p>
          </table:table-cell>
          <table:table-cell office:value-type="float" office:value="206.557" calcext:value-type="float">
            <text:p>206.557</text:p>
          </table:table-cell>
          <table:table-cell office:value-type="float" office:value="224.27" calcext:value-type="float">
            <text:p>224.270</text:p>
          </table:table-cell>
          <table:table-cell office:value-type="float" office:value="213.871" calcext:value-type="float">
            <text:p>213.871</text:p>
          </table:table-cell>
          <table:table-cell office:value-type="float" office:value="211.066" calcext:value-type="float">
            <text:p>211.066</text:p>
          </table:table-cell>
          <table:table-cell office:value-type="float" office:value="182.899" calcext:value-type="float">
            <text:p>182.899</text:p>
          </table:table-cell>
          <table:table-cell office:value-type="float" office:value="159.002" calcext:value-type="float">
            <text:p>159.002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88.78" calcext:value-type="float">
            <text:p>88.780</text:p>
          </table:table-cell>
          <table:table-cell office:value-type="float" office:value="86.195" calcext:value-type="float">
            <text:p>86.195</text:p>
          </table:table-cell>
          <table:table-cell office:value-type="float" office:value="84.121" calcext:value-type="float">
            <text:p>84.121</text:p>
          </table:table-cell>
          <table:table-cell office:value-type="float" office:value="88.187" calcext:value-type="float">
            <text:p>88.187</text:p>
          </table:table-cell>
          <table:table-cell office:value-type="float" office:value="79.514" calcext:value-type="float">
            <text:p>79.514</text:p>
          </table:table-cell>
          <table:table-cell office:value-type="float" office:value="74.061" calcext:value-type="float">
            <text:p>74.061</text:p>
          </table:table-cell>
          <table:table-cell office:value-type="float" office:value="64.818" calcext:value-type="float">
            <text:p>64.818</text:p>
          </table:table-cell>
          <table:table-cell office:value-type="float" office:value="44.254" calcext:value-type="float">
            <text:p>44.254</text:p>
          </table:table-cell>
          <table:table-cell office:value-type="float" office:value="52.169" calcext:value-type="float">
            <text:p>52.169</text:p>
          </table:table-cell>
          <table:table-cell office:value-type="float" office:value="53.399" calcext:value-type="float">
            <text:p>53.399</text:p>
          </table:table-cell>
          <table:table-cell office:value-type="float" office:value="45.364" calcext:value-type="float">
            <text:p>45.364</text:p>
          </table:table-cell>
          <table:table-cell office:value-type="float" office:value="67.103" calcext:value-type="float">
            <text:p>67.103</text:p>
          </table:table-cell>
          <table:table-cell office:value-type="float" office:value="61.062" calcext:value-type="float">
            <text:p>61.062</text:p>
          </table:table-cell>
          <table:table-cell office:value-type="float" office:value="73.445" calcext:value-type="float">
            <text:p>73.445</text:p>
          </table:table-cell>
          <table:table-cell office:value-type="float" office:value="69.471" calcext:value-type="float">
            <text:p>69.471</text:p>
          </table:table-cell>
          <table:table-cell office:value-type="float" office:value="83.004" calcext:value-type="float">
            <text:p>83.004</text:p>
          </table:table-cell>
          <table:table-cell office:value-type="float" office:value="77.332" calcext:value-type="float">
            <text:p>77.332</text:p>
          </table:table-cell>
          <table:table-cell office:value-type="float" office:value="58.591" calcext:value-type="float">
            <text:p>58.591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20.055" calcext:value-type="float">
            <text:p>120.055</text:p>
          </table:table-cell>
          <table:table-cell office:value-type="float" office:value="125.769" calcext:value-type="float">
            <text:p>125.769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23.201" calcext:value-type="float">
            <text:p>123.201</text:p>
          </table:table-cell>
          <table:table-cell office:value-type="float" office:value="112.725" calcext:value-type="float">
            <text:p>112.725</text:p>
          </table:table-cell>
          <table:table-cell office:value-type="float" office:value="90.828" calcext:value-type="float">
            <text:p>90.828</text:p>
          </table:table-cell>
          <table:table-cell office:value-type="float" office:value="96.36" calcext:value-type="float">
            <text:p>96.360</text:p>
          </table:table-cell>
          <table:table-cell office:value-type="float" office:value="86.444" calcext:value-type="float">
            <text:p>86.444</text:p>
          </table:table-cell>
          <table:table-cell office:value-type="float" office:value="94.285" calcext:value-type="float">
            <text:p>94.285</text:p>
          </table:table-cell>
          <table:table-cell office:value-type="float" office:value="98.986" calcext:value-type="float">
            <text:p>98.986</text:p>
          </table:table-cell>
          <table:table-cell office:value-type="float" office:value="88.072" calcext:value-type="float">
            <text:p>88.072</text:p>
          </table:table-cell>
          <table:table-cell office:value-type="float" office:value="141.01" calcext:value-type="float">
            <text:p>141.010</text:p>
          </table:table-cell>
          <table:table-cell office:value-type="float" office:value="122.652" calcext:value-type="float">
            <text:p>122.652</text:p>
          </table:table-cell>
          <table:table-cell office:value-type="float" office:value="142.145" calcext:value-type="float">
            <text:p>142.145</text:p>
          </table:table-cell>
          <table:table-cell office:value-type="float" office:value="121.124" calcext:value-type="float">
            <text:p>121.124</text:p>
          </table:table-cell>
          <table:table-cell office:value-type="float" office:value="130.503" calcext:value-type="float">
            <text:p>130.503</text:p>
          </table:table-cell>
          <table:table-cell office:value-type="float" office:value="104.115" calcext:value-type="float">
            <text:p>104.115</text:p>
          </table:table-cell>
          <table:table-cell office:value-type="float" office:value="90.69" calcext:value-type="float">
            <text:p>90.690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80.517" calcext:value-type="float">
            <text:p>80.517</text:p>
          </table:table-cell>
          <table:table-cell office:value-type="float" office:value="81.348" calcext:value-type="float">
            <text:p>81.348</text:p>
          </table:table-cell>
          <table:table-cell office:value-type="float" office:value="76.509" calcext:value-type="float">
            <text:p>76.509</text:p>
          </table:table-cell>
          <table:table-cell office:value-type="float" office:value="71.851" calcext:value-type="float">
            <text:p>71.851</text:p>
          </table:table-cell>
          <table:table-cell office:value-type="float" office:value="71.187" calcext:value-type="float">
            <text:p>71.187</text:p>
          </table:table-cell>
          <table:table-cell office:value-type="float" office:value="58.02" calcext:value-type="float">
            <text:p>58.020</text:p>
          </table:table-cell>
          <table:table-cell office:value-type="float" office:value="63.194" calcext:value-type="float">
            <text:p>63.194</text:p>
          </table:table-cell>
          <table:table-cell office:value-type="float" office:value="60.58" calcext:value-type="float">
            <text:p>60.580</text:p>
          </table:table-cell>
          <table:table-cell office:value-type="float" office:value="69.448" calcext:value-type="float">
            <text:p>69.448</text:p>
          </table:table-cell>
          <table:table-cell office:value-type="float" office:value="74.472" calcext:value-type="float">
            <text:p>74.472</text:p>
          </table:table-cell>
          <table:table-cell office:value-type="float" office:value="63.776" calcext:value-type="float">
            <text:p>63.776</text:p>
          </table:table-cell>
          <table:table-cell office:value-type="float" office:value="81.732" calcext:value-type="float">
            <text:p>81.732</text:p>
          </table:table-cell>
          <table:table-cell office:value-type="float" office:value="83.858" calcext:value-type="float">
            <text:p>83.858</text:p>
          </table:table-cell>
          <table:table-cell office:value-type="float" office:value="87.863" calcext:value-type="float">
            <text:p>87.863</text:p>
          </table:table-cell>
          <table:table-cell office:value-type="float" office:value="69.723" calcext:value-type="float">
            <text:p>69.723</text:p>
          </table:table-cell>
          <table:table-cell office:value-type="float" office:value="72.765" calcext:value-type="float">
            <text:p>72.765</text:p>
          </table:table-cell>
          <table:table-cell office:value-type="float" office:value="77.937" calcext:value-type="float">
            <text:p>77.937</text:p>
          </table:table-cell>
          <table:table-cell office:value-type="float" office:value="64.332" calcext:value-type="float">
            <text:p>64.332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13.46" calcext:value-type="float">
            <text:p>413.460</text:p>
          </table:table-cell>
          <table:table-cell office:value-type="float" office:value="497.019" calcext:value-type="float">
            <text:p>497.019</text:p>
          </table:table-cell>
          <table:table-cell office:value-type="float" office:value="476.478" calcext:value-type="float">
            <text:p>476.478</text:p>
          </table:table-cell>
          <table:table-cell office:value-type="float" office:value="421.395" calcext:value-type="float">
            <text:p>421.395</text:p>
          </table:table-cell>
          <table:table-cell office:value-type="float" office:value="413.641" calcext:value-type="float">
            <text:p>413.641</text:p>
          </table:table-cell>
          <table:table-cell office:value-type="float" office:value="338.033" calcext:value-type="float">
            <text:p>338.033</text:p>
          </table:table-cell>
          <table:table-cell office:value-type="float" office:value="431.028" calcext:value-type="float">
            <text:p>431.028</text:p>
          </table:table-cell>
          <table:table-cell office:value-type="float" office:value="305.105" calcext:value-type="float">
            <text:p>305.105</text:p>
          </table:table-cell>
          <table:table-cell office:value-type="float" office:value="402.406" calcext:value-type="float">
            <text:p>402.406</text:p>
          </table:table-cell>
          <table:table-cell office:value-type="float" office:value="419.419" calcext:value-type="float">
            <text:p>419.419</text:p>
          </table:table-cell>
          <table:table-cell office:value-type="float" office:value="336.054" calcext:value-type="float">
            <text:p>336.054</text:p>
          </table:table-cell>
          <table:table-cell office:value-type="float" office:value="568.395" calcext:value-type="float">
            <text:p>568.395</text:p>
          </table:table-cell>
          <table:table-cell office:value-type="float" office:value="541.488" calcext:value-type="float">
            <text:p>541.488</text:p>
          </table:table-cell>
          <table:table-cell office:value-type="float" office:value="537.851" calcext:value-type="float">
            <text:p>537.851</text:p>
          </table:table-cell>
          <table:table-cell office:value-type="float" office:value="526.265" calcext:value-type="float">
            <text:p>526.265</text:p>
          </table:table-cell>
          <table:table-cell office:value-type="float" office:value="559.293" calcext:value-type="float">
            <text:p>559.293</text:p>
          </table:table-cell>
          <table:table-cell office:value-type="float" office:value="466.646" calcext:value-type="float">
            <text:p>466.646</text:p>
          </table:table-cell>
          <table:table-cell office:value-type="float" office:value="416.049" calcext:value-type="float">
            <text:p>416.049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36.117" calcext:value-type="float">
            <text:p>136.117</text:p>
          </table:table-cell>
          <table:table-cell office:value-type="float" office:value="136.475" calcext:value-type="float">
            <text:p>136.475</text:p>
          </table:table-cell>
          <table:table-cell office:value-type="float" office:value="125.3" calcext:value-type="float">
            <text:p>125.300</text:p>
          </table:table-cell>
          <table:table-cell office:value-type="float" office:value="132.627" calcext:value-type="float">
            <text:p>132.627</text:p>
          </table:table-cell>
          <table:table-cell office:value-type="float" office:value="135.172" calcext:value-type="float">
            <text:p>135.172</text:p>
          </table:table-cell>
          <table:table-cell office:value-type="float" office:value="131.376" calcext:value-type="float">
            <text:p>131.376</text:p>
          </table:table-cell>
          <table:table-cell office:value-type="float" office:value="111.175" calcext:value-type="float">
            <text:p>111.175</text:p>
          </table:table-cell>
          <table:table-cell office:value-type="float" office:value="80.97" calcext:value-type="float">
            <text:p>80.970</text:p>
          </table:table-cell>
          <table:table-cell office:value-type="float" office:value="92.173" calcext:value-type="float">
            <text:p>92.173</text:p>
          </table:table-cell>
          <table:table-cell office:value-type="float" office:value="86.782" calcext:value-type="float">
            <text:p>86.782</text:p>
          </table:table-cell>
          <table:table-cell office:value-type="float" office:value="85.15" calcext:value-type="float">
            <text:p>85.150</text:p>
          </table:table-cell>
          <table:table-cell office:value-type="float" office:value="135.094" calcext:value-type="float">
            <text:p>135.094</text:p>
          </table:table-cell>
          <table:table-cell office:value-type="float" office:value="132.351" calcext:value-type="float">
            <text:p>132.351</text:p>
          </table:table-cell>
          <table:table-cell office:value-type="float" office:value="133.744" calcext:value-type="float">
            <text:p>133.744</text:p>
          </table:table-cell>
          <table:table-cell office:value-type="float" office:value="128.527" calcext:value-type="float">
            <text:p>128.527</text:p>
          </table:table-cell>
          <table:table-cell office:value-type="float" office:value="147.51" calcext:value-type="float">
            <text:p>147.510</text:p>
          </table:table-cell>
          <table:table-cell office:value-type="float" office:value="138.511" calcext:value-type="float">
            <text:p>138.511</text:p>
          </table:table-cell>
          <table:table-cell office:value-type="float" office:value="103.294" calcext:value-type="float">
            <text:p>103.294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1.721" calcext:value-type="float">
            <text:p>61.721</text:p>
          </table:table-cell>
          <table:table-cell office:value-type="float" office:value="69.24" calcext:value-type="float">
            <text:p>69.240</text:p>
          </table:table-cell>
          <table:table-cell office:value-type="float" office:value="70.048" calcext:value-type="float">
            <text:p>70.048</text:p>
          </table:table-cell>
          <table:table-cell office:value-type="float" office:value="67.172" calcext:value-type="float">
            <text:p>67.172</text:p>
          </table:table-cell>
          <table:table-cell office:value-type="float" office:value="64.22" calcext:value-type="float">
            <text:p>64.220</text:p>
          </table:table-cell>
          <table:table-cell office:value-type="float" office:value="63.021" calcext:value-type="float">
            <text:p>63.021</text:p>
          </table:table-cell>
          <table:table-cell office:value-type="float" office:value="62.639" calcext:value-type="float">
            <text:p>62.639</text:p>
          </table:table-cell>
          <table:table-cell office:value-type="float" office:value="53.839" calcext:value-type="float">
            <text:p>53.839</text:p>
          </table:table-cell>
          <table:table-cell office:value-type="float" office:value="56.652" calcext:value-type="float">
            <text:p>56.652</text:p>
          </table:table-cell>
          <table:table-cell office:value-type="float" office:value="53.408" calcext:value-type="float">
            <text:p>53.408</text:p>
          </table:table-cell>
          <table:table-cell office:value-type="float" office:value="50.543" calcext:value-type="float">
            <text:p>50.543</text:p>
          </table:table-cell>
          <table:table-cell office:value-type="float" office:value="64.699" calcext:value-type="float">
            <text:p>64.699</text:p>
          </table:table-cell>
          <table:table-cell office:value-type="float" office:value="60.219" calcext:value-type="float">
            <text:p>60.219</text:p>
          </table:table-cell>
          <table:table-cell office:value-type="float" office:value="64.217" calcext:value-type="float">
            <text:p>64.217</text:p>
          </table:table-cell>
          <table:table-cell office:value-type="float" office:value="57.591" calcext:value-type="float">
            <text:p>57.591</text:p>
          </table:table-cell>
          <table:table-cell office:value-type="float" office:value="64.307" calcext:value-type="float">
            <text:p>64.307</text:p>
          </table:table-cell>
          <table:table-cell office:value-type="float" office:value="61.971" calcext:value-type="float">
            <text:p>61.971</text:p>
          </table:table-cell>
          <table:table-cell office:value-type="float" office:value="57.48" calcext:value-type="float">
            <text:p>57.480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54.558" calcext:value-type="float">
            <text:p>354.558</text:p>
          </table:table-cell>
          <table:table-cell office:value-type="float" office:value="360.106" calcext:value-type="float">
            <text:p>360.106</text:p>
          </table:table-cell>
          <table:table-cell office:value-type="float" office:value="350.123" calcext:value-type="float">
            <text:p>350.123</text:p>
          </table:table-cell>
          <table:table-cell office:value-type="float" office:value="288.254" calcext:value-type="float">
            <text:p>288.254</text:p>
          </table:table-cell>
          <table:table-cell office:value-type="float" office:value="301.687" calcext:value-type="float">
            <text:p>301.687</text:p>
          </table:table-cell>
          <table:table-cell office:value-type="float" office:value="268.901" calcext:value-type="float">
            <text:p>268.901</text:p>
          </table:table-cell>
          <table:table-cell office:value-type="float" office:value="274.431" calcext:value-type="float">
            <text:p>274.431</text:p>
          </table:table-cell>
          <table:table-cell office:value-type="float" office:value="298.219" calcext:value-type="float">
            <text:p>298.219</text:p>
          </table:table-cell>
          <table:table-cell office:value-type="float" office:value="328.955" calcext:value-type="float">
            <text:p>328.955</text:p>
          </table:table-cell>
          <table:table-cell office:value-type="float" office:value="335.039" calcext:value-type="float">
            <text:p>335.039</text:p>
          </table:table-cell>
          <table:table-cell office:value-type="float" office:value="260.723" calcext:value-type="float">
            <text:p>260.723</text:p>
          </table:table-cell>
          <table:table-cell office:value-type="float" office:value="366.929" calcext:value-type="float">
            <text:p>366.929</text:p>
          </table:table-cell>
          <table:table-cell office:value-type="float" office:value="353.426" calcext:value-type="float">
            <text:p>353.426</text:p>
          </table:table-cell>
          <table:table-cell office:value-type="float" office:value="344.937" calcext:value-type="float">
            <text:p>344.937</text:p>
          </table:table-cell>
          <table:table-cell office:value-type="float" office:value="302.082" calcext:value-type="float">
            <text:p>302.082</text:p>
          </table:table-cell>
          <table:table-cell office:value-type="float" office:value="294.467" calcext:value-type="float">
            <text:p>294.467</text:p>
          </table:table-cell>
          <table:table-cell office:value-type="float" office:value="336.029" calcext:value-type="float">
            <text:p>336.029</text:p>
          </table:table-cell>
          <table:table-cell office:value-type="float" office:value="278.117" calcext:value-type="float">
            <text:p>278.117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1.464" calcext:value-type="float">
            <text:p>131.464</text:p>
          </table:table-cell>
          <table:table-cell office:value-type="float" office:value="151.37" calcext:value-type="float">
            <text:p>151.370</text:p>
          </table:table-cell>
          <table:table-cell office:value-type="float" office:value="154.276" calcext:value-type="float">
            <text:p>154.276</text:p>
          </table:table-cell>
          <table:table-cell office:value-type="float" office:value="153.331" calcext:value-type="float">
            <text:p>153.331</text:p>
          </table:table-cell>
          <table:table-cell office:value-type="float" office:value="152.6" calcext:value-type="float">
            <text:p>152.600</text:p>
          </table:table-cell>
          <table:table-cell office:value-type="float" office:value="136.567" calcext:value-type="float">
            <text:p>136.567</text:p>
          </table:table-cell>
          <table:table-cell office:value-type="float" office:value="144.855" calcext:value-type="float">
            <text:p>144.855</text:p>
          </table:table-cell>
          <table:table-cell office:value-type="float" office:value="126.352" calcext:value-type="float">
            <text:p>126.352</text:p>
          </table:table-cell>
          <table:table-cell office:value-type="float" office:value="138.148" calcext:value-type="float">
            <text:p>138.148</text:p>
          </table:table-cell>
          <table:table-cell office:value-type="float" office:value="129.978" calcext:value-type="float">
            <text:p>129.978</text:p>
          </table:table-cell>
          <table:table-cell office:value-type="float" office:value="109.083" calcext:value-type="float">
            <text:p>109.083</text:p>
          </table:table-cell>
          <table:table-cell office:value-type="float" office:value="147.44" calcext:value-type="float">
            <text:p>147.440</text:p>
          </table:table-cell>
          <table:table-cell office:value-type="float" office:value="132.5" calcext:value-type="float">
            <text:p>132.500</text:p>
          </table:table-cell>
          <table:table-cell office:value-type="float" office:value="158.533" calcext:value-type="float">
            <text:p>158.533</text:p>
          </table:table-cell>
          <table:table-cell office:value-type="float" office:value="133.813" calcext:value-type="float">
            <text:p>133.813</text:p>
          </table:table-cell>
          <table:table-cell office:value-type="float" office:value="155.827" calcext:value-type="float">
            <text:p>155.827</text:p>
          </table:table-cell>
          <table:table-cell office:value-type="float" office:value="146.197" calcext:value-type="float">
            <text:p>146.197</text:p>
          </table:table-cell>
          <table:table-cell office:value-type="float" office:value="122.278" calcext:value-type="float">
            <text:p>122.278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75.913" calcext:value-type="float">
            <text:p>75.913</text:p>
          </table:table-cell>
          <table:table-cell office:value-type="float" office:value="74.774" calcext:value-type="float">
            <text:p>74.774</text:p>
          </table:table-cell>
          <table:table-cell office:value-type="float" office:value="72.484" calcext:value-type="float">
            <text:p>72.484</text:p>
          </table:table-cell>
          <table:table-cell office:value-type="float" office:value="71.534" calcext:value-type="float">
            <text:p>71.534</text:p>
          </table:table-cell>
          <table:table-cell office:value-type="float" office:value="70.32" calcext:value-type="float">
            <text:p>70.320</text:p>
          </table:table-cell>
          <table:table-cell office:value-type="float" office:value="67.364" calcext:value-type="float">
            <text:p>67.364</text:p>
          </table:table-cell>
          <table:table-cell office:value-type="float" office:value="59.688" calcext:value-type="float">
            <text:p>59.688</text:p>
          </table:table-cell>
          <table:table-cell office:value-type="float" office:value="40.259" calcext:value-type="float">
            <text:p>40.259</text:p>
          </table:table-cell>
          <table:table-cell office:value-type="float" office:value="41.239" calcext:value-type="float">
            <text:p>41.239</text:p>
          </table:table-cell>
          <table:table-cell office:value-type="float" office:value="45.035" calcext:value-type="float">
            <text:p>45.035</text:p>
          </table:table-cell>
          <table:table-cell office:value-type="float" office:value="42.477" calcext:value-type="float">
            <text:p>42.477</text:p>
          </table:table-cell>
          <table:table-cell office:value-type="float" office:value="57.619" calcext:value-type="float">
            <text:p>57.619</text:p>
          </table:table-cell>
          <table:table-cell office:value-type="float" office:value="53.109" calcext:value-type="float">
            <text:p>53.109</text:p>
          </table:table-cell>
          <table:table-cell office:value-type="float" office:value="63.141" calcext:value-type="float">
            <text:p>63.141</text:p>
          </table:table-cell>
          <table:table-cell office:value-type="float" office:value="55.58" calcext:value-type="float">
            <text:p>55.580</text:p>
          </table:table-cell>
          <table:table-cell office:value-type="float" office:value="60.001" calcext:value-type="float">
            <text:p>60.001</text:p>
          </table:table-cell>
          <table:table-cell office:value-type="float" office:value="62.767" calcext:value-type="float">
            <text:p>62.767</text:p>
          </table:table-cell>
          <table:table-cell office:value-type="float" office:value="45.308" calcext:value-type="float">
            <text:p>45.308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44.68" calcext:value-type="float">
            <text:p>244.680</text:p>
          </table:table-cell>
          <table:table-cell office:value-type="float" office:value="252.183" calcext:value-type="float">
            <text:p>252.183</text:p>
          </table:table-cell>
          <table:table-cell office:value-type="float" office:value="249.403" calcext:value-type="float">
            <text:p>249.403</text:p>
          </table:table-cell>
          <table:table-cell office:value-type="float" office:value="208.299" calcext:value-type="float">
            <text:p>208.299</text:p>
          </table:table-cell>
          <table:table-cell office:value-type="float" office:value="238.414" calcext:value-type="float">
            <text:p>238.414</text:p>
          </table:table-cell>
          <table:table-cell office:value-type="float" office:value="213.179" calcext:value-type="float">
            <text:p>213.179</text:p>
          </table:table-cell>
          <table:table-cell office:value-type="float" office:value="221.534" calcext:value-type="float">
            <text:p>221.534</text:p>
          </table:table-cell>
          <table:table-cell office:value-type="float" office:value="212.139" calcext:value-type="float">
            <text:p>212.139</text:p>
          </table:table-cell>
          <table:table-cell office:value-type="float" office:value="228.994" calcext:value-type="float">
            <text:p>228.994</text:p>
          </table:table-cell>
          <table:table-cell office:value-type="float" office:value="226.827" calcext:value-type="float">
            <text:p>226.827</text:p>
          </table:table-cell>
          <table:table-cell office:value-type="float" office:value="186.855" calcext:value-type="float">
            <text:p>186.855</text:p>
          </table:table-cell>
          <table:table-cell office:value-type="float" office:value="253.021" calcext:value-type="float">
            <text:p>253.021</text:p>
          </table:table-cell>
          <table:table-cell office:value-type="float" office:value="194.988" calcext:value-type="float">
            <text:p>194.988</text:p>
          </table:table-cell>
          <table:table-cell office:value-type="float" office:value="244.406" calcext:value-type="float">
            <text:p>244.406</text:p>
          </table:table-cell>
          <table:table-cell office:value-type="float" office:value="201.372" calcext:value-type="float">
            <text:p>201.372</text:p>
          </table:table-cell>
          <table:table-cell office:value-type="float" office:value="251.369" calcext:value-type="float">
            <text:p>251.369</text:p>
          </table:table-cell>
          <table:table-cell office:value-type="float" office:value="242.782" calcext:value-type="float">
            <text:p>242.782</text:p>
          </table:table-cell>
          <table:table-cell office:value-type="float" office:value="201.288" calcext:value-type="float">
            <text:p>201.288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185.846" calcext:value-type="float">
            <text:p>185.846</text:p>
          </table:table-cell>
          <table:table-cell office:value-type="float" office:value="200.671" calcext:value-type="float">
            <text:p>200.671</text:p>
          </table:table-cell>
          <table:table-cell office:value-type="float" office:value="207.913" calcext:value-type="float">
            <text:p>207.913</text:p>
          </table:table-cell>
          <table:table-cell office:value-type="float" office:value="188.107" calcext:value-type="float">
            <text:p>188.107</text:p>
          </table:table-cell>
          <table:table-cell office:value-type="float" office:value="193.661" calcext:value-type="float">
            <text:p>193.661</text:p>
          </table:table-cell>
          <table:table-cell office:value-type="float" office:value="175.783" calcext:value-type="float">
            <text:p>175.783</text:p>
          </table:table-cell>
          <table:table-cell office:value-type="float" office:value="185.078" calcext:value-type="float">
            <text:p>185.078</text:p>
          </table:table-cell>
          <table:table-cell office:value-type="float" office:value="146.761" calcext:value-type="float">
            <text:p>146.761</text:p>
          </table:table-cell>
          <table:table-cell office:value-type="float" office:value="173.121" calcext:value-type="float">
            <text:p>173.121</text:p>
          </table:table-cell>
          <table:table-cell office:value-type="float" office:value="169.841" calcext:value-type="float">
            <text:p>169.841</text:p>
          </table:table-cell>
          <table:table-cell office:value-type="float" office:value="142.706" calcext:value-type="float">
            <text:p>142.706</text:p>
          </table:table-cell>
          <table:table-cell office:value-type="float" office:value="242.422" calcext:value-type="float">
            <text:p>242.422</text:p>
          </table:table-cell>
          <table:table-cell office:value-type="float" office:value="226.205" calcext:value-type="float">
            <text:p>226.205</text:p>
          </table:table-cell>
          <table:table-cell office:value-type="float" office:value="229.696" calcext:value-type="float">
            <text:p>229.696</text:p>
          </table:table-cell>
          <table:table-cell office:value-type="float" office:value="232.624" calcext:value-type="float">
            <text:p>232.624</text:p>
          </table:table-cell>
          <table:table-cell office:value-type="float" office:value="234.262" calcext:value-type="float">
            <text:p>234.262</text:p>
          </table:table-cell>
          <table:table-cell office:value-type="float" office:value="217.727" calcext:value-type="float">
            <text:p>217.727</text:p>
          </table:table-cell>
          <table:table-cell office:value-type="float" office:value="190.769" calcext:value-type="float">
            <text:p>190.769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8.75" calcext:value-type="float">
            <text:p>48.750</text:p>
          </table:table-cell>
          <table:table-cell office:value-type="float" office:value="59.738" calcext:value-type="float">
            <text:p>59.738</text:p>
          </table:table-cell>
          <table:table-cell office:value-type="float" office:value="60.303" calcext:value-type="float">
            <text:p>60.303</text:p>
          </table:table-cell>
          <table:table-cell office:value-type="float" office:value="51.009" calcext:value-type="float">
            <text:p>51.009</text:p>
          </table:table-cell>
          <table:table-cell office:value-type="float" office:value="48.874" calcext:value-type="float">
            <text:p>48.874</text:p>
          </table:table-cell>
          <table:table-cell office:value-type="float" office:value="48.506" calcext:value-type="float">
            <text:p>48.506</text:p>
          </table:table-cell>
          <table:table-cell office:value-type="float" office:value="42.721" calcext:value-type="float">
            <text:p>42.721</text:p>
          </table:table-cell>
          <table:table-cell office:value-type="float" office:value="32.801" calcext:value-type="float">
            <text:p>32.801</text:p>
          </table:table-cell>
          <table:table-cell office:value-type="float" office:value="37.638" calcext:value-type="float">
            <text:p>37.638</text:p>
          </table:table-cell>
          <table:table-cell office:value-type="float" office:value="37.358" calcext:value-type="float">
            <text:p>37.358</text:p>
          </table:table-cell>
          <table:table-cell office:value-type="float" office:value="31.339" calcext:value-type="float">
            <text:p>31.339</text:p>
          </table:table-cell>
          <table:table-cell office:value-type="float" office:value="45.311" calcext:value-type="float">
            <text:p>45.311</text:p>
          </table:table-cell>
          <table:table-cell office:value-type="float" office:value="42.085" calcext:value-type="float">
            <text:p>42.085</text:p>
          </table:table-cell>
          <table:table-cell office:value-type="float" office:value="48.52" calcext:value-type="float">
            <text:p>48.520</text:p>
          </table:table-cell>
          <table:table-cell office:value-type="float" office:value="41.365" calcext:value-type="float">
            <text:p>41.365</text:p>
          </table:table-cell>
          <table:table-cell office:value-type="float" office:value="43.813" calcext:value-type="float">
            <text:p>43.813</text:p>
          </table:table-cell>
          <table:table-cell office:value-type="float" office:value="43.816" calcext:value-type="float">
            <text:p>43.816</text:p>
          </table:table-cell>
          <table:table-cell office:value-type="float" office:value="38.245" calcext:value-type="float">
            <text:p>38.245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6.094" calcext:value-type="float">
            <text:p>36.094</text:p>
          </table:table-cell>
          <table:table-cell office:value-type="float" office:value="42.556" calcext:value-type="float">
            <text:p>42.556</text:p>
          </table:table-cell>
          <table:table-cell office:value-type="float" office:value="41.193" calcext:value-type="float">
            <text:p>41.193</text:p>
          </table:table-cell>
          <table:table-cell office:value-type="float" office:value="37.053" calcext:value-type="float">
            <text:p>37.053</text:p>
          </table:table-cell>
          <table:table-cell office:value-type="float" office:value="33.527" calcext:value-type="float">
            <text:p>33.527</text:p>
          </table:table-cell>
          <table:table-cell office:value-type="float" office:value="25.616" calcext:value-type="float">
            <text:p>25.616</text:p>
          </table:table-cell>
          <table:table-cell office:value-type="float" office:value="25.221" calcext:value-type="float">
            <text:p>25.221</text:p>
          </table:table-cell>
          <table:table-cell office:value-type="float" office:value="23.321" calcext:value-type="float">
            <text:p>23.321</text:p>
          </table:table-cell>
          <table:table-cell office:value-type="float" office:value="23.927" calcext:value-type="float">
            <text:p>23.927</text:p>
          </table:table-cell>
          <table:table-cell office:value-type="float" office:value="24.561" calcext:value-type="float">
            <text:p>24.561</text:p>
          </table:table-cell>
          <table:table-cell office:value-type="float" office:value="20.135" calcext:value-type="float">
            <text:p>20.135</text:p>
          </table:table-cell>
          <table:table-cell office:value-type="float" office:value="34.837" calcext:value-type="float">
            <text:p>34.837</text:p>
          </table:table-cell>
          <table:table-cell office:value-type="float" office:value="34.338" calcext:value-type="float">
            <text:p>34.338</text:p>
          </table:table-cell>
          <table:table-cell office:value-type="float" office:value="39.293" calcext:value-type="float">
            <text:p>39.293</text:p>
          </table:table-cell>
          <table:table-cell office:value-type="float" office:value="41.61" calcext:value-type="float">
            <text:p>41.610</text:p>
          </table:table-cell>
          <table:table-cell office:value-type="float" office:value="43.544" calcext:value-type="float">
            <text:p>43.544</text:p>
          </table:table-cell>
          <table:table-cell office:value-type="float" office:value="35.658" calcext:value-type="float">
            <text:p>35.658</text:p>
          </table:table-cell>
          <table:table-cell office:value-type="float" office:value="29.693" calcext:value-type="float">
            <text:p>29.693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703" calcext:value-type="float">
            <text:p>7.703</text:p>
          </table:table-cell>
          <table:table-cell office:value-type="float" office:value="8.956" calcext:value-type="float">
            <text:p>8.956</text:p>
          </table:table-cell>
          <table:table-cell office:value-type="float" office:value="8.626" calcext:value-type="float">
            <text:p>8.626</text:p>
          </table:table-cell>
          <table:table-cell office:value-type="float" office:value="6.735" calcext:value-type="float">
            <text:p>6.735</text:p>
          </table:table-cell>
          <table:table-cell office:value-type="float" office:value="9.161" calcext:value-type="float">
            <text:p>9.161</text:p>
          </table:table-cell>
          <table:table-cell office:value-type="float" office:value="8.634" calcext:value-type="float">
            <text:p>8.634</text:p>
          </table:table-cell>
          <table:table-cell office:value-type="float" office:value="7.115" calcext:value-type="float">
            <text:p>7.115</text:p>
          </table:table-cell>
          <table:table-cell office:value-type="float" office:value="2.781" calcext:value-type="float">
            <text:p>2.781</text:p>
          </table:table-cell>
          <table:table-cell office:value-type="float" office:value="7.49" calcext:value-type="float">
            <text:p>7.490</text:p>
          </table:table-cell>
          <table:table-cell office:value-type="float" office:value="7.043" calcext:value-type="float">
            <text:p>7.043</text:p>
          </table:table-cell>
          <table:table-cell office:value-type="float" office:value="4.877" calcext:value-type="float">
            <text:p>4.877</text:p>
          </table:table-cell>
          <table:table-cell office:value-type="float" office:value="7.031" calcext:value-type="float">
            <text:p>7.031</text:p>
          </table:table-cell>
          <table:table-cell office:value-type="float" office:value="5.988" calcext:value-type="float">
            <text:p>5.988</text:p>
          </table:table-cell>
          <table:table-cell office:value-type="float" office:value="7.275" calcext:value-type="float">
            <text:p>7.275</text:p>
          </table:table-cell>
          <table:table-cell office:value-type="float" office:value="9.468" calcext:value-type="float">
            <text:p>9.468</text:p>
          </table:table-cell>
          <table:table-cell office:value-type="float" office:value="7.97" calcext:value-type="float">
            <text:p>7.970</text:p>
          </table:table-cell>
          <table:table-cell office:value-type="float" office:value="7.866" calcext:value-type="float">
            <text:p>7.866</text:p>
          </table:table-cell>
          <table:table-cell office:value-type="float" office:value="8.108" calcext:value-type="float">
            <text:p>8.108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65.999" calcext:value-type="float">
            <text:p>265.999</text:p>
          </table:table-cell>
          <table:table-cell office:value-type="float" office:value="277.169" calcext:value-type="float">
            <text:p>277.169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244.227" calcext:value-type="float">
            <text:p>244.227</text:p>
          </table:table-cell>
          <table:table-cell office:value-type="float" office:value="263.751" calcext:value-type="float">
            <text:p>263.751</text:p>
          </table:table-cell>
          <table:table-cell office:value-type="float" office:value="211.136" calcext:value-type="float">
            <text:p>211.136</text:p>
          </table:table-cell>
          <table:table-cell office:value-type="float" office:value="219.002" calcext:value-type="float">
            <text:p>219.002</text:p>
          </table:table-cell>
          <table:table-cell office:value-type="float" office:value="234.275" calcext:value-type="float">
            <text:p>234.275</text:p>
          </table:table-cell>
          <table:table-cell office:value-type="float" office:value="249.92" calcext:value-type="float">
            <text:p>249.920</text:p>
          </table:table-cell>
          <table:table-cell office:value-type="float" office:value="246.326" calcext:value-type="float">
            <text:p>246.326</text:p>
          </table:table-cell>
          <table:table-cell office:value-type="float" office:value="198.778" calcext:value-type="float">
            <text:p>198.778</text:p>
          </table:table-cell>
          <table:table-cell office:value-type="float" office:value="285.97" calcext:value-type="float">
            <text:p>285.970</text:p>
          </table:table-cell>
          <table:table-cell office:value-type="float" office:value="262.597" calcext:value-type="float">
            <text:p>262.597</text:p>
          </table:table-cell>
          <table:table-cell office:value-type="float" office:value="277.811" calcext:value-type="float">
            <text:p>277.811</text:p>
          </table:table-cell>
          <table:table-cell office:value-type="float" office:value="235.885" calcext:value-type="float">
            <text:p>235.885</text:p>
          </table:table-cell>
          <table:table-cell office:value-type="float" office:value="272.671" calcext:value-type="float">
            <text:p>272.671</text:p>
          </table:table-cell>
          <table:table-cell office:value-type="float" office:value="278.592" calcext:value-type="float">
            <text:p>278.592</text:p>
          </table:table-cell>
          <table:table-cell office:value-type="float" office:value="214.658" calcext:value-type="float">
            <text:p>214.658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910.653" calcext:value-type="float">
            <text:p>910.653</text:p>
          </table:table-cell>
          <table:table-cell office:value-type="float" office:value="937.696" calcext:value-type="float">
            <text:p>937.696</text:p>
          </table:table-cell>
          <table:table-cell office:value-type="float" office:value="871.611" calcext:value-type="float">
            <text:p>871.611</text:p>
          </table:table-cell>
          <table:table-cell office:value-type="float" office:value="795.853" calcext:value-type="float">
            <text:p>795.853</text:p>
          </table:table-cell>
          <table:table-cell office:value-type="float" office:value="804.767" calcext:value-type="float">
            <text:p>804.767</text:p>
          </table:table-cell>
          <table:table-cell office:value-type="float" office:value="712.733" calcext:value-type="float">
            <text:p>712.733</text:p>
          </table:table-cell>
          <table:table-cell office:value-type="float" office:value="763.665" calcext:value-type="float">
            <text:p>763.665</text:p>
          </table:table-cell>
          <table:table-cell office:value-type="float" office:value="727.397" calcext:value-type="float">
            <text:p>727.397</text:p>
          </table:table-cell>
          <table:table-cell office:value-type="float" office:value="855.245" calcext:value-type="float">
            <text:p>855.245</text:p>
          </table:table-cell>
          <table:table-cell office:value-type="float" office:value="855.042" calcext:value-type="float">
            <text:p>855.042</text:p>
          </table:table-cell>
          <table:table-cell office:value-type="float" office:value="648.867" calcext:value-type="float">
            <text:p>648.867</text:p>
          </table:table-cell>
          <table:table-cell office:value-type="float" office:value="1003.807" calcext:value-type="float">
            <text:p>1003.807</text:p>
          </table:table-cell>
          <table:table-cell office:value-type="float" office:value="855.104" calcext:value-type="float">
            <text:p>855.104</text:p>
          </table:table-cell>
          <table:table-cell office:value-type="float" office:value="913.329" calcext:value-type="float">
            <text:p>913.329</text:p>
          </table:table-cell>
          <table:table-cell office:value-type="float" office:value="849.262" calcext:value-type="float">
            <text:p>849.262</text:p>
          </table:table-cell>
          <table:table-cell office:value-type="float" office:value="897.883" calcext:value-type="float">
            <text:p>897.883</text:p>
          </table:table-cell>
          <table:table-cell office:value-type="float" office:value="860.059" calcext:value-type="float">
            <text:p>860.059</text:p>
          </table:table-cell>
          <table:table-cell office:value-type="float" office:value="771.417" calcext:value-type="float">
            <text:p>771.417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174" calcext:value-type="float">
            <text:p>36.174</text:p>
          </table:table-cell>
          <table:table-cell office:value-type="float" office:value="38.394" calcext:value-type="float">
            <text:p>38.394</text:p>
          </table:table-cell>
          <table:table-cell office:value-type="float" office:value="35.688" calcext:value-type="float">
            <text:p>35.688</text:p>
          </table:table-cell>
          <table:table-cell office:value-type="float" office:value="42.076" calcext:value-type="float">
            <text:p>42.076</text:p>
          </table:table-cell>
          <table:table-cell office:value-type="float" office:value="39.875" calcext:value-type="float">
            <text:p>39.875</text:p>
          </table:table-cell>
          <table:table-cell office:value-type="float" office:value="38.984" calcext:value-type="float">
            <text:p>38.984</text:p>
          </table:table-cell>
          <table:table-cell office:value-type="float" office:value="41.652" calcext:value-type="float">
            <text:p>41.652</text:p>
          </table:table-cell>
          <table:table-cell office:value-type="float" office:value="33.904" calcext:value-type="float">
            <text:p>33.904</text:p>
          </table:table-cell>
          <table:table-cell office:value-type="float" office:value="29.447" calcext:value-type="float">
            <text:p>29.447</text:p>
          </table:table-cell>
          <table:table-cell office:value-type="float" office:value="29.197" calcext:value-type="float">
            <text:p>29.197</text:p>
          </table:table-cell>
          <table:table-cell office:value-type="float" office:value="26.297" calcext:value-type="float">
            <text:p>26.297</text:p>
          </table:table-cell>
          <table:table-cell office:value-type="float" office:value="29.209" calcext:value-type="float">
            <text:p>29.209</text:p>
          </table:table-cell>
          <table:table-cell office:value-type="float" office:value="28.158" calcext:value-type="float">
            <text:p>28.158</text:p>
          </table:table-cell>
          <table:table-cell office:value-type="float" office:value="31.132" calcext:value-type="float">
            <text:p>31.132</text:p>
          </table:table-cell>
          <table:table-cell office:value-type="float" office:value="30.195" calcext:value-type="float">
            <text:p>30.195</text:p>
          </table:table-cell>
          <table:table-cell office:value-type="float" office:value="31.537" calcext:value-type="float">
            <text:p>31.537</text:p>
          </table:table-cell>
          <table:table-cell office:value-type="float" office:value="30.748" calcext:value-type="float">
            <text:p>30.748</text:p>
          </table:table-cell>
          <table:table-cell office:value-type="float" office:value="30.734" calcext:value-type="float">
            <text:p>30.734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5.71" calcext:value-type="float">
            <text:p>45.710</text:p>
          </table:table-cell>
          <table:table-cell office:value-type="float" office:value="45.564" calcext:value-type="float">
            <text:p>45.564</text:p>
          </table:table-cell>
          <table:table-cell office:value-type="float" office:value="43.754" calcext:value-type="float">
            <text:p>43.754</text:p>
          </table:table-cell>
          <table:table-cell office:value-type="float" office:value="48.554" calcext:value-type="float">
            <text:p>48.554</text:p>
          </table:table-cell>
          <table:table-cell office:value-type="float" office:value="40.896" calcext:value-type="float">
            <text:p>40.896</text:p>
          </table:table-cell>
          <table:table-cell office:value-type="float" office:value="35.255" calcext:value-type="float">
            <text:p>35.255</text:p>
          </table:table-cell>
          <table:table-cell office:value-type="float" office:value="34.018" calcext:value-type="float">
            <text:p>34.018</text:p>
          </table:table-cell>
          <table:table-cell office:value-type="float" office:value="22.422" calcext:value-type="float">
            <text:p>22.422</text:p>
          </table:table-cell>
          <table:table-cell office:value-type="float" office:value="29.555" calcext:value-type="float">
            <text:p>29.555</text:p>
          </table:table-cell>
          <table:table-cell office:value-type="float" office:value="28.919" calcext:value-type="float">
            <text:p>28.919</text:p>
          </table:table-cell>
          <table:table-cell office:value-type="float" office:value="25.589" calcext:value-type="float">
            <text:p>25.589</text:p>
          </table:table-cell>
          <table:table-cell office:value-type="float" office:value="40.237" calcext:value-type="float">
            <text:p>40.237</text:p>
          </table:table-cell>
          <table:table-cell office:value-type="float" office:value="37.012" calcext:value-type="float">
            <text:p>37.012</text:p>
          </table:table-cell>
          <table:table-cell office:value-type="float" office:value="38.793" calcext:value-type="float">
            <text:p>38.793</text:p>
          </table:table-cell>
          <table:table-cell office:value-type="float" office:value="38.281" calcext:value-type="float">
            <text:p>38.281</text:p>
          </table:table-cell>
          <table:table-cell office:value-type="float" office:value="39.711" calcext:value-type="float">
            <text:p>39.711</text:p>
          </table:table-cell>
          <table:table-cell office:value-type="float" office:value="33.695" calcext:value-type="float">
            <text:p>33.695</text:p>
          </table:table-cell>
          <table:table-cell office:value-type="float" office:value="28.206" calcext:value-type="float">
            <text:p>28.206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36"/>
        </table:table-row>
        <table:table-row table:style-name="ro2" table:number-rows-repeated="2">
          <table:table-cell table:style-name="Default"/>
          <table:table-cell table:number-columns-repeated="30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30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7"/>
        <table:table-column table:style-name="co2" table:number-columns-repeated="30" table:default-cell-style-name="ce9"/>
        <table:table-column table:style-name="co2" table:number-columns-repeated="9" table:default-cell-style-name="Default"/>
        <table:table-row table:style-name="ro1">
          <table:table-cell table:style-name="ce6" office:value-type="string" calcext:value-type="string">
            <text:p>Previsto (mil ton.)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1.008513" calcext:value-type="float">
            <text:p>11.009</text:p>
          </table:table-cell>
          <table:table-cell office:value-type="float" office:value="13.17713" calcext:value-type="float">
            <text:p>13.177</text:p>
          </table:table-cell>
          <table:table-cell office:value-type="float" office:value="14.26413" calcext:value-type="float">
            <text:p>14.264</text:p>
          </table:table-cell>
          <table:table-cell office:value-type="float" office:value="14.214443" calcext:value-type="float">
            <text:p>14.214</text:p>
          </table:table-cell>
          <table:table-cell office:value-type="float" office:value="13.396587" calcext:value-type="float">
            <text:p>13.397</text:p>
          </table:table-cell>
          <table:table-cell office:value-type="float" office:value="12.705309" calcext:value-type="float">
            <text:p>12.705</text:p>
          </table:table-cell>
          <table:table-cell office:value-type="float" office:value="9.564781" calcext:value-type="float">
            <text:p>9.565</text:p>
          </table:table-cell>
          <table:table-cell office:value-type="float" office:value="11.451513" calcext:value-type="float">
            <text:p>11.452</text:p>
          </table:table-cell>
          <table:table-cell office:value-type="float" office:value="12.790689" calcext:value-type="float">
            <text:p>12.791</text:p>
          </table:table-cell>
          <table:table-cell office:value-type="float" office:value="12.763729" calcext:value-type="float">
            <text:p>12.764</text:p>
          </table:table-cell>
          <table:table-cell office:value-type="float" office:value="9.716542" calcext:value-type="float">
            <text:p>9.717</text:p>
          </table:table-cell>
          <table:table-cell office:value-type="float" office:value="14.379889" calcext:value-type="float">
            <text:p>14.380</text:p>
          </table:table-cell>
          <table:table-cell office:value-type="float" office:value="11.439791" calcext:value-type="float">
            <text:p>11.440</text:p>
          </table:table-cell>
          <table:table-cell office:value-type="float" office:value="11.227578" calcext:value-type="float">
            <text:p>11.228</text:p>
          </table:table-cell>
          <table:table-cell office:value-type="float" office:value="12.658968" calcext:value-type="float">
            <text:p>12.659</text:p>
          </table:table-cell>
          <table:table-cell office:value-type="float" office:value="13.759941" calcext:value-type="float">
            <text:p>13.760</text:p>
          </table:table-cell>
          <table:table-cell office:value-type="float" office:value="14.491928" calcext:value-type="float">
            <text:p>14.492</text:p>
          </table:table-cell>
          <table:table-cell office:value-type="float" office:value="12.68614" calcext:value-type="float">
            <text:p>12.686</text:p>
          </table:table-cell>
          <table:table-cell office:value-type="float" office:value="11.371549" calcext:value-type="float">
            <text:p>11.372</text:p>
          </table:table-cell>
          <table:table-cell office:value-type="float" office:value="12.286266" calcext:value-type="float">
            <text:p>12.286</text:p>
          </table:table-cell>
          <table:table-cell office:value-type="float" office:value="12.615402" calcext:value-type="float">
            <text:p>12.615</text:p>
          </table:table-cell>
          <table:table-cell office:value-type="float" office:value="12.295727" calcext:value-type="float">
            <text:p>12.296</text:p>
          </table:table-cell>
          <table:table-cell office:value-type="float" office:value="11.95167" calcext:value-type="float">
            <text:p>11.952</text:p>
          </table:table-cell>
          <table:table-cell office:value-type="float" office:value="11.546955" calcext:value-type="float">
            <text:p>11.547</text:p>
          </table:table-cell>
          <table:table-cell office:value-type="float" office:value="12.025164" calcext:value-type="float">
            <text:p>12.025</text:p>
          </table:table-cell>
          <table:table-cell office:value-type="float" office:value="13.740879" calcext:value-type="float">
            <text:p>13.741</text:p>
          </table:table-cell>
          <table:table-cell office:value-type="float" office:value="12.266563" calcext:value-type="float">
            <text:p>12.267</text:p>
          </table:table-cell>
          <table:table-cell office:value-type="float" office:value="11.722494" calcext:value-type="float">
            <text:p>11.722</text:p>
          </table:table-cell>
          <table:table-cell office:value-type="float" office:value="15.734999" calcext:value-type="float">
            <text:p>15.735</text:p>
          </table:table-cell>
          <table:table-cell office:value-type="float" office:value="17.099911" calcext:value-type="float">
            <text:p>17.100</text:p>
          </table:table-cell>
          <table:table-cell table:style-name="ce9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1.604759" calcext:value-type="float">
            <text:p>31.605</text:p>
          </table:table-cell>
          <table:table-cell office:value-type="float" office:value="30.968718" calcext:value-type="float">
            <text:p>30.969</text:p>
          </table:table-cell>
          <table:table-cell office:value-type="float" office:value="30.79285" calcext:value-type="float">
            <text:p>30.793</text:p>
          </table:table-cell>
          <table:table-cell office:value-type="float" office:value="30.783115" calcext:value-type="float">
            <text:p>30.783</text:p>
          </table:table-cell>
          <table:table-cell office:value-type="float" office:value="30.775574" calcext:value-type="float">
            <text:p>30.776</text:p>
          </table:table-cell>
          <table:table-cell office:value-type="float" office:value="30.753244" calcext:value-type="float">
            <text:p>30.753</text:p>
          </table:table-cell>
          <table:table-cell office:value-type="float" office:value="30.778139" calcext:value-type="float">
            <text:p>30.778</text:p>
          </table:table-cell>
          <table:table-cell office:value-type="float" office:value="30.77615" calcext:value-type="float">
            <text:p>30.776</text:p>
          </table:table-cell>
          <table:table-cell office:value-type="float" office:value="30.777201" calcext:value-type="float">
            <text:p>30.777</text:p>
          </table:table-cell>
          <table:table-cell office:value-type="float" office:value="30.777308" calcext:value-type="float">
            <text:p>30.777</text:p>
          </table:table-cell>
          <table:table-cell office:value-type="float" office:value="30.775316" calcext:value-type="float">
            <text:p>30.775</text:p>
          </table:table-cell>
          <table:table-cell office:value-type="float" office:value="30.778269" calcext:value-type="float">
            <text:p>30.778</text:p>
          </table:table-cell>
          <table:table-cell office:value-type="float" office:value="30.775528" calcext:value-type="float">
            <text:p>30.776</text:p>
          </table:table-cell>
          <table:table-cell office:value-type="float" office:value="30.772388" calcext:value-type="float">
            <text:p>30.772</text:p>
          </table:table-cell>
          <table:table-cell office:value-type="float" office:value="30.775427" calcext:value-type="float">
            <text:p>30.775</text:p>
          </table:table-cell>
          <table:table-cell office:value-type="float" office:value="30.775833" calcext:value-type="float">
            <text:p>30.776</text:p>
          </table:table-cell>
          <table:table-cell office:value-type="float" office:value="30.775751" calcext:value-type="float">
            <text:p>30.776</text:p>
          </table:table-cell>
          <table:table-cell office:value-type="float" office:value="28.633604" calcext:value-type="float">
            <text:p>28.634</text:p>
          </table:table-cell>
          <table:table-cell office:value-type="float" office:value="30.779169" calcext:value-type="float">
            <text:p>30.779</text:p>
          </table:table-cell>
          <table:table-cell office:value-type="float" office:value="30.776634" calcext:value-type="float">
            <text:p>30.777</text:p>
          </table:table-cell>
          <table:table-cell office:value-type="float" office:value="30.77688" calcext:value-type="float">
            <text:p>30.777</text:p>
          </table:table-cell>
          <table:table-cell office:value-type="float" office:value="30.774754" calcext:value-type="float">
            <text:p>30.775</text:p>
          </table:table-cell>
          <table:table-cell office:value-type="float" office:value="24.819443" calcext:value-type="float">
            <text:p>24.819</text:p>
          </table:table-cell>
          <table:table-cell office:value-type="float" office:value="22.558033" calcext:value-type="float">
            <text:p>22.558</text:p>
          </table:table-cell>
          <table:table-cell office:value-type="float" office:value="22.479984" calcext:value-type="float">
            <text:p>22.480</text:p>
          </table:table-cell>
          <table:table-cell office:value-type="float" office:value="22.459362" calcext:value-type="float">
            <text:p>22.459</text:p>
          </table:table-cell>
          <table:table-cell office:value-type="float" office:value="22.452263" calcext:value-type="float">
            <text:p>22.452</text:p>
          </table:table-cell>
          <table:table-cell office:value-type="float" office:value="22.450525" calcext:value-type="float">
            <text:p>22.451</text:p>
          </table:table-cell>
          <table:table-cell office:value-type="float" office:value="22.44672" calcext:value-type="float">
            <text:p>22.447</text:p>
          </table:table-cell>
          <table:table-cell office:value-type="float" office:value="22.443668" calcext:value-type="float">
            <text:p>22.44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075612" calcext:value-type="float">
            <text:p>12.076</text:p>
          </table:table-cell>
          <table:table-cell office:value-type="float" office:value="11.794294" calcext:value-type="float">
            <text:p>11.794</text:p>
          </table:table-cell>
          <table:table-cell office:value-type="float" office:value="12.725159" calcext:value-type="float">
            <text:p>12.725</text:p>
          </table:table-cell>
          <table:table-cell office:value-type="float" office:value="13.369139" calcext:value-type="float">
            <text:p>13.369</text:p>
          </table:table-cell>
          <table:table-cell office:value-type="float" office:value="13.474021" calcext:value-type="float">
            <text:p>13.474</text:p>
          </table:table-cell>
          <table:table-cell office:value-type="float" office:value="15.497648" calcext:value-type="float">
            <text:p>15.498</text:p>
          </table:table-cell>
          <table:table-cell office:value-type="float" office:value="-5.337283" calcext:value-type="float">
            <text:p>-5.337</text:p>
          </table:table-cell>
          <table:table-cell office:value-type="float" office:value="-3.581975" calcext:value-type="float">
            <text:p>-3.582</text:p>
          </table:table-cell>
          <table:table-cell office:value-type="float" office:value="2.114866" calcext:value-type="float">
            <text:p>2.115</text:p>
          </table:table-cell>
          <table:table-cell office:value-type="float" office:value="7.417327" calcext:value-type="float">
            <text:p>7.417</text:p>
          </table:table-cell>
          <table:table-cell office:value-type="float" office:value="6.852262" calcext:value-type="float">
            <text:p>6.852</text:p>
          </table:table-cell>
          <table:table-cell office:value-type="float" office:value="10.898136" calcext:value-type="float">
            <text:p>10.898</text:p>
          </table:table-cell>
          <table:table-cell office:value-type="float" office:value="15.082037" calcext:value-type="float">
            <text:p>15.082</text:p>
          </table:table-cell>
          <table:table-cell office:value-type="float" office:value="12.370364" calcext:value-type="float">
            <text:p>12.370</text:p>
          </table:table-cell>
          <table:table-cell office:value-type="float" office:value="16.457823" calcext:value-type="float">
            <text:p>16.458</text:p>
          </table:table-cell>
          <table:table-cell office:value-type="float" office:value="15.02827" calcext:value-type="float">
            <text:p>15.028</text:p>
          </table:table-cell>
          <table:table-cell office:value-type="float" office:value="14.124835" calcext:value-type="float">
            <text:p>14.125</text:p>
          </table:table-cell>
          <table:table-cell office:value-type="float" office:value="18.845181" calcext:value-type="float">
            <text:p>18.845</text:p>
          </table:table-cell>
          <table:table-cell office:value-type="float" office:value="1.78677" calcext:value-type="float">
            <text:p>1.787</text:p>
          </table:table-cell>
          <table:table-cell office:value-type="float" office:value="1.825071" calcext:value-type="float">
            <text:p>1.825</text:p>
          </table:table-cell>
          <table:table-cell office:value-type="float" office:value="4.085227" calcext:value-type="float">
            <text:p>4.085</text:p>
          </table:table-cell>
          <table:table-cell office:value-type="float" office:value="4.000364" calcext:value-type="float">
            <text:p>4.000</text:p>
          </table:table-cell>
          <table:table-cell office:value-type="float" office:value="5.643169" calcext:value-type="float">
            <text:p>5.643</text:p>
          </table:table-cell>
          <table:table-cell office:value-type="float" office:value="5.922133" calcext:value-type="float">
            <text:p>5.922</text:p>
          </table:table-cell>
          <table:table-cell office:value-type="float" office:value="7.649185" calcext:value-type="float">
            <text:p>7.649</text:p>
          </table:table-cell>
          <table:table-cell office:value-type="float" office:value="16.481382" calcext:value-type="float">
            <text:p>16.481</text:p>
          </table:table-cell>
          <table:table-cell office:value-type="float" office:value="17.689068" calcext:value-type="float">
            <text:p>17.689</text:p>
          </table:table-cell>
          <table:table-cell office:value-type="float" office:value="17.943319" calcext:value-type="float">
            <text:p>17.943</text:p>
          </table:table-cell>
          <table:table-cell office:value-type="float" office:value="17.191544" calcext:value-type="float">
            <text:p>17.192</text:p>
          </table:table-cell>
          <table:table-cell office:value-type="float" office:value="17.607769" calcext:value-type="float">
            <text:p>17.60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32.639999" calcext:value-type="float">
            <text:p>32.640</text:p>
          </table:table-cell>
          <table:table-cell office:value-type="float" office:value="32.19994" calcext:value-type="float">
            <text:p>32.200</text:p>
          </table:table-cell>
          <table:table-cell office:value-type="float" office:value="31.464287" calcext:value-type="float">
            <text:p>31.464</text:p>
          </table:table-cell>
          <table:table-cell office:value-type="float" office:value="30.929655" calcext:value-type="float">
            <text:p>30.930</text:p>
          </table:table-cell>
          <table:table-cell office:value-type="float" office:value="29.465794" calcext:value-type="float">
            <text:p>29.466</text:p>
          </table:table-cell>
          <table:table-cell office:value-type="float" office:value="28.594357" calcext:value-type="float">
            <text:p>28.594</text:p>
          </table:table-cell>
          <table:table-cell office:value-type="float" office:value="28.273865" calcext:value-type="float">
            <text:p>28.274</text:p>
          </table:table-cell>
          <table:table-cell office:value-type="float" office:value="27.558643" calcext:value-type="float">
            <text:p>27.559</text:p>
          </table:table-cell>
          <table:table-cell office:value-type="float" office:value="27.338331" calcext:value-type="float">
            <text:p>27.338</text:p>
          </table:table-cell>
          <table:table-cell office:value-type="float" office:value="26.696087" calcext:value-type="float">
            <text:p>26.696</text:p>
          </table:table-cell>
          <table:table-cell office:value-type="float" office:value="26.185539" calcext:value-type="float">
            <text:p>26.186</text:p>
          </table:table-cell>
          <table:table-cell office:value-type="float" office:value="25.414291" calcext:value-type="float">
            <text:p>25.414</text:p>
          </table:table-cell>
          <table:table-cell office:value-type="float" office:value="25.501762" calcext:value-type="float">
            <text:p>25.502</text:p>
          </table:table-cell>
          <table:table-cell office:value-type="float" office:value="25.354351" calcext:value-type="float">
            <text:p>25.354</text:p>
          </table:table-cell>
          <table:table-cell office:value-type="float" office:value="25.181099" calcext:value-type="float">
            <text:p>25.181</text:p>
          </table:table-cell>
          <table:table-cell office:value-type="float" office:value="25.126312" calcext:value-type="float">
            <text:p>25.126</text:p>
          </table:table-cell>
          <table:table-cell office:value-type="float" office:value="25.101665" calcext:value-type="float">
            <text:p>25.102</text:p>
          </table:table-cell>
          <table:table-cell office:value-type="float" office:value="25.119028" calcext:value-type="float">
            <text:p>25.119</text:p>
          </table:table-cell>
          <table:table-cell office:value-type="float" office:value="25.1117" calcext:value-type="float">
            <text:p>25.112</text:p>
          </table:table-cell>
          <table:table-cell office:value-type="float" office:value="25.110744" calcext:value-type="float">
            <text:p>25.111</text:p>
          </table:table-cell>
          <table:table-cell office:value-type="float" office:value="25.122297" calcext:value-type="float">
            <text:p>25.122</text:p>
          </table:table-cell>
          <table:table-cell office:value-type="float" office:value="25.127419" calcext:value-type="float">
            <text:p>25.127</text:p>
          </table:table-cell>
          <table:table-cell office:value-type="float" office:value="25.132656" calcext:value-type="float">
            <text:p>25.133</text:p>
          </table:table-cell>
          <table:table-cell office:value-type="float" office:value="25.168053" calcext:value-type="float">
            <text:p>25.168</text:p>
          </table:table-cell>
          <table:table-cell office:value-type="float" office:value="25.164726" calcext:value-type="float">
            <text:p>25.165</text:p>
          </table:table-cell>
          <table:table-cell office:value-type="float" office:value="25.206028" calcext:value-type="float">
            <text:p>25.206</text:p>
          </table:table-cell>
          <table:table-cell office:value-type="float" office:value="25.289688" calcext:value-type="float">
            <text:p>25.290</text:p>
          </table:table-cell>
          <table:table-cell office:value-type="float" office:value="25.424046" calcext:value-type="float">
            <text:p>25.424</text:p>
          </table:table-cell>
          <table:table-cell office:value-type="float" office:value="25.729954" calcext:value-type="float">
            <text:p>25.730</text:p>
          </table:table-cell>
          <table:table-cell office:value-type="float" office:value="27.051828" calcext:value-type="float">
            <text:p>27.05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hia</text:p>
          </table:table-cell>
          <table:table-cell table:number-columns-repeated="30" office:value-type="float" office:value="137.138702" calcext:value-type="float">
            <text:p>137.13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ara</text:p>
          </table:table-cell>
          <table:table-cell table:number-columns-repeated="2" office:value-type="float" office:value="179.093781" calcext:value-type="float">
            <text:p>179.094</text:p>
          </table:table-cell>
          <table:table-cell table:number-columns-repeated="2" office:value-type="float" office:value="179.09375" calcext:value-type="float">
            <text:p>179.094</text:p>
          </table:table-cell>
          <table:table-cell office:value-type="float" office:value="179.093689" calcext:value-type="float">
            <text:p>179.094</text:p>
          </table:table-cell>
          <table:table-cell office:value-type="float" office:value="179.093506" calcext:value-type="float">
            <text:p>179.094</text:p>
          </table:table-cell>
          <table:table-cell office:value-type="float" office:value="176.744965" calcext:value-type="float">
            <text:p>176.745</text:p>
          </table:table-cell>
          <table:table-cell office:value-type="float" office:value="176.983459" calcext:value-type="float">
            <text:p>176.983</text:p>
          </table:table-cell>
          <table:table-cell office:value-type="float" office:value="177.061829" calcext:value-type="float">
            <text:p>177.062</text:p>
          </table:table-cell>
          <table:table-cell office:value-type="float" office:value="176.679138" calcext:value-type="float">
            <text:p>176.679</text:p>
          </table:table-cell>
          <table:table-cell office:value-type="float" office:value="171.590363" calcext:value-type="float">
            <text:p>171.590</text:p>
          </table:table-cell>
          <table:table-cell office:value-type="float" office:value="179.090179" calcext:value-type="float">
            <text:p>179.090</text:p>
          </table:table-cell>
          <table:table-cell office:value-type="float" office:value="167.704407" calcext:value-type="float">
            <text:p>167.704</text:p>
          </table:table-cell>
          <table:table-cell office:value-type="float" office:value="168.262878" calcext:value-type="float">
            <text:p>168.263</text:p>
          </table:table-cell>
          <table:table-cell office:value-type="float" office:value="173.095001" calcext:value-type="float">
            <text:p>173.095</text:p>
          </table:table-cell>
          <table:table-cell office:value-type="float" office:value="176.321564" calcext:value-type="float">
            <text:p>176.322</text:p>
          </table:table-cell>
          <table:table-cell office:value-type="float" office:value="178.01825" calcext:value-type="float">
            <text:p>178.018</text:p>
          </table:table-cell>
          <table:table-cell office:value-type="float" office:value="185.202789" calcext:value-type="float">
            <text:p>185.203</text:p>
          </table:table-cell>
          <table:table-cell office:value-type="float" office:value="175.1185" calcext:value-type="float">
            <text:p>175.119</text:p>
          </table:table-cell>
          <table:table-cell office:value-type="float" office:value="187.085693" calcext:value-type="float">
            <text:p>187.086</text:p>
          </table:table-cell>
          <table:table-cell office:value-type="float" office:value="197.962799" calcext:value-type="float">
            <text:p>197.963</text:p>
          </table:table-cell>
          <table:table-cell office:value-type="float" office:value="27.509636" calcext:value-type="float">
            <text:p>27.510</text:p>
          </table:table-cell>
          <table:table-cell office:value-type="float" office:value="17.151037" calcext:value-type="float">
            <text:p>17.151</text:p>
          </table:table-cell>
          <table:table-cell office:value-type="float" office:value="-10.539238" calcext:value-type="float">
            <text:p>-10.539</text:p>
          </table:table-cell>
          <table:table-cell office:value-type="float" office:value="-7.702671" calcext:value-type="float">
            <text:p>-7.703</text:p>
          </table:table-cell>
          <table:table-cell office:value-type="float" office:value="0.599251" calcext:value-type="float">
            <text:p>0.599</text:p>
          </table:table-cell>
          <table:table-cell office:value-type="float" office:value="21.364222" calcext:value-type="float">
            <text:p>21.364</text:p>
          </table:table-cell>
          <table:table-cell office:value-type="float" office:value="145.607819" calcext:value-type="float">
            <text:p>145.608</text:p>
          </table:table-cell>
          <table:table-cell office:value-type="float" office:value="196.003052" calcext:value-type="float">
            <text:p>196.003</text:p>
          </table:table-cell>
          <table:table-cell office:value-type="float" office:value="167.77063" calcext:value-type="float">
            <text:p>167.77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30.988646" calcext:value-type="float">
            <text:p>30.989</text:p>
          </table:table-cell>
          <table:table-cell office:value-type="float" office:value="30.32295" calcext:value-type="float">
            <text:p>30.323</text:p>
          </table:table-cell>
          <table:table-cell office:value-type="float" office:value="29.478382" calcext:value-type="float">
            <text:p>29.478</text:p>
          </table:table-cell>
          <table:table-cell office:value-type="float" office:value="29.357288" calcext:value-type="float">
            <text:p>29.357</text:p>
          </table:table-cell>
          <table:table-cell office:value-type="float" office:value="29.070728" calcext:value-type="float">
            <text:p>29.071</text:p>
          </table:table-cell>
          <table:table-cell office:value-type="float" office:value="28.560095" calcext:value-type="float">
            <text:p>28.560</text:p>
          </table:table-cell>
          <table:table-cell office:value-type="float" office:value="28.073397" calcext:value-type="float">
            <text:p>28.073</text:p>
          </table:table-cell>
          <table:table-cell office:value-type="float" office:value="27.984396" calcext:value-type="float">
            <text:p>27.984</text:p>
          </table:table-cell>
          <table:table-cell office:value-type="float" office:value="27.941139" calcext:value-type="float">
            <text:p>27.941</text:p>
          </table:table-cell>
          <table:table-cell office:value-type="float" office:value="27.884312" calcext:value-type="float">
            <text:p>27.884</text:p>
          </table:table-cell>
          <table:table-cell office:value-type="float" office:value="27.74082" calcext:value-type="float">
            <text:p>27.741</text:p>
          </table:table-cell>
          <table:table-cell office:value-type="float" office:value="27.864117" calcext:value-type="float">
            <text:p>27.864</text:p>
          </table:table-cell>
          <table:table-cell office:value-type="float" office:value="27.601357" calcext:value-type="float">
            <text:p>27.601</text:p>
          </table:table-cell>
          <table:table-cell office:value-type="float" office:value="27.564171" calcext:value-type="float">
            <text:p>27.564</text:p>
          </table:table-cell>
          <table:table-cell office:value-type="float" office:value="27.571186" calcext:value-type="float">
            <text:p>27.571</text:p>
          </table:table-cell>
          <table:table-cell office:value-type="float" office:value="27.599739" calcext:value-type="float">
            <text:p>27.600</text:p>
          </table:table-cell>
          <table:table-cell office:value-type="float" office:value="27.59071" calcext:value-type="float">
            <text:p>27.591</text:p>
          </table:table-cell>
          <table:table-cell office:value-type="float" office:value="27.430355" calcext:value-type="float">
            <text:p>27.430</text:p>
          </table:table-cell>
          <table:table-cell office:value-type="float" office:value="27.42297" calcext:value-type="float">
            <text:p>27.423</text:p>
          </table:table-cell>
          <table:table-cell office:value-type="float" office:value="27.421303" calcext:value-type="float">
            <text:p>27.421</text:p>
          </table:table-cell>
          <table:table-cell office:value-type="float" office:value="27.345831" calcext:value-type="float">
            <text:p>27.346</text:p>
          </table:table-cell>
          <table:table-cell office:value-type="float" office:value="27.334015" calcext:value-type="float">
            <text:p>27.334</text:p>
          </table:table-cell>
          <table:table-cell office:value-type="float" office:value="27.313591" calcext:value-type="float">
            <text:p>27.314</text:p>
          </table:table-cell>
          <table:table-cell office:value-type="float" office:value="27.30817" calcext:value-type="float">
            <text:p>27.308</text:p>
          </table:table-cell>
          <table:table-cell office:value-type="float" office:value="27.282593" calcext:value-type="float">
            <text:p>27.283</text:p>
          </table:table-cell>
          <table:table-cell office:value-type="float" office:value="27.19289" calcext:value-type="float">
            <text:p>27.193</text:p>
          </table:table-cell>
          <table:table-cell office:value-type="float" office:value="27.139351" calcext:value-type="float">
            <text:p>27.139</text:p>
          </table:table-cell>
          <table:table-cell office:value-type="float" office:value="27.033293" calcext:value-type="float">
            <text:p>27.033</text:p>
          </table:table-cell>
          <table:table-cell office:value-type="float" office:value="26.876877" calcext:value-type="float">
            <text:p>26.877</text:p>
          </table:table-cell>
          <table:table-cell office:value-type="float" office:value="1.686638" calcext:value-type="float">
            <text:p>1.68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91.670593" calcext:value-type="float">
            <text:p>91.671</text:p>
          </table:table-cell>
          <table:table-cell office:value-type="float" office:value="91.670525" calcext:value-type="float">
            <text:p>91.671</text:p>
          </table:table-cell>
          <table:table-cell office:value-type="float" office:value="91.670448" calcext:value-type="float">
            <text:p>91.670</text:p>
          </table:table-cell>
          <table:table-cell office:value-type="float" office:value="91.67041" calcext:value-type="float">
            <text:p>91.670</text:p>
          </table:table-cell>
          <table:table-cell office:value-type="float" office:value="91.669357" calcext:value-type="float">
            <text:p>91.669</text:p>
          </table:table-cell>
          <table:table-cell office:value-type="float" office:value="89.812881" calcext:value-type="float">
            <text:p>89.813</text:p>
          </table:table-cell>
          <table:table-cell office:value-type="float" office:value="1.741394" calcext:value-type="float">
            <text:p>1.741</text:p>
          </table:table-cell>
          <table:table-cell office:value-type="float" office:value="2.583832" calcext:value-type="float">
            <text:p>2.584</text:p>
          </table:table-cell>
          <table:table-cell office:value-type="float" office:value="2.544014" calcext:value-type="float">
            <text:p>2.544</text:p>
          </table:table-cell>
          <table:table-cell office:value-type="float" office:value="3.252556" calcext:value-type="float">
            <text:p>3.253</text:p>
          </table:table-cell>
          <table:table-cell office:value-type="float" office:value="1.48637" calcext:value-type="float">
            <text:p>1.486</text:p>
          </table:table-cell>
          <table:table-cell office:value-type="float" office:value="61.985703" calcext:value-type="float">
            <text:p>61.986</text:p>
          </table:table-cell>
          <table:table-cell office:value-type="float" office:value="0.924728" calcext:value-type="float">
            <text:p>0.925</text:p>
          </table:table-cell>
          <table:table-cell office:value-type="float" office:value="-1.39756" calcext:value-type="float">
            <text:p>-1.398</text:p>
          </table:table-cell>
          <table:table-cell office:value-type="float" office:value="-1.827866" calcext:value-type="float">
            <text:p>-1.828</text:p>
          </table:table-cell>
          <table:table-cell office:value-type="float" office:value="-1.964546" calcext:value-type="float">
            <text:p>-1.965</text:p>
          </table:table-cell>
          <table:table-cell office:value-type="float" office:value="0.121807" calcext:value-type="float">
            <text:p>0.122</text:p>
          </table:table-cell>
          <table:table-cell office:value-type="float" office:value="-3.750622" calcext:value-type="float">
            <text:p>-3.751</text:p>
          </table:table-cell>
          <table:table-cell office:value-type="float" office:value="-5.058132" calcext:value-type="float">
            <text:p>-5.058</text:p>
          </table:table-cell>
          <table:table-cell office:value-type="float" office:value="-4.52375" calcext:value-type="float">
            <text:p>-4.524</text:p>
          </table:table-cell>
          <table:table-cell office:value-type="float" office:value="-5.064434" calcext:value-type="float">
            <text:p>-5.064</text:p>
          </table:table-cell>
          <table:table-cell office:value-type="float" office:value="-5.338707" calcext:value-type="float">
            <text:p>-5.339</text:p>
          </table:table-cell>
          <table:table-cell office:value-type="float" office:value="-6.595284" calcext:value-type="float">
            <text:p>-6.595</text:p>
          </table:table-cell>
          <table:table-cell office:value-type="float" office:value="-9.79287" calcext:value-type="float">
            <text:p>-9.793</text:p>
          </table:table-cell>
          <table:table-cell office:value-type="float" office:value="-12.288124" calcext:value-type="float">
            <text:p>-12.288</text:p>
          </table:table-cell>
          <table:table-cell office:value-type="float" office:value="-12.208084" calcext:value-type="float">
            <text:p>-12.208</text:p>
          </table:table-cell>
          <table:table-cell office:value-type="float" office:value="-12.224022" calcext:value-type="float">
            <text:p>-12.224</text:p>
          </table:table-cell>
          <table:table-cell office:value-type="float" office:value="-12.674141" calcext:value-type="float">
            <text:p>-12.674</text:p>
          </table:table-cell>
          <table:table-cell office:value-type="float" office:value="-12.338783" calcext:value-type="float">
            <text:p>-12.339</text:p>
          </table:table-cell>
          <table:table-cell office:value-type="float" office:value="-12.106552" calcext:value-type="float">
            <text:p>-12.10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95.550018" calcext:value-type="float">
            <text:p>95.550</text:p>
          </table:table-cell>
          <table:table-cell table:number-columns-repeated="21" office:value-type="float" office:value="195.550018" calcext:value-type="float">
            <text:p>195.550</text:p>
          </table:table-cell>
          <table:table-cell office:value-type="float" office:value="177.931335" calcext:value-type="float">
            <text:p>177.931</text:p>
          </table:table-cell>
          <table:table-cell office:value-type="float" office:value="133.576996" calcext:value-type="float">
            <text:p>133.577</text:p>
          </table:table-cell>
          <table:table-cell office:value-type="float" office:value="-8.074715" calcext:value-type="float">
            <text:p>-8.075</text:p>
          </table:table-cell>
          <table:table-cell office:value-type="float" office:value="-40.573006" calcext:value-type="float">
            <text:p>-40.573</text:p>
          </table:table-cell>
          <table:table-cell table:number-columns-repeated="4" office:value-type="float" office:value="-40.580818" calcext:value-type="float">
            <text:p>-40.58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80.227158" calcext:value-type="float">
            <text:p>80.227</text:p>
          </table:table-cell>
          <table:table-cell office:value-type="float" office:value="80.227127" calcext:value-type="float">
            <text:p>80.227</text:p>
          </table:table-cell>
          <table:table-cell office:value-type="float" office:value="80.227119" calcext:value-type="float">
            <text:p>80.227</text:p>
          </table:table-cell>
          <table:table-cell office:value-type="float" office:value="80.227097" calcext:value-type="float">
            <text:p>80.227</text:p>
          </table:table-cell>
          <table:table-cell office:value-type="float" office:value="80.226868" calcext:value-type="float">
            <text:p>80.227</text:p>
          </table:table-cell>
          <table:table-cell office:value-type="float" office:value="80.190414" calcext:value-type="float">
            <text:p>80.190</text:p>
          </table:table-cell>
          <table:table-cell office:value-type="float" office:value="-7.633356" calcext:value-type="float">
            <text:p>-7.633</text:p>
          </table:table-cell>
          <table:table-cell office:value-type="float" office:value="12.568946" calcext:value-type="float">
            <text:p>12.569</text:p>
          </table:table-cell>
          <table:table-cell office:value-type="float" office:value="1.769142" calcext:value-type="float">
            <text:p>1.769</text:p>
          </table:table-cell>
          <table:table-cell office:value-type="float" office:value="-3.343336" calcext:value-type="float">
            <text:p>-3.343</text:p>
          </table:table-cell>
          <table:table-cell office:value-type="float" office:value="-9.435259" calcext:value-type="float">
            <text:p>-9.435</text:p>
          </table:table-cell>
          <table:table-cell office:value-type="float" office:value="76.773445" calcext:value-type="float">
            <text:p>76.773</text:p>
          </table:table-cell>
          <table:table-cell office:value-type="float" office:value="-9.435259" calcext:value-type="float">
            <text:p>-9.435</text:p>
          </table:table-cell>
          <table:table-cell office:value-type="float" office:value="-9.43527" calcext:value-type="float">
            <text:p>-9.435</text:p>
          </table:table-cell>
          <table:table-cell office:value-type="float" office:value="-5.886478" calcext:value-type="float">
            <text:p>-5.886</text:p>
          </table:table-cell>
          <table:table-cell office:value-type="float" office:value="6.854057" calcext:value-type="float">
            <text:p>6.854</text:p>
          </table:table-cell>
          <table:table-cell office:value-type="float" office:value="58.247925" calcext:value-type="float">
            <text:p>58.248</text:p>
          </table:table-cell>
          <table:table-cell office:value-type="float" office:value="-9.435265" calcext:value-type="float">
            <text:p>-9.435</text:p>
          </table:table-cell>
          <table:table-cell office:value-type="float" office:value="-14.583765" calcext:value-type="float">
            <text:p>-14.584</text:p>
          </table:table-cell>
          <table:table-cell office:value-type="float" office:value="-9.443626" calcext:value-type="float">
            <text:p>-9.444</text:p>
          </table:table-cell>
          <table:table-cell office:value-type="float" office:value="-9.483088" calcext:value-type="float">
            <text:p>-9.483</text:p>
          </table:table-cell>
          <table:table-cell office:value-type="float" office:value="-12.050098" calcext:value-type="float">
            <text:p>-12.050</text:p>
          </table:table-cell>
          <table:table-cell office:value-type="float" office:value="-12.632078" calcext:value-type="float">
            <text:p>-12.632</text:p>
          </table:table-cell>
          <table:table-cell office:value-type="float" office:value="-14.269102" calcext:value-type="float">
            <text:p>-14.269</text:p>
          </table:table-cell>
          <table:table-cell office:value-type="float" office:value="-9.436975" calcext:value-type="float">
            <text:p>-9.437</text:p>
          </table:table-cell>
          <table:table-cell table:number-columns-repeated="2" office:value-type="float" office:value="-9.435259" calcext:value-type="float">
            <text:p>-9.435</text:p>
          </table:table-cell>
          <table:table-cell office:value-type="float" office:value="-9.435364" calcext:value-type="float">
            <text:p>-9.435</text:p>
          </table:table-cell>
          <table:table-cell office:value-type="float" office:value="10.775148" calcext:value-type="float">
            <text:p>10.775</text:p>
          </table:table-cell>
          <table:table-cell office:value-type="float" office:value="-15.318659" calcext:value-type="float">
            <text:p>-15.31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92.779861" calcext:value-type="float">
            <text:p>92.780</text:p>
          </table:table-cell>
          <table:table-cell office:value-type="float" office:value="92.764565" calcext:value-type="float">
            <text:p>92.765</text:p>
          </table:table-cell>
          <table:table-cell office:value-type="float" office:value="92.719574" calcext:value-type="float">
            <text:p>92.720</text:p>
          </table:table-cell>
          <table:table-cell office:value-type="float" office:value="92.55719" calcext:value-type="float">
            <text:p>92.557</text:p>
          </table:table-cell>
          <table:table-cell office:value-type="float" office:value="80.586494" calcext:value-type="float">
            <text:p>80.586</text:p>
          </table:table-cell>
          <table:table-cell office:value-type="float" office:value="78.824364" calcext:value-type="float">
            <text:p>78.824</text:p>
          </table:table-cell>
          <table:table-cell office:value-type="float" office:value="79.213287" calcext:value-type="float">
            <text:p>79.213</text:p>
          </table:table-cell>
          <table:table-cell office:value-type="float" office:value="78.585823" calcext:value-type="float">
            <text:p>78.586</text:p>
          </table:table-cell>
          <table:table-cell office:value-type="float" office:value="80.060463" calcext:value-type="float">
            <text:p>80.060</text:p>
          </table:table-cell>
          <table:table-cell office:value-type="float" office:value="81.054634" calcext:value-type="float">
            <text:p>81.055</text:p>
          </table:table-cell>
          <table:table-cell office:value-type="float" office:value="83.144043" calcext:value-type="float">
            <text:p>83.144</text:p>
          </table:table-cell>
          <table:table-cell office:value-type="float" office:value="91.911934" calcext:value-type="float">
            <text:p>91.912</text:p>
          </table:table-cell>
          <table:table-cell office:value-type="float" office:value="82.901215" calcext:value-type="float">
            <text:p>82.901</text:p>
          </table:table-cell>
          <table:table-cell office:value-type="float" office:value="81.475563" calcext:value-type="float">
            <text:p>81.476</text:p>
          </table:table-cell>
          <table:table-cell office:value-type="float" office:value="92.801308" calcext:value-type="float">
            <text:p>92.801</text:p>
          </table:table-cell>
          <table:table-cell office:value-type="float" office:value="91.332153" calcext:value-type="float">
            <text:p>91.332</text:p>
          </table:table-cell>
          <table:table-cell office:value-type="float" office:value="96.144127" calcext:value-type="float">
            <text:p>96.144</text:p>
          </table:table-cell>
          <table:table-cell office:value-type="float" office:value="81.36525" calcext:value-type="float">
            <text:p>81.365</text:p>
          </table:table-cell>
          <table:table-cell office:value-type="float" office:value="79.375511" calcext:value-type="float">
            <text:p>79.376</text:p>
          </table:table-cell>
          <table:table-cell office:value-type="float" office:value="92.53215" calcext:value-type="float">
            <text:p>92.532</text:p>
          </table:table-cell>
          <table:table-cell office:value-type="float" office:value="92.043335" calcext:value-type="float">
            <text:p>92.043</text:p>
          </table:table-cell>
          <table:table-cell office:value-type="float" office:value="91.589127" calcext:value-type="float">
            <text:p>91.589</text:p>
          </table:table-cell>
          <table:table-cell office:value-type="float" office:value="97.542534" calcext:value-type="float">
            <text:p>97.543</text:p>
          </table:table-cell>
          <table:table-cell office:value-type="float" office:value="97.686256" calcext:value-type="float">
            <text:p>97.686</text:p>
          </table:table-cell>
          <table:table-cell office:value-type="float" office:value="97.724495" calcext:value-type="float">
            <text:p>97.724</text:p>
          </table:table-cell>
          <table:table-cell office:value-type="float" office:value="97.724503" calcext:value-type="float">
            <text:p>97.725</text:p>
          </table:table-cell>
          <table:table-cell office:value-type="float" office:value="97.72448" calcext:value-type="float">
            <text:p>97.724</text:p>
          </table:table-cell>
          <table:table-cell office:value-type="float" office:value="97.724472" calcext:value-type="float">
            <text:p>97.724</text:p>
          </table:table-cell>
          <table:table-cell office:value-type="float" office:value="97.724358" calcext:value-type="float">
            <text:p>97.724</text:p>
          </table:table-cell>
          <table:table-cell office:value-type="float" office:value="89.772186" calcext:value-type="float">
            <text:p>89.77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4.155411" calcext:value-type="float">
            <text:p>74.155</text:p>
          </table:table-cell>
          <table:table-cell office:value-type="float" office:value="74.326218" calcext:value-type="float">
            <text:p>74.326</text:p>
          </table:table-cell>
          <table:table-cell office:value-type="float" office:value="74.668243" calcext:value-type="float">
            <text:p>74.668</text:p>
          </table:table-cell>
          <table:table-cell office:value-type="float" office:value="75.006668" calcext:value-type="float">
            <text:p>75.007</text:p>
          </table:table-cell>
          <table:table-cell office:value-type="float" office:value="79.795372" calcext:value-type="float">
            <text:p>79.795</text:p>
          </table:table-cell>
          <table:table-cell office:value-type="float" office:value="75.155807" calcext:value-type="float">
            <text:p>75.156</text:p>
          </table:table-cell>
          <table:table-cell office:value-type="float" office:value="1.72814" calcext:value-type="float">
            <text:p>1.728</text:p>
          </table:table-cell>
          <table:table-cell office:value-type="float" office:value="1.693926" calcext:value-type="float">
            <text:p>1.694</text:p>
          </table:table-cell>
          <table:table-cell office:value-type="float" office:value="1.727942" calcext:value-type="float">
            <text:p>1.728</text:p>
          </table:table-cell>
          <table:table-cell office:value-type="float" office:value="1.715376" calcext:value-type="float">
            <text:p>1.715</text:p>
          </table:table-cell>
          <table:table-cell office:value-type="float" office:value="1.328596" calcext:value-type="float">
            <text:p>1.329</text:p>
          </table:table-cell>
          <table:table-cell office:value-type="float" office:value="49.680771" calcext:value-type="float">
            <text:p>49.681</text:p>
          </table:table-cell>
          <table:table-cell office:value-type="float" office:value="1.338217" calcext:value-type="float">
            <text:p>1.338</text:p>
          </table:table-cell>
          <table:table-cell office:value-type="float" office:value="-0.627722" calcext:value-type="float">
            <text:p>-0.628</text:p>
          </table:table-cell>
          <table:table-cell office:value-type="float" office:value="1.460718" calcext:value-type="float">
            <text:p>1.461</text:p>
          </table:table-cell>
          <table:table-cell office:value-type="float" office:value="1.723684" calcext:value-type="float">
            <text:p>1.724</text:p>
          </table:table-cell>
          <table:table-cell office:value-type="float" office:value="2.021902" calcext:value-type="float">
            <text:p>2.022</text:p>
          </table:table-cell>
          <table:table-cell office:value-type="float" office:value="-0.072618" calcext:value-type="float">
            <text:p>-0.073</text:p>
          </table:table-cell>
          <table:table-cell office:value-type="float" office:value="-1.431263" calcext:value-type="float">
            <text:p>-1.431</text:p>
          </table:table-cell>
          <table:table-cell office:value-type="float" office:value="-1.031935" calcext:value-type="float">
            <text:p>-1.032</text:p>
          </table:table-cell>
          <table:table-cell office:value-type="float" office:value="-1.028112" calcext:value-type="float">
            <text:p>-1.028</text:p>
          </table:table-cell>
          <table:table-cell office:value-type="float" office:value="-1.462158" calcext:value-type="float">
            <text:p>-1.462</text:p>
          </table:table-cell>
          <table:table-cell office:value-type="float" office:value="-1.554167" calcext:value-type="float">
            <text:p>-1.554</text:p>
          </table:table-cell>
          <table:table-cell office:value-type="float" office:value="-1.563202" calcext:value-type="float">
            <text:p>-1.563</text:p>
          </table:table-cell>
          <table:table-cell office:value-type="float" office:value="-1.56782" calcext:value-type="float">
            <text:p>-1.568</text:p>
          </table:table-cell>
          <table:table-cell office:value-type="float" office:value="-1.29146" calcext:value-type="float">
            <text:p>-1.291</text:p>
          </table:table-cell>
          <table:table-cell office:value-type="float" office:value="1.705715" calcext:value-type="float">
            <text:p>1.706</text:p>
          </table:table-cell>
          <table:table-cell office:value-type="float" office:value="30.12989" calcext:value-type="float">
            <text:p>30.130</text:p>
          </table:table-cell>
          <table:table-cell office:value-type="float" office:value="76.895645" calcext:value-type="float">
            <text:p>76.896</text:p>
          </table:table-cell>
          <table:table-cell office:value-type="float" office:value="74.264107" calcext:value-type="float">
            <text:p>74.26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inas Gerais</text:p>
          </table:table-cell>
          <table:table-cell table:number-columns-repeated="6" office:value-type="float" office:value="420.905212" calcext:value-type="float">
            <text:p>420.905</text:p>
          </table:table-cell>
          <table:table-cell table:number-columns-repeated="5" office:value-type="float" office:value="531.633057" calcext:value-type="float">
            <text:p>531.633</text:p>
          </table:table-cell>
          <table:table-cell office:value-type="float" office:value="420.905212" calcext:value-type="float">
            <text:p>420.905</text:p>
          </table:table-cell>
          <table:table-cell office:value-type="float" office:value="531.633057" calcext:value-type="float">
            <text:p>531.633</text:p>
          </table:table-cell>
          <table:table-cell office:value-type="float" office:value="603.826294" calcext:value-type="float">
            <text:p>603.826</text:p>
          </table:table-cell>
          <table:table-cell table:number-columns-repeated="3" office:value-type="float" office:value="531.633057" calcext:value-type="float">
            <text:p>531.633</text:p>
          </table:table-cell>
          <table:table-cell office:value-type="float" office:value="603.789612" calcext:value-type="float">
            <text:p>603.790</text:p>
          </table:table-cell>
          <table:table-cell table:number-columns-repeated="8" office:value-type="float" office:value="603.826355" calcext:value-type="float">
            <text:p>603.826</text:p>
          </table:table-cell>
          <table:table-cell office:value-type="float" office:value="603.823914" calcext:value-type="float">
            <text:p>603.824</text:p>
          </table:table-cell>
          <table:table-cell office:value-type="float" office:value="603.826172" calcext:value-type="float">
            <text:p>603.826</text:p>
          </table:table-cell>
          <table:table-cell table:number-columns-repeated="2" office:value-type="float" office:value="531.633057" calcext:value-type="float">
            <text:p>531.63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á</text:p>
          </table:table-cell>
          <table:table-cell table:number-columns-repeated="30" office:value-type="float" office:value="141.241699" calcext:value-type="float">
            <text:p>141.24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58.010674" calcext:value-type="float">
            <text:p>58.011</text:p>
          </table:table-cell>
          <table:table-cell office:value-type="float" office:value="56.281158" calcext:value-type="float">
            <text:p>56.281</text:p>
          </table:table-cell>
          <table:table-cell office:value-type="float" office:value="56.054428" calcext:value-type="float">
            <text:p>56.054</text:p>
          </table:table-cell>
          <table:table-cell office:value-type="float" office:value="55.564255" calcext:value-type="float">
            <text:p>55.564</text:p>
          </table:table-cell>
          <table:table-cell office:value-type="float" office:value="52.551437" calcext:value-type="float">
            <text:p>52.551</text:p>
          </table:table-cell>
          <table:table-cell office:value-type="float" office:value="49.811447" calcext:value-type="float">
            <text:p>49.811</text:p>
          </table:table-cell>
          <table:table-cell office:value-type="float" office:value="39.715195" calcext:value-type="float">
            <text:p>39.715</text:p>
          </table:table-cell>
          <table:table-cell office:value-type="float" office:value="38.651131" calcext:value-type="float">
            <text:p>38.651</text:p>
          </table:table-cell>
          <table:table-cell office:value-type="float" office:value="38.898132" calcext:value-type="float">
            <text:p>38.898</text:p>
          </table:table-cell>
          <table:table-cell office:value-type="float" office:value="39.590118" calcext:value-type="float">
            <text:p>39.590</text:p>
          </table:table-cell>
          <table:table-cell office:value-type="float" office:value="36.523102" calcext:value-type="float">
            <text:p>36.523</text:p>
          </table:table-cell>
          <table:table-cell office:value-type="float" office:value="48.932991" calcext:value-type="float">
            <text:p>48.933</text:p>
          </table:table-cell>
          <table:table-cell office:value-type="float" office:value="36.97216" calcext:value-type="float">
            <text:p>36.972</text:p>
          </table:table-cell>
          <table:table-cell office:value-type="float" office:value="33.383018" calcext:value-type="float">
            <text:p>33.383</text:p>
          </table:table-cell>
          <table:table-cell office:value-type="float" office:value="37.866478" calcext:value-type="float">
            <text:p>37.866</text:p>
          </table:table-cell>
          <table:table-cell office:value-type="float" office:value="40.76004" calcext:value-type="float">
            <text:p>40.760</text:p>
          </table:table-cell>
          <table:table-cell office:value-type="float" office:value="43.972759" calcext:value-type="float">
            <text:p>43.973</text:p>
          </table:table-cell>
          <table:table-cell office:value-type="float" office:value="33.386143" calcext:value-type="float">
            <text:p>33.386</text:p>
          </table:table-cell>
          <table:table-cell office:value-type="float" office:value="29.533875" calcext:value-type="float">
            <text:p>29.534</text:p>
          </table:table-cell>
          <table:table-cell office:value-type="float" office:value="31.392685" calcext:value-type="float">
            <text:p>31.393</text:p>
          </table:table-cell>
          <table:table-cell office:value-type="float" office:value="32.231926" calcext:value-type="float">
            <text:p>32.232</text:p>
          </table:table-cell>
          <table:table-cell office:value-type="float" office:value="29.122335" calcext:value-type="float">
            <text:p>29.122</text:p>
          </table:table-cell>
          <table:table-cell office:value-type="float" office:value="24.162369" calcext:value-type="float">
            <text:p>24.162</text:p>
          </table:table-cell>
          <table:table-cell office:value-type="float" office:value="22.392145" calcext:value-type="float">
            <text:p>22.392</text:p>
          </table:table-cell>
          <table:table-cell office:value-type="float" office:value="24.230759" calcext:value-type="float">
            <text:p>24.231</text:p>
          </table:table-cell>
          <table:table-cell office:value-type="float" office:value="33.933983" calcext:value-type="float">
            <text:p>33.934</text:p>
          </table:table-cell>
          <table:table-cell office:value-type="float" office:value="48.56424" calcext:value-type="float">
            <text:p>48.564</text:p>
          </table:table-cell>
          <table:table-cell office:value-type="float" office:value="61.095856" calcext:value-type="float">
            <text:p>61.096</text:p>
          </table:table-cell>
          <table:table-cell office:value-type="float" office:value="76.48497" calcext:value-type="float">
            <text:p>76.485</text:p>
          </table:table-cell>
          <table:table-cell office:value-type="float" office:value="79.722137" calcext:value-type="float">
            <text:p>79.72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aná</text:p>
          </table:table-cell>
          <table:table-cell table:number-columns-repeated="22" office:value-type="float" office:value="313.086426" calcext:value-type="float">
            <text:p>313.086</text:p>
          </table:table-cell>
          <table:table-cell office:value-type="float" office:value="313.086395" calcext:value-type="float">
            <text:p>313.086</text:p>
          </table:table-cell>
          <table:table-cell office:value-type="float" office:value="313.085632" calcext:value-type="float">
            <text:p>313.086</text:p>
          </table:table-cell>
          <table:table-cell office:value-type="float" office:value="312.241791" calcext:value-type="float">
            <text:p>312.242</text:p>
          </table:table-cell>
          <table:table-cell office:value-type="float" office:value="266.991028" calcext:value-type="float">
            <text:p>266.991</text:p>
          </table:table-cell>
          <table:table-cell office:value-type="float" office:value="266.982117" calcext:value-type="float">
            <text:p>266.982</text:p>
          </table:table-cell>
          <table:table-cell office:value-type="float" office:value="266.795868" calcext:value-type="float">
            <text:p>266.796</text:p>
          </table:table-cell>
          <table:table-cell office:value-type="float" office:value="303.509491" calcext:value-type="float">
            <text:p>303.509</text:p>
          </table:table-cell>
          <table:table-cell office:value-type="float" office:value="312.49646" calcext:value-type="float">
            <text:p>312.49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62.714401" calcext:value-type="float">
            <text:p>62.714</text:p>
          </table:table-cell>
          <table:table-cell table:number-columns-repeated="2" office:value-type="float" office:value="162.714386" calcext:value-type="float">
            <text:p>162.714</text:p>
          </table:table-cell>
          <table:table-cell table:number-columns-repeated="2" office:value-type="float" office:value="162.714355" calcext:value-type="float">
            <text:p>162.714</text:p>
          </table:table-cell>
          <table:table-cell office:value-type="float" office:value="162.714294" calcext:value-type="float">
            <text:p>162.714</text:p>
          </table:table-cell>
          <table:table-cell office:value-type="float" office:value="162.279633" calcext:value-type="float">
            <text:p>162.280</text:p>
          </table:table-cell>
          <table:table-cell office:value-type="float" office:value="158.672943" calcext:value-type="float">
            <text:p>158.673</text:p>
          </table:table-cell>
          <table:table-cell office:value-type="float" office:value="158.628662" calcext:value-type="float">
            <text:p>158.629</text:p>
          </table:table-cell>
          <table:table-cell office:value-type="float" office:value="147.997742" calcext:value-type="float">
            <text:p>147.998</text:p>
          </table:table-cell>
          <table:table-cell office:value-type="float" office:value="31.130033" calcext:value-type="float">
            <text:p>31.130</text:p>
          </table:table-cell>
          <table:table-cell office:value-type="float" office:value="132.934448" calcext:value-type="float">
            <text:p>132.934</text:p>
          </table:table-cell>
          <table:table-cell office:value-type="float" office:value="12.686081" calcext:value-type="float">
            <text:p>12.686</text:p>
          </table:table-cell>
          <table:table-cell office:value-type="float" office:value="5.928772" calcext:value-type="float">
            <text:p>5.929</text:p>
          </table:table-cell>
          <table:table-cell office:value-type="float" office:value="12.686081" calcext:value-type="float">
            <text:p>12.686</text:p>
          </table:table-cell>
          <table:table-cell office:value-type="float" office:value="12.61084" calcext:value-type="float">
            <text:p>12.611</text:p>
          </table:table-cell>
          <table:table-cell office:value-type="float" office:value="12.427887" calcext:value-type="float">
            <text:p>12.428</text:p>
          </table:table-cell>
          <table:table-cell office:value-type="float" office:value="4.457733" calcext:value-type="float">
            <text:p>4.458</text:p>
          </table:table-cell>
          <table:table-cell office:value-type="float" office:value="1.9319" calcext:value-type="float">
            <text:p>1.932</text:p>
          </table:table-cell>
          <table:table-cell office:value-type="float" office:value="2.007286" calcext:value-type="float">
            <text:p>2.007</text:p>
          </table:table-cell>
          <table:table-cell office:value-type="float" office:value="1.924217" calcext:value-type="float">
            <text:p>1.924</text:p>
          </table:table-cell>
          <table:table-cell office:value-type="float" office:value="1.923828" calcext:value-type="float">
            <text:p>1.924</text:p>
          </table:table-cell>
          <table:table-cell office:value-type="float" office:value="1.923439" calcext:value-type="float">
            <text:p>1.923</text:p>
          </table:table-cell>
          <table:table-cell table:number-columns-repeated="2" office:value-type="float" office:value="1.923431" calcext:value-type="float">
            <text:p>1.923</text:p>
          </table:table-cell>
          <table:table-cell office:value-type="float" office:value="-12.451607" calcext:value-type="float">
            <text:p>-12.452</text:p>
          </table:table-cell>
          <table:table-cell office:value-type="float" office:value="-12.45163" calcext:value-type="float">
            <text:p>-12.452</text:p>
          </table:table-cell>
          <table:table-cell office:value-type="float" office:value="-24.349281" calcext:value-type="float">
            <text:p>-24.349</text:p>
          </table:table-cell>
          <table:table-cell office:value-type="float" office:value="-31.062111" calcext:value-type="float">
            <text:p>-31.062</text:p>
          </table:table-cell>
          <table:table-cell office:value-type="float" office:value="-31.065659" calcext:value-type="float">
            <text:p>-31.06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69.253922" calcext:value-type="float">
            <text:p>69.254</text:p>
          </table:table-cell>
          <table:table-cell office:value-type="float" office:value="69.258904" calcext:value-type="float">
            <text:p>69.259</text:p>
          </table:table-cell>
          <table:table-cell office:value-type="float" office:value="69.254097" calcext:value-type="float">
            <text:p>69.254</text:p>
          </table:table-cell>
          <table:table-cell office:value-type="float" office:value="69.250778" calcext:value-type="float">
            <text:p>69.251</text:p>
          </table:table-cell>
          <table:table-cell office:value-type="float" office:value="69.191338" calcext:value-type="float">
            <text:p>69.191</text:p>
          </table:table-cell>
          <table:table-cell office:value-type="float" office:value="35.17173" calcext:value-type="float">
            <text:p>35.172</text:p>
          </table:table-cell>
          <table:table-cell office:value-type="float" office:value="24.148249" calcext:value-type="float">
            <text:p>24.148</text:p>
          </table:table-cell>
          <table:table-cell office:value-type="float" office:value="24.444172" calcext:value-type="float">
            <text:p>24.444</text:p>
          </table:table-cell>
          <table:table-cell office:value-type="float" office:value="24.509846" calcext:value-type="float">
            <text:p>24.510</text:p>
          </table:table-cell>
          <table:table-cell office:value-type="float" office:value="23.805075" calcext:value-type="float">
            <text:p>23.805</text:p>
          </table:table-cell>
          <table:table-cell office:value-type="float" office:value="22.185478" calcext:value-type="float">
            <text:p>22.185</text:p>
          </table:table-cell>
          <table:table-cell office:value-type="float" office:value="26.600525" calcext:value-type="float">
            <text:p>26.601</text:p>
          </table:table-cell>
          <table:table-cell office:value-type="float" office:value="22.201387" calcext:value-type="float">
            <text:p>22.201</text:p>
          </table:table-cell>
          <table:table-cell office:value-type="float" office:value="22.142048" calcext:value-type="float">
            <text:p>22.142</text:p>
          </table:table-cell>
          <table:table-cell office:value-type="float" office:value="23.984703" calcext:value-type="float">
            <text:p>23.985</text:p>
          </table:table-cell>
          <table:table-cell office:value-type="float" office:value="24.678234" calcext:value-type="float">
            <text:p>24.678</text:p>
          </table:table-cell>
          <table:table-cell office:value-type="float" office:value="26.129097" calcext:value-type="float">
            <text:p>26.129</text:p>
          </table:table-cell>
          <table:table-cell office:value-type="float" office:value="22.140841" calcext:value-type="float">
            <text:p>22.141</text:p>
          </table:table-cell>
          <table:table-cell office:value-type="float" office:value="22.132366" calcext:value-type="float">
            <text:p>22.132</text:p>
          </table:table-cell>
          <table:table-cell office:value-type="float" office:value="22.136606" calcext:value-type="float">
            <text:p>22.137</text:p>
          </table:table-cell>
          <table:table-cell office:value-type="float" office:value="22.137009" calcext:value-type="float">
            <text:p>22.137</text:p>
          </table:table-cell>
          <table:table-cell office:value-type="float" office:value="22.135777" calcext:value-type="float">
            <text:p>22.136</text:p>
          </table:table-cell>
          <table:table-cell office:value-type="float" office:value="22.137989" calcext:value-type="float">
            <text:p>22.138</text:p>
          </table:table-cell>
          <table:table-cell office:value-type="float" office:value="22.135357" calcext:value-type="float">
            <text:p>22.135</text:p>
          </table:table-cell>
          <table:table-cell office:value-type="float" office:value="22.164333" calcext:value-type="float">
            <text:p>22.164</text:p>
          </table:table-cell>
          <table:table-cell office:value-type="float" office:value="24.604904" calcext:value-type="float">
            <text:p>24.605</text:p>
          </table:table-cell>
          <table:table-cell office:value-type="float" office:value="24.584856" calcext:value-type="float">
            <text:p>24.585</text:p>
          </table:table-cell>
          <table:table-cell office:value-type="float" office:value="24.458918" calcext:value-type="float">
            <text:p>24.459</text:p>
          </table:table-cell>
          <table:table-cell office:value-type="float" office:value="24.794937" calcext:value-type="float">
            <text:p>24.795</text:p>
          </table:table-cell>
          <table:table-cell office:value-type="float" office:value="24.627682" calcext:value-type="float">
            <text:p>24.62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15.792313" calcext:value-type="float">
            <text:p>215.792</text:p>
          </table:table-cell>
          <table:table-cell office:value-type="float" office:value="225.769333" calcext:value-type="float">
            <text:p>225.769</text:p>
          </table:table-cell>
          <table:table-cell office:value-type="float" office:value="215.916931" calcext:value-type="float">
            <text:p>215.917</text:p>
          </table:table-cell>
          <table:table-cell office:value-type="float" office:value="217.477066" calcext:value-type="float">
            <text:p>217.477</text:p>
          </table:table-cell>
          <table:table-cell office:value-type="float" office:value="216.576797" calcext:value-type="float">
            <text:p>216.577</text:p>
          </table:table-cell>
          <table:table-cell office:value-type="float" office:value="220.918655" calcext:value-type="float">
            <text:p>220.919</text:p>
          </table:table-cell>
          <table:table-cell office:value-type="float" office:value="221.44046" calcext:value-type="float">
            <text:p>221.440</text:p>
          </table:table-cell>
          <table:table-cell office:value-type="float" office:value="221.449417" calcext:value-type="float">
            <text:p>221.449</text:p>
          </table:table-cell>
          <table:table-cell office:value-type="float" office:value="221.456848" calcext:value-type="float">
            <text:p>221.457</text:p>
          </table:table-cell>
          <table:table-cell office:value-type="float" office:value="221.059464" calcext:value-type="float">
            <text:p>221.059</text:p>
          </table:table-cell>
          <table:table-cell office:value-type="float" office:value="215.87355" calcext:value-type="float">
            <text:p>215.874</text:p>
          </table:table-cell>
          <table:table-cell office:value-type="float" office:value="221.430389" calcext:value-type="float">
            <text:p>221.430</text:p>
          </table:table-cell>
          <table:table-cell office:value-type="float" office:value="219.539581" calcext:value-type="float">
            <text:p>219.540</text:p>
          </table:table-cell>
          <table:table-cell office:value-type="float" office:value="219.849106" calcext:value-type="float">
            <text:p>219.849</text:p>
          </table:table-cell>
          <table:table-cell office:value-type="float" office:value="215.967514" calcext:value-type="float">
            <text:p>215.968</text:p>
          </table:table-cell>
          <table:table-cell office:value-type="float" office:value="216.052292" calcext:value-type="float">
            <text:p>216.052</text:p>
          </table:table-cell>
          <table:table-cell office:value-type="float" office:value="219.472076" calcext:value-type="float">
            <text:p>219.472</text:p>
          </table:table-cell>
          <table:table-cell office:value-type="float" office:value="215.551147" calcext:value-type="float">
            <text:p>215.551</text:p>
          </table:table-cell>
          <table:table-cell office:value-type="float" office:value="210.588837" calcext:value-type="float">
            <text:p>210.589</text:p>
          </table:table-cell>
          <table:table-cell office:value-type="float" office:value="214.347183" calcext:value-type="float">
            <text:p>214.347</text:p>
          </table:table-cell>
          <table:table-cell office:value-type="float" office:value="209.921326" calcext:value-type="float">
            <text:p>209.921</text:p>
          </table:table-cell>
          <table:table-cell office:value-type="float" office:value="209.681305" calcext:value-type="float">
            <text:p>209.681</text:p>
          </table:table-cell>
          <table:table-cell office:value-type="float" office:value="209.662384" calcext:value-type="float">
            <text:p>209.662</text:p>
          </table:table-cell>
          <table:table-cell office:value-type="float" office:value="209.657181" calcext:value-type="float">
            <text:p>209.657</text:p>
          </table:table-cell>
          <table:table-cell office:value-type="float" office:value="209.65564" calcext:value-type="float">
            <text:p>209.656</text:p>
          </table:table-cell>
          <table:table-cell office:value-type="float" office:value="209.65744" calcext:value-type="float">
            <text:p>209.657</text:p>
          </table:table-cell>
          <table:table-cell office:value-type="float" office:value="209.655304" calcext:value-type="float">
            <text:p>209.655</text:p>
          </table:table-cell>
          <table:table-cell office:value-type="float" office:value="209.655243" calcext:value-type="float">
            <text:p>209.655</text:p>
          </table:table-cell>
          <table:table-cell office:value-type="float" office:value="209.655365" calcext:value-type="float">
            <text:p>209.655</text:p>
          </table:table-cell>
          <table:table-cell office:value-type="float" office:value="209.655197" calcext:value-type="float">
            <text:p>209.65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43.566681" calcext:value-type="float">
            <text:p>243.567</text:p>
          </table:table-cell>
          <table:table-cell table:number-columns-repeated="5" office:value-type="float" office:value="191.997208" calcext:value-type="float">
            <text:p>191.997</text:p>
          </table:table-cell>
          <table:table-cell office:value-type="float" office:value="243.570419" calcext:value-type="float">
            <text:p>243.570</text:p>
          </table:table-cell>
          <table:table-cell table:number-columns-repeated="4" office:value-type="float" office:value="243.570435" calcext:value-type="float">
            <text:p>243.570</text:p>
          </table:table-cell>
          <table:table-cell office:value-type="float" office:value="191.997208" calcext:value-type="float">
            <text:p>191.997</text:p>
          </table:table-cell>
          <table:table-cell table:number-columns-repeated="4" office:value-type="float" office:value="243.570435" calcext:value-type="float">
            <text:p>243.570</text:p>
          </table:table-cell>
          <table:table-cell office:value-type="float" office:value="239.841888" calcext:value-type="float">
            <text:p>239.842</text:p>
          </table:table-cell>
          <table:table-cell table:number-columns-repeated="7" office:value-type="float" office:value="243.570435" calcext:value-type="float">
            <text:p>243.570</text:p>
          </table:table-cell>
          <table:table-cell office:value-type="float" office:value="191.997208" calcext:value-type="float">
            <text:p>191.997</text:p>
          </table:table-cell>
          <table:table-cell office:value-type="float" office:value="192.013977" calcext:value-type="float">
            <text:p>192.014</text:p>
          </table:table-cell>
          <table:table-cell office:value-type="float" office:value="204.335724" calcext:value-type="float">
            <text:p>204.336</text:p>
          </table:table-cell>
          <table:table-cell office:value-type="float" office:value="214.837555" calcext:value-type="float">
            <text:p>214.838</text:p>
          </table:table-cell>
          <table:table-cell office:value-type="float" office:value="214.83905" calcext:value-type="float">
            <text:p>214.839</text:p>
          </table:table-cell>
          <table:table-cell office:value-type="float" office:value="191.997208" calcext:value-type="float">
            <text:p>191.99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53.553566" calcext:value-type="float">
            <text:p>53.554</text:p>
          </table:table-cell>
          <table:table-cell office:value-type="float" office:value="53.553543" calcext:value-type="float">
            <text:p>53.554</text:p>
          </table:table-cell>
          <table:table-cell office:value-type="float" office:value="53.553467" calcext:value-type="float">
            <text:p>53.553</text:p>
          </table:table-cell>
          <table:table-cell office:value-type="float" office:value="53.553482" calcext:value-type="float">
            <text:p>53.553</text:p>
          </table:table-cell>
          <table:table-cell office:value-type="float" office:value="53.552773" calcext:value-type="float">
            <text:p>53.553</text:p>
          </table:table-cell>
          <table:table-cell office:value-type="float" office:value="53.525467" calcext:value-type="float">
            <text:p>53.525</text:p>
          </table:table-cell>
          <table:table-cell office:value-type="float" office:value="11.442562" calcext:value-type="float">
            <text:p>11.443</text:p>
          </table:table-cell>
          <table:table-cell office:value-type="float" office:value="11.63927" calcext:value-type="float">
            <text:p>11.639</text:p>
          </table:table-cell>
          <table:table-cell office:value-type="float" office:value="21.789314" calcext:value-type="float">
            <text:p>21.789</text:p>
          </table:table-cell>
          <table:table-cell office:value-type="float" office:value="22.958199" calcext:value-type="float">
            <text:p>22.958</text:p>
          </table:table-cell>
          <table:table-cell office:value-type="float" office:value="4.008727" calcext:value-type="float">
            <text:p>4.009</text:p>
          </table:table-cell>
          <table:table-cell office:value-type="float" office:value="53.446518" calcext:value-type="float">
            <text:p>53.447</text:p>
          </table:table-cell>
          <table:table-cell office:value-type="float" office:value="3.484991" calcext:value-type="float">
            <text:p>3.485</text:p>
          </table:table-cell>
          <table:table-cell office:value-type="float" office:value="-8.091105" calcext:value-type="float">
            <text:p>-8.091</text:p>
          </table:table-cell>
          <table:table-cell office:value-type="float" office:value="3.965674" calcext:value-type="float">
            <text:p>3.966</text:p>
          </table:table-cell>
          <table:table-cell office:value-type="float" office:value="12.857436" calcext:value-type="float">
            <text:p>12.857</text:p>
          </table:table-cell>
          <table:table-cell office:value-type="float" office:value="38.846252" calcext:value-type="float">
            <text:p>38.846</text:p>
          </table:table-cell>
          <table:table-cell office:value-type="float" office:value="-7.578867" calcext:value-type="float">
            <text:p>-7.579</text:p>
          </table:table-cell>
          <table:table-cell office:value-type="float" office:value="-8.538363" calcext:value-type="float">
            <text:p>-8.538</text:p>
          </table:table-cell>
          <table:table-cell office:value-type="float" office:value="-8.513203" calcext:value-type="float">
            <text:p>-8.513</text:p>
          </table:table-cell>
          <table:table-cell office:value-type="float" office:value="-8.532068" calcext:value-type="float">
            <text:p>-8.532</text:p>
          </table:table-cell>
          <table:table-cell office:value-type="float" office:value="-8.568899" calcext:value-type="float">
            <text:p>-8.569</text:p>
          </table:table-cell>
          <table:table-cell office:value-type="float" office:value="-8.668713" calcext:value-type="float">
            <text:p>-8.669</text:p>
          </table:table-cell>
          <table:table-cell office:value-type="float" office:value="-8.765547" calcext:value-type="float">
            <text:p>-8.766</text:p>
          </table:table-cell>
          <table:table-cell office:value-type="float" office:value="-8.992937" calcext:value-type="float">
            <text:p>-8.993</text:p>
          </table:table-cell>
          <table:table-cell office:value-type="float" office:value="-8.776243" calcext:value-type="float">
            <text:p>-8.776</text:p>
          </table:table-cell>
          <table:table-cell office:value-type="float" office:value="-8.533916" calcext:value-type="float">
            <text:p>-8.534</text:p>
          </table:table-cell>
          <table:table-cell office:value-type="float" office:value="-2.51832" calcext:value-type="float">
            <text:p>-2.518</text:p>
          </table:table-cell>
          <table:table-cell office:value-type="float" office:value="48.971687" calcext:value-type="float">
            <text:p>48.972</text:p>
          </table:table-cell>
          <table:table-cell office:value-type="float" office:value="53.552322" calcext:value-type="float">
            <text:p>53.55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2.634468" calcext:value-type="float">
            <text:p>32.634</text:p>
          </table:table-cell>
          <table:table-cell office:value-type="float" office:value="32.64061" calcext:value-type="float">
            <text:p>32.641</text:p>
          </table:table-cell>
          <table:table-cell office:value-type="float" office:value="32.6464" calcext:value-type="float">
            <text:p>32.646</text:p>
          </table:table-cell>
          <table:table-cell office:value-type="float" office:value="32.646896" calcext:value-type="float">
            <text:p>32.647</text:p>
          </table:table-cell>
          <table:table-cell office:value-type="float" office:value="32.632683" calcext:value-type="float">
            <text:p>32.633</text:p>
          </table:table-cell>
          <table:table-cell office:value-type="float" office:value="32.618053" calcext:value-type="float">
            <text:p>32.618</text:p>
          </table:table-cell>
          <table:table-cell office:value-type="float" office:value="32.563469" calcext:value-type="float">
            <text:p>32.563</text:p>
          </table:table-cell>
          <table:table-cell office:value-type="float" office:value="32.576427" calcext:value-type="float">
            <text:p>32.576</text:p>
          </table:table-cell>
          <table:table-cell office:value-type="float" office:value="32.592197" calcext:value-type="float">
            <text:p>32.592</text:p>
          </table:table-cell>
          <table:table-cell office:value-type="float" office:value="32.607864" calcext:value-type="float">
            <text:p>32.608</text:p>
          </table:table-cell>
          <table:table-cell office:value-type="float" office:value="32.619854" calcext:value-type="float">
            <text:p>32.620</text:p>
          </table:table-cell>
          <table:table-cell office:value-type="float" office:value="32.645134" calcext:value-type="float">
            <text:p>32.645</text:p>
          </table:table-cell>
          <table:table-cell office:value-type="float" office:value="32.64209" calcext:value-type="float">
            <text:p>32.642</text:p>
          </table:table-cell>
          <table:table-cell office:value-type="float" office:value="32.635658" calcext:value-type="float">
            <text:p>32.636</text:p>
          </table:table-cell>
          <table:table-cell office:value-type="float" office:value="32.641808" calcext:value-type="float">
            <text:p>32.642</text:p>
          </table:table-cell>
          <table:table-cell office:value-type="float" office:value="32.642918" calcext:value-type="float">
            <text:p>32.643</text:p>
          </table:table-cell>
          <table:table-cell office:value-type="float" office:value="32.64967" calcext:value-type="float">
            <text:p>32.650</text:p>
          </table:table-cell>
          <table:table-cell office:value-type="float" office:value="32.656185" calcext:value-type="float">
            <text:p>32.656</text:p>
          </table:table-cell>
          <table:table-cell office:value-type="float" office:value="32.64912" calcext:value-type="float">
            <text:p>32.649</text:p>
          </table:table-cell>
          <table:table-cell office:value-type="float" office:value="32.641441" calcext:value-type="float">
            <text:p>32.641</text:p>
          </table:table-cell>
          <table:table-cell office:value-type="float" office:value="32.66254" calcext:value-type="float">
            <text:p>32.663</text:p>
          </table:table-cell>
          <table:table-cell office:value-type="float" office:value="32.656422" calcext:value-type="float">
            <text:p>32.656</text:p>
          </table:table-cell>
          <table:table-cell office:value-type="float" office:value="32.658279" calcext:value-type="float">
            <text:p>32.658</text:p>
          </table:table-cell>
          <table:table-cell office:value-type="float" office:value="32.662872" calcext:value-type="float">
            <text:p>32.663</text:p>
          </table:table-cell>
          <table:table-cell office:value-type="float" office:value="32.678341" calcext:value-type="float">
            <text:p>32.678</text:p>
          </table:table-cell>
          <table:table-cell office:value-type="float" office:value="32.788136" calcext:value-type="float">
            <text:p>32.788</text:p>
          </table:table-cell>
          <table:table-cell office:value-type="float" office:value="36.389069" calcext:value-type="float">
            <text:p>36.389</text:p>
          </table:table-cell>
          <table:table-cell office:value-type="float" office:value="39.116642" calcext:value-type="float">
            <text:p>39.117</text:p>
          </table:table-cell>
          <table:table-cell office:value-type="float" office:value="48.726105" calcext:value-type="float">
            <text:p>48.726</text:p>
          </table:table-cell>
          <table:table-cell office:value-type="float" office:value="48.732502" calcext:value-type="float">
            <text:p>48.73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8.19244" calcext:value-type="float">
            <text:p>8.192</text:p>
          </table:table-cell>
          <table:table-cell office:value-type="float" office:value="7.946839" calcext:value-type="float">
            <text:p>7.947</text:p>
          </table:table-cell>
          <table:table-cell office:value-type="float" office:value="7.790878" calcext:value-type="float">
            <text:p>7.791</text:p>
          </table:table-cell>
          <table:table-cell office:value-type="float" office:value="7.796916" calcext:value-type="float">
            <text:p>7.797</text:p>
          </table:table-cell>
          <table:table-cell office:value-type="float" office:value="7.676816" calcext:value-type="float">
            <text:p>7.677</text:p>
          </table:table-cell>
          <table:table-cell office:value-type="float" office:value="7.432786" calcext:value-type="float">
            <text:p>7.433</text:p>
          </table:table-cell>
          <table:table-cell office:value-type="float" office:value="4.36944" calcext:value-type="float">
            <text:p>4.369</text:p>
          </table:table-cell>
          <table:table-cell office:value-type="float" office:value="4.892592" calcext:value-type="float">
            <text:p>4.893</text:p>
          </table:table-cell>
          <table:table-cell office:value-type="float" office:value="5.477624" calcext:value-type="float">
            <text:p>5.478</text:p>
          </table:table-cell>
          <table:table-cell office:value-type="float" office:value="4.636312" calcext:value-type="float">
            <text:p>4.636</text:p>
          </table:table-cell>
          <table:table-cell office:value-type="float" office:value="2.536601" calcext:value-type="float">
            <text:p>2.537</text:p>
          </table:table-cell>
          <table:table-cell office:value-type="float" office:value="5.862472" calcext:value-type="float">
            <text:p>5.862</text:p>
          </table:table-cell>
          <table:table-cell office:value-type="float" office:value="1.784091" calcext:value-type="float">
            <text:p>1.784</text:p>
          </table:table-cell>
          <table:table-cell office:value-type="float" office:value="0.514437" calcext:value-type="float">
            <text:p>0.514</text:p>
          </table:table-cell>
          <table:table-cell office:value-type="float" office:value="2.742653" calcext:value-type="float">
            <text:p>2.743</text:p>
          </table:table-cell>
          <table:table-cell office:value-type="float" office:value="4.254889" calcext:value-type="float">
            <text:p>4.255</text:p>
          </table:table-cell>
          <table:table-cell office:value-type="float" office:value="3.511795" calcext:value-type="float">
            <text:p>3.512</text:p>
          </table:table-cell>
          <table:table-cell office:value-type="float" office:value="-0.280103" calcext:value-type="float">
            <text:p>-0.280</text:p>
          </table:table-cell>
          <table:table-cell office:value-type="float" office:value="-1.65109" calcext:value-type="float">
            <text:p>-1.651</text:p>
          </table:table-cell>
          <table:table-cell office:value-type="float" office:value="-1.592255" calcext:value-type="float">
            <text:p>-1.592</text:p>
          </table:table-cell>
          <table:table-cell office:value-type="float" office:value="-2.600883" calcext:value-type="float">
            <text:p>-2.601</text:p>
          </table:table-cell>
          <table:table-cell office:value-type="float" office:value="-3.348378" calcext:value-type="float">
            <text:p>-3.348</text:p>
          </table:table-cell>
          <table:table-cell office:value-type="float" office:value="-4.16549" calcext:value-type="float">
            <text:p>-4.165</text:p>
          </table:table-cell>
          <table:table-cell office:value-type="float" office:value="-4.502348" calcext:value-type="float">
            <text:p>-4.502</text:p>
          </table:table-cell>
          <table:table-cell office:value-type="float" office:value="-5.750011" calcext:value-type="float">
            <text:p>-5.750</text:p>
          </table:table-cell>
          <table:table-cell office:value-type="float" office:value="-9.053709" calcext:value-type="float">
            <text:p>-9.054</text:p>
          </table:table-cell>
          <table:table-cell office:value-type="float" office:value="-9.990798" calcext:value-type="float">
            <text:p>-9.991</text:p>
          </table:table-cell>
          <table:table-cell office:value-type="float" office:value="-9.163446" calcext:value-type="float">
            <text:p>-9.163</text:p>
          </table:table-cell>
          <table:table-cell office:value-type="float" office:value="-7.970687" calcext:value-type="float">
            <text:p>-7.971</text:p>
          </table:table-cell>
          <table:table-cell office:value-type="float" office:value="-7.587606" calcext:value-type="float">
            <text:p>-7.58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26.551666" calcext:value-type="float">
            <text:p>226.552</text:p>
          </table:table-cell>
          <table:table-cell office:value-type="float" office:value="226.449753" calcext:value-type="float">
            <text:p>226.450</text:p>
          </table:table-cell>
          <table:table-cell office:value-type="float" office:value="226.449722" calcext:value-type="float">
            <text:p>226.450</text:p>
          </table:table-cell>
          <table:table-cell office:value-type="float" office:value="226.449661" calcext:value-type="float">
            <text:p>226.450</text:p>
          </table:table-cell>
          <table:table-cell office:value-type="float" office:value="226.449448" calcext:value-type="float">
            <text:p>226.449</text:p>
          </table:table-cell>
          <table:table-cell office:value-type="float" office:value="226.449371" calcext:value-type="float">
            <text:p>226.449</text:p>
          </table:table-cell>
          <table:table-cell office:value-type="float" office:value="226.449783" calcext:value-type="float">
            <text:p>226.450</text:p>
          </table:table-cell>
          <table:table-cell office:value-type="float" office:value="226.449448" calcext:value-type="float">
            <text:p>226.449</text:p>
          </table:table-cell>
          <table:table-cell office:value-type="float" office:value="226.449265" calcext:value-type="float">
            <text:p>226.449</text:p>
          </table:table-cell>
          <table:table-cell office:value-type="float" office:value="226.444046" calcext:value-type="float">
            <text:p>226.444</text:p>
          </table:table-cell>
          <table:table-cell office:value-type="float" office:value="226.447556" calcext:value-type="float">
            <text:p>226.448</text:p>
          </table:table-cell>
          <table:table-cell office:value-type="float" office:value="225.839218" calcext:value-type="float">
            <text:p>225.839</text:p>
          </table:table-cell>
          <table:table-cell office:value-type="float" office:value="225.921066" calcext:value-type="float">
            <text:p>225.921</text:p>
          </table:table-cell>
          <table:table-cell office:value-type="float" office:value="233.727737" calcext:value-type="float">
            <text:p>233.728</text:p>
          </table:table-cell>
          <table:table-cell office:value-type="float" office:value="225.763092" calcext:value-type="float">
            <text:p>225.763</text:p>
          </table:table-cell>
          <table:table-cell office:value-type="float" office:value="251.292374" calcext:value-type="float">
            <text:p>251.292</text:p>
          </table:table-cell>
          <table:table-cell office:value-type="float" office:value="246.586472" calcext:value-type="float">
            <text:p>246.586</text:p>
          </table:table-cell>
          <table:table-cell office:value-type="float" office:value="248.284378" calcext:value-type="float">
            <text:p>248.284</text:p>
          </table:table-cell>
          <table:table-cell office:value-type="float" office:value="245.010376" calcext:value-type="float">
            <text:p>245.010</text:p>
          </table:table-cell>
          <table:table-cell office:value-type="float" office:value="245.91713" calcext:value-type="float">
            <text:p>245.917</text:p>
          </table:table-cell>
          <table:table-cell office:value-type="float" office:value="232.542099" calcext:value-type="float">
            <text:p>232.542</text:p>
          </table:table-cell>
          <table:table-cell office:value-type="float" office:value="223.657089" calcext:value-type="float">
            <text:p>223.657</text:p>
          </table:table-cell>
          <table:table-cell office:value-type="float" office:value="155.955246" calcext:value-type="float">
            <text:p>155.955</text:p>
          </table:table-cell>
          <table:table-cell office:value-type="float" office:value="101.290787" calcext:value-type="float">
            <text:p>101.291</text:p>
          </table:table-cell>
          <table:table-cell office:value-type="float" office:value="20.778214" calcext:value-type="float">
            <text:p>20.778</text:p>
          </table:table-cell>
          <table:table-cell office:value-type="float" office:value="-37.767906" calcext:value-type="float">
            <text:p>-37.768</text:p>
          </table:table-cell>
          <table:table-cell office:value-type="float" office:value="-38.867241" calcext:value-type="float">
            <text:p>-38.867</text:p>
          </table:table-cell>
          <table:table-cell office:value-type="float" office:value="-38.096649" calcext:value-type="float">
            <text:p>-38.097</text:p>
          </table:table-cell>
          <table:table-cell office:value-type="float" office:value="-37.516937" calcext:value-type="float">
            <text:p>-37.517</text:p>
          </table:table-cell>
          <table:table-cell office:value-type="float" office:value="4.947762" calcext:value-type="float">
            <text:p>4.94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ão Paulo</text:p>
          </table:table-cell>
          <table:table-cell table:number-columns-repeated="3" office:value-type="float" office:value="940.80011" calcext:value-type="float">
            <text:p>940.800</text:p>
          </table:table-cell>
          <table:table-cell table:number-columns-repeated="2" office:value-type="float" office:value="975.919922" calcext:value-type="float">
            <text:p>975.920</text:p>
          </table:table-cell>
          <table:table-cell table:number-columns-repeated="6" office:value-type="float" office:value="940.80011" calcext:value-type="float">
            <text:p>940.800</text:p>
          </table:table-cell>
          <table:table-cell office:value-type="float" office:value="837.918945" calcext:value-type="float">
            <text:p>837.919</text:p>
          </table:table-cell>
          <table:table-cell table:number-columns-repeated="2" office:value-type="float" office:value="940.80011" calcext:value-type="float">
            <text:p>940.800</text:p>
          </table:table-cell>
          <table:table-cell office:value-type="float" office:value="899.820679" calcext:value-type="float">
            <text:p>899.821</text:p>
          </table:table-cell>
          <table:table-cell office:value-type="float" office:value="899.81958" calcext:value-type="float">
            <text:p>899.820</text:p>
          </table:table-cell>
          <table:table-cell office:value-type="float" office:value="837.918945" calcext:value-type="float">
            <text:p>837.919</text:p>
          </table:table-cell>
          <table:table-cell office:value-type="float" office:value="942.229614" calcext:value-type="float">
            <text:p>942.230</text:p>
          </table:table-cell>
          <table:table-cell office:value-type="float" office:value="940.80011" calcext:value-type="float">
            <text:p>940.800</text:p>
          </table:table-cell>
          <table:table-cell office:value-type="float" office:value="975.919922" calcext:value-type="float">
            <text:p>975.920</text:p>
          </table:table-cell>
          <table:table-cell office:value-type="float" office:value="900.270996" calcext:value-type="float">
            <text:p>900.271</text:p>
          </table:table-cell>
          <table:table-cell table:number-columns-repeated="6" office:value-type="float" office:value="899.820679" calcext:value-type="float">
            <text:p>899.821</text:p>
          </table:table-cell>
          <table:table-cell office:value-type="float" office:value="894.860718" calcext:value-type="float">
            <text:p>894.861</text:p>
          </table:table-cell>
          <table:table-cell table:number-columns-repeated="2" office:value-type="float" office:value="837.918945" calcext:value-type="float">
            <text:p>837.919</text:p>
          </table:table-cell>
          <table:table-cell table:number-columns-repeated="8"/>
          <table:table-cell table:style-name="ce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8.754044" calcext:value-type="float">
            <text:p>38.754</text:p>
          </table:table-cell>
          <table:table-cell office:value-type="float" office:value="38.69566" calcext:value-type="float">
            <text:p>38.696</text:p>
          </table:table-cell>
          <table:table-cell office:value-type="float" office:value="38.367805" calcext:value-type="float">
            <text:p>38.368</text:p>
          </table:table-cell>
          <table:table-cell office:value-type="float" office:value="38.335838" calcext:value-type="float">
            <text:p>38.336</text:p>
          </table:table-cell>
          <table:table-cell office:value-type="float" office:value="38.230377" calcext:value-type="float">
            <text:p>38.230</text:p>
          </table:table-cell>
          <table:table-cell office:value-type="float" office:value="37.818172" calcext:value-type="float">
            <text:p>37.818</text:p>
          </table:table-cell>
          <table:table-cell office:value-type="float" office:value="21.458702" calcext:value-type="float">
            <text:p>21.459</text:p>
          </table:table-cell>
          <table:table-cell office:value-type="float" office:value="19.756649" calcext:value-type="float">
            <text:p>19.757</text:p>
          </table:table-cell>
          <table:table-cell office:value-type="float" office:value="19.86887" calcext:value-type="float">
            <text:p>19.869</text:p>
          </table:table-cell>
          <table:table-cell office:value-type="float" office:value="12.050808" calcext:value-type="float">
            <text:p>12.051</text:p>
          </table:table-cell>
          <table:table-cell office:value-type="float" office:value="-2.987385" calcext:value-type="float">
            <text:p>-2.987</text:p>
          </table:table-cell>
          <table:table-cell office:value-type="float" office:value="24.389454" calcext:value-type="float">
            <text:p>24.389</text:p>
          </table:table-cell>
          <table:table-cell office:value-type="float" office:value="-4.126945" calcext:value-type="float">
            <text:p>-4.127</text:p>
          </table:table-cell>
          <table:table-cell office:value-type="float" office:value="-4.188384" calcext:value-type="float">
            <text:p>-4.188</text:p>
          </table:table-cell>
          <table:table-cell office:value-type="float" office:value="-3.913354" calcext:value-type="float">
            <text:p>-3.913</text:p>
          </table:table-cell>
          <table:table-cell office:value-type="float" office:value="-1.659755" calcext:value-type="float">
            <text:p>-1.660</text:p>
          </table:table-cell>
          <table:table-cell office:value-type="float" office:value="4.074056" calcext:value-type="float">
            <text:p>4.074</text:p>
          </table:table-cell>
          <table:table-cell office:value-type="float" office:value="-4.194274" calcext:value-type="float">
            <text:p>-4.194</text:p>
          </table:table-cell>
          <table:table-cell office:value-type="float" office:value="-4.202342" calcext:value-type="float">
            <text:p>-4.202</text:p>
          </table:table-cell>
          <table:table-cell office:value-type="float" office:value="-4.195573" calcext:value-type="float">
            <text:p>-4.196</text:p>
          </table:table-cell>
          <table:table-cell office:value-type="float" office:value="-4.206163" calcext:value-type="float">
            <text:p>-4.206</text:p>
          </table:table-cell>
          <table:table-cell office:value-type="float" office:value="-4.23601" calcext:value-type="float">
            <text:p>-4.236</text:p>
          </table:table-cell>
          <table:table-cell office:value-type="float" office:value="-4.359323" calcext:value-type="float">
            <text:p>-4.359</text:p>
          </table:table-cell>
          <table:table-cell office:value-type="float" office:value="-4.510295" calcext:value-type="float">
            <text:p>-4.510</text:p>
          </table:table-cell>
          <table:table-cell office:value-type="float" office:value="-4.923594" calcext:value-type="float">
            <text:p>-4.924</text:p>
          </table:table-cell>
          <table:table-cell office:value-type="float" office:value="-5.230797" calcext:value-type="float">
            <text:p>-5.231</text:p>
          </table:table-cell>
          <table:table-cell office:value-type="float" office:value="-5.859454" calcext:value-type="float">
            <text:p>-5.859</text:p>
          </table:table-cell>
          <table:table-cell office:value-type="float" office:value="-7.206473" calcext:value-type="float">
            <text:p>-7.206</text:p>
          </table:table-cell>
          <table:table-cell office:value-type="float" office:value="-8.245431" calcext:value-type="float">
            <text:p>-8.245</text:p>
          </table:table-cell>
          <table:table-cell office:value-type="float" office:value="-9.894261" calcext:value-type="float">
            <text:p>-9.89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9.945782" calcext:value-type="float">
            <text:p>39.946</text:p>
          </table:table-cell>
          <table:table-cell office:value-type="float" office:value="39.904396" calcext:value-type="float">
            <text:p>39.904</text:p>
          </table:table-cell>
          <table:table-cell office:value-type="float" office:value="39.980965" calcext:value-type="float">
            <text:p>39.981</text:p>
          </table:table-cell>
          <table:table-cell office:value-type="float" office:value="39.950901" calcext:value-type="float">
            <text:p>39.951</text:p>
          </table:table-cell>
          <table:table-cell office:value-type="float" office:value="39.527946" calcext:value-type="float">
            <text:p>39.528</text:p>
          </table:table-cell>
          <table:table-cell office:value-type="float" office:value="37.082325" calcext:value-type="float">
            <text:p>37.082</text:p>
          </table:table-cell>
          <table:table-cell office:value-type="float" office:value="27.130018" calcext:value-type="float">
            <text:p>27.130</text:p>
          </table:table-cell>
          <table:table-cell office:value-type="float" office:value="26.559231" calcext:value-type="float">
            <text:p>26.559</text:p>
          </table:table-cell>
          <table:table-cell office:value-type="float" office:value="27.545528" calcext:value-type="float">
            <text:p>27.546</text:p>
          </table:table-cell>
          <table:table-cell office:value-type="float" office:value="32.076565" calcext:value-type="float">
            <text:p>32.077</text:p>
          </table:table-cell>
          <table:table-cell office:value-type="float" office:value="33.26149" calcext:value-type="float">
            <text:p>33.261</text:p>
          </table:table-cell>
          <table:table-cell office:value-type="float" office:value="39.635593" calcext:value-type="float">
            <text:p>39.636</text:p>
          </table:table-cell>
          <table:table-cell office:value-type="float" office:value="38.749794" calcext:value-type="float">
            <text:p>38.750</text:p>
          </table:table-cell>
          <table:table-cell office:value-type="float" office:value="33.015308" calcext:value-type="float">
            <text:p>33.015</text:p>
          </table:table-cell>
          <table:table-cell office:value-type="float" office:value="35.912861" calcext:value-type="float">
            <text:p>35.913</text:p>
          </table:table-cell>
          <table:table-cell office:value-type="float" office:value="36.910152" calcext:value-type="float">
            <text:p>36.910</text:p>
          </table:table-cell>
          <table:table-cell office:value-type="float" office:value="39.27776" calcext:value-type="float">
            <text:p>39.278</text:p>
          </table:table-cell>
          <table:table-cell office:value-type="float" office:value="39.782005" calcext:value-type="float">
            <text:p>39.782</text:p>
          </table:table-cell>
          <table:table-cell office:value-type="float" office:value="32.920116" calcext:value-type="float">
            <text:p>32.920</text:p>
          </table:table-cell>
          <table:table-cell office:value-type="float" office:value="31.940559" calcext:value-type="float">
            <text:p>31.941</text:p>
          </table:table-cell>
          <table:table-cell office:value-type="float" office:value="34.378754" calcext:value-type="float">
            <text:p>34.379</text:p>
          </table:table-cell>
          <table:table-cell office:value-type="float" office:value="31.204662" calcext:value-type="float">
            <text:p>31.205</text:p>
          </table:table-cell>
          <table:table-cell office:value-type="float" office:value="28.704891" calcext:value-type="float">
            <text:p>28.705</text:p>
          </table:table-cell>
          <table:table-cell office:value-type="float" office:value="25.782833" calcext:value-type="float">
            <text:p>25.783</text:p>
          </table:table-cell>
          <table:table-cell office:value-type="float" office:value="27.780899" calcext:value-type="float">
            <text:p>27.781</text:p>
          </table:table-cell>
          <table:table-cell office:value-type="float" office:value="33.493732" calcext:value-type="float">
            <text:p>33.494</text:p>
          </table:table-cell>
          <table:table-cell office:value-type="float" office:value="34.082222" calcext:value-type="float">
            <text:p>34.082</text:p>
          </table:table-cell>
          <table:table-cell office:value-type="float" office:value="40.081406" calcext:value-type="float">
            <text:p>40.081</text:p>
          </table:table-cell>
          <table:table-cell office:value-type="float" office:value="41.061504" calcext:value-type="float">
            <text:p>41.062</text:p>
          </table:table-cell>
          <table:table-cell office:value-type="float" office:value="44.215889" calcext:value-type="float">
            <text:p>44.216</text:p>
          </table:table-cell>
          <table:table-cell table:number-columns-repeated="9"/>
        </table:table-row>
        <table:table-row table:style-name="ro2" table:number-rows-repeated="9">
          <table:table-cell table:style-name="Default"/>
          <table:table-cell table:number-columns-repeated="39"/>
        </table:table-row>
        <table:table-row table:style-name="ro2">
          <table:table-cell table:style-name="Default"/>
          <table:table-cell table:number-columns-repeated="39"/>
        </table:table-row>
      </table:table>
      <table:table table:name="Porcentagem" table:style-name="ta1">
        <table:table-column table:style-name="co4" table:default-cell-style-name="ce7"/>
        <table:table-column table:style-name="co5" table:default-cell-style-name="ce24"/>
        <table:table-column table:style-name="co2" table:number-columns-repeated="29" table:default-cell-style-name="ce24"/>
        <table:table-column table:style-name="co2" table:number-columns-repeated="975" table:default-cell-style-name="ce84"/>
        <table:table-row table:style-name="ro1">
          <table:table-cell table:style-name="ce6" office:value-type="string" calcext:value-type="string">
            <text:p>% do Erro Absoluto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Default" table:number-columns-repeated="975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187683515348288" calcext:value-type="percentage">
            <text:p>18,768%</text:p>
          </table:table-cell>
          <table:table-cell table:formula="of:=(ABS([$Registrado.C2] - [$Previsto.C2])/[$Registrado.C2])" office:value-type="percentage" office:value="0.167374573486668" calcext:value-type="percentage">
            <text:p>16,737%</text:p>
          </table:table-cell>
          <table:table-cell table:formula="of:=(ABS([$Registrado.D2] - [$Previsto.D2])/[$Registrado.D2])" office:value-type="percentage" office:value="0.0406799381263031" calcext:value-type="percentage">
            <text:p>4,068%</text:p>
          </table:table-cell>
          <table:table-cell table:formula="of:=(ABS([$Registrado.E2] - [$Previsto.E2])/[$Registrado.E2])" office:value-type="percentage" office:value="0.0352624541875934" calcext:value-type="percentage">
            <text:p>3,526%</text:p>
          </table:table-cell>
          <table:table-cell table:formula="of:=(ABS([$Registrado.F2] - [$Previsto.F2])/[$Registrado.F2])" office:value-type="percentage" office:value="0.0503831739062256" calcext:value-type="percentage">
            <text:p>5,038%</text:p>
          </table:table-cell>
          <table:table-cell table:formula="of:=(ABS([$Registrado.G2] - [$Previsto.G2])/[$Registrado.G2])" office:value-type="percentage" office:value="0.065434716981132" calcext:value-type="percentage">
            <text:p>6,543%</text:p>
          </table:table-cell>
          <table:table-cell table:formula="of:=(ABS([$Registrado.H2] - [$Previsto.H2])/[$Registrado.H2])" office:value-type="percentage" office:value="0.270643510751868" calcext:value-type="percentage">
            <text:p>27,064%</text:p>
          </table:table-cell>
          <table:table-cell table:formula="of:=(ABS([$Registrado.I2] - [$Previsto.I2])/[$Registrado.I2])" office:value-type="percentage" office:value="0.283801905829596" calcext:value-type="percentage">
            <text:p>28,380%</text:p>
          </table:table-cell>
          <table:table-cell table:formula="of:=(ABS([$Registrado.J2] - [$Previsto.J2])/[$Registrado.J2])" office:value-type="percentage" office:value="0.315373200329083" calcext:value-type="percentage">
            <text:p>31,537%</text:p>
          </table:table-cell>
          <table:table-cell table:formula="of:=(ABS([$Registrado.K2] - [$Previsto.K2])/[$Registrado.K2])" office:value-type="percentage" office:value="0.310848207866899" calcext:value-type="percentage">
            <text:p>31,085%</text:p>
          </table:table-cell>
          <table:table-cell table:formula="of:=(ABS([$Registrado.L2] - [$Previsto.L2])/[$Registrado.L2])" office:value-type="percentage" office:value="0.0413829913180741" calcext:value-type="percentage">
            <text:p>4,138%</text:p>
          </table:table-cell>
          <table:table-cell table:formula="of:=(ABS([$Registrado.M2] - [$Previsto.M2])/[$Registrado.M2])" office:value-type="percentage" office:value="0.00160459626466709" calcext:value-type="percentage">
            <text:p>0,160%</text:p>
          </table:table-cell>
          <table:table-cell table:formula="of:=(ABS([$Registrado.N2] - [$Previsto.N2])/[$Registrado.N2])" office:value-type="percentage" office:value="0.111196410535312" calcext:value-type="percentage">
            <text:p>11,120%</text:p>
          </table:table-cell>
          <table:table-cell table:formula="of:=(ABS([$Registrado.O2] - [$Previsto.O2])/[$Registrado.O2])" office:value-type="percentage" office:value="0.287092640802591" calcext:value-type="percentage">
            <text:p>28,709%</text:p>
          </table:table-cell>
          <table:table-cell table:formula="of:=(ABS([$Registrado.P2] - [$Previsto.P2])/[$Registrado.P2])" office:value-type="percentage" office:value="0.112834256079613" calcext:value-type="percentage">
            <text:p>11,283%</text:p>
          </table:table-cell>
          <table:table-cell table:formula="of:=(ABS([$Registrado.Q2] - [$Previsto.Q2])/[$Registrado.Q2])" office:value-type="percentage" office:value="0.104578577471205" calcext:value-type="percentage">
            <text:p>10,458%</text:p>
          </table:table-cell>
          <table:table-cell table:formula="of:=(ABS([$Registrado.R2] - [$Previsto.R2])/[$Registrado.R2])" office:value-type="percentage" office:value="0.0070621445700583" calcext:value-type="percentage">
            <text:p>0,706%</text:p>
          </table:table-cell>
          <table:table-cell table:formula="of:=(ABS([$Registrado.S2] - [$Previsto.S2])/[$Registrado.S2])" office:value-type="percentage" office:value="0.293052695953522" calcext:value-type="percentage">
            <text:p>29,305%</text:p>
          </table:table-cell>
          <table:table-cell table:formula="of:=(ABS([$Registrado.T2] - [$Previsto.T2])/[$Registrado.T2])" office:value-type="percentage" office:value="0.0164058813013943" calcext:value-type="percentage">
            <text:p>1,641%</text:p>
          </table:table-cell>
          <table:table-cell table:formula="of:=(ABS([$Registrado.U2] - [$Previsto.U2])/[$Registrado.U2])" office:value-type="percentage" office:value="0.183533956266256" calcext:value-type="percentage">
            <text:p>18,353%</text:p>
          </table:table-cell>
          <table:table-cell table:formula="of:=(ABS([$Registrado.V2] - [$Previsto.V2])/[$Registrado.V2])" office:value-type="percentage" office:value="0.561312128712871" calcext:value-type="percentage">
            <text:p>56,131%</text:p>
          </table:table-cell>
          <table:table-cell table:formula="of:=(ABS([$Registrado.W2] - [$Previsto.W2])/[$Registrado.W2])" office:value-type="percentage" office:value="0.102360319168011" calcext:value-type="percentage">
            <text:p>10,236%</text:p>
          </table:table-cell>
          <table:table-cell table:formula="of:=(ABS([$Registrado.X2] - [$Previsto.X2])/[$Registrado.X2])" office:value-type="percentage" office:value="0.0444779341221618" calcext:value-type="percentage">
            <text:p>4,448%</text:p>
          </table:table-cell>
          <table:table-cell table:formula="of:=(ABS([$Registrado.Y2] - [$Previsto.Y2])/[$Registrado.Y2])" office:value-type="percentage" office:value="0.0477523503216229" calcext:value-type="percentage">
            <text:p>4,775%</text:p>
          </table:table-cell>
          <table:table-cell table:formula="of:=(ABS([$Registrado.Z2] - [$Previsto.Z2])/[$Registrado.Z2])" office:value-type="percentage" office:value="0.170449503311258" calcext:value-type="percentage">
            <text:p>17,045%</text:p>
          </table:table-cell>
          <table:table-cell table:formula="of:=(ABS([$Registrado.AA2] - [$Previsto.AA2])/[$Registrado.AA2])" office:value-type="percentage" office:value="0.178324523111882" calcext:value-type="percentage">
            <text:p>17,832%</text:p>
          </table:table-cell>
          <table:table-cell table:formula="of:=(ABS([$Registrado.AB2] - [$Previsto.AB2])/[$Registrado.AB2])" office:value-type="percentage" office:value="0.195793417688324" calcext:value-type="percentage">
            <text:p>19,579%</text:p>
          </table:table-cell>
          <table:table-cell table:formula="of:=(ABS([$Registrado.AC2] - [$Previsto.AC2])/[$Registrado.AC2])" office:value-type="percentage" office:value="0.290878107797471" calcext:value-type="percentage">
            <text:p>29,088%</text:p>
          </table:table-cell>
          <table:table-cell table:formula="of:=(ABS([$Registrado.AD2] - [$Previsto.AD2])/[$Registrado.AD2])" office:value-type="percentage" office:value="0.0347888333552545" calcext:value-type="percentage">
            <text:p>3,479%</text:p>
          </table:table-cell>
          <table:table-cell table:formula="of:=(ABS([$Registrado.AE2] - [$Previsto.AE2])/[$Registrado.AE2])" office:value-type="percentage" office:value="0.683062106299212" calcext:value-type="percentage">
            <text:p>68,306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481010262417994" calcext:value-type="percentage">
            <text:p>48,101%</text:p>
          </table:table-cell>
          <table:table-cell table:formula="of:=(ABS([$Registrado.C3] - [$Previsto.C3])/[$Registrado.C3])" office:value-type="percentage" office:value="0.15348323897497" calcext:value-type="percentage">
            <text:p>15,348%</text:p>
          </table:table-cell>
          <table:table-cell table:formula="of:=(ABS([$Registrado.D3] - [$Previsto.D3])/[$Registrado.D3])" office:value-type="percentage" office:value="0.0968458360048443" calcext:value-type="percentage">
            <text:p>9,685%</text:p>
          </table:table-cell>
          <table:table-cell table:formula="of:=(ABS([$Registrado.E3] - [$Previsto.E3])/[$Registrado.E3])" office:value-type="percentage" office:value="0.0281258141010654" calcext:value-type="percentage">
            <text:p>2,813%</text:p>
          </table:table-cell>
          <table:table-cell table:formula="of:=(ABS([$Registrado.F3] - [$Previsto.F3])/[$Registrado.F3])" office:value-type="percentage" office:value="0.0620690202574455" calcext:value-type="percentage">
            <text:p>6,207%</text:p>
          </table:table-cell>
          <table:table-cell table:formula="of:=(ABS([$Registrado.G3] - [$Previsto.G3])/[$Registrado.G3])" office:value-type="percentage" office:value="0.0261797340088664" calcext:value-type="percentage">
            <text:p>2,618%</text:p>
          </table:table-cell>
          <table:table-cell table:formula="of:=(ABS([$Registrado.H3] - [$Previsto.H3])/[$Registrado.H3])" office:value-type="percentage" office:value="0.0262458404187923" calcext:value-type="percentage">
            <text:p>2,625%</text:p>
          </table:table-cell>
          <table:table-cell table:formula="of:=(ABS([$Registrado.I3] - [$Previsto.I3])/[$Registrado.I3])" office:value-type="percentage" office:value="0.147507457121551" calcext:value-type="percentage">
            <text:p>14,751%</text:p>
          </table:table-cell>
          <table:table-cell table:formula="of:=(ABS([$Registrado.J3] - [$Previsto.J3])/[$Registrado.J3])" office:value-type="percentage" office:value="0.0452082116416491" calcext:value-type="percentage">
            <text:p>4,521%</text:p>
          </table:table-cell>
          <table:table-cell table:formula="of:=(ABS([$Registrado.K3] - [$Previsto.K3])/[$Registrado.K3])" office:value-type="percentage" office:value="0.112459625533145" calcext:value-type="percentage">
            <text:p>11,246%</text:p>
          </table:table-cell>
          <table:table-cell table:formula="of:=(ABS([$Registrado.L3] - [$Previsto.L3])/[$Registrado.L3])" office:value-type="percentage" office:value="0.39805187843547" calcext:value-type="percentage">
            <text:p>39,805%</text:p>
          </table:table-cell>
          <table:table-cell table:formula="of:=(ABS([$Registrado.M3] - [$Previsto.M3])/[$Registrado.M3])" office:value-type="percentage" office:value="0.0982433184656558" calcext:value-type="percentage">
            <text:p>9,824%</text:p>
          </table:table-cell>
          <table:table-cell table:formula="of:=(ABS([$Registrado.N3] - [$Previsto.N3])/[$Registrado.N3])" office:value-type="percentage" office:value="0.199919213973799" calcext:value-type="percentage">
            <text:p>19,992%</text:p>
          </table:table-cell>
          <table:table-cell table:formula="of:=(ABS([$Registrado.O3] - [$Previsto.O3])/[$Registrado.O3])" office:value-type="percentage" office:value="0.0317667862312001" calcext:value-type="percentage">
            <text:p>3,177%</text:p>
          </table:table-cell>
          <table:table-cell table:formula="of:=(ABS([$Registrado.P3] - [$Previsto.P3])/[$Registrado.P3])" office:value-type="percentage" office:value="0.108305495534428" calcext:value-type="percentage">
            <text:p>10,831%</text:p>
          </table:table-cell>
          <table:table-cell table:formula="of:=(ABS([$Registrado.Q3] - [$Previsto.Q3])/[$Registrado.Q3])" office:value-type="percentage" office:value="0.0694574728630606" calcext:value-type="percentage">
            <text:p>6,946%</text:p>
          </table:table-cell>
          <table:table-cell table:formula="of:=(ABS([$Registrado.R3] - [$Previsto.R3])/[$Registrado.R3])" office:value-type="percentage" office:value="0.0127266774161703" calcext:value-type="percentage">
            <text:p>1,273%</text:p>
          </table:table-cell>
          <table:table-cell table:formula="of:=(ABS([$Registrado.S3] - [$Previsto.S3])/[$Registrado.S3])" office:value-type="percentage" office:value="0.0353112774342842" calcext:value-type="percentage">
            <text:p>3,531%</text:p>
          </table:table-cell>
          <table:table-cell table:formula="of:=(ABS([$Registrado.T3] - [$Previsto.T3])/[$Registrado.T3])" office:value-type="percentage" office:value="0.0496736754353464" calcext:value-type="percentage">
            <text:p>4,967%</text:p>
          </table:table-cell>
          <table:table-cell table:formula="of:=(ABS([$Registrado.U3] - [$Previsto.U3])/[$Registrado.U3])" office:value-type="percentage" office:value="0.0131224570412799" calcext:value-type="percentage">
            <text:p>1,312%</text:p>
          </table:table-cell>
          <table:table-cell table:formula="of:=(ABS([$Registrado.V3] - [$Previsto.V3])/[$Registrado.V3])" office:value-type="percentage" office:value="0.00443458111680429" calcext:value-type="percentage">
            <text:p>0,443%</text:p>
          </table:table-cell>
          <table:table-cell table:formula="of:=(ABS([$Registrado.W3] - [$Previsto.W3])/[$Registrado.W3])" office:value-type="percentage" office:value="0.0483114079846616" calcext:value-type="percentage">
            <text:p>4,831%</text:p>
          </table:table-cell>
          <table:table-cell table:formula="of:=(ABS([$Registrado.X3] - [$Previsto.X3])/[$Registrado.X3])" office:value-type="percentage" office:value="0.318240818568878" calcext:value-type="percentage">
            <text:p>31,824%</text:p>
          </table:table-cell>
          <table:table-cell table:formula="of:=(ABS([$Registrado.Y3] - [$Previsto.Y3])/[$Registrado.Y3])" office:value-type="percentage" office:value="0.00262380550246675" calcext:value-type="percentage">
            <text:p>0,262%</text:p>
          </table:table-cell>
          <table:table-cell table:formula="of:=(ABS([$Registrado.Z3] - [$Previsto.Z3])/[$Registrado.Z3])" office:value-type="percentage" office:value="0.196023604305998" calcext:value-type="percentage">
            <text:p>19,602%</text:p>
          </table:table-cell>
          <table:table-cell table:formula="of:=(ABS([$Registrado.AA3] - [$Previsto.AA3])/[$Registrado.AA3])" office:value-type="percentage" office:value="0.306338810303292" calcext:value-type="percentage">
            <text:p>30,634%</text:p>
          </table:table-cell>
          <table:table-cell table:formula="of:=(ABS([$Registrado.AB3] - [$Previsto.AB3])/[$Registrado.AB3])" office:value-type="percentage" office:value="0.310899791295808" calcext:value-type="percentage">
            <text:p>31,090%</text:p>
          </table:table-cell>
          <table:table-cell table:formula="of:=(ABS([$Registrado.AC3] - [$Previsto.AC3])/[$Registrado.AC3])" office:value-type="percentage" office:value="0.474263517785636" calcext:value-type="percentage">
            <text:p>47,426%</text:p>
          </table:table-cell>
          <table:table-cell table:formula="of:=(ABS([$Registrado.AD3] - [$Previsto.AD3])/[$Registrado.AD3])" office:value-type="percentage" office:value="0.418237611445159" calcext:value-type="percentage">
            <text:p>41,824%</text:p>
          </table:table-cell>
          <table:table-cell table:formula="of:=(ABS([$Registrado.AE3] - [$Previsto.AE3])/[$Registrado.AE3])" office:value-type="percentage" office:value="0.385155521463989" calcext:value-type="percentage">
            <text:p>38,516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0260817807887733" calcext:value-type="percentage">
            <text:p>2,608%</text:p>
          </table:table-cell>
          <table:table-cell table:formula="of:=(ABS([$Registrado.C4] - [$Previsto.C4])/[$Registrado.C4])" office:value-type="percentage" office:value="0.0467069577564785" calcext:value-type="percentage">
            <text:p>4,671%</text:p>
          </table:table-cell>
          <table:table-cell table:formula="of:=(ABS([$Registrado.D4] - [$Previsto.D4])/[$Registrado.D4])" office:value-type="percentage" office:value="0.455801281317927" calcext:value-type="percentage">
            <text:p>45,580%</text:p>
          </table:table-cell>
          <table:table-cell table:formula="of:=(ABS([$Registrado.E4] - [$Previsto.E4])/[$Registrado.E4])" office:value-type="percentage" office:value="0.0818206020391649" calcext:value-type="percentage">
            <text:p>8,182%</text:p>
          </table:table-cell>
          <table:table-cell table:formula="of:=(ABS([$Registrado.F4] - [$Previsto.F4])/[$Registrado.F4])" office:value-type="percentage" office:value="0.134558858201415" calcext:value-type="percentage">
            <text:p>13,456%</text:p>
          </table:table-cell>
          <table:table-cell table:formula="of:=(ABS([$Registrado.G4] - [$Previsto.G4])/[$Registrado.G4])" office:value-type="percentage" office:value="0.323115171177324" calcext:value-type="percentage">
            <text:p>32,312%</text:p>
          </table:table-cell>
          <table:table-cell table:formula="of:=(ABS([$Registrado.H4] - [$Previsto.H4])/[$Registrado.H4])" office:value-type="percentage" office:value="1.46617896759542" calcext:value-type="percentage">
            <text:p>146,618%</text:p>
          </table:table-cell>
          <table:table-cell table:formula="of:=(ABS([$Registrado.I4] - [$Previsto.I4])/[$Registrado.I4])" office:value-type="percentage" office:value="1.458933376041" calcext:value-type="percentage">
            <text:p>145,893%</text:p>
          </table:table-cell>
          <table:table-cell table:formula="of:=(ABS([$Registrado.J4] - [$Previsto.J4])/[$Registrado.J4])" office:value-type="percentage" office:value="0.726266373285012" calcext:value-type="percentage">
            <text:p>72,627%</text:p>
          </table:table-cell>
          <table:table-cell table:formula="of:=(ABS([$Registrado.K4] - [$Previsto.K4])/[$Registrado.K4])" office:value-type="percentage" office:value="0.129012799436355" calcext:value-type="percentage">
            <text:p>12,901%</text:p>
          </table:table-cell>
          <table:table-cell table:formula="of:=(ABS([$Registrado.L4] - [$Previsto.L4])/[$Registrado.L4])" office:value-type="percentage" office:value="0.194135952016935" calcext:value-type="percentage">
            <text:p>19,414%</text:p>
          </table:table-cell>
          <table:table-cell table:formula="of:=(ABS([$Registrado.M4] - [$Previsto.M4])/[$Registrado.M4])" office:value-type="percentage" office:value="0.071069877149877" calcext:value-type="percentage">
            <text:p>7,107%</text:p>
          </table:table-cell>
          <table:table-cell table:formula="of:=(ABS([$Registrado.N4] - [$Previsto.N4])/[$Registrado.N4])" office:value-type="percentage" office:value="0.280852399150743" calcext:value-type="percentage">
            <text:p>28,085%</text:p>
          </table:table-cell>
          <table:table-cell table:formula="of:=(ABS([$Registrado.O4] - [$Previsto.O4])/[$Registrado.O4])" office:value-type="percentage" office:value="0.272147675853558" calcext:value-type="percentage">
            <text:p>27,215%</text:p>
          </table:table-cell>
          <table:table-cell table:formula="of:=(ABS([$Registrado.P4] - [$Previsto.P4])/[$Registrado.P4])" office:value-type="percentage" office:value="0.634504220875956" calcext:value-type="percentage">
            <text:p>63,450%</text:p>
          </table:table-cell>
          <table:table-cell table:formula="of:=(ABS([$Registrado.Q4] - [$Previsto.Q4])/[$Registrado.Q4])" office:value-type="percentage" office:value="0.0788420674802584" calcext:value-type="percentage">
            <text:p>7,884%</text:p>
          </table:table-cell>
          <table:table-cell table:formula="of:=(ABS([$Registrado.R4] - [$Previsto.R4])/[$Registrado.R4])" office:value-type="percentage" office:value="0.185168232924987" calcext:value-type="percentage">
            <text:p>18,517%</text:p>
          </table:table-cell>
          <table:table-cell table:formula="of:=(ABS([$Registrado.S4] - [$Previsto.S4])/[$Registrado.S4])" office:value-type="percentage" office:value="0.602890278132177" calcext:value-type="percentage">
            <text:p>60,289%</text:p>
          </table:table-cell>
          <table:table-cell table:formula="of:=(ABS([$Registrado.T4] - [$Previsto.T4])/[$Registrado.T4])" office:value-type="percentage" office:value="0.815625838406769" calcext:value-type="percentage">
            <text:p>81,563%</text:p>
          </table:table-cell>
          <table:table-cell table:formula="of:=(ABS([$Registrado.U4] - [$Previsto.U4])/[$Registrado.U4])" office:value-type="percentage" office:value="0.752633369476823" calcext:value-type="percentage">
            <text:p>75,263%</text:p>
          </table:table-cell>
          <table:table-cell table:formula="of:=(ABS([$Registrado.V4] - [$Previsto.V4])/[$Registrado.V4])" office:value-type="percentage" office:value="0.413884218077475" calcext:value-type="percentage">
            <text:p>41,388%</text:p>
          </table:table-cell>
          <table:table-cell table:formula="of:=(ABS([$Registrado.W4] - [$Previsto.W4])/[$Registrado.W4])" office:value-type="percentage" office:value="0.474466106148187" calcext:value-type="percentage">
            <text:p>47,447%</text:p>
          </table:table-cell>
          <table:table-cell table:formula="of:=(ABS([$Registrado.X4] - [$Previsto.X4])/[$Registrado.X4])" office:value-type="percentage" office:value="0.331536484245439" calcext:value-type="percentage">
            <text:p>33,154%</text:p>
          </table:table-cell>
          <table:table-cell table:formula="of:=(ABS([$Registrado.Y4] - [$Previsto.Y4])/[$Registrado.Y4])" office:value-type="percentage" office:value="0.329696321448783" calcext:value-type="percentage">
            <text:p>32,970%</text:p>
          </table:table-cell>
          <table:table-cell table:formula="of:=(ABS([$Registrado.Z4] - [$Previsto.Z4])/[$Registrado.Z4])" office:value-type="percentage" office:value="0.320132877077593" calcext:value-type="percentage">
            <text:p>32,013%</text:p>
          </table:table-cell>
          <table:table-cell table:formula="of:=(ABS([$Registrado.AA4] - [$Previsto.AA4])/[$Registrado.AA4])" office:value-type="percentage" office:value="0.45312837242109" calcext:value-type="percentage">
            <text:p>45,313%</text:p>
          </table:table-cell>
          <table:table-cell table:formula="of:=(ABS([$Registrado.AB4] - [$Previsto.AB4])/[$Registrado.AB4])" office:value-type="percentage" office:value="0.349280549199085" calcext:value-type="percentage">
            <text:p>34,928%</text:p>
          </table:table-cell>
          <table:table-cell table:formula="of:=(ABS([$Registrado.AC4] - [$Previsto.AC4])/[$Registrado.AC4])" office:value-type="percentage" office:value="0.359857446002273" calcext:value-type="percentage">
            <text:p>35,986%</text:p>
          </table:table-cell>
          <table:table-cell table:formula="of:=(ABS([$Registrado.AD4] - [$Previsto.AD4])/[$Registrado.AD4])" office:value-type="percentage" office:value="0.71009091813389" calcext:value-type="percentage">
            <text:p>71,009%</text:p>
          </table:table-cell>
          <table:table-cell table:formula="of:=(ABS([$Registrado.AE4] - [$Previsto.AE4])/[$Registrado.AE4])" office:value-type="percentage" office:value="0.434558334691217" calcext:value-type="percentage">
            <text:p>43,456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496777789769048" calcext:value-type="percentage">
            <text:p>49,678%</text:p>
          </table:table-cell>
          <table:table-cell table:formula="of:=(ABS([$Registrado.C5] - [$Previsto.C5])/[$Registrado.C5])" office:value-type="percentage" office:value="0.354516588152751" calcext:value-type="percentage">
            <text:p>35,452%</text:p>
          </table:table-cell>
          <table:table-cell table:formula="of:=(ABS([$Registrado.D5] - [$Previsto.D5])/[$Registrado.D5])" office:value-type="percentage" office:value="0.407786805947676" calcext:value-type="percentage">
            <text:p>40,779%</text:p>
          </table:table-cell>
          <table:table-cell table:formula="of:=(ABS([$Registrado.E5] - [$Previsto.E5])/[$Registrado.E5])" office:value-type="percentage" office:value="0.464847826839228" calcext:value-type="percentage">
            <text:p>46,485%</text:p>
          </table:table-cell>
          <table:table-cell table:formula="of:=(ABS([$Registrado.F5] - [$Previsto.F5])/[$Registrado.F5])" office:value-type="percentage" office:value="0.373414834346957" calcext:value-type="percentage">
            <text:p>37,341%</text:p>
          </table:table-cell>
          <table:table-cell table:formula="of:=(ABS([$Registrado.G5] - [$Previsto.G5])/[$Registrado.G5])" office:value-type="percentage" office:value="0.618329702745632" calcext:value-type="percentage">
            <text:p>61,833%</text:p>
          </table:table-cell>
          <table:table-cell table:formula="of:=(ABS([$Registrado.H5] - [$Previsto.H5])/[$Registrado.H5])" office:value-type="percentage" office:value="0.185965364350905" calcext:value-type="percentage">
            <text:p>18,597%</text:p>
          </table:table-cell>
          <table:table-cell table:formula="of:=(ABS([$Registrado.I5] - [$Previsto.I5])/[$Registrado.I5])" office:value-type="percentage" office:value="0.834552190121156" calcext:value-type="percentage">
            <text:p>83,455%</text:p>
          </table:table-cell>
          <table:table-cell table:formula="of:=(ABS([$Registrado.J5] - [$Previsto.J5])/[$Registrado.J5])" office:value-type="percentage" office:value="0.309369749509076" calcext:value-type="percentage">
            <text:p>30,937%</text:p>
          </table:table-cell>
          <table:table-cell table:formula="of:=(ABS([$Registrado.K5] - [$Previsto.K5])/[$Registrado.K5])" office:value-type="percentage" office:value="0.266772309044467" calcext:value-type="percentage">
            <text:p>26,677%</text:p>
          </table:table-cell>
          <table:table-cell table:formula="of:=(ABS([$Registrado.L5] - [$Previsto.L5])/[$Registrado.L5])" office:value-type="percentage" office:value="0.175451766395834" calcext:value-type="percentage">
            <text:p>17,545%</text:p>
          </table:table-cell>
          <table:table-cell table:formula="of:=(ABS([$Registrado.M5] - [$Previsto.M5])/[$Registrado.M5])" office:value-type="percentage" office:value="0.237970237225388" calcext:value-type="percentage">
            <text:p>23,797%</text:p>
          </table:table-cell>
          <table:table-cell table:formula="of:=(ABS([$Registrado.N5] - [$Previsto.N5])/[$Registrado.N5])" office:value-type="percentage" office:value="0.311897628234532" calcext:value-type="percentage">
            <text:p>31,190%</text:p>
          </table:table-cell>
          <table:table-cell table:formula="of:=(ABS([$Registrado.O5] - [$Previsto.O5])/[$Registrado.O5])" office:value-type="percentage" office:value="0.0841215632616411" calcext:value-type="percentage">
            <text:p>8,412%</text:p>
          </table:table-cell>
          <table:table-cell table:formula="of:=(ABS([$Registrado.P5] - [$Previsto.P5])/[$Registrado.P5])" office:value-type="percentage" office:value="0.344225136071252" calcext:value-type="percentage">
            <text:p>34,423%</text:p>
          </table:table-cell>
          <table:table-cell table:formula="of:=(ABS([$Registrado.Q5] - [$Previsto.Q5])/[$Registrado.Q5])" office:value-type="percentage" office:value="0.366329264602038" calcext:value-type="percentage">
            <text:p>36,633%</text:p>
          </table:table-cell>
          <table:table-cell table:formula="of:=(ABS([$Registrado.R5] - [$Previsto.R5])/[$Registrado.R5])" office:value-type="percentage" office:value="0.375642597751467" calcext:value-type="percentage">
            <text:p>37,564%</text:p>
          </table:table-cell>
          <table:table-cell table:formula="of:=(ABS([$Registrado.S5] - [$Previsto.S5])/[$Registrado.S5])" office:value-type="percentage" office:value="0.161573549132948" calcext:value-type="percentage">
            <text:p>16,157%</text:p>
          </table:table-cell>
          <table:table-cell table:formula="of:=(ABS([$Registrado.T5] - [$Previsto.T5])/[$Registrado.T5])" office:value-type="percentage" office:value="0.412330626477265" calcext:value-type="percentage">
            <text:p>41,233%</text:p>
          </table:table-cell>
          <table:table-cell table:formula="of:=(ABS([$Registrado.U5] - [$Previsto.U5])/[$Registrado.U5])" office:value-type="percentage" office:value="0.302982734691612" calcext:value-type="percentage">
            <text:p>30,298%</text:p>
          </table:table-cell>
          <table:table-cell table:formula="of:=(ABS([$Registrado.V5] - [$Previsto.V5])/[$Registrado.V5])" office:value-type="percentage" office:value="0.27411086711549" calcext:value-type="percentage">
            <text:p>27,411%</text:p>
          </table:table-cell>
          <table:table-cell table:formula="of:=(ABS([$Registrado.W5] - [$Previsto.W5])/[$Registrado.W5])" office:value-type="percentage" office:value="0.383935592223012" calcext:value-type="percentage">
            <text:p>38,394%</text:p>
          </table:table-cell>
          <table:table-cell table:formula="of:=(ABS([$Registrado.X5] - [$Previsto.X5])/[$Registrado.X5])" office:value-type="percentage" office:value="0.368890942420209" calcext:value-type="percentage">
            <text:p>36,889%</text:p>
          </table:table-cell>
          <table:table-cell table:formula="of:=(ABS([$Registrado.Y5] - [$Previsto.Y5])/[$Registrado.Y5])" office:value-type="percentage" office:value="0.370121555672348" calcext:value-type="percentage">
            <text:p>37,012%</text:p>
          </table:table-cell>
          <table:table-cell table:formula="of:=(ABS([$Registrado.Z5] - [$Previsto.Z5])/[$Registrado.Z5])" office:value-type="percentage" office:value="0.516509260682447" calcext:value-type="percentage">
            <text:p>51,651%</text:p>
          </table:table-cell>
          <table:table-cell table:formula="of:=(ABS([$Registrado.AA5] - [$Previsto.AA5])/[$Registrado.AA5])" office:value-type="percentage" office:value="0.529448578415816" calcext:value-type="percentage">
            <text:p>52,945%</text:p>
          </table:table-cell>
          <table:table-cell table:formula="of:=(ABS([$Registrado.AB5] - [$Previsto.AB5])/[$Registrado.AB5])" office:value-type="percentage" office:value="0.453065853500292" calcext:value-type="percentage">
            <text:p>45,307%</text:p>
          </table:table-cell>
          <table:table-cell table:formula="of:=(ABS([$Registrado.AC5] - [$Previsto.AC5])/[$Registrado.AC5])" office:value-type="percentage" office:value="0.502133591822348" calcext:value-type="percentage">
            <text:p>50,213%</text:p>
          </table:table-cell>
          <table:table-cell table:formula="of:=(ABS([$Registrado.AD5] - [$Previsto.AD5])/[$Registrado.AD5])" office:value-type="percentage" office:value="0.502167904960916" calcext:value-type="percentage">
            <text:p>50,217%</text:p>
          </table:table-cell>
          <table:table-cell table:formula="of:=(ABS([$Registrado.AE5] - [$Previsto.AE5])/[$Registrado.AE5])" office:value-type="percentage" office:value="0.397603313514597" calcext:value-type="percentage">
            <text:p>39,760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451666718645667" calcext:value-type="percentage">
            <text:p>45,167%</text:p>
          </table:table-cell>
          <table:table-cell table:formula="of:=(ABS([$Registrado.C6] - [$Previsto.C6])/[$Registrado.C6])" office:value-type="percentage" office:value="0.505856338819867" calcext:value-type="percentage">
            <text:p>50,586%</text:p>
          </table:table-cell>
          <table:table-cell table:formula="of:=(ABS([$Registrado.D6] - [$Previsto.D6])/[$Registrado.D6])" office:value-type="percentage" office:value="0.492251891947929" calcext:value-type="percentage">
            <text:p>49,225%</text:p>
          </table:table-cell>
          <table:table-cell table:formula="of:=(ABS([$Registrado.E6] - [$Previsto.E6])/[$Registrado.E6])" office:value-type="percentage" office:value="0.506954254240579" calcext:value-type="percentage">
            <text:p>50,695%</text:p>
          </table:table-cell>
          <table:table-cell table:formula="of:=(ABS([$Registrado.F6] - [$Previsto.F6])/[$Registrado.F6])" office:value-type="percentage" office:value="0.467335635326927" calcext:value-type="percentage">
            <text:p>46,734%</text:p>
          </table:table-cell>
          <table:table-cell table:formula="of:=(ABS([$Registrado.G6] - [$Previsto.G6])/[$Registrado.G6])" office:value-type="percentage" office:value="0.408242133696947" calcext:value-type="percentage">
            <text:p>40,824%</text:p>
          </table:table-cell>
          <table:table-cell table:formula="of:=(ABS([$Registrado.H6] - [$Previsto.H6])/[$Registrado.H6])" office:value-type="percentage" office:value="0.488929170890227" calcext:value-type="percentage">
            <text:p>48,893%</text:p>
          </table:table-cell>
          <table:table-cell table:formula="of:=(ABS([$Registrado.I6] - [$Previsto.I6])/[$Registrado.I6])" office:value-type="percentage" office:value="0.386274957149826" calcext:value-type="percentage">
            <text:p>38,627%</text:p>
          </table:table-cell>
          <table:table-cell table:formula="of:=(ABS([$Registrado.J6] - [$Previsto.J6])/[$Registrado.J6])" office:value-type="percentage" office:value="0.432053217042706" calcext:value-type="percentage">
            <text:p>43,205%</text:p>
          </table:table-cell>
          <table:table-cell table:formula="of:=(ABS([$Registrado.K6] - [$Previsto.K6])/[$Registrado.K6])" office:value-type="percentage" office:value="0.425960117370794" calcext:value-type="percentage">
            <text:p>42,596%</text:p>
          </table:table-cell>
          <table:table-cell table:formula="of:=(ABS([$Registrado.L6] - [$Previsto.L6])/[$Registrado.L6])" office:value-type="percentage" office:value="0.285695003359567" calcext:value-type="percentage">
            <text:p>28,570%</text:p>
          </table:table-cell>
          <table:table-cell table:formula="of:=(ABS([$Registrado.M6] - [$Previsto.M6])/[$Registrado.M6])" office:value-type="percentage" office:value="0.49665004477853" calcext:value-type="percentage">
            <text:p>49,665%</text:p>
          </table:table-cell>
          <table:table-cell table:formula="of:=(ABS([$Registrado.N6] - [$Previsto.N6])/[$Registrado.N6])" office:value-type="percentage" office:value="0.474582477998843" calcext:value-type="percentage">
            <text:p>47,458%</text:p>
          </table:table-cell>
          <table:table-cell table:formula="of:=(ABS([$Registrado.O6] - [$Previsto.O6])/[$Registrado.O6])" office:value-type="percentage" office:value="0.531450889684579" calcext:value-type="percentage">
            <text:p>53,145%</text:p>
          </table:table-cell>
          <table:table-cell table:formula="of:=(ABS([$Registrado.P6] - [$Previsto.P6])/[$Registrado.P6])" office:value-type="percentage" office:value="0.470263549661814" calcext:value-type="percentage">
            <text:p>47,026%</text:p>
          </table:table-cell>
          <table:table-cell table:formula="of:=(ABS([$Registrado.Q6] - [$Previsto.Q6])/[$Registrado.Q6])" office:value-type="percentage" office:value="0.504698073887872" calcext:value-type="percentage">
            <text:p>50,470%</text:p>
          </table:table-cell>
          <table:table-cell table:formula="of:=(ABS([$Registrado.R6] - [$Previsto.R6])/[$Registrado.R6])" office:value-type="percentage" office:value="0.46382860650418" calcext:value-type="percentage">
            <text:p>46,383%</text:p>
          </table:table-cell>
          <table:table-cell table:formula="of:=(ABS([$Registrado.S6] - [$Previsto.S6])/[$Registrado.S6])" office:value-type="percentage" office:value="0.341711058629264" calcext:value-type="percentage">
            <text:p>34,171%</text:p>
          </table:table-cell>
          <table:table-cell table:formula="of:=(ABS([$Registrado.T6] - [$Previsto.T6])/[$Registrado.T6])" office:value-type="percentage" office:value="0.529425099853137" calcext:value-type="percentage">
            <text:p>52,943%</text:p>
          </table:table-cell>
          <table:table-cell table:formula="of:=(ABS([$Registrado.U6] - [$Previsto.U6])/[$Registrado.U6])" office:value-type="percentage" office:value="0.450191628913924" calcext:value-type="percentage">
            <text:p>45,019%</text:p>
          </table:table-cell>
          <table:table-cell table:formula="of:=(ABS([$Registrado.V6] - [$Previsto.V6])/[$Registrado.V6])" office:value-type="percentage" office:value="0.43240111418307" calcext:value-type="percentage">
            <text:p>43,240%</text:p>
          </table:table-cell>
          <table:table-cell table:formula="of:=(ABS([$Registrado.W6] - [$Previsto.W6])/[$Registrado.W6])" office:value-type="percentage" office:value="0.456452352924856" calcext:value-type="percentage">
            <text:p>45,645%</text:p>
          </table:table-cell>
          <table:table-cell table:formula="of:=(ABS([$Registrado.X6] - [$Previsto.X6])/[$Registrado.X6])" office:value-type="percentage" office:value="0.513540743210647" calcext:value-type="percentage">
            <text:p>51,354%</text:p>
          </table:table-cell>
          <table:table-cell table:formula="of:=(ABS([$Registrado.Y6] - [$Previsto.Y6])/[$Registrado.Y6])" office:value-type="percentage" office:value="0.315035976684831" calcext:value-type="percentage">
            <text:p>31,504%</text:p>
          </table:table-cell>
          <table:table-cell table:formula="of:=(ABS([$Registrado.Z6] - [$Previsto.Z6])/[$Registrado.Z6])" office:value-type="percentage" office:value="0.493038353338681" calcext:value-type="percentage">
            <text:p>49,304%</text:p>
          </table:table-cell>
          <table:table-cell table:formula="of:=(ABS([$Registrado.AA6] - [$Previsto.AA6])/[$Registrado.AA6])" office:value-type="percentage" office:value="0.512769918924488" calcext:value-type="percentage">
            <text:p>51,277%</text:p>
          </table:table-cell>
          <table:table-cell table:formula="of:=(ABS([$Registrado.AB6] - [$Previsto.AB6])/[$Registrado.AB6])" office:value-type="percentage" office:value="0.519713163009789" calcext:value-type="percentage">
            <text:p>51,971%</text:p>
          </table:table-cell>
          <table:table-cell table:formula="of:=(ABS([$Registrado.AC6] - [$Previsto.AC6])/[$Registrado.AC6])" office:value-type="percentage" office:value="0.582224091342507" calcext:value-type="percentage">
            <text:p>58,222%</text:p>
          </table:table-cell>
          <table:table-cell table:formula="of:=(ABS([$Registrado.AD6] - [$Previsto.AD6])/[$Registrado.AD6])" office:value-type="percentage" office:value="0.539923436147586" calcext:value-type="percentage">
            <text:p>53,992%</text:p>
          </table:table-cell>
          <table:table-cell table:formula="of:=(ABS([$Registrado.AE6] - [$Previsto.AE6])/[$Registrado.AE6])" office:value-type="percentage" office:value="0.482178909371012" calcext:value-type="percentage">
            <text:p>48,218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000832495550732737" calcext:value-type="percentage">
            <text:p>0,083%</text:p>
          </table:table-cell>
          <table:table-cell table:formula="of:=(ABS([$Registrado.C7] - [$Previsto.C7])/[$Registrado.C7])" office:value-type="percentage" office:value="0.077473389514459" calcext:value-type="percentage">
            <text:p>7,747%</text:p>
          </table:table-cell>
          <table:table-cell table:formula="of:=(ABS([$Registrado.D7] - [$Previsto.D7])/[$Registrado.D7])" office:value-type="percentage" office:value="0.0420130196632219" calcext:value-type="percentage">
            <text:p>4,201%</text:p>
          </table:table-cell>
          <table:table-cell table:formula="of:=(ABS([$Registrado.E7] - [$Previsto.E7])/[$Registrado.E7])" office:value-type="percentage" office:value="0.081132283601923" calcext:value-type="percentage">
            <text:p>8,113%</text:p>
          </table:table-cell>
          <table:table-cell table:formula="of:=(ABS([$Registrado.F7] - [$Previsto.F7])/[$Registrado.F7])" office:value-type="percentage" office:value="0.0022913623575944" calcext:value-type="percentage">
            <text:p>0,229%</text:p>
          </table:table-cell>
          <table:table-cell table:formula="of:=(ABS([$Registrado.G7] - [$Previsto.G7])/[$Registrado.G7])" office:value-type="percentage" office:value="0.0335617100843731" calcext:value-type="percentage">
            <text:p>3,356%</text:p>
          </table:table-cell>
          <table:table-cell table:formula="of:=(ABS([$Registrado.H7] - [$Previsto.H7])/[$Registrado.H7])" office:value-type="percentage" office:value="0.102856995775641" calcext:value-type="percentage">
            <text:p>10,286%</text:p>
          </table:table-cell>
          <table:table-cell table:formula="of:=(ABS([$Registrado.I7] - [$Previsto.I7])/[$Registrado.I7])" office:value-type="percentage" office:value="0.552663540579189" calcext:value-type="percentage">
            <text:p>55,266%</text:p>
          </table:table-cell>
          <table:table-cell table:formula="of:=(ABS([$Registrado.J7] - [$Previsto.J7])/[$Registrado.J7])" office:value-type="percentage" office:value="0.549246462914191" calcext:value-type="percentage">
            <text:p>54,925%</text:p>
          </table:table-cell>
          <table:table-cell table:formula="of:=(ABS([$Registrado.K7] - [$Previsto.K7])/[$Registrado.K7])" office:value-type="percentage" office:value="0.506049099417797" calcext:value-type="percentage">
            <text:p>50,605%</text:p>
          </table:table-cell>
          <table:table-cell table:formula="of:=(ABS([$Registrado.L7] - [$Previsto.L7])/[$Registrado.L7])" office:value-type="percentage" office:value="0.552825858355505" calcext:value-type="percentage">
            <text:p>55,283%</text:p>
          </table:table-cell>
          <table:table-cell table:formula="of:=(ABS([$Registrado.M7] - [$Previsto.M7])/[$Registrado.M7])" office:value-type="percentage" office:value="0.210101482472499" calcext:value-type="percentage">
            <text:p>21,010%</text:p>
          </table:table-cell>
          <table:table-cell table:formula="of:=(ABS([$Registrado.N7] - [$Previsto.N7])/[$Registrado.N7])" office:value-type="percentage" office:value="0.100523716089405" calcext:value-type="percentage">
            <text:p>10,052%</text:p>
          </table:table-cell>
          <table:table-cell table:formula="of:=(ABS([$Registrado.O7] - [$Previsto.O7])/[$Registrado.O7])" office:value-type="percentage" office:value="0.0507512848430827" calcext:value-type="percentage">
            <text:p>5,075%</text:p>
          </table:table-cell>
          <table:table-cell table:formula="of:=(ABS([$Registrado.P7] - [$Previsto.P7])/[$Registrado.P7])" office:value-type="percentage" office:value="0.110202491132875" calcext:value-type="percentage">
            <text:p>11,020%</text:p>
          </table:table-cell>
          <table:table-cell table:formula="of:=(ABS([$Registrado.Q7] - [$Previsto.Q7])/[$Registrado.Q7])" office:value-type="percentage" office:value="0.0226875703265472" calcext:value-type="percentage">
            <text:p>2,269%</text:p>
          </table:table-cell>
          <table:table-cell table:formula="of:=(ABS([$Registrado.R7] - [$Previsto.R7])/[$Registrado.R7])" office:value-type="percentage" office:value="0.0078071441709073" calcext:value-type="percentage">
            <text:p>0,781%</text:p>
          </table:table-cell>
          <table:table-cell table:formula="of:=(ABS([$Registrado.S7] - [$Previsto.S7])/[$Registrado.S7])" office:value-type="percentage" office:value="0.178397155855311" calcext:value-type="percentage">
            <text:p>17,840%</text:p>
          </table:table-cell>
          <table:table-cell table:formula="of:=(ABS([$Registrado.T7] - [$Previsto.T7])/[$Registrado.T7])" office:value-type="percentage" office:value="0.155127604699178" calcext:value-type="percentage">
            <text:p>15,513%</text:p>
          </table:table-cell>
          <table:table-cell table:formula="of:=(ABS([$Registrado.U7] - [$Previsto.U7])/[$Registrado.U7])" office:value-type="percentage" office:value="0.444264519017732" calcext:value-type="percentage">
            <text:p>44,426%</text:p>
          </table:table-cell>
          <table:table-cell table:formula="of:=(ABS([$Registrado.V7] - [$Previsto.V7])/[$Registrado.V7])" office:value-type="percentage" office:value="0.881131922536014" calcext:value-type="percentage">
            <text:p>88,113%</text:p>
          </table:table-cell>
          <table:table-cell table:formula="of:=(ABS([$Registrado.W7] - [$Previsto.W7])/[$Registrado.W7])" office:value-type="percentage" office:value="0.751796490278342" calcext:value-type="percentage">
            <text:p>75,180%</text:p>
          </table:table-cell>
          <table:table-cell table:formula="of:=(ABS([$Registrado.X7] - [$Previsto.X7])/[$Registrado.X7])" office:value-type="percentage" office:value="0.865928966191128" calcext:value-type="percentage">
            <text:p>86,593%</text:p>
          </table:table-cell>
          <table:table-cell table:formula="of:=(ABS([$Registrado.Y7] - [$Previsto.Y7])/[$Registrado.Y7])" office:value-type="percentage" office:value="1.08289604996146" calcext:value-type="percentage">
            <text:p>108,290%</text:p>
          </table:table-cell>
          <table:table-cell table:formula="of:=(ABS([$Registrado.Z7] - [$Previsto.Z7])/[$Registrado.Z7])" office:value-type="percentage" office:value="1.04902163204521" calcext:value-type="percentage">
            <text:p>104,902%</text:p>
          </table:table-cell>
          <table:table-cell table:formula="of:=(ABS([$Registrado.AA7] - [$Previsto.AA7])/[$Registrado.AA7])" office:value-type="percentage" office:value="0.996355807589394" calcext:value-type="percentage">
            <text:p>99,636%</text:p>
          </table:table-cell>
          <table:table-cell table:formula="of:=(ABS([$Registrado.AB7] - [$Previsto.AB7])/[$Registrado.AB7])" office:value-type="percentage" office:value="0.847722547719853" calcext:value-type="percentage">
            <text:p>84,772%</text:p>
          </table:table-cell>
          <table:table-cell table:formula="of:=(ABS([$Registrado.AC7] - [$Previsto.AC7])/[$Registrado.AC7])" office:value-type="percentage" office:value="0.135381433075822" calcext:value-type="percentage">
            <text:p>13,538%</text:p>
          </table:table-cell>
          <table:table-cell table:formula="of:=(ABS([$Registrado.AD7] - [$Previsto.AD7])/[$Registrado.AD7])" office:value-type="percentage" office:value="0.197952828285915" calcext:value-type="percentage">
            <text:p>19,795%</text:p>
          </table:table-cell>
          <table:table-cell table:formula="of:=(ABS([$Registrado.AE7] - [$Previsto.AE7])/[$Registrado.AE7])" office:value-type="percentage" office:value="0.0819025601341331" calcext:value-type="percentage">
            <text:p>8,190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417889621489621" calcext:value-type="percentage">
            <text:p>41,789%</text:p>
          </table:table-cell>
          <table:table-cell table:formula="of:=(ABS([$Registrado.C8] - [$Previsto.C8])/[$Registrado.C8])" office:value-type="percentage" office:value="0.488565525383707" calcext:value-type="percentage">
            <text:p>48,857%</text:p>
          </table:table-cell>
          <table:table-cell table:formula="of:=(ABS([$Registrado.D8] - [$Previsto.D8])/[$Registrado.D8])" office:value-type="percentage" office:value="0.462808528473804" calcext:value-type="percentage">
            <text:p>46,281%</text:p>
          </table:table-cell>
          <table:table-cell table:formula="of:=(ABS([$Registrado.E8] - [$Previsto.E8])/[$Registrado.E8])" office:value-type="percentage" office:value="0.489615994436718" calcext:value-type="percentage">
            <text:p>48,962%</text:p>
          </table:table-cell>
          <table:table-cell table:formula="of:=(ABS([$Registrado.F8] - [$Previsto.F8])/[$Registrado.F8])" office:value-type="percentage" office:value="0.413577390918444" calcext:value-type="percentage">
            <text:p>41,358%</text:p>
          </table:table-cell>
          <table:table-cell table:formula="of:=(ABS([$Registrado.G8] - [$Previsto.G8])/[$Registrado.G8])" office:value-type="percentage" office:value="0.298243279768048" calcext:value-type="percentage">
            <text:p>29,824%</text:p>
          </table:table-cell>
          <table:table-cell table:formula="of:=(ABS([$Registrado.H8] - [$Previsto.H8])/[$Registrado.H8])" office:value-type="percentage" office:value="0.405161627291027" calcext:value-type="percentage">
            <text:p>40,516%</text:p>
          </table:table-cell>
          <table:table-cell table:formula="of:=(ABS([$Registrado.I8] - [$Previsto.I8])/[$Registrado.I8])" office:value-type="percentage" office:value="0.357079605761941" calcext:value-type="percentage">
            <text:p>35,708%</text:p>
          </table:table-cell>
          <table:table-cell table:formula="of:=(ABS([$Registrado.J8] - [$Previsto.J8])/[$Registrado.J8])" office:value-type="percentage" office:value="0.385747032184312" calcext:value-type="percentage">
            <text:p>38,575%</text:p>
          </table:table-cell>
          <table:table-cell table:formula="of:=(ABS([$Registrado.K8] - [$Previsto.K8])/[$Registrado.K8])" office:value-type="percentage" office:value="0.379797330960854" calcext:value-type="percentage">
            <text:p>37,980%</text:p>
          </table:table-cell>
          <table:table-cell table:formula="of:=(ABS([$Registrado.L8] - [$Previsto.L8])/[$Registrado.L8])" office:value-type="percentage" office:value="0.244551618964625" calcext:value-type="percentage">
            <text:p>24,455%</text:p>
          </table:table-cell>
          <table:table-cell table:formula="of:=(ABS([$Registrado.M8] - [$Previsto.M8])/[$Registrado.M8])" office:value-type="percentage" office:value="0.488384462846336" calcext:value-type="percentage">
            <text:p>48,838%</text:p>
          </table:table-cell>
          <table:table-cell table:formula="of:=(ABS([$Registrado.N8] - [$Previsto.N8])/[$Registrado.N8])" office:value-type="percentage" office:value="0.463655571101007" calcext:value-type="percentage">
            <text:p>46,366%</text:p>
          </table:table-cell>
          <table:table-cell table:formula="of:=(ABS([$Registrado.O8] - [$Previsto.O8])/[$Registrado.O8])" office:value-type="percentage" office:value="0.531651697420736" calcext:value-type="percentage">
            <text:p>53,165%</text:p>
          </table:table-cell>
          <table:table-cell table:formula="of:=(ABS([$Registrado.P8] - [$Previsto.P8])/[$Registrado.P8])" office:value-type="percentage" office:value="0.488854542083797" calcext:value-type="percentage">
            <text:p>48,885%</text:p>
          </table:table-cell>
          <table:table-cell table:formula="of:=(ABS([$Registrado.Q8] - [$Previsto.Q8])/[$Registrado.Q8])" office:value-type="percentage" office:value="0.46422838451683" calcext:value-type="percentage">
            <text:p>46,423%</text:p>
          </table:table-cell>
          <table:table-cell table:formula="of:=(ABS([$Registrado.R8] - [$Previsto.R8])/[$Registrado.R8])" office:value-type="percentage" office:value="0.352862436964935" calcext:value-type="percentage">
            <text:p>35,286%</text:p>
          </table:table-cell>
          <table:table-cell table:formula="of:=(ABS([$Registrado.S8] - [$Previsto.S8])/[$Registrado.S8])" office:value-type="percentage" office:value="0.320543087860098" calcext:value-type="percentage">
            <text:p>32,054%</text:p>
          </table:table-cell>
          <table:table-cell table:formula="of:=(ABS([$Registrado.T8] - [$Previsto.T8])/[$Registrado.T8])" office:value-type="percentage" office:value="0.440233312921004" calcext:value-type="percentage">
            <text:p>44,023%</text:p>
          </table:table-cell>
          <table:table-cell table:formula="of:=(ABS([$Registrado.U8] - [$Previsto.U8])/[$Registrado.U8])" office:value-type="percentage" office:value="0.386904641595492" calcext:value-type="percentage">
            <text:p>38,690%</text:p>
          </table:table-cell>
          <table:table-cell table:formula="of:=(ABS([$Registrado.V8] - [$Previsto.V8])/[$Registrado.V8])" office:value-type="percentage" office:value="0.385362635139691" calcext:value-type="percentage">
            <text:p>38,536%</text:p>
          </table:table-cell>
          <table:table-cell table:formula="of:=(ABS([$Registrado.W8] - [$Previsto.W8])/[$Registrado.W8])" office:value-type="percentage" office:value="0.377371472176032" calcext:value-type="percentage">
            <text:p>37,737%</text:p>
          </table:table-cell>
          <table:table-cell table:formula="of:=(ABS([$Registrado.X8] - [$Previsto.X8])/[$Registrado.X8])" office:value-type="percentage" office:value="0.503560751740308" calcext:value-type="percentage">
            <text:p>50,356%</text:p>
          </table:table-cell>
          <table:table-cell table:formula="of:=(ABS([$Registrado.Y8] - [$Previsto.Y8])/[$Registrado.Y8])" office:value-type="percentage" office:value="0.463936044913824" calcext:value-type="percentage">
            <text:p>46,394%</text:p>
          </table:table-cell>
          <table:table-cell table:formula="of:=(ABS([$Registrado.Z8] - [$Previsto.Z8])/[$Registrado.Z8])" office:value-type="percentage" office:value="0.573656191398925" calcext:value-type="percentage">
            <text:p>57,366%</text:p>
          </table:table-cell>
          <table:table-cell table:formula="of:=(ABS([$Registrado.AA8] - [$Previsto.AA8])/[$Registrado.AA8])" office:value-type="percentage" office:value="0.575952562883029" calcext:value-type="percentage">
            <text:p>57,595%</text:p>
          </table:table-cell>
          <table:table-cell table:formula="of:=(ABS([$Registrado.AB8] - [$Previsto.AB8])/[$Registrado.AB8])" office:value-type="percentage" office:value="0.553790552760514" calcext:value-type="percentage">
            <text:p>55,379%</text:p>
          </table:table-cell>
          <table:table-cell table:formula="of:=(ABS([$Registrado.AC8] - [$Previsto.AC8])/[$Registrado.AC8])" office:value-type="percentage" office:value="0.585264444171704" calcext:value-type="percentage">
            <text:p>58,526%</text:p>
          </table:table-cell>
          <table:table-cell table:formula="of:=(ABS([$Registrado.AD8] - [$Previsto.AD8])/[$Registrado.AD8])" office:value-type="percentage" office:value="0.475900374400374" calcext:value-type="percentage">
            <text:p>47,590%</text:p>
          </table:table-cell>
          <table:table-cell table:formula="of:=(ABS([$Registrado.AE8] - [$Previsto.AE8])/[$Registrado.AE8])" office:value-type="percentage" office:value="0.961274785323966" calcext:value-type="percentage">
            <text:p>96,127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057599310090219" calcext:value-type="percentage">
            <text:p>5,760%</text:p>
          </table:table-cell>
          <table:table-cell table:formula="of:=(ABS([$Registrado.C9] - [$Previsto.C9])/[$Registrado.C9])" office:value-type="percentage" office:value="0.0848870465390222" calcext:value-type="percentage">
            <text:p>8,489%</text:p>
          </table:table-cell>
          <table:table-cell table:formula="of:=(ABS([$Registrado.D9] - [$Previsto.D9])/[$Registrado.D9])" office:value-type="percentage" office:value="0.021090568853938" calcext:value-type="percentage">
            <text:p>2,109%</text:p>
          </table:table-cell>
          <table:table-cell table:formula="of:=(ABS([$Registrado.E9] - [$Previsto.E9])/[$Registrado.E9])" office:value-type="percentage" office:value="0.0331145448792321" calcext:value-type="percentage">
            <text:p>3,311%</text:p>
          </table:table-cell>
          <table:table-cell table:formula="of:=(ABS([$Registrado.F9] - [$Previsto.F9])/[$Registrado.F9])" office:value-type="percentage" office:value="0.019012509898765" calcext:value-type="percentage">
            <text:p>1,901%</text:p>
          </table:table-cell>
          <table:table-cell table:formula="of:=(ABS([$Registrado.G9] - [$Previsto.G9])/[$Registrado.G9])" office:value-type="percentage" office:value="0.0259639136394791" calcext:value-type="percentage">
            <text:p>2,596%</text:p>
          </table:table-cell>
          <table:table-cell table:formula="of:=(ABS([$Registrado.H9] - [$Previsto.H9])/[$Registrado.H9])" office:value-type="percentage" office:value="0.981992906334664" calcext:value-type="percentage">
            <text:p>98,199%</text:p>
          </table:table-cell>
          <table:table-cell table:formula="of:=(ABS([$Registrado.I9] - [$Previsto.I9])/[$Registrado.I9])" office:value-type="percentage" office:value="0.965123883054828" calcext:value-type="percentage">
            <text:p>96,512%</text:p>
          </table:table-cell>
          <table:table-cell table:formula="of:=(ABS([$Registrado.J9] - [$Previsto.J9])/[$Registrado.J9])" office:value-type="percentage" office:value="0.972549376321809" calcext:value-type="percentage">
            <text:p>97,255%</text:p>
          </table:table-cell>
          <table:table-cell table:formula="of:=(ABS([$Registrado.K9] - [$Previsto.K9])/[$Registrado.K9])" office:value-type="percentage" office:value="0.960748735895734" calcext:value-type="percentage">
            <text:p>96,075%</text:p>
          </table:table-cell>
          <table:table-cell table:formula="of:=(ABS([$Registrado.L9] - [$Previsto.L9])/[$Registrado.L9])" office:value-type="percentage" office:value="0.979118151166058" calcext:value-type="percentage">
            <text:p>97,912%</text:p>
          </table:table-cell>
          <table:table-cell table:formula="of:=(ABS([$Registrado.M9] - [$Previsto.M9])/[$Registrado.M9])" office:value-type="percentage" office:value="0.430414579236579" calcext:value-type="percentage">
            <text:p>43,041%</text:p>
          </table:table-cell>
          <table:table-cell table:formula="of:=(ABS([$Registrado.N9] - [$Previsto.N9])/[$Registrado.N9])" office:value-type="percentage" office:value="0.991250894090488" calcext:value-type="percentage">
            <text:p>99,125%</text:p>
          </table:table-cell>
          <table:table-cell table:formula="of:=(ABS([$Registrado.O9] - [$Previsto.O9])/[$Registrado.O9])" office:value-type="percentage" office:value="1.01304838197673" calcext:value-type="percentage">
            <text:p>101,305%</text:p>
          </table:table-cell>
          <table:table-cell table:formula="of:=(ABS([$Registrado.P9] - [$Previsto.P9])/[$Registrado.P9])" office:value-type="percentage" office:value="1.01793907334164" calcext:value-type="percentage">
            <text:p>101,794%</text:p>
          </table:table-cell>
          <table:table-cell table:formula="of:=(ABS([$Registrado.Q9] - [$Previsto.Q9])/[$Registrado.Q9])" office:value-type="percentage" office:value="1.01777049506563" calcext:value-type="percentage">
            <text:p>101,777%</text:p>
          </table:table-cell>
          <table:table-cell table:formula="of:=(ABS([$Registrado.R9] - [$Previsto.R9])/[$Registrado.R9])" office:value-type="percentage" office:value="0.998789038344915" calcext:value-type="percentage">
            <text:p>99,879%</text:p>
          </table:table-cell>
          <table:table-cell table:formula="of:=(ABS([$Registrado.S9] - [$Previsto.S9])/[$Registrado.S9])" office:value-type="percentage" office:value="1.03980706856294" calcext:value-type="percentage">
            <text:p>103,981%</text:p>
          </table:table-cell>
          <table:table-cell table:formula="of:=(ABS([$Registrado.T9] - [$Previsto.T9])/[$Registrado.T9])" office:value-type="percentage" office:value="1.045414511075" calcext:value-type="percentage">
            <text:p>104,541%</text:p>
          </table:table-cell>
          <table:table-cell table:formula="of:=(ABS([$Registrado.U9] - [$Previsto.U9])/[$Registrado.U9])" office:value-type="percentage" office:value="1.04587330399335" calcext:value-type="percentage">
            <text:p>104,587%</text:p>
          </table:table-cell>
          <table:table-cell table:formula="of:=(ABS([$Registrado.V9] - [$Previsto.V9])/[$Registrado.V9])" office:value-type="percentage" office:value="1.0538643508966" calcext:value-type="percentage">
            <text:p>105,386%</text:p>
          </table:table-cell>
          <table:table-cell table:formula="of:=(ABS([$Registrado.W9] - [$Previsto.W9])/[$Registrado.W9])" office:value-type="percentage" office:value="1.05831720665021" calcext:value-type="percentage">
            <text:p>105,832%</text:p>
          </table:table-cell>
          <table:table-cell table:formula="of:=(ABS([$Registrado.X9] - [$Previsto.X9])/[$Registrado.X9])" office:value-type="percentage" office:value="1.06893496665761" calcext:value-type="percentage">
            <text:p>106,893%</text:p>
          </table:table-cell>
          <table:table-cell table:formula="of:=(ABS([$Registrado.Y9] - [$Previsto.Y9])/[$Registrado.Y9])" office:value-type="percentage" office:value="1.11012257244706" calcext:value-type="percentage">
            <text:p>111,012%</text:p>
          </table:table-cell>
          <table:table-cell table:formula="of:=(ABS([$Registrado.Z9] - [$Previsto.Z9])/[$Registrado.Z9])" office:value-type="percentage" office:value="1.11626792067217" calcext:value-type="percentage">
            <text:p>111,627%</text:p>
          </table:table-cell>
          <table:table-cell table:formula="of:=(ABS([$Registrado.AA9] - [$Previsto.AA9])/[$Registrado.AA9])" office:value-type="percentage" office:value="1.1165883622542" calcext:value-type="percentage">
            <text:p>111,659%</text:p>
          </table:table-cell>
          <table:table-cell table:formula="of:=(ABS([$Registrado.AB9] - [$Previsto.AB9])/[$Registrado.AB9])" office:value-type="percentage" office:value="1.12533601968625" calcext:value-type="percentage">
            <text:p>112,534%</text:p>
          </table:table-cell>
          <table:table-cell table:formula="of:=(ABS([$Registrado.AC9] - [$Previsto.AC9])/[$Registrado.AC9])" office:value-type="percentage" office:value="1.12718528665041" calcext:value-type="percentage">
            <text:p>112,719%</text:p>
          </table:table-cell>
          <table:table-cell table:formula="of:=(ABS([$Registrado.AD9] - [$Previsto.AD9])/[$Registrado.AD9])" office:value-type="percentage" office:value="1.16084973275974" calcext:value-type="percentage">
            <text:p>116,085%</text:p>
          </table:table-cell>
          <table:table-cell table:formula="of:=(ABS([$Registrado.AE9] - [$Previsto.AE9])/[$Registrado.AE9])" office:value-type="percentage" office:value="1.16044518659881" calcext:value-type="percentage">
            <text:p>116,045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535151772552797" calcext:value-type="percentage">
            <text:p>53,515%</text:p>
          </table:table-cell>
          <table:table-cell table:formula="of:=(ABS([$Registrado.C10] - [$Previsto.C10])/[$Registrado.C10])" office:value-type="percentage" office:value="0.151840239766133" calcext:value-type="percentage">
            <text:p>15,184%</text:p>
          </table:table-cell>
          <table:table-cell table:formula="of:=(ABS([$Registrado.D10] - [$Previsto.D10])/[$Registrado.D10])" office:value-type="percentage" office:value="0.0671258223174206" calcext:value-type="percentage">
            <text:p>6,713%</text:p>
          </table:table-cell>
          <table:table-cell table:formula="of:=(ABS([$Registrado.E10] - [$Previsto.E10])/[$Registrado.E10])" office:value-type="percentage" office:value="0.0731523812232208" calcext:value-type="percentage">
            <text:p>7,315%</text:p>
          </table:table-cell>
          <table:table-cell table:formula="of:=(ABS([$Registrado.F10] - [$Previsto.F10])/[$Registrado.F10])" office:value-type="percentage" office:value="0.0298122482081636" calcext:value-type="percentage">
            <text:p>2,981%</text:p>
          </table:table-cell>
          <table:table-cell table:formula="of:=(ABS([$Registrado.G10] - [$Previsto.G10])/[$Registrado.G10])" office:value-type="percentage" office:value="0.360622442092666" calcext:value-type="percentage">
            <text:p>36,062%</text:p>
          </table:table-cell>
          <table:table-cell table:formula="of:=(ABS([$Registrado.H10] - [$Previsto.H10])/[$Registrado.H10])" office:value-type="percentage" office:value="0.109346294142675" calcext:value-type="percentage">
            <text:p>10,935%</text:p>
          </table:table-cell>
          <table:table-cell table:formula="of:=(ABS([$Registrado.I10] - [$Previsto.I10])/[$Registrado.I10])" office:value-type="percentage" office:value="0.281186238796583" calcext:value-type="percentage">
            <text:p>28,119%</text:p>
          </table:table-cell>
          <table:table-cell table:formula="of:=(ABS([$Registrado.J10] - [$Previsto.J10])/[$Registrado.J10])" office:value-type="percentage" office:value="0.0993614540466392" calcext:value-type="percentage">
            <text:p>9,936%</text:p>
          </table:table-cell>
          <table:table-cell table:formula="of:=(ABS([$Registrado.K10] - [$Previsto.K10])/[$Registrado.K10])" office:value-type="percentage" office:value="0.0780996008468223" calcext:value-type="percentage">
            <text:p>7,810%</text:p>
          </table:table-cell>
          <table:table-cell table:formula="of:=(ABS([$Registrado.L10] - [$Previsto.L10])/[$Registrado.L10])" office:value-type="percentage" office:value="0.221271658755933" calcext:value-type="percentage">
            <text:p>22,127%</text:p>
          </table:table-cell>
          <table:table-cell table:formula="of:=(ABS([$Registrado.M10] - [$Previsto.M10])/[$Registrado.M10])" office:value-type="percentage" office:value="0.174723812096172" calcext:value-type="percentage">
            <text:p>17,472%</text:p>
          </table:table-cell>
          <table:table-cell table:formula="of:=(ABS([$Registrado.N10] - [$Previsto.N10])/[$Registrado.N10])" office:value-type="percentage" office:value="0.0532878672715037" calcext:value-type="percentage">
            <text:p>5,329%</text:p>
          </table:table-cell>
          <table:table-cell table:formula="of:=(ABS([$Registrado.O10] - [$Previsto.O10])/[$Registrado.O10])" office:value-type="percentage" office:value="0.128059847505239" calcext:value-type="percentage">
            <text:p>12,806%</text:p>
          </table:table-cell>
          <table:table-cell table:formula="of:=(ABS([$Registrado.P10] - [$Previsto.P10])/[$Registrado.P10])" office:value-type="percentage" office:value="0.0856637038214625" calcext:value-type="percentage">
            <text:p>8,566%</text:p>
          </table:table-cell>
          <table:table-cell table:formula="of:=(ABS([$Registrado.Q10] - [$Previsto.Q10])/[$Registrado.Q10])" office:value-type="percentage" office:value="0.0735124652952158" calcext:value-type="percentage">
            <text:p>7,351%</text:p>
          </table:table-cell>
          <table:table-cell table:formula="of:=(ABS([$Registrado.R10] - [$Previsto.R10])/[$Registrado.R10])" office:value-type="percentage" office:value="0.0691694213746384" calcext:value-type="percentage">
            <text:p>6,917%</text:p>
          </table:table-cell>
          <table:table-cell table:formula="of:=(ABS([$Registrado.S10] - [$Previsto.S10])/[$Registrado.S10])" office:value-type="percentage" office:value="0.229858857121294" calcext:value-type="percentage">
            <text:p>22,986%</text:p>
          </table:table-cell>
          <table:table-cell table:formula="of:=(ABS([$Registrado.T10] - [$Previsto.T10])/[$Registrado.T10])" office:value-type="percentage" office:value="0.0929588861936752" calcext:value-type="percentage">
            <text:p>9,296%</text:p>
          </table:table-cell>
          <table:table-cell table:formula="of:=(ABS([$Registrado.U10] - [$Previsto.U10])/[$Registrado.U10])" office:value-type="percentage" office:value="0.20757594358265" calcext:value-type="percentage">
            <text:p>20,758%</text:p>
          </table:table-cell>
          <table:table-cell table:formula="of:=(ABS([$Registrado.V10] - [$Previsto.V10])/[$Registrado.V10])" office:value-type="percentage" office:value="0.125195739734855" calcext:value-type="percentage">
            <text:p>12,520%</text:p>
          </table:table-cell>
          <table:table-cell table:formula="of:=(ABS([$Registrado.W10] - [$Previsto.W10])/[$Registrado.W10])" office:value-type="percentage" office:value="0.107135477588364" calcext:value-type="percentage">
            <text:p>10,714%</text:p>
          </table:table-cell>
          <table:table-cell table:formula="of:=(ABS([$Registrado.X10] - [$Previsto.X10])/[$Registrado.X10])" office:value-type="percentage" office:value="0.144523873629148" calcext:value-type="percentage">
            <text:p>14,452%</text:p>
          </table:table-cell>
          <table:table-cell table:formula="of:=(ABS([$Registrado.Y10] - [$Previsto.Y10])/[$Registrado.Y10])" office:value-type="percentage" office:value="0.28100915041123" calcext:value-type="percentage">
            <text:p>28,101%</text:p>
          </table:table-cell>
          <table:table-cell table:formula="of:=(ABS([$Registrado.Z10] - [$Previsto.Z10])/[$Registrado.Z10])" office:value-type="percentage" office:value="1.03448139433588" calcext:value-type="percentage">
            <text:p>103,448%</text:p>
          </table:table-cell>
          <table:table-cell table:formula="of:=(ABS([$Registrado.AA10] - [$Previsto.AA10])/[$Registrado.AA10])" office:value-type="percentage" office:value="1.17873885883452" calcext:value-type="percentage">
            <text:p>117,874%</text:p>
          </table:table-cell>
          <table:table-cell table:formula="of:=(ABS([$Registrado.AB10] - [$Previsto.AB10])/[$Registrado.AB10])" office:value-type="percentage" office:value="1.1860302189868" calcext:value-type="percentage">
            <text:p>118,603%</text:p>
          </table:table-cell>
          <table:table-cell table:formula="of:=(ABS([$Registrado.AC10] - [$Previsto.AC10])/[$Registrado.AC10])" office:value-type="percentage" office:value="1.1727291679968" calcext:value-type="percentage">
            <text:p>117,273%</text:p>
          </table:table-cell>
          <table:table-cell table:formula="of:=(ABS([$Registrado.AD10] - [$Previsto.AD10])/[$Registrado.AD10])" office:value-type="percentage" office:value="1.20329136004088" calcext:value-type="percentage">
            <text:p>120,329%</text:p>
          </table:table-cell>
          <table:table-cell table:formula="of:=(ABS([$Registrado.AE10] - [$Previsto.AE10])/[$Registrado.AE10])" office:value-type="percentage" office:value="1.24041196229791" calcext:value-type="percentage">
            <text:p>124,041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0963374859202523" calcext:value-type="percentage">
            <text:p>9,634%</text:p>
          </table:table-cell>
          <table:table-cell table:formula="of:=(ABS([$Registrado.C11] - [$Previsto.C11])/[$Registrado.C11])" office:value-type="percentage" office:value="0.0692368814896456" calcext:value-type="percentage">
            <text:p>6,924%</text:p>
          </table:table-cell>
          <table:table-cell table:formula="of:=(ABS([$Registrado.D11] - [$Previsto.D11])/[$Registrado.D11])" office:value-type="percentage" office:value="0.0462890479190689" calcext:value-type="percentage">
            <text:p>4,629%</text:p>
          </table:table-cell>
          <table:table-cell table:formula="of:=(ABS([$Registrado.E11] - [$Previsto.E11])/[$Registrado.E11])" office:value-type="percentage" office:value="0.0902616372027623" calcext:value-type="percentage">
            <text:p>9,026%</text:p>
          </table:table-cell>
          <table:table-cell table:formula="of:=(ABS([$Registrado.F11] - [$Previsto.F11])/[$Registrado.F11])" office:value-type="percentage" office:value="0.00896531428427699" calcext:value-type="percentage">
            <text:p>0,897%</text:p>
          </table:table-cell>
          <table:table-cell table:formula="of:=(ABS([$Registrado.G11] - [$Previsto.G11])/[$Registrado.G11])" office:value-type="percentage" office:value="0.0827616964394215" calcext:value-type="percentage">
            <text:p>8,276%</text:p>
          </table:table-cell>
          <table:table-cell table:formula="of:=(ABS([$Registrado.H11] - [$Previsto.H11])/[$Registrado.H11])" office:value-type="percentage" office:value="1.11776599092845" calcext:value-type="percentage">
            <text:p>111,777%</text:p>
          </table:table-cell>
          <table:table-cell table:formula="of:=(ABS([$Registrado.I11] - [$Previsto.I11])/[$Registrado.I11])" office:value-type="percentage" office:value="0.715981696569802" calcext:value-type="percentage">
            <text:p>71,598%</text:p>
          </table:table-cell>
          <table:table-cell table:formula="of:=(ABS([$Registrado.J11] - [$Previsto.J11])/[$Registrado.J11])" office:value-type="percentage" office:value="0.966088251643696" calcext:value-type="percentage">
            <text:p>96,609%</text:p>
          </table:table-cell>
          <table:table-cell table:formula="of:=(ABS([$Registrado.K11] - [$Previsto.K11])/[$Registrado.K11])" office:value-type="percentage" office:value="1.06261046087005" calcext:value-type="percentage">
            <text:p>106,261%</text:p>
          </table:table-cell>
          <table:table-cell table:formula="of:=(ABS([$Registrado.L11] - [$Previsto.L11])/[$Registrado.L11])" office:value-type="percentage" office:value="1.2079900141081" calcext:value-type="percentage">
            <text:p>120,799%</text:p>
          </table:table-cell>
          <table:table-cell table:formula="of:=(ABS([$Registrado.M11] - [$Previsto.M11])/[$Registrado.M11])" office:value-type="percentage" office:value="0.144113452453691" calcext:value-type="percentage">
            <text:p>14,411%</text:p>
          </table:table-cell>
          <table:table-cell table:formula="of:=(ABS([$Registrado.N11] - [$Previsto.N11])/[$Registrado.N11])" office:value-type="percentage" office:value="1.15451932462088" calcext:value-type="percentage">
            <text:p>115,452%</text:p>
          </table:table-cell>
          <table:table-cell table:formula="of:=(ABS([$Registrado.O11] - [$Previsto.O11])/[$Registrado.O11])" office:value-type="percentage" office:value="1.12846715229083" calcext:value-type="percentage">
            <text:p>112,847%</text:p>
          </table:table-cell>
          <table:table-cell table:formula="of:=(ABS([$Registrado.P11] - [$Previsto.P11])/[$Registrado.P11])" office:value-type="percentage" office:value="1.08473288134617" calcext:value-type="percentage">
            <text:p>108,473%</text:p>
          </table:table-cell>
          <table:table-cell table:formula="of:=(ABS([$Registrado.Q11] - [$Previsto.Q11])/[$Registrado.Q11])" office:value-type="percentage" office:value="0.917424979519059" calcext:value-type="percentage">
            <text:p>91,742%</text:p>
          </table:table-cell>
          <table:table-cell table:formula="of:=(ABS([$Registrado.R11] - [$Previsto.R11])/[$Registrado.R11])" office:value-type="percentage" office:value="0.246781086742875" calcext:value-type="percentage">
            <text:p>24,678%</text:p>
          </table:table-cell>
          <table:table-cell table:formula="of:=(ABS([$Registrado.S11] - [$Previsto.S11])/[$Registrado.S11])" office:value-type="percentage" office:value="1.16103608062672" calcext:value-type="percentage">
            <text:p>116,104%</text:p>
          </table:table-cell>
          <table:table-cell table:formula="of:=(ABS([$Registrado.T11] - [$Previsto.T11])/[$Registrado.T11])" office:value-type="percentage" office:value="1.20639350410416" calcext:value-type="percentage">
            <text:p>120,639%</text:p>
          </table:table-cell>
          <table:table-cell table:formula="of:=(ABS([$Registrado.U11] - [$Previsto.U11])/[$Registrado.U11])" office:value-type="percentage" office:value="1.18591278840854" calcext:value-type="percentage">
            <text:p>118,591%</text:p>
          </table:table-cell>
          <table:table-cell table:formula="of:=(ABS([$Registrado.V11] - [$Previsto.V11])/[$Registrado.V11])" office:value-type="percentage" office:value="1.19824994773592" calcext:value-type="percentage">
            <text:p>119,825%</text:p>
          </table:table-cell>
          <table:table-cell table:formula="of:=(ABS([$Registrado.W11] - [$Previsto.W11])/[$Registrado.W11])" office:value-type="percentage" office:value="1.26584812584111" calcext:value-type="percentage">
            <text:p>126,585%</text:p>
          </table:table-cell>
          <table:table-cell table:formula="of:=(ABS([$Registrado.X11] - [$Previsto.X11])/[$Registrado.X11])" office:value-type="percentage" office:value="1.23378882884217" calcext:value-type="percentage">
            <text:p>123,379%</text:p>
          </table:table-cell>
          <table:table-cell table:formula="of:=(ABS([$Registrado.Y11] - [$Previsto.Y11])/[$Registrado.Y11])" office:value-type="percentage" office:value="1.23524246171093" calcext:value-type="percentage">
            <text:p>123,524%</text:p>
          </table:table-cell>
          <table:table-cell table:formula="of:=(ABS([$Registrado.Z11] - [$Previsto.Z11])/[$Registrado.Z11])" office:value-type="percentage" office:value="1.14032676579926" calcext:value-type="percentage">
            <text:p>114,033%</text:p>
          </table:table-cell>
          <table:table-cell table:formula="of:=(ABS([$Registrado.AA11] - [$Previsto.AA11])/[$Registrado.AA11])" office:value-type="percentage" office:value="1.13331721136592" calcext:value-type="percentage">
            <text:p>113,332%</text:p>
          </table:table-cell>
          <table:table-cell table:formula="of:=(ABS([$Registrado.AB11] - [$Previsto.AB11])/[$Registrado.AB11])" office:value-type="percentage" office:value="1.1408037457096" calcext:value-type="percentage">
            <text:p>114,080%</text:p>
          </table:table-cell>
          <table:table-cell table:formula="of:=(ABS([$Registrado.AC11] - [$Previsto.AC11])/[$Registrado.AC11])" office:value-type="percentage" office:value="1.11630218913322" calcext:value-type="percentage">
            <text:p>111,630%</text:p>
          </table:table-cell>
          <table:table-cell table:formula="of:=(ABS([$Registrado.AD11] - [$Previsto.AD11])/[$Registrado.AD11])" office:value-type="percentage" office:value="0.868172944933139" calcext:value-type="percentage">
            <text:p>86,817%</text:p>
          </table:table-cell>
          <table:table-cell table:formula="of:=(ABS([$Registrado.AE11] - [$Previsto.AE11])/[$Registrado.AE11])" office:value-type="percentage" office:value="1.19935527908278" calcext:value-type="percentage">
            <text:p>119,936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227188696847278" calcext:value-type="percentage">
            <text:p>22,719%</text:p>
          </table:table-cell>
          <table:table-cell table:formula="of:=(ABS([$Registrado.C12] - [$Previsto.C12])/[$Registrado.C12])" office:value-type="percentage" office:value="0.262421065604402" calcext:value-type="percentage">
            <text:p>26,242%</text:p>
          </table:table-cell>
          <table:table-cell table:formula="of:=(ABS([$Registrado.D12] - [$Previsto.D12])/[$Registrado.D12])" office:value-type="percentage" office:value="0.1787751186849" calcext:value-type="percentage">
            <text:p>17,878%</text:p>
          </table:table-cell>
          <table:table-cell table:formula="of:=(ABS([$Registrado.E12] - [$Previsto.E12])/[$Registrado.E12])" office:value-type="percentage" office:value="0.248730205111971" calcext:value-type="percentage">
            <text:p>24,873%</text:p>
          </table:table-cell>
          <table:table-cell table:formula="of:=(ABS([$Registrado.F12] - [$Previsto.F12])/[$Registrado.F12])" office:value-type="percentage" office:value="0.285105398092703" calcext:value-type="percentage">
            <text:p>28,511%</text:p>
          </table:table-cell>
          <table:table-cell table:formula="of:=(ABS([$Registrado.G12] - [$Previsto.G12])/[$Registrado.G12])" office:value-type="percentage" office:value="0.1321578808297" calcext:value-type="percentage">
            <text:p>13,216%</text:p>
          </table:table-cell>
          <table:table-cell table:formula="of:=(ABS([$Registrado.H12] - [$Previsto.H12])/[$Registrado.H12])" office:value-type="percentage" office:value="0.177944302615193" calcext:value-type="percentage">
            <text:p>17,794%</text:p>
          </table:table-cell>
          <table:table-cell table:formula="of:=(ABS([$Registrado.I12] - [$Previsto.I12])/[$Registrado.I12])" office:value-type="percentage" office:value="0.0909048285595298" calcext:value-type="percentage">
            <text:p>9,090%</text:p>
          </table:table-cell>
          <table:table-cell table:formula="of:=(ABS([$Registrado.J12] - [$Previsto.J12])/[$Registrado.J12])" office:value-type="percentage" office:value="0.150867444450337" calcext:value-type="percentage">
            <text:p>15,087%</text:p>
          </table:table-cell>
          <table:table-cell table:formula="of:=(ABS([$Registrado.K12] - [$Previsto.K12])/[$Registrado.K12])" office:value-type="percentage" office:value="0.181150526337058" calcext:value-type="percentage">
            <text:p>18,115%</text:p>
          </table:table-cell>
          <table:table-cell table:formula="of:=(ABS([$Registrado.L12] - [$Previsto.L12])/[$Registrado.L12])" office:value-type="percentage" office:value="0.0559537310382415" calcext:value-type="percentage">
            <text:p>5,595%</text:p>
          </table:table-cell>
          <table:table-cell table:formula="of:=(ABS([$Registrado.M12] - [$Previsto.M12])/[$Registrado.M12])" office:value-type="percentage" office:value="0.348188539819871" calcext:value-type="percentage">
            <text:p>34,819%</text:p>
          </table:table-cell>
          <table:table-cell table:formula="of:=(ABS([$Registrado.N12] - [$Previsto.N12])/[$Registrado.N12])" office:value-type="percentage" office:value="0.324094062877083" calcext:value-type="percentage">
            <text:p>32,409%</text:p>
          </table:table-cell>
          <table:table-cell table:formula="of:=(ABS([$Registrado.O12] - [$Previsto.O12])/[$Registrado.O12])" office:value-type="percentage" office:value="0.426813725421225" calcext:value-type="percentage">
            <text:p>42,681%</text:p>
          </table:table-cell>
          <table:table-cell table:formula="of:=(ABS([$Registrado.P12] - [$Previsto.P12])/[$Registrado.P12])" office:value-type="percentage" office:value="0.233832205013044" calcext:value-type="percentage">
            <text:p>23,383%</text:p>
          </table:table-cell>
          <table:table-cell table:formula="of:=(ABS([$Registrado.Q12] - [$Previsto.Q12])/[$Registrado.Q12])" office:value-type="percentage" office:value="0.300152847060987" calcext:value-type="percentage">
            <text:p>30,015%</text:p>
          </table:table-cell>
          <table:table-cell table:formula="of:=(ABS([$Registrado.R12] - [$Previsto.R12])/[$Registrado.R12])" office:value-type="percentage" office:value="0.0765583537434567" calcext:value-type="percentage">
            <text:p>7,656%</text:p>
          </table:table-cell>
          <table:table-cell table:formula="of:=(ABS([$Registrado.S12] - [$Previsto.S12])/[$Registrado.S12])" office:value-type="percentage" office:value="0.102820046311611" calcext:value-type="percentage">
            <text:p>10,282%</text:p>
          </table:table-cell>
          <table:table-cell table:formula="of:=(ABS([$Registrado.T12] - [$Previsto.T12])/[$Registrado.T12])" office:value-type="percentage" office:value="0.226999941568876" calcext:value-type="percentage">
            <text:p>22,700%</text:p>
          </table:table-cell>
          <table:table-cell table:formula="of:=(ABS([$Registrado.U12] - [$Previsto.U12])/[$Registrado.U12])" office:value-type="percentage" office:value="0.0375670868696955" calcext:value-type="percentage">
            <text:p>3,757%</text:p>
          </table:table-cell>
          <table:table-cell table:formula="of:=(ABS([$Registrado.V12] - [$Previsto.V12])/[$Registrado.V12])" office:value-type="percentage" office:value="0.0993538460033074" calcext:value-type="percentage">
            <text:p>9,935%</text:p>
          </table:table-cell>
          <table:table-cell table:formula="of:=(ABS([$Registrado.W12] - [$Previsto.W12])/[$Registrado.W12])" office:value-type="percentage" office:value="0.14171670477547" calcext:value-type="percentage">
            <text:p>14,172%</text:p>
          </table:table-cell>
          <table:table-cell table:formula="of:=(ABS([$Registrado.X12] - [$Previsto.X12])/[$Registrado.X12])" office:value-type="percentage" office:value="0.213728092731567" calcext:value-type="percentage">
            <text:p>21,373%</text:p>
          </table:table-cell>
          <table:table-cell table:formula="of:=(ABS([$Registrado.Y12] - [$Previsto.Y12])/[$Registrado.Y12])" office:value-type="percentage" office:value="0.216158427281846" calcext:value-type="percentage">
            <text:p>21,616%</text:p>
          </table:table-cell>
          <table:table-cell table:formula="of:=(ABS([$Registrado.Z12] - [$Previsto.Z12])/[$Registrado.Z12])" office:value-type="percentage" office:value="0.265869655037712" calcext:value-type="percentage">
            <text:p>26,587%</text:p>
          </table:table-cell>
          <table:table-cell table:formula="of:=(ABS([$Registrado.AA12] - [$Previsto.AA12])/[$Registrado.AA12])" office:value-type="percentage" office:value="0.322815445915044" calcext:value-type="percentage">
            <text:p>32,282%</text:p>
          </table:table-cell>
          <table:table-cell table:formula="of:=(ABS([$Registrado.AB12] - [$Previsto.AB12])/[$Registrado.AB12])" office:value-type="percentage" office:value="0.303743454191811" calcext:value-type="percentage">
            <text:p>30,374%</text:p>
          </table:table-cell>
          <table:table-cell table:formula="of:=(ABS([$Registrado.AC12] - [$Previsto.AC12])/[$Registrado.AC12])" office:value-type="percentage" office:value="0.360312157571235" calcext:value-type="percentage">
            <text:p>36,031%</text:p>
          </table:table-cell>
          <table:table-cell table:formula="of:=(ABS([$Registrado.AD12] - [$Previsto.AD12])/[$Registrado.AD12])" office:value-type="percentage" office:value="0.212141779132201" calcext:value-type="percentage">
            <text:p>21,214%</text:p>
          </table:table-cell>
          <table:table-cell table:formula="of:=(ABS([$Registrado.AE12] - [$Previsto.AE12])/[$Registrado.AE12])" office:value-type="percentage" office:value="0.0555664569613062" calcext:value-type="percentage">
            <text:p>5,557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0790092651241352" calcext:value-type="percentage">
            <text:p>7,901%</text:p>
          </table:table-cell>
          <table:table-cell table:formula="of:=(ABS([$Registrado.C13] - [$Previsto.C13])/[$Registrado.C13])" office:value-type="percentage" office:value="0.0863178197374244" calcext:value-type="percentage">
            <text:p>8,632%</text:p>
          </table:table-cell>
          <table:table-cell table:formula="of:=(ABS([$Registrado.D13] - [$Previsto.D13])/[$Registrado.D13])" office:value-type="percentage" office:value="0.0240593524944777" calcext:value-type="percentage">
            <text:p>2,406%</text:p>
          </table:table-cell>
          <table:table-cell table:formula="of:=(ABS([$Registrado.E13] - [$Previsto.E13])/[$Registrado.E13])" office:value-type="percentage" office:value="0.0439196114180736" calcext:value-type="percentage">
            <text:p>4,392%</text:p>
          </table:table-cell>
          <table:table-cell table:formula="of:=(ABS([$Registrado.F13] - [$Previsto.F13])/[$Registrado.F13])" office:value-type="percentage" office:value="0.120926180341916" calcext:value-type="percentage">
            <text:p>12,093%</text:p>
          </table:table-cell>
          <table:table-cell table:formula="of:=(ABS([$Registrado.G13] - [$Previsto.G13])/[$Registrado.G13])" office:value-type="percentage" office:value="0.295343105825577" calcext:value-type="percentage">
            <text:p>29,534%</text:p>
          </table:table-cell>
          <table:table-cell table:formula="of:=(ABS([$Registrado.H13] - [$Previsto.H13])/[$Registrado.H13])" office:value-type="percentage" office:value="0.972653416463588" calcext:value-type="percentage">
            <text:p>97,265%</text:p>
          </table:table-cell>
          <table:table-cell table:formula="of:=(ABS([$Registrado.I13] - [$Previsto.I13])/[$Registrado.I13])" office:value-type="percentage" office:value="0.972038197424893" calcext:value-type="percentage">
            <text:p>97,204%</text:p>
          </table:table-cell>
          <table:table-cell table:formula="of:=(ABS([$Registrado.J13] - [$Previsto.J13])/[$Registrado.J13])" office:value-type="percentage" office:value="0.975118909111854" calcext:value-type="percentage">
            <text:p>97,512%</text:p>
          </table:table-cell>
          <table:table-cell table:formula="of:=(ABS([$Registrado.K13] - [$Previsto.K13])/[$Registrado.K13])" office:value-type="percentage" office:value="0.976966161778924" calcext:value-type="percentage">
            <text:p>97,697%</text:p>
          </table:table-cell>
          <table:table-cell table:formula="of:=(ABS([$Registrado.L13] - [$Previsto.L13])/[$Registrado.L13])" office:value-type="percentage" office:value="0.97916777471149" calcext:value-type="percentage">
            <text:p>97,917%</text:p>
          </table:table-cell>
          <table:table-cell table:formula="of:=(ABS([$Registrado.M13] - [$Previsto.M13])/[$Registrado.M13])" office:value-type="percentage" office:value="0.392150308324769" calcext:value-type="percentage">
            <text:p>39,215%</text:p>
          </table:table-cell>
          <table:table-cell table:formula="of:=(ABS([$Registrado.N13] - [$Previsto.N13])/[$Registrado.N13])" office:value-type="percentage" office:value="0.984041868396575" calcext:value-type="percentage">
            <text:p>98,404%</text:p>
          </table:table-cell>
          <table:table-cell table:formula="of:=(ABS([$Registrado.O13] - [$Previsto.O13])/[$Registrado.O13])" office:value-type="percentage" office:value="1.00714432696357" calcext:value-type="percentage">
            <text:p>100,714%</text:p>
          </table:table-cell>
          <table:table-cell table:formula="of:=(ABS([$Registrado.P13] - [$Previsto.P13])/[$Registrado.P13])" office:value-type="percentage" office:value="0.97904969665677" calcext:value-type="percentage">
            <text:p>97,905%</text:p>
          </table:table-cell>
          <table:table-cell table:formula="of:=(ABS([$Registrado.Q13] - [$Previsto.Q13])/[$Registrado.Q13])" office:value-type="percentage" office:value="0.976311633340205" calcext:value-type="percentage">
            <text:p>97,631%</text:p>
          </table:table-cell>
          <table:table-cell table:formula="of:=(ABS([$Registrado.R13] - [$Previsto.R13])/[$Registrado.R13])" office:value-type="percentage" office:value="0.974057225707944" calcext:value-type="percentage">
            <text:p>97,406%</text:p>
          </table:table-cell>
          <table:table-cell table:formula="of:=(ABS([$Registrado.S13] - [$Previsto.S13])/[$Registrado.S13])" office:value-type="percentage" office:value="1.0011288005969" calcext:value-type="percentage">
            <text:p>100,113%</text:p>
          </table:table-cell>
          <table:table-cell table:formula="of:=(ABS([$Registrado.T13] - [$Previsto.T13])/[$Registrado.T13])" office:value-type="percentage" office:value="1.0185762511681" calcext:value-type="percentage">
            <text:p>101,858%</text:p>
          </table:table-cell>
          <table:table-cell table:formula="of:=(ABS([$Registrado.U13] - [$Previsto.U13])/[$Registrado.U13])" office:value-type="percentage" office:value="1.01571634176059" calcext:value-type="percentage">
            <text:p>101,572%</text:p>
          </table:table-cell>
          <table:table-cell table:formula="of:=(ABS([$Registrado.V13] - [$Previsto.V13])/[$Registrado.V13])" office:value-type="percentage" office:value="1.01570955764382" calcext:value-type="percentage">
            <text:p>101,571%</text:p>
          </table:table-cell>
          <table:table-cell table:formula="of:=(ABS([$Registrado.W13] - [$Previsto.W13])/[$Registrado.W13])" office:value-type="percentage" office:value="1.01872281195979" calcext:value-type="percentage">
            <text:p>101,872%</text:p>
          </table:table-cell>
          <table:table-cell table:formula="of:=(ABS([$Registrado.X13] - [$Previsto.X13])/[$Registrado.X13])" office:value-type="percentage" office:value="1.01918772068446" calcext:value-type="percentage">
            <text:p>101,919%</text:p>
          </table:table-cell>
          <table:table-cell table:formula="of:=(ABS([$Registrado.Y13] - [$Previsto.Y13])/[$Registrado.Y13])" office:value-type="percentage" office:value="1.02251965713463" calcext:value-type="percentage">
            <text:p>102,252%</text:p>
          </table:table-cell>
          <table:table-cell table:formula="of:=(ABS([$Registrado.Z13] - [$Previsto.Z13])/[$Registrado.Z13])" office:value-type="percentage" office:value="1.01794953403705" calcext:value-type="percentage">
            <text:p>101,795%</text:p>
          </table:table-cell>
          <table:table-cell table:formula="of:=(ABS([$Registrado.AA13] - [$Previsto.AA13])/[$Registrado.AA13])" office:value-type="percentage" office:value="1.01558078370814" calcext:value-type="percentage">
            <text:p>101,558%</text:p>
          </table:table-cell>
          <table:table-cell table:formula="of:=(ABS([$Registrado.AB13] - [$Previsto.AB13])/[$Registrado.AB13])" office:value-type="percentage" office:value="0.978486826339753" calcext:value-type="percentage">
            <text:p>97,849%</text:p>
          </table:table-cell>
          <table:table-cell table:formula="of:=(ABS([$Registrado.AC13] - [$Previsto.AC13])/[$Registrado.AC13])" office:value-type="percentage" office:value="0.631911428745953" calcext:value-type="percentage">
            <text:p>63,191%</text:p>
          </table:table-cell>
          <table:table-cell table:formula="of:=(ABS([$Registrado.AD13] - [$Previsto.AD13])/[$Registrado.AD13])" office:value-type="percentage" office:value="0.00773411187818572" calcext:value-type="percentage">
            <text:p>0,773%</text:p>
          </table:table-cell>
          <table:table-cell table:formula="of:=(ABS([$Registrado.AE13] - [$Previsto.AE13])/[$Registrado.AE13])" office:value-type="percentage" office:value="0.311808574153889" calcext:value-type="percentage">
            <text:p>31,181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0180070913752238" calcext:value-type="percentage">
            <text:p>1,801%</text:p>
          </table:table-cell>
          <table:table-cell table:formula="of:=(ABS([$Registrado.C14] - [$Previsto.C14])/[$Registrado.C14])" office:value-type="percentage" office:value="0.153140600258743" calcext:value-type="percentage">
            <text:p>15,314%</text:p>
          </table:table-cell>
          <table:table-cell table:formula="of:=(ABS([$Registrado.D14] - [$Previsto.D14])/[$Registrado.D14])" office:value-type="percentage" office:value="0.116632432137475" calcext:value-type="percentage">
            <text:p>11,663%</text:p>
          </table:table-cell>
          <table:table-cell table:formula="of:=(ABS([$Registrado.E14] - [$Previsto.E14])/[$Registrado.E14])" office:value-type="percentage" office:value="0.00116230140367108" calcext:value-type="percentage">
            <text:p>0,116%</text:p>
          </table:table-cell>
          <table:table-cell table:formula="of:=(ABS([$Registrado.F14] - [$Previsto.F14])/[$Registrado.F14])" office:value-type="percentage" office:value="0.0175616343640983" calcext:value-type="percentage">
            <text:p>1,756%</text:p>
          </table:table-cell>
          <table:table-cell table:formula="of:=(ABS([$Registrado.G14] - [$Previsto.G14])/[$Registrado.G14])" office:value-type="percentage" office:value="0.245160123419903" calcext:value-type="percentage">
            <text:p>24,516%</text:p>
          </table:table-cell>
          <table:table-cell table:formula="of:=(ABS([$Registrado.H14] - [$Previsto.H14])/[$Registrado.H14])" office:value-type="percentage" office:value="0.23340724268493" calcext:value-type="percentage">
            <text:p>23,341%</text:p>
          </table:table-cell>
          <table:table-cell table:formula="of:=(ABS([$Registrado.I14] - [$Previsto.I14])/[$Registrado.I14])" office:value-type="percentage" office:value="0.742459340227135" calcext:value-type="percentage">
            <text:p>74,246%</text:p>
          </table:table-cell>
          <table:table-cell table:formula="of:=(ABS([$Registrado.J14] - [$Previsto.J14])/[$Registrado.J14])" office:value-type="percentage" office:value="0.321136009403438" calcext:value-type="percentage">
            <text:p>32,114%</text:p>
          </table:table-cell>
          <table:table-cell table:formula="of:=(ABS([$Registrado.K14] - [$Previsto.K14])/[$Registrado.K14])" office:value-type="percentage" office:value="0.267546432088198" calcext:value-type="percentage">
            <text:p>26,755%</text:p>
          </table:table-cell>
          <table:table-cell table:formula="of:=(ABS([$Registrado.L14] - [$Previsto.L14])/[$Registrado.L14])" office:value-type="percentage" office:value="0.581986993161813" calcext:value-type="percentage">
            <text:p>58,199%</text:p>
          </table:table-cell>
          <table:table-cell table:formula="of:=(ABS([$Registrado.M14] - [$Previsto.M14])/[$Registrado.M14])" office:value-type="percentage" office:value="0.259484668232479" calcext:value-type="percentage">
            <text:p>25,948%</text:p>
          </table:table-cell>
          <table:table-cell table:formula="of:=(ABS([$Registrado.N14] - [$Previsto.N14])/[$Registrado.N14])" office:value-type="percentage" office:value="0.0181997440386491" calcext:value-type="percentage">
            <text:p>1,820%</text:p>
          </table:table-cell>
          <table:table-cell table:formula="of:=(ABS([$Registrado.O14] - [$Previsto.O14])/[$Registrado.O14])" office:value-type="percentage" office:value="0.122664630167091" calcext:value-type="percentage">
            <text:p>12,266%</text:p>
          </table:table-cell>
          <table:table-cell table:formula="of:=(ABS([$Registrado.P14] - [$Previsto.P14])/[$Registrado.P14])" office:value-type="percentage" office:value="0.0102002926282387" calcext:value-type="percentage">
            <text:p>1,020%</text:p>
          </table:table-cell>
          <table:table-cell table:formula="of:=(ABS([$Registrado.Q14] - [$Previsto.Q14])/[$Registrado.Q14])" office:value-type="percentage" office:value="0.0494551925377217" calcext:value-type="percentage">
            <text:p>4,946%</text:p>
          </table:table-cell>
          <table:table-cell table:formula="of:=(ABS([$Registrado.R14] - [$Previsto.R14])/[$Registrado.R14])" office:value-type="percentage" office:value="0.139264146697925" calcext:value-type="percentage">
            <text:p>13,926%</text:p>
          </table:table-cell>
          <table:table-cell table:formula="of:=(ABS([$Registrado.S14] - [$Previsto.S14])/[$Registrado.S14])" office:value-type="percentage" office:value="0.45124639645811" calcext:value-type="percentage">
            <text:p>45,125%</text:p>
          </table:table-cell>
          <table:table-cell table:formula="of:=(ABS([$Registrado.T14] - [$Previsto.T14])/[$Registrado.T14])" office:value-type="percentage" office:value="0.204066998478531" calcext:value-type="percentage">
            <text:p>20,407%</text:p>
          </table:table-cell>
          <table:table-cell table:formula="of:=(ABS([$Registrado.U14] - [$Previsto.U14])/[$Registrado.U14])" office:value-type="percentage" office:value="0.310674334001159" calcext:value-type="percentage">
            <text:p>31,067%</text:p>
          </table:table-cell>
          <table:table-cell table:formula="of:=(ABS([$Registrado.V14] - [$Previsto.V14])/[$Registrado.V14])" office:value-type="percentage" office:value="0.355137774556031" calcext:value-type="percentage">
            <text:p>35,514%</text:p>
          </table:table-cell>
          <table:table-cell table:formula="of:=(ABS([$Registrado.W14] - [$Previsto.W14])/[$Registrado.W14])" office:value-type="percentage" office:value="0.185668052961979" calcext:value-type="percentage">
            <text:p>18,567%</text:p>
          </table:table-cell>
          <table:table-cell table:formula="of:=(ABS([$Registrado.X14] - [$Previsto.X14])/[$Registrado.X14])" office:value-type="percentage" office:value="0.133729041573257" calcext:value-type="percentage">
            <text:p>13,373%</text:p>
          </table:table-cell>
          <table:table-cell table:formula="of:=(ABS([$Registrado.Y14] - [$Previsto.Y14])/[$Registrado.Y14])" office:value-type="percentage" office:value="0.205470807837814" calcext:value-type="percentage">
            <text:p>20,547%</text:p>
          </table:table-cell>
          <table:table-cell table:formula="of:=(ABS([$Registrado.Z14] - [$Previsto.Z14])/[$Registrado.Z14])" office:value-type="percentage" office:value="0.0260518016295806" calcext:value-type="percentage">
            <text:p>2,605%</text:p>
          </table:table-cell>
          <table:table-cell table:formula="of:=(ABS([$Registrado.AA14] - [$Previsto.AA14])/[$Registrado.AA14])" office:value-type="percentage" office:value="0.0245649945957319" calcext:value-type="percentage">
            <text:p>2,456%</text:p>
          </table:table-cell>
          <table:table-cell table:formula="of:=(ABS([$Registrado.AB14] - [$Previsto.AB14])/[$Registrado.AB14])" office:value-type="percentage" office:value="0.110007158325092" calcext:value-type="percentage">
            <text:p>11,001%</text:p>
          </table:table-cell>
          <table:table-cell table:formula="of:=(ABS([$Registrado.AC14] - [$Previsto.AC14])/[$Registrado.AC14])" office:value-type="percentage" office:value="0.0166882623266901" calcext:value-type="percentage">
            <text:p>1,669%</text:p>
          </table:table-cell>
          <table:table-cell table:formula="of:=(ABS([$Registrado.AD14] - [$Previsto.AD14])/[$Registrado.AD14])" office:value-type="percentage" office:value="0.0462595336721568" calcext:value-type="percentage">
            <text:p>4,626%</text:p>
          </table:table-cell>
          <table:table-cell table:formula="of:=(ABS([$Registrado.AE14] - [$Previsto.AE14])/[$Registrado.AE14])" office:value-type="percentage" office:value="0.288551262536902" calcext:value-type="percentage">
            <text:p>28,855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0376492208908514" calcext:value-type="percentage">
            <text:p>3,765%</text:p>
          </table:table-cell>
          <table:table-cell table:formula="of:=(ABS([$Registrado.C15] - [$Previsto.C15])/[$Registrado.C15])" office:value-type="percentage" office:value="0.0349272687305369" calcext:value-type="percentage">
            <text:p>3,493%</text:p>
          </table:table-cell>
          <table:table-cell table:formula="of:=(ABS([$Registrado.D15] - [$Previsto.D15])/[$Registrado.D15])" office:value-type="percentage" office:value="0.127228244213887" calcext:value-type="percentage">
            <text:p>12,723%</text:p>
          </table:table-cell>
          <table:table-cell table:formula="of:=(ABS([$Registrado.E15] - [$Previsto.E15])/[$Registrado.E15])" office:value-type="percentage" office:value="0.0649543381061172" calcext:value-type="percentage">
            <text:p>6,495%</text:p>
          </table:table-cell>
          <table:table-cell table:formula="of:=(ABS([$Registrado.F15] - [$Previsto.F15])/[$Registrado.F15])" office:value-type="percentage" office:value="0.0449035229189478" calcext:value-type="percentage">
            <text:p>4,490%</text:p>
          </table:table-cell>
          <table:table-cell table:formula="of:=(ABS([$Registrado.G15] - [$Previsto.G15])/[$Registrado.G15])" office:value-type="percentage" office:value="0.0750951391426136" calcext:value-type="percentage">
            <text:p>7,510%</text:p>
          </table:table-cell>
          <table:table-cell table:formula="of:=(ABS([$Registrado.H15] - [$Previsto.H15])/[$Registrado.H15])" office:value-type="percentage" office:value="0.270444785248482" calcext:value-type="percentage">
            <text:p>27,044%</text:p>
          </table:table-cell>
          <table:table-cell table:formula="of:=(ABS([$Registrado.I15] - [$Previsto.I15])/[$Registrado.I15])" office:value-type="percentage" office:value="0.744370742250216" calcext:value-type="percentage">
            <text:p>74,437%</text:p>
          </table:table-cell>
          <table:table-cell table:formula="of:=(ABS([$Registrado.J15] - [$Previsto.J15])/[$Registrado.J15])" office:value-type="percentage" office:value="0.532354366246081" calcext:value-type="percentage">
            <text:p>53,235%</text:p>
          </table:table-cell>
          <table:table-cell table:formula="of:=(ABS([$Registrado.K15] - [$Previsto.K15])/[$Registrado.K15])" office:value-type="percentage" office:value="0.627546023368901" calcext:value-type="percentage">
            <text:p>62,755%</text:p>
          </table:table-cell>
          <table:table-cell table:formula="of:=(ABS([$Registrado.L15] - [$Previsto.L15])/[$Registrado.L15])" office:value-type="percentage" office:value="0.658739859072226" calcext:value-type="percentage">
            <text:p>65,874%</text:p>
          </table:table-cell>
          <table:table-cell table:formula="of:=(ABS([$Registrado.M15] - [$Previsto.M15])/[$Registrado.M15])" office:value-type="percentage" office:value="0.0455068248774928" calcext:value-type="percentage">
            <text:p>4,551%</text:p>
          </table:table-cell>
          <table:table-cell table:formula="of:=(ABS([$Registrado.N15] - [$Previsto.N15])/[$Registrado.N15])" office:value-type="percentage" office:value="0.0671751554578357" calcext:value-type="percentage">
            <text:p>6,718%</text:p>
          </table:table-cell>
          <table:table-cell table:formula="of:=(ABS([$Registrado.O15] - [$Previsto.O15])/[$Registrado.O15])" office:value-type="percentage" office:value="0.0560600774614189" calcext:value-type="percentage">
            <text:p>5,606%</text:p>
          </table:table-cell>
          <table:table-cell table:formula="of:=(ABS([$Registrado.P15] - [$Previsto.P15])/[$Registrado.P15])" office:value-type="percentage" office:value="0.0989262878616946" calcext:value-type="percentage">
            <text:p>9,893%</text:p>
          </table:table-cell>
          <table:table-cell table:formula="of:=(ABS([$Registrado.Q15] - [$Previsto.Q15])/[$Registrado.Q15])" office:value-type="percentage" office:value="0.0424940749779675" calcext:value-type="percentage">
            <text:p>4,249%</text:p>
          </table:table-cell>
          <table:table-cell table:formula="of:=(ABS([$Registrado.R15] - [$Previsto.R15])/[$Registrado.R15])" office:value-type="percentage" office:value="0.0197146724808861" calcext:value-type="percentage">
            <text:p>1,971%</text:p>
          </table:table-cell>
          <table:table-cell table:formula="of:=(ABS([$Registrado.S15] - [$Previsto.S15])/[$Registrado.S15])" office:value-type="percentage" office:value="0.367375636532616" calcext:value-type="percentage">
            <text:p>36,738%</text:p>
          </table:table-cell>
          <table:table-cell table:formula="of:=(ABS([$Registrado.T15] - [$Previsto.T15])/[$Registrado.T15])" office:value-type="percentage" office:value="0.275850005419859" calcext:value-type="percentage">
            <text:p>27,585%</text:p>
          </table:table-cell>
          <table:table-cell table:formula="of:=(ABS([$Registrado.U15] - [$Previsto.U15])/[$Registrado.U15])" office:value-type="percentage" office:value="0.541300541260176" calcext:value-type="percentage">
            <text:p>54,130%</text:p>
          </table:table-cell>
          <table:table-cell table:formula="of:=(ABS([$Registrado.V15] - [$Previsto.V15])/[$Registrado.V15])" office:value-type="percentage" office:value="0.556485266243498" calcext:value-type="percentage">
            <text:p>55,649%</text:p>
          </table:table-cell>
          <table:table-cell table:formula="of:=(ABS([$Registrado.W15] - [$Previsto.W15])/[$Registrado.W15])" office:value-type="percentage" office:value="0.720194122375408" calcext:value-type="percentage">
            <text:p>72,019%</text:p>
          </table:table-cell>
          <table:table-cell table:formula="of:=(ABS([$Registrado.X15] - [$Previsto.X15])/[$Registrado.X15])" office:value-type="percentage" office:value="0.448781403220843" calcext:value-type="percentage">
            <text:p>44,878%</text:p>
          </table:table-cell>
          <table:table-cell table:formula="of:=(ABS([$Registrado.Y15] - [$Previsto.Y15])/[$Registrado.Y15])" office:value-type="percentage" office:value="0.459063241841679" calcext:value-type="percentage">
            <text:p>45,906%</text:p>
          </table:table-cell>
          <table:table-cell table:formula="of:=(ABS([$Registrado.Z15] - [$Previsto.Z15])/[$Registrado.Z15])" office:value-type="percentage" office:value="0.19003512600369" calcext:value-type="percentage">
            <text:p>19,004%</text:p>
          </table:table-cell>
          <table:table-cell table:formula="of:=(ABS([$Registrado.AA15] - [$Previsto.AA15])/[$Registrado.AA15])" office:value-type="percentage" office:value="0.286811335538124" calcext:value-type="percentage">
            <text:p>28,681%</text:p>
          </table:table-cell>
          <table:table-cell table:formula="of:=(ABS([$Registrado.AB15] - [$Previsto.AB15])/[$Registrado.AB15])" office:value-type="percentage" office:value="0.175173053882251" calcext:value-type="percentage">
            <text:p>17,517%</text:p>
          </table:table-cell>
          <table:table-cell table:formula="of:=(ABS([$Registrado.AC15] - [$Previsto.AC15])/[$Registrado.AC15])" office:value-type="percentage" office:value="0.0731021045433825" calcext:value-type="percentage">
            <text:p>7,310%</text:p>
          </table:table-cell>
          <table:table-cell table:formula="of:=(ABS([$Registrado.AD15] - [$Previsto.AD15])/[$Registrado.AD15])" office:value-type="percentage" office:value="0.126562915756058" calcext:value-type="percentage">
            <text:p>12,656%</text:p>
          </table:table-cell>
          <table:table-cell table:formula="of:=(ABS([$Registrado.AE15] - [$Previsto.AE15])/[$Registrado.AE15])" office:value-type="percentage" office:value="0.21958794069648" calcext:value-type="percentage">
            <text:p>21,959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0601144829150531" calcext:value-type="percentage">
            <text:p>6,011%</text:p>
          </table:table-cell>
          <table:table-cell table:formula="of:=(ABS([$Registrado.C16] - [$Previsto.C16])/[$Registrado.C16])" office:value-type="percentage" office:value="0.187158318890815" calcext:value-type="percentage">
            <text:p>18,716%</text:p>
          </table:table-cell>
          <table:table-cell table:formula="of:=(ABS([$Registrado.D16] - [$Previsto.D16])/[$Registrado.D16])" office:value-type="percentage" office:value="0.199771185472819" calcext:value-type="percentage">
            <text:p>19,977%</text:p>
          </table:table-cell>
          <table:table-cell table:formula="of:=(ABS([$Registrado.E16] - [$Previsto.E16])/[$Registrado.E16])" office:value-type="percentage" office:value="0.17280630322158" calcext:value-type="percentage">
            <text:p>17,281%</text:p>
          </table:table-cell>
          <table:table-cell table:formula="of:=(ABS([$Registrado.F16] - [$Previsto.F16])/[$Registrado.F16])" office:value-type="percentage" office:value="0.181696714419184" calcext:value-type="percentage">
            <text:p>18,170%</text:p>
          </table:table-cell>
          <table:table-cell table:formula="of:=(ABS([$Registrado.G16] - [$Previsto.G16])/[$Registrado.G16])" office:value-type="percentage" office:value="0.209605575919138" calcext:value-type="percentage">
            <text:p>20,961%</text:p>
          </table:table-cell>
          <table:table-cell table:formula="of:=(ABS([$Registrado.H16] - [$Previsto.H16])/[$Registrado.H16])" office:value-type="percentage" office:value="0.365966969459921" calcext:value-type="percentage">
            <text:p>36,597%</text:p>
          </table:table-cell>
          <table:table-cell table:formula="of:=(ABS([$Registrado.I16] - [$Previsto.I16])/[$Registrado.I16])" office:value-type="percentage" office:value="0.282097903007114" calcext:value-type="percentage">
            <text:p>28,210%</text:p>
          </table:table-cell>
          <table:table-cell table:formula="of:=(ABS([$Registrado.J16] - [$Previsto.J16])/[$Registrado.J16])" office:value-type="percentage" office:value="0.313384664266045" calcext:value-type="percentage">
            <text:p>31,338%</text:p>
          </table:table-cell>
          <table:table-cell table:formula="of:=(ABS([$Registrado.K16] - [$Previsto.K16])/[$Registrado.K16])" office:value-type="percentage" office:value="0.258723075194727" calcext:value-type="percentage">
            <text:p>25,872%</text:p>
          </table:table-cell>
          <table:table-cell table:formula="of:=(ABS([$Registrado.L16] - [$Previsto.L16])/[$Registrado.L16])" office:value-type="percentage" office:value="0.277385552895554" calcext:value-type="percentage">
            <text:p>27,739%</text:p>
          </table:table-cell>
          <table:table-cell table:formula="of:=(ABS([$Registrado.M16] - [$Previsto.M16])/[$Registrado.M16])" office:value-type="percentage" office:value="0.24368242167576" calcext:value-type="percentage">
            <text:p>24,368%</text:p>
          </table:table-cell>
          <table:table-cell table:formula="of:=(ABS([$Registrado.N16] - [$Previsto.N16])/[$Registrado.N16])" office:value-type="percentage" office:value="0.386038293561833" calcext:value-type="percentage">
            <text:p>38,604%</text:p>
          </table:table-cell>
          <table:table-cell table:formula="of:=(ABS([$Registrado.O16] - [$Previsto.O16])/[$Registrado.O16])" office:value-type="percentage" office:value="0.480152950153386" calcext:value-type="percentage">
            <text:p>48,015%</text:p>
          </table:table-cell>
          <table:table-cell table:formula="of:=(ABS([$Registrado.P16] - [$Previsto.P16])/[$Registrado.P16])" office:value-type="percentage" office:value="0.342493132607525" calcext:value-type="percentage">
            <text:p>34,249%</text:p>
          </table:table-cell>
          <table:table-cell table:formula="of:=(ABS([$Registrado.Q16] - [$Previsto.Q16])/[$Registrado.Q16])" office:value-type="percentage" office:value="0.366164803209604" calcext:value-type="percentage">
            <text:p>36,616%</text:p>
          </table:table-cell>
          <table:table-cell table:formula="of:=(ABS([$Registrado.R16] - [$Previsto.R16])/[$Registrado.R16])" office:value-type="percentage" office:value="0.290430055993933" calcext:value-type="percentage">
            <text:p>29,043%</text:p>
          </table:table-cell>
          <table:table-cell table:formula="of:=(ABS([$Registrado.S16] - [$Previsto.S16])/[$Registrado.S16])" office:value-type="percentage" office:value="0.419169398051496" calcext:value-type="percentage">
            <text:p>41,917%</text:p>
          </table:table-cell>
          <table:table-cell table:formula="of:=(ABS([$Registrado.T16] - [$Previsto.T16])/[$Registrado.T16])" office:value-type="percentage" office:value="0.566016560621868" calcext:value-type="percentage">
            <text:p>56,602%</text:p>
          </table:table-cell>
          <table:table-cell table:formula="of:=(ABS([$Registrado.U16] - [$Previsto.U16])/[$Registrado.U16])" office:value-type="percentage" office:value="0.431611142293277" calcext:value-type="percentage">
            <text:p>43,161%</text:p>
          </table:table-cell>
          <table:table-cell table:formula="of:=(ABS([$Registrado.V16] - [$Previsto.V16])/[$Registrado.V16])" office:value-type="percentage" office:value="0.400034882638721" calcext:value-type="percentage">
            <text:p>40,003%</text:p>
          </table:table-cell>
          <table:table-cell table:formula="of:=(ABS([$Registrado.W16] - [$Previsto.W16])/[$Registrado.W16])" office:value-type="percentage" office:value="0.493145569730407" calcext:value-type="percentage">
            <text:p>49,315%</text:p>
          </table:table-cell>
          <table:table-cell table:formula="of:=(ABS([$Registrado.X16] - [$Previsto.X16])/[$Registrado.X16])" office:value-type="percentage" office:value="0.614973006134969" calcext:value-type="percentage">
            <text:p>61,497%</text:p>
          </table:table-cell>
          <table:table-cell table:formula="of:=(ABS([$Registrado.Y16] - [$Previsto.Y16])/[$Registrado.Y16])" office:value-type="percentage" office:value="0.534930942095207" calcext:value-type="percentage">
            <text:p>53,493%</text:p>
          </table:table-cell>
          <table:table-cell table:formula="of:=(ABS([$Registrado.Z16] - [$Previsto.Z16])/[$Registrado.Z16])" office:value-type="percentage" office:value="0.610375317575173" calcext:value-type="percentage">
            <text:p>61,038%</text:p>
          </table:table-cell>
          <table:table-cell table:formula="of:=(ABS([$Registrado.AA16] - [$Previsto.AA16])/[$Registrado.AA16])" office:value-type="percentage" office:value="0.454604172358926" calcext:value-type="percentage">
            <text:p>45,460%</text:p>
          </table:table-cell>
          <table:table-cell table:formula="of:=(ABS([$Registrado.AB16] - [$Previsto.AB16])/[$Registrado.AB16])" office:value-type="percentage" office:value="0.20813579220271" calcext:value-type="percentage">
            <text:p>20,814%</text:p>
          </table:table-cell>
          <table:table-cell table:formula="of:=(ABS([$Registrado.AC16] - [$Previsto.AC16])/[$Registrado.AC16])" office:value-type="percentage" office:value="0.254819534566034" calcext:value-type="percentage">
            <text:p>25,482%</text:p>
          </table:table-cell>
          <table:table-cell table:formula="of:=(ABS([$Registrado.AD16] - [$Previsto.AD16])/[$Registrado.AD16])" office:value-type="percentage" office:value="0.0359968994592958" calcext:value-type="percentage">
            <text:p>3,600%</text:p>
          </table:table-cell>
          <table:table-cell table:formula="of:=(ABS([$Registrado.AE16] - [$Previsto.AE16])/[$Registrado.AE16])" office:value-type="percentage" office:value="0.0401343449103672" calcext:value-type="percentage">
            <text:p>4,013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116966967322695" calcext:value-type="percentage">
            <text:p>11,697%</text:p>
          </table:table-cell>
          <table:table-cell table:formula="of:=(ABS([$Registrado.C17] - [$Previsto.C17])/[$Registrado.C17])" office:value-type="percentage" office:value="0.130571481730379" calcext:value-type="percentage">
            <text:p>13,057%</text:p>
          </table:table-cell>
          <table:table-cell table:formula="of:=(ABS([$Registrado.D17] - [$Previsto.D17])/[$Registrado.D17])" office:value-type="percentage" office:value="0.105781608177697" calcext:value-type="percentage">
            <text:p>10,578%</text:p>
          </table:table-cell>
          <table:table-cell table:formula="of:=(ABS([$Registrado.E17] - [$Previsto.E17])/[$Registrado.E17])" office:value-type="percentage" office:value="0.0861477238824092" calcext:value-type="percentage">
            <text:p>8,615%</text:p>
          </table:table-cell>
          <table:table-cell table:formula="of:=(ABS([$Registrado.F17] - [$Previsto.F17])/[$Registrado.F17])" office:value-type="percentage" office:value="0.0377856056111135" calcext:value-type="percentage">
            <text:p>3,779%</text:p>
          </table:table-cell>
          <table:table-cell table:formula="of:=(ABS([$Registrado.G17] - [$Previsto.G17])/[$Registrado.G17])" office:value-type="percentage" office:value="0.164318563337436" calcext:value-type="percentage">
            <text:p>16,432%</text:p>
          </table:table-cell>
          <table:table-cell table:formula="of:=(ABS([$Registrado.H17] - [$Previsto.H17])/[$Registrado.H17])" office:value-type="percentage" office:value="0.140856630628464" calcext:value-type="percentage">
            <text:p>14,086%</text:p>
          </table:table-cell>
          <table:table-cell table:formula="of:=(ABS([$Registrado.I17] - [$Previsto.I17])/[$Registrado.I17])" office:value-type="percentage" office:value="0.0498540535646623" calcext:value-type="percentage">
            <text:p>4,985%</text:p>
          </table:table-cell>
          <table:table-cell table:formula="of:=(ABS([$Registrado.J17] - [$Previsto.J17])/[$Registrado.J17])" office:value-type="percentage" office:value="0.0482393458071772" calcext:value-type="percentage">
            <text:p>4,824%</text:p>
          </table:table-cell>
          <table:table-cell table:formula="of:=(ABS([$Registrado.K17] - [$Previsto.K17])/[$Registrado.K17])" office:value-type="percentage" office:value="0.0655224436558131" calcext:value-type="percentage">
            <text:p>6,552%</text:p>
          </table:table-cell>
          <table:table-cell table:formula="of:=(ABS([$Registrado.L17] - [$Previsto.L17])/[$Registrado.L17])" office:value-type="percentage" office:value="0.200839304549273" calcext:value-type="percentage">
            <text:p>20,084%</text:p>
          </table:table-cell>
          <table:table-cell table:formula="of:=(ABS([$Registrado.M17] - [$Previsto.M17])/[$Registrado.M17])" office:value-type="percentage" office:value="0.146738398981819" calcext:value-type="percentage">
            <text:p>14,674%</text:p>
          </table:table-cell>
          <table:table-cell table:formula="of:=(ABS([$Registrado.N17] - [$Previsto.N17])/[$Registrado.N17])" office:value-type="percentage" office:value="0.114138671178691" calcext:value-type="percentage">
            <text:p>11,414%</text:p>
          </table:table-cell>
          <table:table-cell table:formula="of:=(ABS([$Registrado.O17] - [$Previsto.O17])/[$Registrado.O17])" office:value-type="percentage" office:value="0.0923373659537828" calcext:value-type="percentage">
            <text:p>9,234%</text:p>
          </table:table-cell>
          <table:table-cell table:formula="of:=(ABS([$Registrado.P17] - [$Previsto.P17])/[$Registrado.P17])" office:value-type="percentage" office:value="0.0364286054779829" calcext:value-type="percentage">
            <text:p>3,643%</text:p>
          </table:table-cell>
          <table:table-cell table:formula="of:=(ABS([$Registrado.Q17] - [$Previsto.Q17])/[$Registrado.Q17])" office:value-type="percentage" office:value="0.0632309426862774" calcext:value-type="percentage">
            <text:p>6,323%</text:p>
          </table:table-cell>
          <table:table-cell table:formula="of:=(ABS([$Registrado.R17] - [$Previsto.R17])/[$Registrado.R17])" office:value-type="percentage" office:value="0.0682755774055215" calcext:value-type="percentage">
            <text:p>6,828%</text:p>
          </table:table-cell>
          <table:table-cell table:formula="of:=(ABS([$Registrado.S17] - [$Previsto.S17])/[$Registrado.S17])" office:value-type="percentage" office:value="0.125736384327459" calcext:value-type="percentage">
            <text:p>12,574%</text:p>
          </table:table-cell>
          <table:table-cell table:formula="of:=(ABS([$Registrado.T17] - [$Previsto.T17])/[$Registrado.T17])" office:value-type="percentage" office:value="0.0307071840993173" calcext:value-type="percentage">
            <text:p>3,071%</text:p>
          </table:table-cell>
          <table:table-cell table:formula="of:=(ABS([$Registrado.U17] - [$Previsto.U17])/[$Registrado.U17])" office:value-type="percentage" office:value="0.074226122222108" calcext:value-type="percentage">
            <text:p>7,423%</text:p>
          </table:table-cell>
          <table:table-cell table:formula="of:=(ABS([$Registrado.V17] - [$Previsto.V17])/[$Registrado.V17])" office:value-type="percentage" office:value="0.0429157137003962" calcext:value-type="percentage">
            <text:p>4,292%</text:p>
          </table:table-cell>
          <table:table-cell table:formula="of:=(ABS([$Registrado.W17] - [$Previsto.W17])/[$Registrado.W17])" office:value-type="percentage" office:value="0.0125263327214578" calcext:value-type="percentage">
            <text:p>1,253%</text:p>
          </table:table-cell>
          <table:table-cell table:formula="of:=(ABS([$Registrado.X17] - [$Previsto.X17])/[$Registrado.X17])" office:value-type="percentage" office:value="0.00336027974610213" calcext:value-type="percentage">
            <text:p>0,336%</text:p>
          </table:table-cell>
          <table:table-cell table:formula="of:=(ABS([$Registrado.Y17] - [$Previsto.Y17])/[$Registrado.Y17])" office:value-type="percentage" office:value="0.0371263623053021" calcext:value-type="percentage">
            <text:p>3,713%</text:p>
          </table:table-cell>
          <table:table-cell table:formula="of:=(ABS([$Registrado.Z17] - [$Previsto.Z17])/[$Registrado.Z17])" office:value-type="percentage" office:value="0.129753618341291" calcext:value-type="percentage">
            <text:p>12,975%</text:p>
          </table:table-cell>
          <table:table-cell table:formula="of:=(ABS([$Registrado.AA17] - [$Previsto.AA17])/[$Registrado.AA17])" office:value-type="percentage" office:value="0.250381060676252" calcext:value-type="percentage">
            <text:p>25,038%</text:p>
          </table:table-cell>
          <table:table-cell table:formula="of:=(ABS([$Registrado.AB17] - [$Previsto.AB17])/[$Registrado.AB17])" office:value-type="percentage" office:value="0.155622234240389" calcext:value-type="percentage">
            <text:p>15,562%</text:p>
          </table:table-cell>
          <table:table-cell table:formula="of:=(ABS([$Registrado.AC17] - [$Previsto.AC17])/[$Registrado.AC17])" office:value-type="percentage" office:value="0.229390296175198" calcext:value-type="percentage">
            <text:p>22,939%</text:p>
          </table:table-cell>
          <table:table-cell table:formula="of:=(ABS([$Registrado.AD17] - [$Previsto.AD17])/[$Registrado.AD17])" office:value-type="percentage" office:value="0.0615072587901707" calcext:value-type="percentage">
            <text:p>6,151%</text:p>
          </table:table-cell>
          <table:table-cell table:formula="of:=(ABS([$Registrado.AE17] - [$Previsto.AE17])/[$Registrado.AE17])" office:value-type="percentage" office:value="0.310444507812434" calcext:value-type="percentage">
            <text:p>31,044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522953804843912" calcext:value-type="percentage">
            <text:p>52,295%</text:p>
          </table:table-cell>
          <table:table-cell table:formula="of:=(ABS([$Registrado.C18] - [$Previsto.C18])/[$Registrado.C18])" office:value-type="percentage" office:value="0.0749447446653894" calcext:value-type="percentage">
            <text:p>7,494%</text:p>
          </table:table-cell>
          <table:table-cell table:formula="of:=(ABS([$Registrado.D18] - [$Previsto.D18])/[$Registrado.D18])" office:value-type="percentage" office:value="0.0546966864580361" calcext:value-type="percentage">
            <text:p>5,470%</text:p>
          </table:table-cell>
          <table:table-cell table:formula="of:=(ABS([$Registrado.E18] - [$Previsto.E18])/[$Registrado.E18])" office:value-type="percentage" office:value="0.0611967247327678" calcext:value-type="percentage">
            <text:p>6,120%</text:p>
          </table:table-cell>
          <table:table-cell table:formula="of:=(ABS([$Registrado.F18] - [$Previsto.F18])/[$Registrado.F18])" office:value-type="percentage" office:value="0.0662801769331587" calcext:value-type="percentage">
            <text:p>6,628%</text:p>
          </table:table-cell>
          <table:table-cell table:formula="of:=(ABS([$Registrado.G18] - [$Previsto.G18])/[$Registrado.G18])" office:value-type="percentage" office:value="0.191461290062753" calcext:value-type="percentage">
            <text:p>19,146%</text:p>
          </table:table-cell>
          <table:table-cell table:formula="of:=(ABS([$Registrado.H18] - [$Previsto.H18])/[$Registrado.H18])" office:value-type="percentage" office:value="0.120290172931552" calcext:value-type="percentage">
            <text:p>12,029%</text:p>
          </table:table-cell>
          <table:table-cell table:formula="of:=(ABS([$Registrado.I18] - [$Previsto.I18])/[$Registrado.I18])" office:value-type="percentage" office:value="0.255800802519944" calcext:value-type="percentage">
            <text:p>25,580%</text:p>
          </table:table-cell>
          <table:table-cell table:formula="of:=(ABS([$Registrado.J18] - [$Previsto.J18])/[$Registrado.J18])" office:value-type="percentage" office:value="0.148251599733619" calcext:value-type="percentage">
            <text:p>14,825%</text:p>
          </table:table-cell>
          <table:table-cell table:formula="of:=(ABS([$Registrado.K18] - [$Previsto.K18])/[$Registrado.K18])" office:value-type="percentage" office:value="0.138636861622736" calcext:value-type="percentage">
            <text:p>13,864%</text:p>
          </table:table-cell>
          <table:table-cell table:formula="of:=(ABS([$Registrado.L18] - [$Previsto.L18])/[$Registrado.L18])" office:value-type="percentage" office:value="0.714620674165544" calcext:value-type="percentage">
            <text:p>71,462%</text:p>
          </table:table-cell>
          <table:table-cell table:formula="of:=(ABS([$Registrado.M18] - [$Previsto.M18])/[$Registrado.M18])" office:value-type="percentage" office:value="0.0983827455236028" calcext:value-type="percentage">
            <text:p>9,838%</text:p>
          </table:table-cell>
          <table:table-cell table:formula="of:=(ABS([$Registrado.N18] - [$Previsto.N18])/[$Registrado.N18])" office:value-type="percentage" office:value="0.90425599245283" calcext:value-type="percentage">
            <text:p>90,426%</text:p>
          </table:table-cell>
          <table:table-cell table:formula="of:=(ABS([$Registrado.O18] - [$Previsto.O18])/[$Registrado.O18])" office:value-type="percentage" office:value="0.962602284697823" calcext:value-type="percentage">
            <text:p>96,260%</text:p>
          </table:table-cell>
          <table:table-cell table:formula="of:=(ABS([$Registrado.P18] - [$Previsto.P18])/[$Registrado.P18])" office:value-type="percentage" office:value="0.905195451861927" calcext:value-type="percentage">
            <text:p>90,520%</text:p>
          </table:table-cell>
          <table:table-cell table:formula="of:=(ABS([$Registrado.Q18] - [$Previsto.Q18])/[$Registrado.Q18])" office:value-type="percentage" office:value="0.919071534458085" calcext:value-type="percentage">
            <text:p>91,907%</text:p>
          </table:table-cell>
          <table:table-cell table:formula="of:=(ABS([$Registrado.R18] - [$Previsto.R18])/[$Registrado.R18])" office:value-type="percentage" office:value="0.914992188622202" calcext:value-type="percentage">
            <text:p>91,499%</text:p>
          </table:table-cell>
          <table:table-cell table:formula="of:=(ABS([$Registrado.S18] - [$Previsto.S18])/[$Registrado.S18])" office:value-type="percentage" office:value="0.963544276157608" calcext:value-type="percentage">
            <text:p>96,354%</text:p>
          </table:table-cell>
          <table:table-cell table:formula="of:=(ABS([$Registrado.T18] - [$Previsto.T18])/[$Registrado.T18])" office:value-type="percentage" office:value="0.987119206843442" calcext:value-type="percentage">
            <text:p>98,712%</text:p>
          </table:table-cell>
          <table:table-cell table:formula="of:=(ABS([$Registrado.U18] - [$Previsto.U18])/[$Registrado.U18])" office:value-type="percentage" office:value="0.983744434456565" calcext:value-type="percentage">
            <text:p>98,374%</text:p>
          </table:table-cell>
          <table:table-cell table:formula="of:=(ABS([$Registrado.V18] - [$Previsto.V18])/[$Registrado.V18])" office:value-type="percentage" office:value="0.984619060941297" calcext:value-type="percentage">
            <text:p>98,462%</text:p>
          </table:table-cell>
          <table:table-cell table:formula="of:=(ABS([$Registrado.W18] - [$Previsto.W18])/[$Registrado.W18])" office:value-type="percentage" office:value="0.985159426997755" calcext:value-type="percentage">
            <text:p>98,516%</text:p>
          </table:table-cell>
          <table:table-cell table:formula="of:=(ABS([$Registrado.X18] - [$Previsto.X18])/[$Registrado.X18])" office:value-type="percentage" office:value="0.986085529504532" calcext:value-type="percentage">
            <text:p>98,609%</text:p>
          </table:table-cell>
          <table:table-cell table:formula="of:=(ABS([$Registrado.Y18] - [$Previsto.Y18])/[$Registrado.Y18])" office:value-type="percentage" office:value="0.982459569384536" calcext:value-type="percentage">
            <text:p>98,246%</text:p>
          </table:table-cell>
          <table:table-cell table:formula="of:=(ABS([$Registrado.Z18] - [$Previsto.Z18])/[$Registrado.Z18])" office:value-type="percentage" office:value="0.985067572918041" calcext:value-type="percentage">
            <text:p>98,507%</text:p>
          </table:table-cell>
          <table:table-cell table:formula="of:=(ABS([$Registrado.AA18] - [$Previsto.AA18])/[$Registrado.AA18])" office:value-type="percentage" office:value="1.08868160646117" calcext:value-type="percentage">
            <text:p>108,868%</text:p>
          </table:table-cell>
          <table:table-cell table:formula="of:=(ABS([$Registrado.AB18] - [$Previsto.AB18])/[$Registrado.AB18])" office:value-type="percentage" office:value="1.09248503349822" calcext:value-type="percentage">
            <text:p>109,249%</text:p>
          </table:table-cell>
          <table:table-cell table:formula="of:=(ABS([$Registrado.AC18] - [$Previsto.AC18])/[$Registrado.AC18])" office:value-type="percentage" office:value="1.12880491430385" calcext:value-type="percentage">
            <text:p>112,880%</text:p>
          </table:table-cell>
          <table:table-cell table:formula="of:=(ABS([$Registrado.AD18] - [$Previsto.AD18])/[$Registrado.AD18])" office:value-type="percentage" office:value="1.18666460944918" calcext:value-type="percentage">
            <text:p>118,666%</text:p>
          </table:table-cell>
          <table:table-cell table:formula="of:=(ABS([$Registrado.AE18] - [$Previsto.AE18])/[$Registrado.AE18])" office:value-type="percentage" office:value="1.19983570270688" calcext:value-type="percentage">
            <text:p>119,984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0877198635279859" calcext:value-type="percentage">
            <text:p>8,772%</text:p>
          </table:table-cell>
          <table:table-cell table:formula="of:=(ABS([$Registrado.C19] - [$Previsto.C19])/[$Registrado.C19])" office:value-type="percentage" office:value="0.0737568673603124" calcext:value-type="percentage">
            <text:p>7,376%</text:p>
          </table:table-cell>
          <table:table-cell table:formula="of:=(ABS([$Registrado.D19] - [$Previsto.D19])/[$Registrado.D19])" office:value-type="percentage" office:value="0.0445602201865238" calcext:value-type="percentage">
            <text:p>4,456%</text:p>
          </table:table-cell>
          <table:table-cell table:formula="of:=(ABS([$Registrado.E19] - [$Previsto.E19])/[$Registrado.E19])" office:value-type="percentage" office:value="0.0319179970363744" calcext:value-type="percentage">
            <text:p>3,192%</text:p>
          </table:table-cell>
          <table:table-cell table:formula="of:=(ABS([$Registrado.F19] - [$Previsto.F19])/[$Registrado.F19])" office:value-type="percentage" office:value="0.0160503697383389" calcext:value-type="percentage">
            <text:p>1,605%</text:p>
          </table:table-cell>
          <table:table-cell table:formula="of:=(ABS([$Registrado.G19] - [$Previsto.G19])/[$Registrado.G19])" office:value-type="percentage" office:value="0.477885369039843" calcext:value-type="percentage">
            <text:p>47,789%</text:p>
          </table:table-cell>
          <table:table-cell table:formula="of:=(ABS([$Registrado.H19] - [$Previsto.H19])/[$Registrado.H19])" office:value-type="percentage" office:value="0.595425395389358" calcext:value-type="percentage">
            <text:p>59,543%</text:p>
          </table:table-cell>
          <table:table-cell table:formula="of:=(ABS([$Registrado.I19] - [$Previsto.I19])/[$Registrado.I19])" office:value-type="percentage" office:value="0.392827144241039" calcext:value-type="percentage">
            <text:p>39,283%</text:p>
          </table:table-cell>
          <table:table-cell table:formula="of:=(ABS([$Registrado.J19] - [$Previsto.J19])/[$Registrado.J19])" office:value-type="percentage" office:value="0.405663425398288" calcext:value-type="percentage">
            <text:p>40,566%</text:p>
          </table:table-cell>
          <table:table-cell table:formula="of:=(ABS([$Registrado.K19] - [$Previsto.K19])/[$Registrado.K19])" office:value-type="percentage" office:value="0.471409459309426" calcext:value-type="percentage">
            <text:p>47,141%</text:p>
          </table:table-cell>
          <table:table-cell table:formula="of:=(ABS([$Registrado.L19] - [$Previsto.L19])/[$Registrado.L19])" office:value-type="percentage" office:value="0.477706099771641" calcext:value-type="percentage">
            <text:p>47,771%</text:p>
          </table:table-cell>
          <table:table-cell table:formula="of:=(ABS([$Registrado.M19] - [$Previsto.M19])/[$Registrado.M19])" office:value-type="percentage" office:value="0.538337614328607" calcext:value-type="percentage">
            <text:p>53,834%</text:p>
          </table:table-cell>
          <table:table-cell table:formula="of:=(ABS([$Registrado.N19] - [$Previsto.N19])/[$Registrado.N19])" office:value-type="percentage" office:value="0.581965636709409" calcext:value-type="percentage">
            <text:p>58,197%</text:p>
          </table:table-cell>
          <table:table-cell table:formula="of:=(ABS([$Registrado.O19] - [$Previsto.O19])/[$Registrado.O19])" office:value-type="percentage" office:value="0.649323767441124" calcext:value-type="percentage">
            <text:p>64,932%</text:p>
          </table:table-cell>
          <table:table-cell table:formula="of:=(ABS([$Registrado.P19] - [$Previsto.P19])/[$Registrado.P19])" office:value-type="percentage" office:value="0.568465221302627" calcext:value-type="percentage">
            <text:p>56,847%</text:p>
          </table:table-cell>
          <table:table-cell table:formula="of:=(ABS([$Registrado.Q19] - [$Previsto.Q19])/[$Registrado.Q19])" office:value-type="percentage" office:value="0.588702954950751" calcext:value-type="percentage">
            <text:p>58,870%</text:p>
          </table:table-cell>
          <table:table-cell table:formula="of:=(ABS([$Registrado.R19] - [$Previsto.R19])/[$Registrado.R19])" office:value-type="percentage" office:value="0.583712826803894" calcext:value-type="percentage">
            <text:p>58,371%</text:p>
          </table:table-cell>
          <table:table-cell table:formula="of:=(ABS([$Registrado.S19] - [$Previsto.S19])/[$Registrado.S19])" office:value-type="percentage" office:value="0.511326013066125" calcext:value-type="percentage">
            <text:p>51,133%</text:p>
          </table:table-cell>
          <table:table-cell table:formula="of:=(ABS([$Registrado.T19] - [$Previsto.T19])/[$Registrado.T19])" office:value-type="percentage" office:value="0.612677785166778" calcext:value-type="percentage">
            <text:p>61,268%</text:p>
          </table:table-cell>
          <table:table-cell table:formula="of:=(ABS([$Registrado.U19] - [$Previsto.U19])/[$Registrado.U19])" office:value-type="percentage" office:value="0.521711946070912" calcext:value-type="percentage">
            <text:p>52,171%</text:p>
          </table:table-cell>
          <table:table-cell table:formula="of:=(ABS([$Registrado.V19] - [$Previsto.V19])/[$Registrado.V19])" office:value-type="percentage" office:value="0.48981311362065" calcext:value-type="percentage">
            <text:p>48,981%</text:p>
          </table:table-cell>
          <table:table-cell table:formula="of:=(ABS([$Registrado.W19] - [$Previsto.W19])/[$Registrado.W19])" office:value-type="percentage" office:value="0.457775401724476" calcext:value-type="percentage">
            <text:p>45,778%</text:p>
          </table:table-cell>
          <table:table-cell table:formula="of:=(ABS([$Registrado.X19] - [$Previsto.X19])/[$Registrado.X19])" office:value-type="percentage" office:value="0.597951637215553" calcext:value-type="percentage">
            <text:p>59,795%</text:p>
          </table:table-cell>
          <table:table-cell table:formula="of:=(ABS([$Registrado.Y19] - [$Previsto.Y19])/[$Registrado.Y19])" office:value-type="percentage" office:value="0.608043400502886" calcext:value-type="percentage">
            <text:p>60,804%</text:p>
          </table:table-cell>
          <table:table-cell table:formula="of:=(ABS([$Registrado.Z19] - [$Previsto.Z19])/[$Registrado.Z19])" office:value-type="percentage" office:value="0.674690194179032" calcext:value-type="percentage">
            <text:p>67,469%</text:p>
          </table:table-cell>
          <table:table-cell table:formula="of:=(ABS([$Registrado.AA19] - [$Previsto.AA19])/[$Registrado.AA19])" office:value-type="percentage" office:value="0.641547390810291" calcext:value-type="percentage">
            <text:p>64,155%</text:p>
          </table:table-cell>
          <table:table-cell table:formula="of:=(ABS([$Registrado.AB19] - [$Previsto.AB19])/[$Registrado.AB19])" office:value-type="percentage" office:value="0.620258321619994" calcext:value-type="percentage">
            <text:p>62,026%</text:p>
          </table:table-cell>
          <table:table-cell table:formula="of:=(ABS([$Registrado.AC19] - [$Previsto.AC19])/[$Registrado.AC19])" office:value-type="percentage" office:value="0.656808458095385" calcext:value-type="percentage">
            <text:p>65,681%</text:p>
          </table:table-cell>
          <table:table-cell table:formula="of:=(ABS([$Registrado.AD19] - [$Previsto.AD19])/[$Registrado.AD19])" office:value-type="percentage" office:value="0.633379116085819" calcext:value-type="percentage">
            <text:p>63,338%</text:p>
          </table:table-cell>
          <table:table-cell table:formula="of:=(ABS([$Registrado.AE19] - [$Previsto.AE19])/[$Registrado.AE19])" office:value-type="percentage" office:value="0.608120264141937" calcext:value-type="percentage">
            <text:p>60,812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118063131436979" calcext:value-type="percentage">
            <text:p>11,806%</text:p>
          </table:table-cell>
          <table:table-cell table:formula="of:=(ABS([$Registrado.C20] - [$Previsto.C20])/[$Registrado.C20])" office:value-type="percentage" office:value="0.10474007764203" calcext:value-type="percentage">
            <text:p>10,474%</text:p>
          </table:table-cell>
          <table:table-cell table:formula="of:=(ABS([$Registrado.D20] - [$Previsto.D20])/[$Registrado.D20])" office:value-type="percentage" office:value="0.134264900582591" calcext:value-type="percentage">
            <text:p>13,426%</text:p>
          </table:table-cell>
          <table:table-cell table:formula="of:=(ABS([$Registrado.E20] - [$Previsto.E20])/[$Registrado.E20])" office:value-type="percentage" office:value="0.0440619782140097" calcext:value-type="percentage">
            <text:p>4,406%</text:p>
          </table:table-cell>
          <table:table-cell table:formula="of:=(ABS([$Registrado.F20] - [$Previsto.F20])/[$Registrado.F20])" office:value-type="percentage" office:value="0.0915936270521026" calcext:value-type="percentage">
            <text:p>9,159%</text:p>
          </table:table-cell>
          <table:table-cell table:formula="of:=(ABS([$Registrado.G20] - [$Previsto.G20])/[$Registrado.G20])" office:value-type="percentage" office:value="0.0363058978604834" calcext:value-type="percentage">
            <text:p>3,631%</text:p>
          </table:table-cell>
          <table:table-cell table:formula="of:=(ABS([$Registrado.H20] - [$Previsto.H20])/[$Registrado.H20])" office:value-type="percentage" office:value="0.000422237670064145" calcext:value-type="percentage">
            <text:p>0,042%</text:p>
          </table:table-cell>
          <table:table-cell table:formula="of:=(ABS([$Registrado.I20] - [$Previsto.I20])/[$Registrado.I20])" office:value-type="percentage" office:value="0.043888285510915" calcext:value-type="percentage">
            <text:p>4,389%</text:p>
          </table:table-cell>
          <table:table-cell table:formula="of:=(ABS([$Registrado.J20] - [$Previsto.J20])/[$Registrado.J20])" office:value-type="percentage" office:value="0.0329141898914382" calcext:value-type="percentage">
            <text:p>3,291%</text:p>
          </table:table-cell>
          <table:table-cell table:formula="of:=(ABS([$Registrado.K20] - [$Previsto.K20])/[$Registrado.K20])" office:value-type="percentage" office:value="0.0254270258831621" calcext:value-type="percentage">
            <text:p>2,543%</text:p>
          </table:table-cell>
          <table:table-cell table:formula="of:=(ABS([$Registrado.L20] - [$Previsto.L20])/[$Registrado.L20])" office:value-type="percentage" office:value="0.155299831420085" calcext:value-type="percentage">
            <text:p>15,530%</text:p>
          </table:table-cell>
          <table:table-cell table:formula="of:=(ABS([$Registrado.M20] - [$Previsto.M20])/[$Registrado.M20])" office:value-type="percentage" office:value="0.124853711747246" calcext:value-type="percentage">
            <text:p>12,485%</text:p>
          </table:table-cell>
          <table:table-cell table:formula="of:=(ABS([$Registrado.N20] - [$Previsto.N20])/[$Registrado.N20])" office:value-type="percentage" office:value="0.125913292100027" calcext:value-type="percentage">
            <text:p>12,591%</text:p>
          </table:table-cell>
          <table:table-cell table:formula="of:=(ABS([$Registrado.O20] - [$Previsto.O20])/[$Registrado.O20])" office:value-type="percentage" office:value="0.100475823015802" calcext:value-type="percentage">
            <text:p>10,048%</text:p>
          </table:table-cell>
          <table:table-cell table:formula="of:=(ABS([$Registrado.P20] - [$Previsto.P20])/[$Registrado.P20])" office:value-type="percentage" office:value="0.0724803547663031" calcext:value-type="percentage">
            <text:p>7,248%</text:p>
          </table:table-cell>
          <table:table-cell table:formula="of:=(ABS([$Registrado.Q20] - [$Previsto.Q20])/[$Registrado.Q20])" office:value-type="percentage" office:value="0.140497467865966" calcext:value-type="percentage">
            <text:p>14,050%</text:p>
          </table:table-cell>
          <table:table-cell table:formula="of:=(ABS([$Registrado.R20] - [$Previsto.R20])/[$Registrado.R20])" office:value-type="percentage" office:value="0.0960117471641226" calcext:value-type="percentage">
            <text:p>9,601%</text:p>
          </table:table-cell>
          <table:table-cell table:formula="of:=(ABS([$Registrado.S20] - [$Previsto.S20])/[$Registrado.S20])" office:value-type="percentage" office:value="0.0708594004610308" calcext:value-type="percentage">
            <text:p>7,086%</text:p>
          </table:table-cell>
          <table:table-cell table:formula="of:=(ABS([$Registrado.T20] - [$Previsto.T20])/[$Registrado.T20])" office:value-type="percentage" office:value="0.0704408489187673" calcext:value-type="percentage">
            <text:p>7,044%</text:p>
          </table:table-cell>
          <table:table-cell table:formula="of:=(ABS([$Registrado.U20] - [$Previsto.U20])/[$Registrado.U20])" office:value-type="percentage" office:value="0.0619379299781182" calcext:value-type="percentage">
            <text:p>6,194%</text:p>
          </table:table-cell>
          <table:table-cell table:formula="of:=(ABS([$Registrado.V20] - [$Previsto.V20])/[$Registrado.V20])" office:value-type="percentage" office:value="0.0624159163182906" calcext:value-type="percentage">
            <text:p>6,242%</text:p>
          </table:table-cell>
          <table:table-cell table:formula="of:=(ABS([$Registrado.W20] - [$Previsto.W20])/[$Registrado.W20])" office:value-type="percentage" office:value="0.104431239642595" calcext:value-type="percentage">
            <text:p>10,443%</text:p>
          </table:table-cell>
          <table:table-cell table:formula="of:=(ABS([$Registrado.X20] - [$Previsto.X20])/[$Registrado.X20])" office:value-type="percentage" office:value="0.0100025242550075" calcext:value-type="percentage">
            <text:p>1,000%</text:p>
          </table:table-cell>
          <table:table-cell table:formula="of:=(ABS([$Registrado.Y20] - [$Previsto.Y20])/[$Registrado.Y20])" office:value-type="percentage" office:value="0.0827962665640052" calcext:value-type="percentage">
            <text:p>8,280%</text:p>
          </table:table-cell>
          <table:table-cell table:formula="of:=(ABS([$Registrado.Z20] - [$Previsto.Z20])/[$Registrado.Z20])" office:value-type="percentage" office:value="0.10619384818707" calcext:value-type="percentage">
            <text:p>10,619%</text:p>
          </table:table-cell>
          <table:table-cell table:formula="of:=(ABS([$Registrado.AA20] - [$Previsto.AA20])/[$Registrado.AA20])" office:value-type="percentage" office:value="0.159753605937824" calcext:value-type="percentage">
            <text:p>15,975%</text:p>
          </table:table-cell>
          <table:table-cell table:formula="of:=(ABS([$Registrado.AB20] - [$Previsto.AB20])/[$Registrado.AB20])" office:value-type="percentage" office:value="0.0887959110941127" calcext:value-type="percentage">
            <text:p>8,880%</text:p>
          </table:table-cell>
          <table:table-cell table:formula="of:=(ABS([$Registrado.AC20] - [$Previsto.AC20])/[$Registrado.AC20])" office:value-type="percentage" office:value="0.100716993514515" calcext:value-type="percentage">
            <text:p>10,072%</text:p>
          </table:table-cell>
          <table:table-cell table:formula="of:=(ABS([$Registrado.AD20] - [$Previsto.AD20])/[$Registrado.AD20])" office:value-type="percentage" office:value="0.103270466210436" calcext:value-type="percentage">
            <text:p>10,327%</text:p>
          </table:table-cell>
          <table:table-cell table:formula="of:=(ABS([$Registrado.AE20] - [$Previsto.AE20])/[$Registrado.AE20])" office:value-type="percentage" office:value="0.0607435151916995" calcext:value-type="percentage">
            <text:p>6,074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310583391625324" calcext:value-type="percentage">
            <text:p>31,058%</text:p>
          </table:table-cell>
          <table:table-cell table:formula="of:=(ABS([$Registrado.C21] - [$Previsto.C21])/[$Registrado.C21])" office:value-type="percentage" office:value="0.0432239436689905" calcext:value-type="percentage">
            <text:p>4,322%</text:p>
          </table:table-cell>
          <table:table-cell table:formula="of:=(ABS([$Registrado.D21] - [$Previsto.D21])/[$Registrado.D21])" office:value-type="percentage" office:value="0.0765502493831555" calcext:value-type="percentage">
            <text:p>7,655%</text:p>
          </table:table-cell>
          <table:table-cell table:formula="of:=(ABS([$Registrado.E21] - [$Previsto.E21])/[$Registrado.E21])" office:value-type="percentage" office:value="0.0206808252749765" calcext:value-type="percentage">
            <text:p>2,068%</text:p>
          </table:table-cell>
          <table:table-cell table:formula="of:=(ABS([$Registrado.F21] - [$Previsto.F21])/[$Registrado.F21])" office:value-type="percentage" office:value="0.00859125998523193" calcext:value-type="percentage">
            <text:p>0,859%</text:p>
          </table:table-cell>
          <table:table-cell table:formula="of:=(ABS([$Registrado.G21] - [$Previsto.G21])/[$Registrado.G21])" office:value-type="percentage" office:value="0.0922399094337906" calcext:value-type="percentage">
            <text:p>9,224%</text:p>
          </table:table-cell>
          <table:table-cell table:formula="of:=(ABS([$Registrado.H21] - [$Previsto.H21])/[$Registrado.H21])" office:value-type="percentage" office:value="0.316041987702482" calcext:value-type="percentage">
            <text:p>31,604%</text:p>
          </table:table-cell>
          <table:table-cell table:formula="of:=(ABS([$Registrado.I21] - [$Previsto.I21])/[$Registrado.I21])" office:value-type="percentage" office:value="0.659640061051642" calcext:value-type="percentage">
            <text:p>65,964%</text:p>
          </table:table-cell>
          <table:table-cell table:formula="of:=(ABS([$Registrado.J21] - [$Previsto.J21])/[$Registrado.J21])" office:value-type="percentage" office:value="0.406937546571473" calcext:value-type="percentage">
            <text:p>40,694%</text:p>
          </table:table-cell>
          <table:table-cell table:formula="of:=(ABS([$Registrado.K21] - [$Previsto.K21])/[$Registrado.K21])" office:value-type="percentage" office:value="0.434108578022974" calcext:value-type="percentage">
            <text:p>43,411%</text:p>
          </table:table-cell>
          <table:table-cell table:formula="of:=(ABS([$Registrado.L21] - [$Previsto.L21])/[$Registrado.L21])" office:value-type="percentage" office:value="0.706798838170785" calcext:value-type="percentage">
            <text:p>70,680%</text:p>
          </table:table-cell>
          <table:table-cell table:formula="of:=(ABS([$Registrado.M21] - [$Previsto.M21])/[$Registrado.M21])" office:value-type="percentage" office:value="0.208004191038767" calcext:value-type="percentage">
            <text:p>20,800%</text:p>
          </table:table-cell>
          <table:table-cell table:formula="of:=(ABS([$Registrado.N21] - [$Previsto.N21])/[$Registrado.N21])" office:value-type="percentage" office:value="0.076768572754802" calcext:value-type="percentage">
            <text:p>7,677%</text:p>
          </table:table-cell>
          <table:table-cell table:formula="of:=(ABS([$Registrado.O21] - [$Previsto.O21])/[$Registrado.O21])" office:value-type="percentage" office:value="0.0604034680621343" calcext:value-type="percentage">
            <text:p>6,040%</text:p>
          </table:table-cell>
          <table:table-cell table:formula="of:=(ABS([$Registrado.P21] - [$Previsto.P21])/[$Registrado.P21])" office:value-type="percentage" office:value="0.0470563441433386" calcext:value-type="percentage">
            <text:p>4,706%</text:p>
          </table:table-cell>
          <table:table-cell table:formula="of:=(ABS([$Registrado.Q21] - [$Previsto.Q21])/[$Registrado.Q21])" office:value-type="percentage" office:value="0.0397351469721935" calcext:value-type="percentage">
            <text:p>3,974%</text:p>
          </table:table-cell>
          <table:table-cell table:formula="of:=(ABS([$Registrado.R21] - [$Previsto.R21])/[$Registrado.R21])" office:value-type="percentage" office:value="0.101571637876791" calcext:value-type="percentage">
            <text:p>10,157%</text:p>
          </table:table-cell>
          <table:table-cell table:formula="of:=(ABS([$Registrado.S21] - [$Previsto.S21])/[$Registrado.S21])" office:value-type="percentage" office:value="0.276782050542803" calcext:value-type="percentage">
            <text:p>27,678%</text:p>
          </table:table-cell>
          <table:table-cell table:formula="of:=(ABS([$Registrado.T21] - [$Previsto.T21])/[$Registrado.T21])" office:value-type="percentage" office:value="0.0471238645108315" calcext:value-type="percentage">
            <text:p>4,712%</text:p>
          </table:table-cell>
          <table:table-cell table:formula="of:=(ABS([$Registrado.U21] - [$Previsto.U21])/[$Registrado.U21])" office:value-type="percentage" office:value="0.246751883663316" calcext:value-type="percentage">
            <text:p>24,675%</text:p>
          </table:table-cell>
          <table:table-cell table:formula="of:=(ABS([$Registrado.V21] - [$Previsto.V21])/[$Registrado.V21])" office:value-type="percentage" office:value="0.184162744907385" calcext:value-type="percentage">
            <text:p>18,416%</text:p>
          </table:table-cell>
          <table:table-cell table:formula="of:=(ABS([$Registrado.W21] - [$Previsto.W21])/[$Registrado.W21])" office:value-type="percentage" office:value="0.0528040794626416" calcext:value-type="percentage">
            <text:p>5,280%</text:p>
          </table:table-cell>
          <table:table-cell table:formula="of:=(ABS([$Registrado.X21] - [$Previsto.X21])/[$Registrado.X21])" office:value-type="percentage" office:value="0.0289780998770652" calcext:value-type="percentage">
            <text:p>2,898%</text:p>
          </table:table-cell>
          <table:table-cell table:formula="of:=(ABS([$Registrado.Y21] - [$Previsto.Y21])/[$Registrado.Y21])" office:value-type="percentage" office:value="0.130991990156018" calcext:value-type="percentage">
            <text:p>13,099%</text:p>
          </table:table-cell>
          <table:table-cell table:formula="of:=(ABS([$Registrado.Z21] - [$Previsto.Z21])/[$Registrado.Z21])" office:value-type="percentage" office:value="0.255868038679922" calcext:value-type="percentage">
            <text:p>25,587%</text:p>
          </table:table-cell>
          <table:table-cell table:formula="of:=(ABS([$Registrado.AA21] - [$Previsto.AA21])/[$Registrado.AA21])" office:value-type="percentage" office:value="0.215853403846939" calcext:value-type="percentage">
            <text:p>21,585%</text:p>
          </table:table-cell>
          <table:table-cell table:formula="of:=(ABS([$Registrado.AB21] - [$Previsto.AB21])/[$Registrado.AB21])" office:value-type="percentage" office:value="0.0934930837141209" calcext:value-type="percentage">
            <text:p>9,349%</text:p>
          </table:table-cell>
          <table:table-cell table:formula="of:=(ABS([$Registrado.AC21] - [$Previsto.AC21])/[$Registrado.AC21])" office:value-type="percentage" office:value="0.150332589806564" calcext:value-type="percentage">
            <text:p>15,033%</text:p>
          </table:table-cell>
          <table:table-cell table:formula="of:=(ABS([$Registrado.AD21] - [$Previsto.AD21])/[$Registrado.AD21])" office:value-type="percentage" office:value="0.0519771156748361" calcext:value-type="percentage">
            <text:p>5,198%</text:p>
          </table:table-cell>
          <table:table-cell table:formula="of:=(ABS([$Registrado.AE21] - [$Previsto.AE21])/[$Registrado.AE21])" office:value-type="percentage" office:value="0.00525782620305459" calcext:value-type="percentage">
            <text:p>0,526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0985346871794871" calcext:value-type="percentage">
            <text:p>9,853%</text:p>
          </table:table-cell>
          <table:table-cell table:formula="of:=(ABS([$Registrado.C22] - [$Previsto.C22])/[$Registrado.C22])" office:value-type="percentage" office:value="0.103526348387961" calcext:value-type="percentage">
            <text:p>10,353%</text:p>
          </table:table-cell>
          <table:table-cell table:formula="of:=(ABS([$Registrado.D22] - [$Previsto.D22])/[$Registrado.D22])" office:value-type="percentage" office:value="0.111926985390445" calcext:value-type="percentage">
            <text:p>11,193%</text:p>
          </table:table-cell>
          <table:table-cell table:formula="of:=(ABS([$Registrado.E22] - [$Previsto.E22])/[$Registrado.E22])" office:value-type="percentage" office:value="0.0498830010390324" calcext:value-type="percentage">
            <text:p>4,988%</text:p>
          </table:table-cell>
          <table:table-cell table:formula="of:=(ABS([$Registrado.F22] - [$Previsto.F22])/[$Registrado.F22])" office:value-type="percentage" office:value="0.0957313295412694" calcext:value-type="percentage">
            <text:p>9,573%</text:p>
          </table:table-cell>
          <table:table-cell table:formula="of:=(ABS([$Registrado.G22] - [$Previsto.G22])/[$Registrado.G22])" office:value-type="percentage" office:value="0.103481363130334" calcext:value-type="percentage">
            <text:p>10,348%</text:p>
          </table:table-cell>
          <table:table-cell table:formula="of:=(ABS([$Registrado.H22] - [$Previsto.H22])/[$Registrado.H22])" office:value-type="percentage" office:value="0.732156035673322" calcext:value-type="percentage">
            <text:p>73,216%</text:p>
          </table:table-cell>
          <table:table-cell table:formula="of:=(ABS([$Registrado.I22] - [$Previsto.I22])/[$Registrado.I22])" office:value-type="percentage" office:value="0.64515502576141" calcext:value-type="percentage">
            <text:p>64,516%</text:p>
          </table:table-cell>
          <table:table-cell table:formula="of:=(ABS([$Registrado.J22] - [$Previsto.J22])/[$Registrado.J22])" office:value-type="percentage" office:value="0.421082044742016" calcext:value-type="percentage">
            <text:p>42,108%</text:p>
          </table:table-cell>
          <table:table-cell table:formula="of:=(ABS([$Registrado.K22] - [$Previsto.K22])/[$Registrado.K22])" office:value-type="percentage" office:value="0.38545428020772" calcext:value-type="percentage">
            <text:p>38,545%</text:p>
          </table:table-cell>
          <table:table-cell table:formula="of:=(ABS([$Registrado.L22] - [$Previsto.L22])/[$Registrado.L22])" office:value-type="percentage" office:value="0.872085037812311" calcext:value-type="percentage">
            <text:p>87,209%</text:p>
          </table:table-cell>
          <table:table-cell table:formula="of:=(ABS([$Registrado.M22] - [$Previsto.M22])/[$Registrado.M22])" office:value-type="percentage" office:value="0.179548409878396" calcext:value-type="percentage">
            <text:p>17,955%</text:p>
          </table:table-cell>
          <table:table-cell table:formula="of:=(ABS([$Registrado.N22] - [$Previsto.N22])/[$Registrado.N22])" office:value-type="percentage" office:value="0.917191612213378" calcext:value-type="percentage">
            <text:p>91,719%</text:p>
          </table:table-cell>
          <table:table-cell table:formula="of:=(ABS([$Registrado.O22] - [$Previsto.O22])/[$Registrado.O22])" office:value-type="percentage" office:value="1.16675814097279" calcext:value-type="percentage">
            <text:p>116,676%</text:p>
          </table:table-cell>
          <table:table-cell table:formula="of:=(ABS([$Registrado.P22] - [$Previsto.P22])/[$Registrado.P22])" office:value-type="percentage" office:value="0.904129723195939" calcext:value-type="percentage">
            <text:p>90,413%</text:p>
          </table:table-cell>
          <table:table-cell table:formula="of:=(ABS([$Registrado.Q22] - [$Previsto.Q22])/[$Registrado.Q22])" office:value-type="percentage" office:value="0.706538333371374" calcext:value-type="percentage">
            <text:p>70,654%</text:p>
          </table:table-cell>
          <table:table-cell table:formula="of:=(ABS([$Registrado.R22] - [$Previsto.R22])/[$Registrado.R22])" office:value-type="percentage" office:value="0.113423133102063" calcext:value-type="percentage">
            <text:p>11,342%</text:p>
          </table:table-cell>
          <table:table-cell table:formula="of:=(ABS([$Registrado.S22] - [$Previsto.S22])/[$Registrado.S22])" office:value-type="percentage" office:value="1.19816621780625" calcext:value-type="percentage">
            <text:p>119,817%</text:p>
          </table:table-cell>
          <table:table-cell table:formula="of:=(ABS([$Registrado.T22] - [$Previsto.T22])/[$Registrado.T22])" office:value-type="percentage" office:value="1.18529031488032" calcext:value-type="percentage">
            <text:p>118,529%</text:p>
          </table:table-cell>
          <table:table-cell table:formula="of:=(ABS([$Registrado.U22] - [$Previsto.U22])/[$Registrado.U22])" office:value-type="percentage" office:value="1.21996235433946" calcext:value-type="percentage">
            <text:p>121,996%</text:p>
          </table:table-cell>
          <table:table-cell table:formula="of:=(ABS([$Registrado.V22] - [$Previsto.V22])/[$Registrado.V22])" office:value-type="percentage" office:value="1.23675855370869" calcext:value-type="percentage">
            <text:p>123,676%</text:p>
          </table:table-cell>
          <table:table-cell table:formula="of:=(ABS([$Registrado.W22] - [$Previsto.W22])/[$Registrado.W22])" office:value-type="percentage" office:value="1.22297421285454" calcext:value-type="percentage">
            <text:p>122,297%</text:p>
          </table:table-cell>
          <table:table-cell table:formula="of:=(ABS([$Registrado.X22] - [$Previsto.X22])/[$Registrado.X22])" office:value-type="percentage" office:value="1.19492957208068" calcext:value-type="percentage">
            <text:p>119,493%</text:p>
          </table:table-cell>
          <table:table-cell table:formula="of:=(ABS([$Registrado.Y22] - [$Previsto.Y22])/[$Registrado.Y22])" office:value-type="percentage" office:value="1.23137860310421" calcext:value-type="percentage">
            <text:p>123,138%</text:p>
          </table:table-cell>
          <table:table-cell table:formula="of:=(ABS([$Registrado.Z22] - [$Previsto.Z22])/[$Registrado.Z22])" office:value-type="percentage" office:value="1.17433240283028" calcext:value-type="percentage">
            <text:p>117,433%</text:p>
          </table:table-cell>
          <table:table-cell table:formula="of:=(ABS([$Registrado.AA22] - [$Previsto.AA22])/[$Registrado.AA22])" office:value-type="percentage" office:value="1.16160724413509" calcext:value-type="percentage">
            <text:p>116,161%</text:p>
          </table:table-cell>
          <table:table-cell table:formula="of:=(ABS([$Registrado.AB22] - [$Previsto.AB22])/[$Registrado.AB22])" office:value-type="percentage" office:value="1.16251672982804" calcext:value-type="percentage">
            <text:p>116,252%</text:p>
          </table:table-cell>
          <table:table-cell table:formula="of:=(ABS([$Registrado.AC22] - [$Previsto.AC22])/[$Registrado.AC22])" office:value-type="percentage" office:value="1.04234463276836" calcext:value-type="percentage">
            <text:p>104,234%</text:p>
          </table:table-cell>
          <table:table-cell table:formula="of:=(ABS([$Registrado.AD22] - [$Previsto.AD22])/[$Registrado.AD22])" office:value-type="percentage" office:value="0.0934862278331049" calcext:value-type="percentage">
            <text:p>9,349%</text:p>
          </table:table-cell>
          <table:table-cell table:formula="of:=(ABS([$Registrado.AE22] - [$Previsto.AE22])/[$Registrado.AE22])" office:value-type="percentage" office:value="0.0755422064228475" calcext:value-type="percentage">
            <text:p>7,554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0958478417465508" calcext:value-type="percentage">
            <text:p>9,585%</text:p>
          </table:table-cell>
          <table:table-cell table:formula="of:=(ABS([$Registrado.C23] - [$Previsto.C23])/[$Registrado.C23])" office:value-type="percentage" office:value="0.232996287245042" calcext:value-type="percentage">
            <text:p>23,300%</text:p>
          </table:table-cell>
          <table:table-cell table:formula="of:=(ABS([$Registrado.D23] - [$Previsto.D23])/[$Registrado.D23])" office:value-type="percentage" office:value="0.207476998519166" calcext:value-type="percentage">
            <text:p>20,748%</text:p>
          </table:table-cell>
          <table:table-cell table:formula="of:=(ABS([$Registrado.E23] - [$Previsto.E23])/[$Registrado.E23])" office:value-type="percentage" office:value="0.118913556257253" calcext:value-type="percentage">
            <text:p>11,891%</text:p>
          </table:table-cell>
          <table:table-cell table:formula="of:=(ABS([$Registrado.F23] - [$Previsto.F23])/[$Registrado.F23])" office:value-type="percentage" office:value="0.0266745309750351" calcext:value-type="percentage">
            <text:p>2,667%</text:p>
          </table:table-cell>
          <table:table-cell table:formula="of:=(ABS([$Registrado.G23] - [$Previsto.G23])/[$Registrado.G23])" office:value-type="percentage" office:value="0.273346853529044" calcext:value-type="percentage">
            <text:p>27,335%</text:p>
          </table:table-cell>
          <table:table-cell table:formula="of:=(ABS([$Registrado.H23] - [$Previsto.H23])/[$Registrado.H23])" office:value-type="percentage" office:value="0.291125213116054" calcext:value-type="percentage">
            <text:p>29,113%</text:p>
          </table:table-cell>
          <table:table-cell table:formula="of:=(ABS([$Registrado.I23] - [$Previsto.I23])/[$Registrado.I23])" office:value-type="percentage" office:value="0.396870931778226" calcext:value-type="percentage">
            <text:p>39,687%</text:p>
          </table:table-cell>
          <table:table-cell table:formula="of:=(ABS([$Registrado.J23] - [$Previsto.J23])/[$Registrado.J23])" office:value-type="percentage" office:value="0.362151418899152" calcext:value-type="percentage">
            <text:p>36,215%</text:p>
          </table:table-cell>
          <table:table-cell table:formula="of:=(ABS([$Registrado.K23] - [$Previsto.K23])/[$Registrado.K23])" office:value-type="percentage" office:value="0.327627702455112" calcext:value-type="percentage">
            <text:p>32,763%</text:p>
          </table:table-cell>
          <table:table-cell table:formula="of:=(ABS([$Registrado.L23] - [$Previsto.L23])/[$Registrado.L23])" office:value-type="percentage" office:value="0.62005731313633" calcext:value-type="percentage">
            <text:p>62,006%</text:p>
          </table:table-cell>
          <table:table-cell table:formula="of:=(ABS([$Registrado.M23] - [$Previsto.M23])/[$Registrado.M23])" office:value-type="percentage" office:value="0.0629177598530299" calcext:value-type="percentage">
            <text:p>6,292%</text:p>
          </table:table-cell>
          <table:table-cell table:formula="of:=(ABS([$Registrado.N23] - [$Previsto.N23])/[$Registrado.N23])" office:value-type="percentage" office:value="0.0493887238627759" calcext:value-type="percentage">
            <text:p>4,939%</text:p>
          </table:table-cell>
          <table:table-cell table:formula="of:=(ABS([$Registrado.O23] - [$Previsto.O23])/[$Registrado.O23])" office:value-type="percentage" office:value="0.169428193316876" calcext:value-type="percentage">
            <text:p>16,943%</text:p>
          </table:table-cell>
          <table:table-cell table:formula="of:=(ABS([$Registrado.P23] - [$Previsto.P23])/[$Registrado.P23])" office:value-type="percentage" office:value="0.215529728430666" calcext:value-type="percentage">
            <text:p>21,553%</text:p>
          </table:table-cell>
          <table:table-cell table:formula="of:=(ABS([$Registrado.Q23] - [$Previsto.Q23])/[$Registrado.Q23])" office:value-type="percentage" office:value="0.250346362300202" calcext:value-type="percentage">
            <text:p>25,035%</text:p>
          </table:table-cell>
          <table:table-cell table:formula="of:=(ABS([$Registrado.R23] - [$Previsto.R23])/[$Registrado.R23])" office:value-type="percentage" office:value="0.0843662011329856" calcext:value-type="percentage">
            <text:p>8,437%</text:p>
          </table:table-cell>
          <table:table-cell table:formula="of:=(ABS([$Registrado.S23] - [$Previsto.S23])/[$Registrado.S23])" office:value-type="percentage" office:value="0.0997940592058734" calcext:value-type="percentage">
            <text:p>9,979%</text:p>
          </table:table-cell>
          <table:table-cell table:formula="of:=(ABS([$Registrado.T23] - [$Previsto.T23])/[$Registrado.T23])" office:value-type="percentage" office:value="0.00276789827697429" calcext:value-type="percentage">
            <text:p>0,277%</text:p>
          </table:table-cell>
          <table:table-cell table:formula="of:=(ABS([$Registrado.U23] - [$Previsto.U23])/[$Registrado.U23])" office:value-type="percentage" office:value="0.31037498996387" calcext:value-type="percentage">
            <text:p>31,037%</text:p>
          </table:table-cell>
          <table:table-cell table:formula="of:=(ABS([$Registrado.V23] - [$Previsto.V23])/[$Registrado.V23])" office:value-type="percentage" office:value="0.137552328213701" calcext:value-type="percentage">
            <text:p>13,755%</text:p>
          </table:table-cell>
          <table:table-cell table:formula="of:=(ABS([$Registrado.W23] - [$Previsto.W23])/[$Registrado.W23])" office:value-type="percentage" office:value="0.000109552969993797" calcext:value-type="percentage">
            <text:p>0,011%</text:p>
          </table:table-cell>
          <table:table-cell table:formula="of:=(ABS([$Registrado.X23] - [$Previsto.X23])/[$Registrado.X23])" office:value-type="percentage" office:value="0.0323464201043148" calcext:value-type="percentage">
            <text:p>3,235%</text:p>
          </table:table-cell>
          <table:table-cell table:formula="of:=(ABS([$Registrado.Y23] - [$Previsto.Y23])/[$Registrado.Y23])" office:value-type="percentage" office:value="0.0705460133173981" calcext:value-type="percentage">
            <text:p>7,055%</text:p>
          </table:table-cell>
          <table:table-cell table:formula="of:=(ABS([$Registrado.Z23] - [$Previsto.Z23])/[$Registrado.Z23])" office:value-type="percentage" office:value="0.102711743869958" calcext:value-type="percentage">
            <text:p>10,271%</text:p>
          </table:table-cell>
          <table:table-cell table:formula="of:=(ABS([$Registrado.AA23] - [$Previsto.AA23])/[$Registrado.AA23])" office:value-type="percentage" office:value="0.186398610421836" calcext:value-type="percentage">
            <text:p>18,640%</text:p>
          </table:table-cell>
          <table:table-cell table:formula="of:=(ABS([$Registrado.AB23] - [$Previsto.AB23])/[$Registrado.AB23])" office:value-type="percentage" office:value="0.0252463584368748" calcext:value-type="percentage">
            <text:p>2,525%</text:p>
          </table:table-cell>
          <table:table-cell table:formula="of:=(ABS([$Registrado.AC23] - [$Previsto.AC23])/[$Registrado.AC23])" office:value-type="percentage" office:value="0.0163070487671803" calcext:value-type="percentage">
            <text:p>1,631%</text:p>
          </table:table-cell>
          <table:table-cell table:formula="of:=(ABS([$Registrado.AD23] - [$Previsto.AD23])/[$Registrado.AD23])" office:value-type="percentage" office:value="0.369056924503386" calcext:value-type="percentage">
            <text:p>36,906%</text:p>
          </table:table-cell>
          <table:table-cell table:formula="of:=(ABS([$Registrado.AE23] - [$Previsto.AE23])/[$Registrado.AE23])" office:value-type="percentage" office:value="0.770159898292771" calcext:value-type="percentage">
            <text:p>77,016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0635388809554718" calcext:value-type="percentage">
            <text:p>6,354%</text:p>
          </table:table-cell>
          <table:table-cell table:formula="of:=(ABS([$Registrado.C24] - [$Previsto.C24])/[$Registrado.C24])" office:value-type="percentage" office:value="0.112679879410451" calcext:value-type="percentage">
            <text:p>11,268%</text:p>
          </table:table-cell>
          <table:table-cell table:formula="of:=(ABS([$Registrado.D24] - [$Previsto.D24])/[$Registrado.D24])" office:value-type="percentage" office:value="0.0968145142592162" calcext:value-type="percentage">
            <text:p>9,681%</text:p>
          </table:table-cell>
          <table:table-cell table:formula="of:=(ABS([$Registrado.E24] - [$Previsto.E24])/[$Registrado.E24])" office:value-type="percentage" office:value="0.157671269487751" calcext:value-type="percentage">
            <text:p>15,767%</text:p>
          </table:table-cell>
          <table:table-cell table:formula="of:=(ABS([$Registrado.F24] - [$Previsto.F24])/[$Registrado.F24])" office:value-type="percentage" office:value="0.16201113415566" calcext:value-type="percentage">
            <text:p>16,201%</text:p>
          </table:table-cell>
          <table:table-cell table:formula="of:=(ABS([$Registrado.G24] - [$Previsto.G24])/[$Registrado.G24])" office:value-type="percentage" office:value="0.139126013435256" calcext:value-type="percentage">
            <text:p>13,913%</text:p>
          </table:table-cell>
          <table:table-cell table:formula="of:=(ABS([$Registrado.H24] - [$Previsto.H24])/[$Registrado.H24])" office:value-type="percentage" office:value="0.385883345045678" calcext:value-type="percentage">
            <text:p>38,588%</text:p>
          </table:table-cell>
          <table:table-cell table:formula="of:=(ABS([$Registrado.I24] - [$Previsto.I24])/[$Registrado.I24])" office:value-type="percentage" office:value="0.759292340884574" calcext:value-type="percentage">
            <text:p>75,929%</text:p>
          </table:table-cell>
          <table:table-cell table:formula="of:=(ABS([$Registrado.J24] - [$Previsto.J24])/[$Registrado.J24])" office:value-type="percentage" office:value="0.268675033377837" calcext:value-type="percentage">
            <text:p>26,868%</text:p>
          </table:table-cell>
          <table:table-cell table:formula="of:=(ABS([$Registrado.K24] - [$Previsto.K24])/[$Registrado.K24])" office:value-type="percentage" office:value="0.341713474371717" calcext:value-type="percentage">
            <text:p>34,171%</text:p>
          </table:table-cell>
          <table:table-cell table:formula="of:=(ABS([$Registrado.L24] - [$Previsto.L24])/[$Registrado.L24])" office:value-type="percentage" office:value="0.479884970268608" calcext:value-type="percentage">
            <text:p>47,988%</text:p>
          </table:table-cell>
          <table:table-cell table:formula="of:=(ABS([$Registrado.M24] - [$Previsto.M24])/[$Registrado.M24])" office:value-type="percentage" office:value="0.166196558099843" calcext:value-type="percentage">
            <text:p>16,620%</text:p>
          </table:table-cell>
          <table:table-cell table:formula="of:=(ABS([$Registrado.N24] - [$Previsto.N24])/[$Registrado.N24])" office:value-type="percentage" office:value="0.702055611222445" calcext:value-type="percentage">
            <text:p>70,206%</text:p>
          </table:table-cell>
          <table:table-cell table:formula="of:=(ABS([$Registrado.O24] - [$Previsto.O24])/[$Registrado.O24])" office:value-type="percentage" office:value="0.929287010309278" calcext:value-type="percentage">
            <text:p>92,929%</text:p>
          </table:table-cell>
          <table:table-cell table:formula="of:=(ABS([$Registrado.P24] - [$Previsto.P24])/[$Registrado.P24])" office:value-type="percentage" office:value="0.710323933248838" calcext:value-type="percentage">
            <text:p>71,032%</text:p>
          </table:table-cell>
          <table:table-cell table:formula="of:=(ABS([$Registrado.Q24] - [$Previsto.Q24])/[$Registrado.Q24])" office:value-type="percentage" office:value="0.466136888331242" calcext:value-type="percentage">
            <text:p>46,614%</text:p>
          </table:table-cell>
          <table:table-cell table:formula="of:=(ABS([$Registrado.R24] - [$Previsto.R24])/[$Registrado.R24])" office:value-type="percentage" office:value="0.553547546402237" calcext:value-type="percentage">
            <text:p>55,355%</text:p>
          </table:table-cell>
          <table:table-cell table:formula="of:=(ABS([$Registrado.S24] - [$Previsto.S24])/[$Registrado.S24])" office:value-type="percentage" office:value="1.03454649728663" calcext:value-type="percentage">
            <text:p>103,455%</text:p>
          </table:table-cell>
          <table:table-cell table:formula="of:=(ABS([$Registrado.T24] - [$Previsto.T24])/[$Registrado.T24])" office:value-type="percentage" office:value="1.16664210738797" calcext:value-type="percentage">
            <text:p>116,664%</text:p>
          </table:table-cell>
          <table:table-cell table:formula="of:=(ABS([$Registrado.U24] - [$Previsto.U24])/[$Registrado.U24])" office:value-type="percentage" office:value="1.14848969504803" calcext:value-type="percentage">
            <text:p>114,849%</text:p>
          </table:table-cell>
          <table:table-cell table:formula="of:=(ABS([$Registrado.V24] - [$Previsto.V24])/[$Registrado.V24])" office:value-type="percentage" office:value="1.24478898823529" calcext:value-type="percentage">
            <text:p>124,479%</text:p>
          </table:table-cell>
          <table:table-cell table:formula="of:=(ABS([$Registrado.W24] - [$Previsto.W24])/[$Registrado.W24])" office:value-type="percentage" office:value="1.31609345794393" calcext:value-type="percentage">
            <text:p>131,609%</text:p>
          </table:table-cell>
          <table:table-cell table:formula="of:=(ABS([$Registrado.X24] - [$Previsto.X24])/[$Registrado.X24])" office:value-type="percentage" office:value="1.38999063758075" calcext:value-type="percentage">
            <text:p>138,999%</text:p>
          </table:table-cell>
          <table:table-cell table:formula="of:=(ABS([$Registrado.Y24] - [$Previsto.Y24])/[$Registrado.Y24])" office:value-type="percentage" office:value="1.57085685304932" calcext:value-type="percentage">
            <text:p>157,086%</text:p>
          </table:table-cell>
          <table:table-cell table:formula="of:=(ABS([$Registrado.Z24] - [$Previsto.Z24])/[$Registrado.Z24])" office:value-type="percentage" office:value="1.5896842375141" calcext:value-type="percentage">
            <text:p>158,968%</text:p>
          </table:table-cell>
          <table:table-cell table:formula="of:=(ABS([$Registrado.AA24] - [$Previsto.AA24])/[$Registrado.AA24])" office:value-type="percentage" office:value="1.93781945307645" calcext:value-type="percentage">
            <text:p>193,782%</text:p>
          </table:table-cell>
          <table:table-cell table:formula="of:=(ABS([$Registrado.AB24] - [$Previsto.AB24])/[$Registrado.AB24])" office:value-type="percentage" office:value="2.06036913606453" calcext:value-type="percentage">
            <text:p>206,037%</text:p>
          </table:table-cell>
          <table:table-cell table:formula="of:=(ABS([$Registrado.AC24] - [$Previsto.AC24])/[$Registrado.AC24])" office:value-type="percentage" office:value="1.82109731182796" calcext:value-type="percentage">
            <text:p>182,110%</text:p>
          </table:table-cell>
          <table:table-cell table:formula="of:=(ABS([$Registrado.AD24] - [$Previsto.AD24])/[$Registrado.AD24])" office:value-type="percentage" office:value="1.75976427413974" calcext:value-type="percentage">
            <text:p>175,976%</text:p>
          </table:table-cell>
          <table:table-cell table:formula="of:=(ABS([$Registrado.AE24] - [$Previsto.AE24])/[$Registrado.AE24])" office:value-type="percentage" office:value="1.74206415647922" calcext:value-type="percentage">
            <text:p>174,206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148298805634608" calcext:value-type="percentage">
            <text:p>14,830%</text:p>
          </table:table-cell>
          <table:table-cell table:formula="of:=(ABS([$Registrado.C25] - [$Previsto.C25])/[$Registrado.C25])" office:value-type="percentage" office:value="0.182990330809001" calcext:value-type="percentage">
            <text:p>18,299%</text:p>
          </table:table-cell>
          <table:table-cell table:formula="of:=(ABS([$Registrado.D25] - [$Previsto.D25])/[$Registrado.D25])" office:value-type="percentage" office:value="0.0788136146185889" calcext:value-type="percentage">
            <text:p>7,881%</text:p>
          </table:table-cell>
          <table:table-cell table:formula="of:=(ABS([$Registrado.E25] - [$Previsto.E25])/[$Registrado.E25])" office:value-type="percentage" office:value="0.0727902279436754" calcext:value-type="percentage">
            <text:p>7,279%</text:p>
          </table:table-cell>
          <table:table-cell table:formula="of:=(ABS([$Registrado.F25] - [$Previsto.F25])/[$Registrado.F25])" office:value-type="percentage" office:value="0.141427149091378" calcext:value-type="percentage">
            <text:p>14,143%</text:p>
          </table:table-cell>
          <table:table-cell table:formula="of:=(ABS([$Registrado.G25] - [$Previsto.G25])/[$Registrado.G25])" office:value-type="percentage" office:value="0.0725284698014551" calcext:value-type="percentage">
            <text:p>7,253%</text:p>
          </table:table-cell>
          <table:table-cell table:formula="of:=(ABS([$Registrado.H25] - [$Previsto.H25])/[$Registrado.H25])" office:value-type="percentage" office:value="0.0340078309787125" calcext:value-type="percentage">
            <text:p>3,401%</text:p>
          </table:table-cell>
          <table:table-cell table:formula="of:=(ABS([$Registrado.I25] - [$Previsto.I25])/[$Registrado.I25])" office:value-type="percentage" office:value="0.0334032739302103" calcext:value-type="percentage">
            <text:p>3,340%</text:p>
          </table:table-cell>
          <table:table-cell table:formula="of:=(ABS([$Registrado.J25] - [$Previsto.J25])/[$Registrado.J25])" office:value-type="percentage" office:value="0.0939129921574904" calcext:value-type="percentage">
            <text:p>9,391%</text:p>
          </table:table-cell>
          <table:table-cell table:formula="of:=(ABS([$Registrado.K25] - [$Previsto.K25])/[$Registrado.K25])" office:value-type="percentage" office:value="0.0807139887790977" calcext:value-type="percentage">
            <text:p>8,071%</text:p>
          </table:table-cell>
          <table:table-cell table:formula="of:=(ABS([$Registrado.L25] - [$Previsto.L25])/[$Registrado.L25])" office:value-type="percentage" office:value="0.139198281499965" calcext:value-type="percentage">
            <text:p>13,920%</text:p>
          </table:table-cell>
          <table:table-cell table:formula="of:=(ABS([$Registrado.M25] - [$Previsto.M25])/[$Registrado.M25])" office:value-type="percentage" office:value="0.210269545756548" calcext:value-type="percentage">
            <text:p>21,027%</text:p>
          </table:table-cell>
          <table:table-cell table:formula="of:=(ABS([$Registrado.N25] - [$Previsto.N25])/[$Registrado.N25])" office:value-type="percentage" office:value="0.139666233810744" calcext:value-type="percentage">
            <text:p>13,967%</text:p>
          </table:table-cell>
          <table:table-cell table:formula="of:=(ABS([$Registrado.O25] - [$Previsto.O25])/[$Registrado.O25])" office:value-type="percentage" office:value="0.158680768580078" calcext:value-type="percentage">
            <text:p>15,868%</text:p>
          </table:table-cell>
          <table:table-cell table:formula="of:=(ABS([$Registrado.P25] - [$Previsto.P25])/[$Registrado.P25])" office:value-type="percentage" office:value="0.0429103503826017" calcext:value-type="percentage">
            <text:p>4,291%</text:p>
          </table:table-cell>
          <table:table-cell table:formula="of:=(ABS([$Registrado.Q25] - [$Previsto.Q25])/[$Registrado.Q25])" office:value-type="percentage" office:value="0.0784044727895522" calcext:value-type="percentage">
            <text:p>7,840%</text:p>
          </table:table-cell>
          <table:table-cell table:formula="of:=(ABS([$Registrado.R25] - [$Previsto.R25])/[$Registrado.R25])" office:value-type="percentage" office:value="0.114883155295199" calcext:value-type="percentage">
            <text:p>11,488%</text:p>
          </table:table-cell>
          <table:table-cell table:formula="of:=(ABS([$Registrado.S25] - [$Previsto.S25])/[$Registrado.S25])" office:value-type="percentage" office:value="0.156650942429353" calcext:value-type="percentage">
            <text:p>15,665%</text:p>
          </table:table-cell>
          <table:table-cell table:formula="of:=(ABS([$Registrado.T25] - [$Previsto.T25])/[$Registrado.T25])" office:value-type="percentage" office:value="0.0304298535813216" calcext:value-type="percentage">
            <text:p>3,043%</text:p>
          </table:table-cell>
          <table:table-cell table:formula="of:=(ABS([$Registrado.U25] - [$Previsto.U25])/[$Registrado.U25])" office:value-type="percentage" office:value="0.000929814012821661" calcext:value-type="percentage">
            <text:p>0,093%</text:p>
          </table:table-cell>
          <table:table-cell table:formula="of:=(ABS([$Registrado.V25] - [$Previsto.V25])/[$Registrado.V25])" office:value-type="percentage" office:value="0.0911815666365735" calcext:value-type="percentage">
            <text:p>9,118%</text:p>
          </table:table-cell>
          <table:table-cell table:formula="of:=(ABS([$Registrado.W25] - [$Previsto.W25])/[$Registrado.W25])" office:value-type="percentage" office:value="0.181639563262215" calcext:value-type="percentage">
            <text:p>18,164%</text:p>
          </table:table-cell>
          <table:table-cell table:formula="of:=(ABS([$Registrado.X25] - [$Previsto.X25])/[$Registrado.X25])" office:value-type="percentage" office:value="0.424345204083893" calcext:value-type="percentage">
            <text:p>42,435%</text:p>
          </table:table-cell>
          <table:table-cell table:formula="of:=(ABS([$Registrado.Y25] - [$Previsto.Y25])/[$Registrado.Y25])" office:value-type="percentage" office:value="0.605265731377019" calcext:value-type="percentage">
            <text:p>60,527%</text:p>
          </table:table-cell>
          <table:table-cell table:formula="of:=(ABS([$Registrado.Z25] - [$Previsto.Z25])/[$Registrado.Z25])" office:value-type="percentage" office:value="0.93154387433037" calcext:value-type="percentage">
            <text:p>93,154%</text:p>
          </table:table-cell>
          <table:table-cell table:formula="of:=(ABS([$Registrado.AA25] - [$Previsto.AA25])/[$Registrado.AA25])" office:value-type="percentage" office:value="1.12619420349902" calcext:value-type="percentage">
            <text:p>112,619%</text:p>
          </table:table-cell>
          <table:table-cell table:formula="of:=(ABS([$Registrado.AB25] - [$Previsto.AB25])/[$Registrado.AB25])" office:value-type="percentage" office:value="1.13659195571956" calcext:value-type="percentage">
            <text:p>113,659%</text:p>
          </table:table-cell>
          <table:table-cell table:formula="of:=(ABS([$Registrado.AC25] - [$Previsto.AC25])/[$Registrado.AC25])" office:value-type="percentage" office:value="1.12386092868104" calcext:value-type="percentage">
            <text:p>112,386%</text:p>
          </table:table-cell>
          <table:table-cell table:formula="of:=(ABS([$Registrado.AD25] - [$Previsto.AD25])/[$Registrado.AD25])" office:value-type="percentage" office:value="1.13336178403722" calcext:value-type="percentage">
            <text:p>113,336%</text:p>
          </table:table-cell>
          <table:table-cell table:formula="of:=(ABS([$Registrado.AE25] - [$Previsto.AE25])/[$Registrado.AE25])" office:value-type="percentage" office:value="0.978129795387941" calcext:value-type="percentage">
            <text:p>97,813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0331049367871187" calcext:value-type="percentage">
            <text:p>3,310%</text:p>
          </table:table-cell>
          <table:table-cell table:formula="of:=(ABS([$Registrado.C26] - [$Previsto.C26])/[$Registrado.C26])" office:value-type="percentage" office:value="0.00331035858103265" calcext:value-type="percentage">
            <text:p>0,331%</text:p>
          </table:table-cell>
          <table:table-cell table:formula="of:=(ABS([$Registrado.D26] - [$Previsto.D26])/[$Registrado.D26])" office:value-type="percentage" office:value="0.0793807214456908" calcext:value-type="percentage">
            <text:p>7,938%</text:p>
          </table:table-cell>
          <table:table-cell table:formula="of:=(ABS([$Registrado.E26] - [$Previsto.E26])/[$Registrado.E26])" office:value-type="percentage" office:value="0.226256509682065" calcext:value-type="percentage">
            <text:p>22,626%</text:p>
          </table:table-cell>
          <table:table-cell table:formula="of:=(ABS([$Registrado.F26] - [$Previsto.F26])/[$Registrado.F26])" office:value-type="percentage" office:value="0.212673882005599" calcext:value-type="percentage">
            <text:p>21,267%</text:p>
          </table:table-cell>
          <table:table-cell table:formula="of:=(ABS([$Registrado.G26] - [$Previsto.G26])/[$Registrado.G26])" office:value-type="percentage" office:value="0.319989547277873" calcext:value-type="percentage">
            <text:p>31,999%</text:p>
          </table:table-cell>
          <table:table-cell table:formula="of:=(ABS([$Registrado.H26] - [$Previsto.H26])/[$Registrado.H26])" office:value-type="percentage" office:value="0.231953945774653" calcext:value-type="percentage">
            <text:p>23,195%</text:p>
          </table:table-cell>
          <table:table-cell table:formula="of:=(ABS([$Registrado.I26] - [$Previsto.I26])/[$Registrado.I26])" office:value-type="percentage" office:value="0.293379145088583" calcext:value-type="percentage">
            <text:p>29,338%</text:p>
          </table:table-cell>
          <table:table-cell table:formula="of:=(ABS([$Registrado.J26] - [$Previsto.J26])/[$Registrado.J26])" office:value-type="percentage" office:value="0.100035790913715" calcext:value-type="percentage">
            <text:p>10,004%</text:p>
          </table:table-cell>
          <table:table-cell table:formula="of:=(ABS([$Registrado.K26] - [$Previsto.K26])/[$Registrado.K26])" office:value-type="percentage" office:value="0.100296956172913" calcext:value-type="percentage">
            <text:p>10,030%</text:p>
          </table:table-cell>
          <table:table-cell table:formula="of:=(ABS([$Registrado.L26] - [$Previsto.L26])/[$Registrado.L26])" office:value-type="percentage" office:value="0.449912092925053" calcext:value-type="percentage">
            <text:p>44,991%</text:p>
          </table:table-cell>
          <table:table-cell table:formula="of:=(ABS([$Registrado.M26] - [$Previsto.M26])/[$Registrado.M26])" office:value-type="percentage" office:value="0.16525891431321" calcext:value-type="percentage">
            <text:p>16,526%</text:p>
          </table:table-cell>
          <table:table-cell table:formula="of:=(ABS([$Registrado.N26] - [$Previsto.N26])/[$Registrado.N26])" office:value-type="percentage" office:value="0.100217178261358" calcext:value-type="percentage">
            <text:p>10,022%</text:p>
          </table:table-cell>
          <table:table-cell table:formula="of:=(ABS([$Registrado.O26] - [$Previsto.O26])/[$Registrado.O26])" office:value-type="percentage" office:value="0.0300780003700748" calcext:value-type="percentage">
            <text:p>3,008%</text:p>
          </table:table-cell>
          <table:table-cell table:formula="of:=(ABS([$Registrado.P26] - [$Previsto.P26])/[$Registrado.P26])" office:value-type="percentage" office:value="0.0595324870299155" calcext:value-type="percentage">
            <text:p>5,953%</text:p>
          </table:table-cell>
          <table:table-cell table:formula="of:=(ABS([$Registrado.Q26] - [$Previsto.Q26])/[$Registrado.Q26])" office:value-type="percentage" office:value="0.00215682889641516" calcext:value-type="percentage">
            <text:p>0,216%</text:p>
          </table:table-cell>
          <table:table-cell table:formula="of:=(ABS([$Registrado.R26] - [$Previsto.R26])/[$Registrado.R26])" office:value-type="percentage" office:value="0.0257424839458688" calcext:value-type="percentage">
            <text:p>2,574%</text:p>
          </table:table-cell>
          <table:table-cell table:formula="of:=(ABS([$Registrado.S26] - [$Previsto.S26])/[$Registrado.S26])" office:value-type="percentage" office:value="0.221427080295093" calcext:value-type="percentage">
            <text:p>22,143%</text:p>
          </table:table-cell>
          <table:table-cell table:formula="of:=(ABS([$Registrado.T26] - [$Previsto.T26])/[$Registrado.T26])" office:value-type="percentage" office:value="0.0936585828009189" calcext:value-type="percentage">
            <text:p>9,366%</text:p>
          </table:table-cell>
          <table:table-cell table:formula="of:=(ABS([$Registrado.U26] - [$Previsto.U26])/[$Registrado.U26])" office:value-type="percentage" office:value="0.261518990908821" calcext:value-type="percentage">
            <text:p>26,152%</text:p>
          </table:table-cell>
          <table:table-cell table:formula="of:=(ABS([$Registrado.V26] - [$Previsto.V26])/[$Registrado.V26])" office:value-type="percentage" office:value="0.139372971577405" calcext:value-type="percentage">
            <text:p>13,937%</text:p>
          </table:table-cell>
          <table:table-cell table:formula="of:=(ABS([$Registrado.W26] - [$Previsto.W26])/[$Registrado.W26])" office:value-type="percentage" office:value="0.0145351871457581" calcext:value-type="percentage">
            <text:p>1,454%</text:p>
          </table:table-cell>
          <table:table-cell table:formula="of:=(ABS([$Registrado.X26] - [$Previsto.X26])/[$Registrado.X26])" office:value-type="percentage" office:value="0.0443705618096856" calcext:value-type="percentage">
            <text:p>4,437%</text:p>
          </table:table-cell>
          <table:table-cell table:formula="of:=(ABS([$Registrado.Y26] - [$Previsto.Y26])/[$Registrado.Y26])" office:value-type="percentage" office:value="0.100966081039911" calcext:value-type="percentage">
            <text:p>10,097%</text:p>
          </table:table-cell>
          <table:table-cell table:formula="of:=(ABS([$Registrado.Z26] - [$Previsto.Z26])/[$Registrado.Z26])" office:value-type="percentage" office:value="0.060032363267519" calcext:value-type="percentage">
            <text:p>6,003%</text:p>
          </table:table-cell>
          <table:table-cell table:formula="of:=(ABS([$Registrado.AA26] - [$Previsto.AA26])/[$Registrado.AA26])" office:value-type="percentage" office:value="0.0808683653561323" calcext:value-type="percentage">
            <text:p>8,087%</text:p>
          </table:table-cell>
          <table:table-cell table:formula="of:=(ABS([$Registrado.AB26] - [$Previsto.AB26])/[$Registrado.AB26])" office:value-type="percentage" office:value="0.00786732873480078" calcext:value-type="percentage">
            <text:p>0,787%</text:p>
          </table:table-cell>
          <table:table-cell table:formula="of:=(ABS([$Registrado.AC26] - [$Previsto.AC26])/[$Registrado.AC26])" office:value-type="percentage" office:value="0.087759271643349" calcext:value-type="percentage">
            <text:p>8,776%</text:p>
          </table:table-cell>
          <table:table-cell table:formula="of:=(ABS([$Registrado.AD26] - [$Previsto.AD26])/[$Registrado.AD26])" office:value-type="percentage" office:value="0.0391344665304354" calcext:value-type="percentage">
            <text:p>3,913%</text:p>
          </table:table-cell>
          <table:table-cell table:formula="of:=(ABS([$Registrado.AE26] - [$Previsto.AE26])/[$Registrado.AE26])" office:value-type="percentage" office:value="0.210459708594806" calcext:value-type="percentage">
            <text:p>21,046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0713231602808647" calcext:value-type="percentage">
            <text:p>7,132%</text:p>
          </table:table-cell>
          <table:table-cell table:formula="of:=(ABS([$Registrado.C27] - [$Previsto.C27])/[$Registrado.C27])" office:value-type="percentage" office:value="0.00785695681616915" calcext:value-type="percentage">
            <text:p>0,786%</text:p>
          </table:table-cell>
          <table:table-cell table:formula="of:=(ABS([$Registrado.D27] - [$Previsto.D27])/[$Registrado.D27])" office:value-type="percentage" office:value="0.0750898060972875" calcext:value-type="percentage">
            <text:p>7,509%</text:p>
          </table:table-cell>
          <table:table-cell table:formula="of:=(ABS([$Registrado.E27] - [$Previsto.E27])/[$Registrado.E27])" office:value-type="percentage" office:value="0.0888906264854073" calcext:value-type="percentage">
            <text:p>8,889%</text:p>
          </table:table-cell>
          <table:table-cell table:formula="of:=(ABS([$Registrado.F27] - [$Previsto.F27])/[$Registrado.F27])" office:value-type="percentage" office:value="0.0412444639498433" calcext:value-type="percentage">
            <text:p>4,124%</text:p>
          </table:table-cell>
          <table:table-cell table:formula="of:=(ABS([$Registrado.G27] - [$Previsto.G27])/[$Registrado.G27])" office:value-type="percentage" office:value="0.0299052944797867" calcext:value-type="percentage">
            <text:p>2,991%</text:p>
          </table:table-cell>
          <table:table-cell table:formula="of:=(ABS([$Registrado.H27] - [$Previsto.H27])/[$Registrado.H27])" office:value-type="percentage" office:value="0.484809805051378" calcext:value-type="percentage">
            <text:p>48,481%</text:p>
          </table:table-cell>
          <table:table-cell table:formula="of:=(ABS([$Registrado.I27] - [$Previsto.I27])/[$Registrado.I27])" office:value-type="percentage" office:value="0.417276752005663" calcext:value-type="percentage">
            <text:p>41,728%</text:p>
          </table:table-cell>
          <table:table-cell table:formula="of:=(ABS([$Registrado.J27] - [$Previsto.J27])/[$Registrado.J27])" office:value-type="percentage" office:value="0.325266750432981" calcext:value-type="percentage">
            <text:p>32,527%</text:p>
          </table:table-cell>
          <table:table-cell table:formula="of:=(ABS([$Registrado.K27] - [$Previsto.K27])/[$Registrado.K27])" office:value-type="percentage" office:value="0.5872586909614" calcext:value-type="percentage">
            <text:p>58,726%</text:p>
          </table:table-cell>
          <table:table-cell table:formula="of:=(ABS([$Registrado.L27] - [$Previsto.L27])/[$Registrado.L27])" office:value-type="percentage" office:value="1.11360174164353" calcext:value-type="percentage">
            <text:p>111,360%</text:p>
          </table:table-cell>
          <table:table-cell table:formula="of:=(ABS([$Registrado.M27] - [$Previsto.M27])/[$Registrado.M27])" office:value-type="percentage" office:value="0.165002088397412" calcext:value-type="percentage">
            <text:p>16,500%</text:p>
          </table:table-cell>
          <table:table-cell table:formula="of:=(ABS([$Registrado.N27] - [$Previsto.N27])/[$Registrado.N27])" office:value-type="percentage" office:value="1.1465638539669" calcext:value-type="percentage">
            <text:p>114,656%</text:p>
          </table:table-cell>
          <table:table-cell table:formula="of:=(ABS([$Registrado.O27] - [$Previsto.O27])/[$Registrado.O27])" office:value-type="percentage" office:value="1.13453629705769" calcext:value-type="percentage">
            <text:p>113,454%</text:p>
          </table:table-cell>
          <table:table-cell table:formula="of:=(ABS([$Registrado.P27] - [$Previsto.P27])/[$Registrado.P27])" office:value-type="percentage" office:value="1.1296027156814" calcext:value-type="percentage">
            <text:p>112,960%</text:p>
          </table:table-cell>
          <table:table-cell table:formula="of:=(ABS([$Registrado.Q27] - [$Previsto.Q27])/[$Registrado.Q27])" office:value-type="percentage" office:value="1.05262881694518" calcext:value-type="percentage">
            <text:p>105,263%</text:p>
          </table:table-cell>
          <table:table-cell table:formula="of:=(ABS([$Registrado.R27] - [$Previsto.R27])/[$Registrado.R27])" office:value-type="percentage" office:value="0.867501756211786" calcext:value-type="percentage">
            <text:p>86,750%</text:p>
          </table:table-cell>
          <table:table-cell table:formula="of:=(ABS([$Registrado.S27] - [$Previsto.S27])/[$Registrado.S27])" office:value-type="percentage" office:value="1.13647016333702" calcext:value-type="percentage">
            <text:p>113,647%</text:p>
          </table:table-cell>
          <table:table-cell table:formula="of:=(ABS([$Registrado.T27] - [$Previsto.T27])/[$Registrado.T27])" office:value-type="percentage" office:value="1.11492170536276" calcext:value-type="percentage">
            <text:p>111,492%</text:p>
          </table:table-cell>
          <table:table-cell table:formula="of:=(ABS([$Registrado.U27] - [$Previsto.U27])/[$Registrado.U27])" office:value-type="percentage" office:value="1.13600353333982" calcext:value-type="percentage">
            <text:p>113,600%</text:p>
          </table:table-cell>
          <table:table-cell table:formula="of:=(ABS([$Registrado.V27] - [$Previsto.V27])/[$Registrado.V27])" office:value-type="percentage" office:value="1.13559082556978" calcext:value-type="percentage">
            <text:p>113,559%</text:p>
          </table:table-cell>
          <table:table-cell table:formula="of:=(ABS([$Registrado.W27] - [$Previsto.W27])/[$Registrado.W27])" office:value-type="percentage" office:value="1.13474599993638" calcext:value-type="percentage">
            <text:p>113,475%</text:p>
          </table:table-cell>
          <table:table-cell table:formula="of:=(ABS([$Registrado.X27] - [$Previsto.X27])/[$Registrado.X27])" office:value-type="percentage" office:value="1.13824637681159" calcext:value-type="percentage">
            <text:p>113,825%</text:p>
          </table:table-cell>
          <table:table-cell table:formula="of:=(ABS([$Registrado.Y27] - [$Previsto.Y27])/[$Registrado.Y27])" office:value-type="percentage" office:value="1.17064412999887" calcext:value-type="percentage">
            <text:p>117,064%</text:p>
          </table:table-cell>
          <table:table-cell table:formula="of:=(ABS([$Registrado.Z27] - [$Previsto.Z27])/[$Registrado.Z27])" office:value-type="percentage" office:value="1.18952937100624" calcext:value-type="percentage">
            <text:p>118,953%</text:p>
          </table:table-cell>
          <table:table-cell table:formula="of:=(ABS([$Registrado.AA27] - [$Previsto.AA27])/[$Registrado.AA27])" office:value-type="percentage" office:value="1.1751773945077" calcext:value-type="percentage">
            <text:p>117,518%</text:p>
          </table:table-cell>
          <table:table-cell table:formula="of:=(ABS([$Registrado.AB27] - [$Previsto.AB27])/[$Registrado.AB27])" office:value-type="percentage" office:value="1.15006925342553" calcext:value-type="percentage">
            <text:p>115,007%</text:p>
          </table:table-cell>
          <table:table-cell table:formula="of:=(ABS([$Registrado.AC27] - [$Previsto.AC27])/[$Registrado.AC27])" office:value-type="percentage" office:value="1.15938940127839" calcext:value-type="percentage">
            <text:p>115,939%</text:p>
          </table:table-cell>
          <table:table-cell table:formula="of:=(ABS([$Registrado.AD27] - [$Previsto.AD27])/[$Registrado.AD27])" office:value-type="percentage" office:value="1.19521819731515" calcext:value-type="percentage">
            <text:p>119,522%</text:p>
          </table:table-cell>
          <table:table-cell table:formula="of:=(ABS([$Registrado.AE27] - [$Previsto.AE27])/[$Registrado.AE27])" office:value-type="percentage" office:value="1.24902499244941" calcext:value-type="percentage">
            <text:p>124,902%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126104091008532" calcext:value-type="percentage">
            <text:p>12,610%</text:p>
          </table:table-cell>
          <table:table-cell table:formula="of:=(ABS([$Registrado.C28] - [$Previsto.C28])/[$Registrado.C28])" office:value-type="percentage" office:value="0.124212185058379" calcext:value-type="percentage">
            <text:p>12,421%</text:p>
          </table:table-cell>
          <table:table-cell table:formula="of:=(ABS([$Registrado.D28] - [$Previsto.D28])/[$Registrado.D28])" office:value-type="percentage" office:value="0.0862329158476939" calcext:value-type="percentage">
            <text:p>8,623%</text:p>
          </table:table-cell>
          <table:table-cell table:formula="of:=(ABS([$Registrado.E28] - [$Previsto.E28])/[$Registrado.E28])" office:value-type="percentage" office:value="0.177186205050047" calcext:value-type="percentage">
            <text:p>17,719%</text:p>
          </table:table-cell>
          <table:table-cell table:formula="of:=(ABS([$Registrado.F28] - [$Previsto.F28])/[$Registrado.F28])" office:value-type="percentage" office:value="0.0334520246478873" calcext:value-type="percentage">
            <text:p>3,345%</text:p>
          </table:table-cell>
          <table:table-cell table:formula="of:=(ABS([$Registrado.G28] - [$Previsto.G28])/[$Registrado.G28])" office:value-type="percentage" office:value="0.051831655084385" calcext:value-type="percentage">
            <text:p>5,183%</text:p>
          </table:table-cell>
          <table:table-cell table:formula="of:=(ABS([$Registrado.H28] - [$Previsto.H28])/[$Registrado.H28])" office:value-type="percentage" office:value="0.202480510318067" calcext:value-type="percentage">
            <text:p>20,248%</text:p>
          </table:table-cell>
          <table:table-cell table:formula="of:=(ABS([$Registrado.I28] - [$Previsto.I28])/[$Registrado.I28])" office:value-type="percentage" office:value="0.184516590848274" calcext:value-type="percentage">
            <text:p>18,452%</text:p>
          </table:table-cell>
          <table:table-cell table:formula="of:=(ABS([$Registrado.J28] - [$Previsto.J28])/[$Registrado.J28])" office:value-type="percentage" office:value="0.0679909321603789" calcext:value-type="percentage">
            <text:p>6,799%</text:p>
          </table:table-cell>
          <table:table-cell table:formula="of:=(ABS([$Registrado.K28] - [$Previsto.K28])/[$Registrado.K28])" office:value-type="percentage" office:value="0.109186520972371" calcext:value-type="percentage">
            <text:p>10,919%</text:p>
          </table:table-cell>
          <table:table-cell table:formula="of:=(ABS([$Registrado.L28] - [$Previsto.L28])/[$Registrado.L28])" office:value-type="percentage" office:value="0.299835476181172" calcext:value-type="percentage">
            <text:p>29,984%</text:p>
          </table:table-cell>
          <table:table-cell table:formula="of:=(ABS([$Registrado.M28] - [$Previsto.M28])/[$Registrado.M28])" office:value-type="percentage" office:value="0.0149466162984318" calcext:value-type="percentage">
            <text:p>1,495%</text:p>
          </table:table-cell>
          <table:table-cell table:formula="of:=(ABS([$Registrado.N28] - [$Previsto.N28])/[$Registrado.N28])" office:value-type="percentage" office:value="0.0469521776721064" calcext:value-type="percentage">
            <text:p>4,695%</text:p>
          </table:table-cell>
          <table:table-cell table:formula="of:=(ABS([$Registrado.O28] - [$Previsto.O28])/[$Registrado.O28])" office:value-type="percentage" office:value="0.148936457608331" calcext:value-type="percentage">
            <text:p>14,894%</text:p>
          </table:table-cell>
          <table:table-cell table:formula="of:=(ABS([$Registrado.P28] - [$Previsto.P28])/[$Registrado.P28])" office:value-type="percentage" office:value="0.0618619942007784" calcext:value-type="percentage">
            <text:p>6,186%</text:p>
          </table:table-cell>
          <table:table-cell table:formula="of:=(ABS([$Registrado.Q28] - [$Previsto.Q28])/[$Registrado.Q28])" office:value-type="percentage" office:value="0.0705307849210547" calcext:value-type="percentage">
            <text:p>7,053%</text:p>
          </table:table-cell>
          <table:table-cell table:formula="of:=(ABS([$Registrado.R28] - [$Previsto.R28])/[$Registrado.R28])" office:value-type="percentage" office:value="0.165685116486126" calcext:value-type="percentage">
            <text:p>16,569%</text:p>
          </table:table-cell>
          <table:table-cell table:formula="of:=(ABS([$Registrado.S28] - [$Previsto.S28])/[$Registrado.S28])" office:value-type="percentage" office:value="0.41040931007587" calcext:value-type="percentage">
            <text:p>41,041%</text:p>
          </table:table-cell>
          <table:table-cell table:formula="of:=(ABS([$Registrado.T28] - [$Previsto.T28])/[$Registrado.T28])" office:value-type="percentage" office:value="0.0412815435710897" calcext:value-type="percentage">
            <text:p>4,128%</text:p>
          </table:table-cell>
          <table:table-cell table:formula="of:=(ABS([$Registrado.U28] - [$Previsto.U28])/[$Registrado.U28])" office:value-type="percentage" office:value="0.0550143352601157" calcext:value-type="percentage">
            <text:p>5,501%</text:p>
          </table:table-cell>
          <table:table-cell table:formula="of:=(ABS([$Registrado.V28] - [$Previsto.V28])/[$Registrado.V28])" office:value-type="percentage" office:value="0.162701366341991" calcext:value-type="percentage">
            <text:p>16,270%</text:p>
          </table:table-cell>
          <table:table-cell table:formula="of:=(ABS([$Registrado.W28] - [$Previsto.W28])/[$Registrado.W28])" office:value-type="percentage" office:value="0.158302227171492" calcext:value-type="percentage">
            <text:p>15,830%</text:p>
          </table:table-cell>
          <table:table-cell table:formula="of:=(ABS([$Registrado.X28] - [$Previsto.X28])/[$Registrado.X28])" office:value-type="percentage" office:value="0.200643525480367" calcext:value-type="percentage">
            <text:p>20,064%</text:p>
          </table:table-cell>
          <table:table-cell table:formula="of:=(ABS([$Registrado.Y28] - [$Previsto.Y28])/[$Registrado.Y28])" office:value-type="percentage" office:value="0.240654031925546" calcext:value-type="percentage">
            <text:p>24,065%</text:p>
          </table:table-cell>
          <table:table-cell table:formula="of:=(ABS([$Registrado.Z28] - [$Previsto.Z28])/[$Registrado.Z28])" office:value-type="percentage" office:value="0.268596503699023" calcext:value-type="percentage">
            <text:p>26,860%</text:p>
          </table:table-cell>
          <table:table-cell table:formula="of:=(ABS([$Registrado.AA28] - [$Previsto.AA28])/[$Registrado.AA28])" office:value-type="percentage" office:value="0.163618538680517" calcext:value-type="percentage">
            <text:p>16,362%</text:p>
          </table:table-cell>
          <table:table-cell table:formula="of:=(ABS([$Registrado.AB28] - [$Previsto.AB28])/[$Registrado.AB28])" office:value-type="percentage" office:value="0.0439618341654671" calcext:value-type="percentage">
            <text:p>4,396%</text:p>
          </table:table-cell>
          <table:table-cell table:formula="of:=(ABS([$Registrado.AC28] - [$Previsto.AC28])/[$Registrado.AC28])" office:value-type="percentage" office:value="0.0260183284269808" calcext:value-type="percentage">
            <text:p>2,602%</text:p>
          </table:table-cell>
          <table:table-cell table:formula="of:=(ABS([$Registrado.AD28] - [$Previsto.AD28])/[$Registrado.AD28])" office:value-type="percentage" office:value="0.13492271973466" calcext:value-type="percentage">
            <text:p>13,492%</text:p>
          </table:table-cell>
          <table:table-cell table:formula="of:=(ABS([$Registrado.AE28] - [$Previsto.AE28])/[$Registrado.AE28])" office:value-type="percentage" office:value="0.537997460781245" calcext:value-type="percentage">
            <text:p>53,800%</text:p>
          </table:table-cell>
          <table:table-cell table:number-columns-repeated="975"/>
        </table:table-row>
        <table:table-row table:style-name="ro2" table:number-rows-repeated="2">
          <table:table-cell table:style-name="Default" table:number-columns-repeated="1006"/>
        </table:table-row>
        <table:table-row table:style-name="ro1">
          <table:table-cell table:style-name="Default" table:number-columns-repeated="6"/>
          <table:table-cell table:style-name="ce81"/>
          <table:table-cell table:style-name="ce75"/>
          <table:table-cell table:style-name="Default" table:number-columns-repeated="998"/>
        </table:table-row>
        <calcext:conditional-formats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statisticas" table:style-name="ta1">
        <table:table-column table:style-name="co6" table:default-cell-style-name="ce7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9" table:default-cell-style-name="ce38"/>
        <table:table-column table:style-name="co10" table:default-cell-style-name="ce38"/>
        <table:table-row table:style-name="ro1">
          <table:table-cell table:style-name="ce6" office:value-type="string" calcext:value-type="string">
            <text:p>% do Erro Absoluto</text:p>
          </table:table-cell>
          <table:table-cell table:style-name="ce8" office:value-type="string" calcext:value-type="string">
            <text:p>MAPE - <text:s/>(JUL;AGO;SET ) 2017 </text:p>
          </table:table-cell>
          <table:table-cell table:style-name="ce8" office:value-type="string" calcext:value-type="string">
            <text:p>Erro Cim. Total </text:p>
          </table:table-cell>
          <table:table-cell table:style-name="ce8" office:value-type="string" calcext:value-type="string">
            <text:p>MAPE - jul/2017 <text:s/>- jul/2018</text:p>
          </table:table-cell>
          <table:table-cell table:style-name="ce8" office:value-type="string" calcext:value-type="string">
            <text:p>Erro Cim. Total</text:p>
          </table:table-cell>
          <table:table-cell table:style-name="ce8" office:value-type="string" calcext:value-type="string">
            <text:p>MAPE - jul/2017 <text:s/>- dez/2019 </text:p>
          </table:table-cell>
          <table:table-cell table:style-name="ce8" office:value-type="string" calcext:value-type="string">
            <text:p>Erro Cim. Total</text:p>
          </table:table-cell>
        </table:table-row>
        <table:table-row table:style-name="ro2">
          <table:table-cell office:value-type="string" calcext:value-type="string">
            <text:p>Acre</text:p>
          </table:table-cell>
          <table:table-cell table:formula="of:=AVERAGE([$Porcentagem.B2:$Porcentagem.D2])" office:value-type="percentage" office:value="0.131912675653753" calcext:value-type="percentage">
            <text:p>13,19%</text:p>
          </table:table-cell>
          <table:table-cell table:formula="of:=(ABS(SUM([$Registrado.B2:$Registrado.D2])-SUM([$Previsto.B2:$Previsto.D2]))/SUM([$Registrado.B2:$Registrado.D2]))" office:value-type="percentage" office:value="0.13101966234999" calcext:value-type="percentage">
            <text:p>13,10%</text:p>
          </table:table-cell>
          <table:table-cell table:formula="of:=AVERAGE([$Porcentagem.B2:.M2])" office:value-type="percentage" office:value="0.1475393986997" calcext:value-type="percentage">
            <text:p>14,75%</text:p>
          </table:table-cell>
          <table:table-cell table:formula="of:=(ABS(SUM([$Registrado.B2:.M2])-SUM([$Previsto.B2:.M2]))/SUM([$Registrado.B2:.M2]))" office:value-type="percentage" office:value="0.00174185338089694" calcext:value-type="percentage">
            <text:p>0,17%</text:p>
          </table:table-cell>
          <table:table-cell table:formula="of:=AVERAGE([$Porcentagem.B2:$Porcentagem.AE2])" office:value-type="percentage" office:value="0.173180952375481" calcext:value-type="percentage">
            <text:p>17,32%</text:p>
          </table:table-cell>
          <table:table-cell table:formula="of:=(ABS(SUM([$Registrado.B2:$Registrado.AE2])-SUM([$Previsto.B2:$Previsto.AE2]))/SUM([$Registrado.B2:$Registrado.AE2]))" office:value-type="percentage" office:value="0.0150372641533863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Alagoas</text:p>
          </table:table-cell>
          <table:table-cell table:formula="of:=AVERAGE([$Porcentagem.B3:$Porcentagem.D3])" office:value-type="percentage" office:value="0.243779779132603" calcext:value-type="percentage">
            <text:p>24,38%</text:p>
          </table:table-cell>
          <table:table-cell table:formula="of:=(ABS(SUM([$Registrado.B3:$Registrado.D3])-SUM([$Previsto.B3:$Previsto.D3]))/SUM([$Registrado.B3:$Registrado.D3]))" office:value-type="percentage" office:value="0.224283745508903" calcext:value-type="percentage">
            <text:p>22,43%</text:p>
          </table:table-cell>
          <table:table-cell table:formula="of:=AVERAGE([$Porcentagem.B3:.M3])" office:value-type="percentage" office:value="0.139619186448454" calcext:value-type="percentage">
            <text:p>13,96%</text:p>
          </table:table-cell>
          <table:table-cell table:formula="of:=(ABS(SUM([$Registrado.B3:.M3])-SUM([$Previsto.B3:.M3]))/SUM([$Registrado.B3:.M3]))" office:value-type="percentage" office:value="0.11979778423505" calcext:value-type="percentage">
            <text:p>11,98%</text:p>
          </table:table-cell>
          <table:table-cell table:formula="of:=AVERAGE([$Porcentagem.B3:$Porcentagem.AE3])" office:value-type="percentage" office:value="0.155341425436124" calcext:value-type="percentage">
            <text:p>15,53%</text:p>
          </table:table-cell>
          <table:table-cell table:formula="of:=(ABS(SUM([$Registrado.B3:$Registrado.AE3])-SUM([$Previsto.B3:$Previsto.AE3]))/SUM([$Registrado.B3:$Registrado.AE3]))" office:value-type="percentage" office:value="0.0491251533416003" calcext:value-type="percentage">
            <text:p>4,91%</text:p>
          </table:table-cell>
        </table:table-row>
        <table:table-row table:style-name="ro2">
          <table:table-cell office:value-type="string" calcext:value-type="string">
            <text:p>Amapá</text:p>
          </table:table-cell>
          <table:table-cell table:formula="of:=AVERAGE([$Porcentagem.B4:$Porcentagem.D4])" office:value-type="percentage" office:value="0.176196673287726" calcext:value-type="percentage">
            <text:p>17,62%</text:p>
          </table:table-cell>
          <table:table-cell table:formula="of:=(ABS(SUM([$Registrado.B4:$Registrado.D4])-SUM([$Previsto.B4:$Previsto.D4]))/SUM([$Registrado.B4:$Registrado.D4]))" office:value-type="percentage" office:value="0.129198500370279" calcext:value-type="percentage">
            <text:p>12,92%</text:p>
          </table:table-cell>
          <table:table-cell table:formula="of:=AVERAGE([$Porcentagem.B4:.M4])" office:value-type="percentage" office:value="0.426140166400473" calcext:value-type="percentage">
            <text:p>42,61%</text:p>
          </table:table-cell>
          <table:table-cell table:formula="of:=(ABS(SUM([$Registrado.B4:.M4])-SUM([$Previsto.B4:.M4]))/SUM([$Registrado.B4:.M4]))" office:value-type="percentage" office:value="0.205908756294428" calcext:value-type="percentage">
            <text:p>20,59%</text:p>
          </table:table-cell>
          <table:table-cell table:formula="of:=AVERAGE([$Porcentagem.B4:$Porcentagem.AE4])" office:value-type="percentage" office:value="0.4304325902184" calcext:value-type="percentage">
            <text:p>43,04%</text:p>
          </table:table-cell>
          <table:table-cell table:formula="of:=(ABS(SUM([$Registrado.B4:$Registrado.AE4])-SUM([$Previsto.B4:$Previsto.AE4]))/SUM([$Registrado.B4:$Registrado.AE4]))" office:value-type="percentage" office:value="0.0154632216895674" calcext:value-type="percentage">
            <text:p>1,55%</text:p>
          </table:table-cell>
        </table:table-row>
        <table:table-row table:style-name="ro2">
          <table:table-cell office:value-type="string" calcext:value-type="string">
            <text:p>Amazonas</text:p>
          </table:table-cell>
          <table:table-cell table:formula="of:=AVERAGE([$Porcentagem.B5:$Porcentagem.D5])" office:value-type="percentage" office:value="0.419693727956492" calcext:value-type="percentage">
            <text:p>41,97%</text:p>
          </table:table-cell>
          <table:table-cell table:formula="of:=(ABS(SUM([$Registrado.B5:$Registrado.D5])-SUM([$Previsto.B5:$Previsto.D5]))/SUM([$Registrado.B5:$Registrado.D5]))" office:value-type="percentage" office:value="0.426340558861547" calcext:value-type="percentage">
            <text:p>42,63%</text:p>
          </table:table-cell>
          <table:table-cell table:formula="of:=AVERAGE([$Porcentagem.B5:.M5])" office:value-type="percentage" office:value="0.393812930370676" calcext:value-type="percentage">
            <text:p>39,38%</text:p>
          </table:table-cell>
          <table:table-cell table:formula="of:=(ABS(SUM([$Registrado.B5:.M5])-SUM([$Previsto.B5:.M5]))/SUM([$Registrado.B5:.M5]))" office:value-type="percentage" office:value="0.302947154283601" calcext:value-type="percentage">
            <text:p>30,29%</text:p>
          </table:table-cell>
          <table:table-cell table:formula="of:=AVERAGE([$Porcentagem.B5:$Porcentagem.AE5])" office:value-type="percentage" office:value="0.379428190833278" calcext:value-type="percentage">
            <text:p>37,94%</text:p>
          </table:table-cell>
          <table:table-cell table:formula="of:=(ABS(SUM([$Registrado.B5:$Registrado.AE5])-SUM([$Previsto.B5:$Previsto.AE5]))/SUM([$Registrado.B5:$Registrado.AE5]))" office:value-type="percentage" office:value="0.347986748308005" calcext:value-type="percentage">
            <text:p>34,80%</text:p>
          </table:table-cell>
        </table:table-row>
        <table:table-row table:style-name="ro2">
          <table:table-cell office:value-type="string" calcext:value-type="string">
            <text:p>Bahia</text:p>
          </table:table-cell>
          <table:table-cell table:formula="of:=AVERAGE([$Porcentagem.B6:$Porcentagem.D6])" office:value-type="percentage" office:value="0.483258316471154" calcext:value-type="percentage">
            <text:p>48,33%</text:p>
          </table:table-cell>
          <table:table-cell table:formula="of:=(ABS(SUM([$Registrado.B6:$Registrado.D6])-SUM([$Previsto.B6:$Previsto.D6]))/SUM([$Registrado.B6:$Registrado.D6]))" office:value-type="percentage" office:value="0.484260655041048" calcext:value-type="percentage">
            <text:p>48,43%</text:p>
          </table:table-cell>
          <table:table-cell table:formula="of:=AVERAGE([$Porcentagem.B6:.M6])" office:value-type="percentage" office:value="0.445655790272464" calcext:value-type="percentage">
            <text:p>44,57%</text:p>
          </table:table-cell>
          <table:table-cell table:formula="of:=(ABS(SUM([$Registrado.B6:.M6])-SUM([$Previsto.B6:.M6]))/SUM([$Registrado.B6:.M6]))" office:value-type="percentage" office:value="0.451750018989442" calcext:value-type="percentage">
            <text:p>45,18%</text:p>
          </table:table-cell>
          <table:table-cell table:formula="of:=AVERAGE([$Porcentagem.B6:$Porcentagem.AE6])" office:value-type="percentage" office:value="0.465376630918022" calcext:value-type="percentage">
            <text:p>46,54%</text:p>
          </table:table-cell>
          <table:table-cell table:formula="of:=(ABS(SUM([$Registrado.B6:$Registrado.AE6])-SUM([$Previsto.B6:$Previsto.AE6]))/SUM([$Registrado.B6:$Registrado.AE6]))" office:value-type="percentage" office:value="0.47259822249228" calcext:value-type="percentage">
            <text:p>47,26%</text:p>
          </table:table-cell>
        </table:table-row>
        <table:table-row table:style-name="ro2">
          <table:table-cell office:value-type="string" calcext:value-type="string">
            <text:p>Ceara</text:p>
          </table:table-cell>
          <table:table-cell table:formula="of:=AVERAGE([$Porcentagem.B7:$Porcentagem.D7])" office:value-type="percentage" office:value="0.0401063015761379" calcext:value-type="percentage">
            <text:p>4,01%</text:p>
          </table:table-cell>
          <table:table-cell table:formula="of:=(ABS(SUM([$Registrado.B7:$Registrado.D7])-SUM([$Previsto.B7:$Previsto.D7]))/SUM([$Registrado.B7:$Registrado.D7]))" office:value-type="percentage" office:value="0.0411255753357426" calcext:value-type="percentage">
            <text:p>4,11%</text:p>
          </table:table-cell>
          <table:table-cell table:formula="of:=AVERAGE([$Porcentagem.B7:.M7])" office:value-type="percentage" office:value="0.225920641690594" calcext:value-type="percentage">
            <text:p>22,59%</text:p>
          </table:table-cell>
          <table:table-cell table:formula="of:=(ABS(SUM([$Registrado.B7:.M7])-SUM([$Previsto.B7:.M7]))/SUM([$Registrado.B7:.M7]))" office:value-type="percentage" office:value="0.139048459086192" calcext:value-type="percentage">
            <text:p>13,90%</text:p>
          </table:table-cell>
          <table:table-cell table:formula="of:=AVERAGE([$Porcentagem.B7:$Porcentagem.AE7])" office:value-type="percentage" office:value="0.355696647474648" calcext:value-type="percentage">
            <text:p>35,57%</text:p>
          </table:table-cell>
          <table:table-cell table:formula="of:=(ABS(SUM([$Registrado.B7:$Registrado.AE7])-SUM([$Previsto.B7:$Previsto.AE7]))/SUM([$Registrado.B7:$Registrado.AE7]))" office:value-type="percentage" office:value="0.0588635411091373" calcext:value-type="percentage">
            <text:p>5,89%</text:p>
          </table:table-cell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AVERAGE([$Porcentagem.B8:$Porcentagem.D8])" office:value-type="percentage" office:value="0.456421225115711" calcext:value-type="percentage">
            <text:p>45,64%</text:p>
          </table:table-cell>
          <table:table-cell table:formula="of:=(ABS(SUM([$Registrado.B8:$Registrado.D8])-SUM([$Previsto.B8:$Previsto.D8]))/SUM([$Registrado.B8:$Registrado.D8]))" office:value-type="percentage" office:value="0.457646487455197" calcext:value-type="percentage">
            <text:p>45,76%</text:p>
          </table:table-cell>
          <table:table-cell table:formula="of:=AVERAGE([$Porcentagem.B8:.M8])" office:value-type="percentage" office:value="0.402618501539953" calcext:value-type="percentage">
            <text:p>40,26%</text:p>
          </table:table-cell>
          <table:table-cell table:formula="of:=(ABS(SUM([$Registrado.B8:.M8])-SUM([$Previsto.B8:.M8]))/SUM([$Registrado.B8:.M8]))" office:value-type="percentage" office:value="0.412357742811189" calcext:value-type="percentage">
            <text:p>41,24%</text:p>
          </table:table-cell>
          <table:table-cell table:formula="of:=AVERAGE([$Porcentagem.B8:$Porcentagem.AE8])" office:value-type="percentage" office:value="0.457880850261723" calcext:value-type="percentage">
            <text:p>45,79%</text:p>
          </table:table-cell>
          <table:table-cell table:formula="of:=(ABS(SUM([$Registrado.B8:$Registrado.AE8])-SUM([$Previsto.B8:$Previsto.AE8]))/SUM([$Registrado.B8:$Registrado.AE8]))" office:value-type="percentage" office:value="0.466976175518545" calcext:value-type="percentage">
            <text:p>46,70%</text:p>
          </table:table-cell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AVERAGE([$Porcentagem.B9:$Porcentagem.D9])" office:value-type="percentage" office:value="0.0545256418277264" calcext:value-type="percentage">
            <text:p>5,45%</text:p>
          </table:table-cell>
          <table:table-cell table:formula="of:=(ABS(SUM([$Registrado.B9:$Registrado.D9])-SUM([$Previsto.B9:$Previsto.D9]))/SUM([$Registrado.B9:$Registrado.D9]))" office:value-type="percentage" office:value="0.00584694301754336" calcext:value-type="percentage">
            <text:p>0,58%</text:p>
          </table:table-cell>
          <table:table-cell table:formula="of:=AVERAGE([$Porcentagem.B9:.M9])" office:value-type="percentage" office:value="0.460967960492527" calcext:value-type="percentage">
            <text:p>46,10%</text:p>
          </table:table-cell>
          <table:table-cell table:formula="of:=(ABS(SUM([$Registrado.B9:.M9])-SUM([$Previsto.B9:.M9]))/SUM([$Registrado.B9:.M9]))" office:value-type="percentage" office:value="0.423638457531026" calcext:value-type="percentage">
            <text:p>42,36%</text:p>
          </table:table-cell>
          <table:table-cell table:formula="of:=AVERAGE([$Porcentagem.B9:$Porcentagem.AE9])" office:value-type="percentage" office:value="0.826647329921136" calcext:value-type="percentage">
            <text:p>82,66%</text:p>
          </table:table-cell>
          <table:table-cell table:formula="of:=(ABS(SUM([$Registrado.B9:$Registrado.AE9])-SUM([$Previsto.B9:$Previsto.AE9]))/SUM([$Registrado.B9:$Registrado.AE9]))" office:value-type="percentage" office:value="0.822578146637165" calcext:value-type="percentage">
            <text:p>82,26%</text:p>
          </table:table-cell>
        </table:table-row>
        <table:table-row table:style-name="ro2">
          <table:table-cell office:value-type="string" calcext:value-type="string">
            <text:p>Goiais</text:p>
          </table:table-cell>
          <table:table-cell table:formula="of:=AVERAGE([$Porcentagem.B10:$Porcentagem.D10])" office:value-type="percentage" office:value="0.25137261154545" calcext:value-type="percentage">
            <text:p>25,14%</text:p>
          </table:table-cell>
          <table:table-cell table:formula="of:=(ABS(SUM([$Registrado.B10:$Registrado.D10])-SUM([$Previsto.B10:$Previsto.D10]))/SUM([$Registrado.B10:$Registrado.D10]))" office:value-type="percentage" office:value="0.246356752822387" calcext:value-type="percentage">
            <text:p>24,64%</text:p>
          </table:table-cell>
          <table:table-cell table:formula="of:=AVERAGE([$Porcentagem.B10:.M10])" office:value-type="percentage" office:value="0.181807830403769" calcext:value-type="percentage">
            <text:p>18,18%</text:p>
          </table:table-cell>
          <table:table-cell table:formula="of:=(ABS(SUM([$Registrado.B10:.M10])-SUM([$Previsto.B10:.M10]))/SUM([$Registrado.B10:.M10]))" office:value-type="percentage" office:value="0.0127273104402341" calcext:value-type="percentage">
            <text:p>1,27%</text:p>
          </table:table-cell>
          <table:table-cell table:formula="of:=AVERAGE([$Porcentagem.B10:$Porcentagem.AE10])" office:value-type="percentage" office:value="0.35984427202891" calcext:value-type="percentage">
            <text:p>35,98%</text:p>
          </table:table-cell>
          <table:table-cell table:formula="of:=(ABS(SUM([$Registrado.B10:$Registrado.AE10])-SUM([$Previsto.B10:$Previsto.AE10]))/SUM([$Registrado.B10:$Registrado.AE10]))" office:value-type="percentage" office:value="0.263365909580011" calcext:value-type="percentage">
            <text:p>26,34%</text:p>
          </table:table-cell>
        </table:table-row>
        <table:table-row table:style-name="ro2">
          <table:table-cell office:value-type="string" calcext:value-type="string">
            <text:p>Maranhão</text:p>
          </table:table-cell>
          <table:table-cell table:formula="of:=AVERAGE([$Porcentagem.B11:$Porcentagem.D11])" office:value-type="percentage" office:value="0.0706211384429889" calcext:value-type="percentage">
            <text:p>7,06%</text:p>
          </table:table-cell>
          <table:table-cell table:formula="of:=(ABS(SUM([$Registrado.B11:$Registrado.D11])-SUM([$Previsto.B11:$Previsto.D11]))/SUM([$Registrado.B11:$Registrado.D11]))" office:value-type="percentage" office:value="0.0710724827863032" calcext:value-type="percentage">
            <text:p>7,11%</text:p>
          </table:table-cell>
          <table:table-cell table:formula="of:=AVERAGE([$Porcentagem.B11:.M11])" office:value-type="percentage" office:value="0.467366827485768" calcext:value-type="percentage">
            <text:p>46,74%</text:p>
          </table:table-cell>
          <table:table-cell table:formula="of:=(ABS(SUM([$Registrado.B11:.M11])-SUM([$Previsto.B11:.M11]))/SUM([$Registrado.B11:.M11]))" office:value-type="percentage" office:value="0.333274516434873" calcext:value-type="percentage">
            <text:p>33,33%</text:p>
          </table:table-cell>
          <table:table-cell table:formula="of:=AVERAGE([$Porcentagem.B11:$Porcentagem.AE11])" office:value-type="percentage" office:value="0.840835907588083" calcext:value-type="percentage">
            <text:p>84,08%</text:p>
          </table:table-cell>
          <table:table-cell table:formula="of:=(ABS(SUM([$Registrado.B11:$Registrado.AE11])-SUM([$Previsto.B11:$Previsto.AE11]))/SUM([$Registrado.B11:$Registrado.AE11]))" office:value-type="percentage" office:value="0.768786862658433" calcext:value-type="percentage">
            <text:p>76,88%</text:p>
          </table:table-cell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AVERAGE([$Porcentagem.B12:$Porcentagem.D12])" office:value-type="percentage" office:value="0.22279496037886" calcext:value-type="percentage">
            <text:p>22,28%</text:p>
          </table:table-cell>
          <table:table-cell table:formula="of:=(ABS(SUM([$Registrado.B12:$Registrado.D12])-SUM([$Previsto.B12:$Previsto.D12]))/SUM([$Registrado.B12:$Registrado.D12]))" office:value-type="percentage" office:value="0.224303650676836" calcext:value-type="percentage">
            <text:p>22,43%</text:p>
          </table:table-cell>
          <table:table-cell table:formula="of:=AVERAGE([$Porcentagem.B12:.M12])" office:value-type="percentage" office:value="0.194948978165932" calcext:value-type="percentage">
            <text:p>19,49%</text:p>
          </table:table-cell>
          <table:table-cell table:formula="of:=(ABS(SUM([$Registrado.B12:.M12])-SUM([$Previsto.B12:.M12]))/SUM([$Registrado.B12:.M12]))" office:value-type="percentage" office:value="0.206437871472968" calcext:value-type="percentage">
            <text:p>20,64%</text:p>
          </table:table-cell>
          <table:table-cell table:formula="of:=AVERAGE([$Porcentagem.B12:$Porcentagem.AE12])" office:value-type="percentage" office:value="0.208654400881955" calcext:value-type="percentage">
            <text:p>20,87%</text:p>
          </table:table-cell>
          <table:table-cell table:formula="of:=(ABS(SUM([$Registrado.B12:$Registrado.AE12])-SUM([$Previsto.B12:$Previsto.AE12]))/SUM([$Registrado.B12:$Registrado.AE12]))" office:value-type="percentage" office:value="0.222900783716152" calcext:value-type="percentage">
            <text:p>22,29%</text:p>
          </table:table-cell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AVERAGE([$Porcentagem.B13:$Porcentagem.D13])" office:value-type="percentage" office:value="0.0631288124520125" calcext:value-type="percentage">
            <text:p>6,31%</text:p>
          </table:table-cell>
          <table:table-cell table:formula="of:=(ABS(SUM([$Registrado.B13:$Registrado.D13])-SUM([$Previsto.B13:$Previsto.D13]))/SUM([$Registrado.B13:$Registrado.D13]))" office:value-type="percentage" office:value="0.0638665626284745" calcext:value-type="percentage">
            <text:p>6,39%</text:p>
          </table:table-cell>
          <table:table-cell table:formula="of:=AVERAGE([$Porcentagem.B13:.M13])" office:value-type="percentage" office:value="0.49313917522976" calcext:value-type="percentage">
            <text:p>49,31%</text:p>
          </table:table-cell>
          <table:table-cell table:formula="of:=(ABS(SUM([$Registrado.B13:.M13])-SUM([$Previsto.B13:.M13]))/SUM([$Registrado.B13:.M13]))" office:value-type="percentage" office:value="0.400701273934654" calcext:value-type="percentage">
            <text:p>40,07%</text:p>
          </table:table-cell>
          <table:table-cell table:formula="of:=AVERAGE([$Porcentagem.B13:$Porcentagem.AE13])" office:value-type="percentage" office:value="0.730443575121115" calcext:value-type="percentage">
            <text:p>73,04%</text:p>
          </table:table-cell>
          <table:table-cell table:formula="of:=(ABS(SUM([$Registrado.B13:$Registrado.AE13])-SUM([$Previsto.B13:$Previsto.AE13]))/SUM([$Registrado.B13:$Registrado.AE13]))" office:value-type="percentage" office:value="0.688461267713915" calcext:value-type="percentage">
            <text:p>68,85%</text:p>
          </table:table-cell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AVERAGE([$Porcentagem.B14:$Porcentagem.D14])" office:value-type="percentage" office:value="0.0959267079238139" calcext:value-type="percentage">
            <text:p>9,59%</text:p>
          </table:table-cell>
          <table:table-cell table:formula="of:=(ABS(SUM([$Registrado.B14:$Registrado.D14])-SUM([$Previsto.B14:$Previsto.D14]))/SUM([$Registrado.B14:$Registrado.D14]))" office:value-type="percentage" office:value="0.0895783820262632" calcext:value-type="percentage">
            <text:p>8,96%</text:p>
          </table:table-cell>
          <table:table-cell table:formula="of:=AVERAGE([$Porcentagem.B14:.M14])" office:value-type="percentage" office:value="0.246473739063092" calcext:value-type="percentage">
            <text:p>24,65%</text:p>
          </table:table-cell>
          <table:table-cell table:formula="of:=(ABS(SUM([$Registrado.B14:.M14])-SUM([$Previsto.B14:.M14]))/SUM([$Registrado.B14:.M14]))" office:value-type="percentage" office:value="0.115893784745362" calcext:value-type="percentage">
            <text:p>11,59%</text:p>
          </table:table-cell>
          <table:table-cell table:formula="of:=AVERAGE([$Porcentagem.B14:$Porcentagem.AE14])" office:value-type="percentage" office:value="0.188519509792659" calcext:value-type="percentage">
            <text:p>18,85%</text:p>
          </table:table-cell>
          <table:table-cell table:formula="of:=(ABS(SUM([$Registrado.B14:$Registrado.AE14])-SUM([$Previsto.B14:$Previsto.AE14]))/SUM([$Registrado.B14:$Registrado.AE14]))" office:value-type="percentage" office:value="0.11961783641824" calcext:value-type="percentage">
            <text:p>11,96%</text:p>
          </table:table-cell>
        </table:table-row>
        <table:table-row table:style-name="ro2">
          <table:table-cell office:value-type="string" calcext:value-type="string">
            <text:p>Pará</text:p>
          </table:table-cell>
          <table:table-cell table:formula="of:=AVERAGE([$Porcentagem.B15:$Porcentagem.D15])" office:value-type="percentage" office:value="0.0666015779450917" calcext:value-type="percentage">
            <text:p>6,66%</text:p>
          </table:table-cell>
          <table:table-cell table:formula="of:=(ABS(SUM([$Registrado.B15:$Registrado.D15])-SUM([$Previsto.B15:$Previsto.D15]))/SUM([$Registrado.B15:$Registrado.D15]))" office:value-type="percentage" office:value="0.0649248967056387" calcext:value-type="percentage">
            <text:p>6,49%</text:p>
          </table:table-cell>
          <table:table-cell table:formula="of:=AVERAGE([$Porcentagem.B15:.M15])" office:value-type="percentage" office:value="0.271976694588863" calcext:value-type="percentage">
            <text:p>27,20%</text:p>
          </table:table-cell>
          <table:table-cell table:formula="of:=(ABS(SUM([$Registrado.B15:.M15])-SUM([$Previsto.B15:.M15]))/SUM([$Registrado.B15:.M15]))" office:value-type="percentage" office:value="0.220748314440032" calcext:value-type="percentage">
            <text:p>22,07%</text:p>
          </table:table-cell>
          <table:table-cell table:formula="of:=AVERAGE([$Porcentagem.B15:$Porcentagem.AE15])" office:value-type="percentage" office:value="0.266280443220674" calcext:value-type="percentage">
            <text:p>26,63%</text:p>
          </table:table-cell>
          <table:table-cell table:formula="of:=(ABS(SUM([$Registrado.B15:$Registrado.AE15])-SUM([$Previsto.B15:$Previsto.AE15]))/SUM([$Registrado.B15:$Registrado.AE15]))" office:value-type="percentage" office:value="0.223480591786505" calcext:value-type="percentage">
            <text:p>22,35%</text:p>
          </table:table-cell>
        </table:table-row>
        <table:table-row table:style-name="ro2">
          <table:table-cell office:value-type="string" calcext:value-type="string">
            <text:p>Paraíba</text:p>
          </table:table-cell>
          <table:table-cell table:formula="of:=AVERAGE([$Porcentagem.B16:$Porcentagem.D16])" office:value-type="percentage" office:value="0.149014662426229" calcext:value-type="percentage">
            <text:p>14,90%</text:p>
          </table:table-cell>
          <table:table-cell table:formula="of:=(ABS(SUM([$Registrado.B16:$Registrado.D16])-SUM([$Previsto.B16:$Previsto.D16]))/SUM([$Registrado.B16:$Registrado.D16]))" office:value-type="percentage" office:value="0.152544114940127" calcext:value-type="percentage">
            <text:p>15,25%</text:p>
          </table:table-cell>
          <table:table-cell table:formula="of:=AVERAGE([$Porcentagem.B16:.M16])" office:value-type="percentage" office:value="0.229366097278142" calcext:value-type="percentage">
            <text:p>22,94%</text:p>
          </table:table-cell>
          <table:table-cell table:formula="of:=(ABS(SUM([$Registrado.B16:.M16])-SUM([$Previsto.B16:.M16]))/SUM([$Registrado.B16:.M16]))" office:value-type="percentage" office:value="0.226013944617622" calcext:value-type="percentage">
            <text:p>22,60%</text:p>
          </table:table-cell>
          <table:table-cell table:formula="of:=AVERAGE([$Porcentagem.B16:$Porcentagem.AE16])" office:value-type="percentage" office:value="0.322720665516748" calcext:value-type="percentage">
            <text:p>32,27%</text:p>
          </table:table-cell>
          <table:table-cell table:formula="of:=(ABS(SUM([$Registrado.B16:$Registrado.AE16])-SUM([$Previsto.B16:$Previsto.AE16]))/SUM([$Registrado.B16:$Registrado.AE16]))" office:value-type="percentage" office:value="0.311033234387444" calcext:value-type="percentage">
            <text:p>31,10%</text:p>
          </table:table-cell>
        </table:table-row>
        <table:table-row table:style-name="ro2">
          <table:table-cell office:value-type="string" calcext:value-type="string">
            <text:p>Paraná</text:p>
          </table:table-cell>
          <table:table-cell table:formula="of:=AVERAGE([$Porcentagem.B17:$Porcentagem.D17])" office:value-type="percentage" office:value="0.117773352410257" calcext:value-type="percentage">
            <text:p>11,78%</text:p>
          </table:table-cell>
          <table:table-cell table:formula="of:=(ABS(SUM([$Registrado.B17:$Registrado.D17])-SUM([$Previsto.B17:$Previsto.D17]))/SUM([$Registrado.B17:$Registrado.D17]))" office:value-type="percentage" office:value="0.117889983630529" calcext:value-type="percentage">
            <text:p>11,79%</text:p>
          </table:table-cell>
          <table:table-cell table:formula="of:=AVERAGE([$Porcentagem.B17:.M17])" office:value-type="percentage" office:value="0.107801843937412" calcext:value-type="percentage">
            <text:p>10,78%</text:p>
          </table:table-cell>
          <table:table-cell table:formula="of:=(ABS(SUM([$Registrado.B17:.M17])-SUM([$Previsto.B17:.M17]))/SUM([$Registrado.B17:.M17]))" office:value-type="percentage" office:value="0.00815430294950407" calcext:value-type="percentage">
            <text:p>0,82%</text:p>
          </table:table-cell>
          <table:table-cell table:formula="of:=AVERAGE([$Porcentagem.B17:$Porcentagem.AE17])" office:value-type="percentage" office:value="0.104391021503636" calcext:value-type="percentage">
            <text:p>10,44%</text:p>
          </table:table-cell>
          <table:table-cell table:formula="of:=(ABS(SUM([$Registrado.B17:$Registrado.AE17])-SUM([$Previsto.B17:$Previsto.AE17]))/SUM([$Registrado.B17:$Registrado.AE17]))" office:value-type="percentage" office:value="0.0253972941884912" calcext:value-type="percentage">
            <text:p>2,54%</text:p>
          </table:table-cell>
        </table:table-row>
        <table:table-row table:style-name="ro2">
          <table:table-cell office:value-type="string" calcext:value-type="string">
            <text:p>Pernambuco</text:p>
          </table:table-cell>
          <table:table-cell table:formula="of:=AVERAGE([$Porcentagem.B18:$Porcentagem.D18])" office:value-type="percentage" office:value="0.217531745322446" calcext:value-type="percentage">
            <text:p>21,75%</text:p>
          </table:table-cell>
          <table:table-cell table:formula="of:=(ABS(SUM([$Registrado.B18:$Registrado.D18])-SUM([$Previsto.B18:$Previsto.D18]))/SUM([$Registrado.B18:$Registrado.D18]))" office:value-type="percentage" office:value="0.11202403742765" calcext:value-type="percentage">
            <text:p>11,20%</text:p>
          </table:table-cell>
          <table:table-cell table:formula="of:=AVERAGE([$Porcentagem.B18:.M18])" office:value-type="percentage" office:value="0.203959690349418" calcext:value-type="percentage">
            <text:p>20,40%</text:p>
          </table:table-cell>
          <table:table-cell table:formula="of:=(ABS(SUM([$Registrado.B18:.M18])-SUM([$Previsto.B18:.M18]))/SUM([$Registrado.B18:.M18]))" office:value-type="percentage" office:value="0.00449688086404714" calcext:value-type="percentage">
            <text:p>0,45%</text:p>
          </table:table-cell>
          <table:table-cell table:formula="of:=AVERAGE([$Porcentagem.B18:$Porcentagem.AE18])" office:value-type="percentage" office:value="0.686930155996965" calcext:value-type="percentage">
            <text:p>68,69%</text:p>
          </table:table-cell>
          <table:table-cell table:formula="of:=(ABS(SUM([$Registrado.B18:$Registrado.AE18])-SUM([$Previsto.B18:$Previsto.AE18]))/SUM([$Registrado.B18:$Registrado.AE18]))" office:value-type="percentage" office:value="0.613113385069902" calcext:value-type="percentage">
            <text:p>61,31%</text:p>
          </table:table-cell>
        </table:table-row>
        <table:table-row table:style-name="ro2">
          <table:table-cell office:value-type="string" calcext:value-type="string">
            <text:p>Piauí</text:p>
          </table:table-cell>
          <table:table-cell table:formula="of:=AVERAGE([$Porcentagem.B19:$Porcentagem.D19])" office:value-type="percentage" office:value="0.0686789836916074" calcext:value-type="percentage">
            <text:p>6,87%</text:p>
          </table:table-cell>
          <table:table-cell table:formula="of:=(ABS(SUM([$Registrado.B19:$Registrado.D19])-SUM([$Previsto.B19:$Previsto.D19]))/SUM([$Registrado.B19:$Registrado.D19]))" office:value-type="percentage" office:value="0.069023650026213" calcext:value-type="percentage">
            <text:p>6,90%</text:p>
          </table:table-cell>
          <table:table-cell table:formula="of:=AVERAGE([$Porcentagem.B19:.M19])" office:value-type="percentage" office:value="0.301104985443978" calcext:value-type="percentage">
            <text:p>30,11%</text:p>
          </table:table-cell>
          <table:table-cell table:formula="of:=(ABS(SUM([$Registrado.B19:.M19])-SUM([$Previsto.B19:.M19]))/SUM([$Registrado.B19:.M19]))" office:value-type="percentage" office:value="0.266634598848486" calcext:value-type="percentage">
            <text:p>26,66%</text:p>
          </table:table-cell>
          <table:table-cell table:formula="of:=AVERAGE([$Porcentagem.B19:$Porcentagem.AE19])" office:value-type="percentage" office:value="0.473984442494513" calcext:value-type="percentage">
            <text:p>47,40%</text:p>
          </table:table-cell>
          <table:table-cell table:formula="of:=(ABS(SUM([$Registrado.B19:$Registrado.AE19])-SUM([$Previsto.B19:$Previsto.AE19]))/SUM([$Registrado.B19:$Registrado.AE19]))" office:value-type="percentage" office:value="0.462592376475612" calcext:value-type="percentage">
            <text:p>46,26%</text:p>
          </table:table-cell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AVERAGE([$Porcentagem.B20:$Porcentagem.D20])" office:value-type="percentage" office:value="0.119022703220533" calcext:value-type="percentage">
            <text:p>11,90%</text:p>
          </table:table-cell>
          <table:table-cell table:formula="of:=(ABS(SUM([$Registrado.B20:$Registrado.D20])-SUM([$Previsto.B20:$Previsto.D20]))/SUM([$Registrado.B20:$Registrado.D20]))" office:value-type="percentage" office:value="0.118975570373031" calcext:value-type="percentage">
            <text:p>11,90%</text:p>
          </table:table-cell>
          <table:table-cell table:formula="of:=AVERAGE([$Porcentagem.B20:.M20])" office:value-type="percentage" office:value="0.0759862412425922" calcext:value-type="percentage">
            <text:p>7,60%</text:p>
          </table:table-cell>
          <table:table-cell table:formula="of:=(ABS(SUM([$Registrado.B20:.M20])-SUM([$Previsto.B20:.M20]))/SUM([$Registrado.B20:.M20]))" office:value-type="percentage" office:value="0.0366900931008565" calcext:value-type="percentage">
            <text:p>3,67%</text:p>
          </table:table-cell>
          <table:table-cell table:formula="of:=AVERAGE([$Porcentagem.B20:$Porcentagem.AE20])" office:value-type="percentage" office:value="0.0843190682032266" calcext:value-type="percentage">
            <text:p>8,43%</text:p>
          </table:table-cell>
          <table:table-cell table:formula="of:=(ABS(SUM([$Registrado.B20:$Registrado.AE20])-SUM([$Previsto.B20:$Previsto.AE20]))/SUM([$Registrado.B20:$Registrado.AE20]))" office:value-type="percentage" office:value="0.0530250414011288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AVERAGE([$Porcentagem.B21:$Porcentagem.D21])" office:value-type="percentage" office:value="0.143452528225823" calcext:value-type="percentage">
            <text:p>14,35%</text:p>
          </table:table-cell>
          <table:table-cell table:formula="of:=(ABS(SUM([$Registrado.B21:$Registrado.D21])-SUM([$Previsto.B21:$Previsto.D21]))/SUM([$Registrado.B21:$Registrado.D21]))" office:value-type="percentage" office:value="0.0557359100314586" calcext:value-type="percentage">
            <text:p>5,57%</text:p>
          </table:table-cell>
          <table:table-cell table:formula="of:=AVERAGE([$Porcentagem.B21:.M21])" office:value-type="percentage" office:value="0.273616731827466" calcext:value-type="percentage">
            <text:p>27,36%</text:p>
          </table:table-cell>
          <table:table-cell table:formula="of:=(ABS(SUM([$Registrado.B21:.M21])-SUM([$Previsto.B21:.M21]))/SUM([$Registrado.B21:.M21]))" office:value-type="percentage" office:value="0.181513754176255" calcext:value-type="percentage">
            <text:p>18,15%</text:p>
          </table:table-cell>
          <table:table-cell table:formula="of:=AVERAGE([$Porcentagem.B21:$Porcentagem.AE21])" office:value-type="percentage" office:value="0.178310424092812" calcext:value-type="percentage">
            <text:p>17,83%</text:p>
          </table:table-cell>
          <table:table-cell table:formula="of:=(ABS(SUM([$Registrado.B21:$Registrado.AE21])-SUM([$Previsto.B21:$Previsto.AE21]))/SUM([$Registrado.B21:$Registrado.AE21]))" office:value-type="percentage" office:value="0.077248873948001" calcext:value-type="percentage">
            <text:p>7,72%</text:p>
          </table:table-cell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AVERAGE([$Porcentagem.B22:$Porcentagem.D22])" office:value-type="percentage" office:value="0.104662673652631" calcext:value-type="percentage">
            <text:p>10,47%</text:p>
          </table:table-cell>
          <table:table-cell table:formula="of:=(ABS(SUM([$Registrado.B22:$Registrado.D22])-SUM([$Previsto.B22:$Previsto.D22]))/SUM([$Registrado.B22:$Registrado.D22]))" office:value-type="percentage" office:value="0.0481685871877055" calcext:value-type="percentage">
            <text:p>4,82%</text:p>
          </table:table-cell>
          <table:table-cell table:formula="of:=AVERAGE([$Porcentagem.B22:.M22])" office:value-type="percentage" office:value="0.316547045728642" calcext:value-type="percentage">
            <text:p>31,65%</text:p>
          </table:table-cell>
          <table:table-cell table:formula="of:=(ABS(SUM([$Registrado.B22:.M22])-SUM([$Previsto.B22:.M22]))/SUM([$Registrado.B22:.M22]))" office:value-type="percentage" office:value="0.179611410347792" calcext:value-type="percentage">
            <text:p>17,96%</text:p>
          </table:table-cell>
          <table:table-cell table:formula="of:=AVERAGE([$Porcentagem.B22:$Porcentagem.AE22])" office:value-type="percentage" office:value="0.693529825473037" calcext:value-type="percentage">
            <text:p>69,35%</text:p>
          </table:table-cell>
          <table:table-cell table:formula="of:=(ABS(SUM([$Registrado.B22:$Registrado.AE22])-SUM([$Previsto.B22:$Previsto.AE22]))/SUM([$Registrado.B22:$Registrado.AE22]))" office:value-type="percentage" office:value="0.624911977063095" calcext:value-type="percentage">
            <text:p>62,49%</text:p>
          </table:table-cell>
        </table:table-row>
        <table:table-row table:style-name="ro2">
          <table:table-cell office:value-type="string" calcext:value-type="string">
            <text:p>Rondônia</text:p>
          </table:table-cell>
          <table:table-cell table:formula="of:=AVERAGE([$Porcentagem.B23:$Porcentagem.D23])" office:value-type="percentage" office:value="0.178773709170253" calcext:value-type="percentage">
            <text:p>17,88%</text:p>
          </table:table-cell>
          <table:table-cell table:formula="of:=(ABS(SUM([$Registrado.B23:$Registrado.D23])-SUM([$Previsto.B23:$Previsto.D23]))/SUM([$Registrado.B23:$Registrado.D23]))" office:value-type="percentage" office:value="0.182918668591407" calcext:value-type="percentage">
            <text:p>18,29%</text:p>
          </table:table-cell>
          <table:table-cell table:formula="of:=AVERAGE([$Porcentagem.B23:.M23])" office:value-type="percentage" office:value="0.2513338672925" calcext:value-type="percentage">
            <text:p>25,13%</text:p>
          </table:table-cell>
          <table:table-cell table:formula="of:=(ABS(SUM([$Registrado.B23:.M23])-SUM([$Previsto.B23:.M23]))/SUM([$Registrado.B23:.M23]))" office:value-type="percentage" office:value="0.0635338318285191" calcext:value-type="percentage">
            <text:p>6,35%</text:p>
          </table:table-cell>
          <table:table-cell table:formula="of:=AVERAGE([$Porcentagem.B23:$Porcentagem.AE23])" office:value-type="percentage" office:value="0.196947915429921" calcext:value-type="percentage">
            <text:p>19,69%</text:p>
          </table:table-cell>
          <table:table-cell table:formula="of:=(ABS(SUM([$Registrado.B23:$Registrado.AE23])-SUM([$Previsto.B23:$Previsto.AE23]))/SUM([$Registrado.B23:$Registrado.AE23]))" office:value-type="percentage" office:value="0.0302897416142104" calcext:value-type="percentage">
            <text:p>3,03%</text:p>
          </table:table-cell>
        </table:table-row>
        <table:table-row table:style-name="ro2">
          <table:table-cell office:value-type="string" calcext:value-type="string">
            <text:p>Roraima</text:p>
          </table:table-cell>
          <table:table-cell table:formula="of:=AVERAGE([$Porcentagem.B24:$Porcentagem.D24])" office:value-type="percentage" office:value="0.091011091541713" calcext:value-type="percentage">
            <text:p>9,10%</text:p>
          </table:table-cell>
          <table:table-cell table:formula="of:=(ABS(SUM([$Registrado.B24:$Registrado.D24])-SUM([$Previsto.B24:$Previsto.D24]))/SUM([$Registrado.B24:$Registrado.D24]))" office:value-type="percentage" office:value="0.0535828752224639" calcext:value-type="percentage">
            <text:p>5,36%</text:p>
          </table:table-cell>
          <table:table-cell table:formula="of:=AVERAGE([$Porcentagem.B24:.M24])" office:value-type="percentage" office:value="0.261123951146005" calcext:value-type="percentage">
            <text:p>26,11%</text:p>
          </table:table-cell>
          <table:table-cell table:formula="of:=(ABS(SUM([$Registrado.B24:.M24])-SUM([$Previsto.B24:.M24]))/SUM([$Registrado.B24:.M24]))" office:value-type="percentage" office:value="0.133952595412759" calcext:value-type="percentage">
            <text:p>13,40%</text:p>
          </table:table-cell>
          <table:table-cell table:formula="of:=AVERAGE([$Porcentagem.B24:$Porcentagem.AE24])" office:value-type="percentage" office:value="0.875901506963334" calcext:value-type="percentage">
            <text:p>87,59%</text:p>
          </table:table-cell>
          <table:table-cell table:formula="of:=(ABS(SUM([$Registrado.B24:$Registrado.AE24])-SUM([$Previsto.B24:$Previsto.AE24]))/SUM([$Registrado.B24:$Registrado.AE24]))" office:value-type="percentage" office:value="0.92217755279645" calcext:value-type="percentage">
            <text:p>92,22%</text:p>
          </table:table-cell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AVERAGE([$Porcentagem.B25:$Porcentagem.D25])" office:value-type="percentage" office:value="0.136700917020733" calcext:value-type="percentage">
            <text:p>13,67%</text:p>
          </table:table-cell>
          <table:table-cell table:formula="of:=(ABS(SUM([$Registrado.B25:$Registrado.D25])-SUM([$Previsto.B25:$Previsto.D25]))/SUM([$Registrado.B25:$Registrado.D25]))" office:value-type="percentage" office:value="0.138836463487589" calcext:value-type="percentage">
            <text:p>13,88%</text:p>
          </table:table-cell>
          <table:table-cell table:formula="of:=AVERAGE([$Porcentagem.B25:.M25])" office:value-type="percentage" office:value="0.107362875916728" calcext:value-type="percentage">
            <text:p>10,74%</text:p>
          </table:table-cell>
          <table:table-cell table:formula="of:=(ABS(SUM([$Registrado.B25:.M25])-SUM([$Previsto.B25:.M25]))/SUM([$Registrado.B25:.M25]))" office:value-type="percentage" office:value="0.0766380592969562" calcext:value-type="percentage">
            <text:p>7,66%</text:p>
          </table:table-cell>
          <table:table-cell table:formula="of:=AVERAGE([$Porcentagem.B25:$Porcentagem.AE25])" office:value-type="percentage" office:value="0.324767490296575" calcext:value-type="percentage">
            <text:p>32,48%</text:p>
          </table:table-cell>
          <table:table-cell table:formula="of:=(ABS(SUM([$Registrado.B25:$Registrado.AE25])-SUM([$Previsto.B25:$Previsto.AE25]))/SUM([$Registrado.B25:$Registrado.AE25]))" office:value-type="percentage" office:value="0.324995237269874" calcext:value-type="percentage">
            <text:p>32,50%</text:p>
          </table:table-cell>
        </table:table-row>
        <table:table-row table:style-name="ro2">
          <table:table-cell office:value-type="string" calcext:value-type="string">
            <text:p>São Paulo</text:p>
          </table:table-cell>
          <table:table-cell table:formula="of:=AVERAGE([$Porcentagem.B26:$Porcentagem.D26])" office:value-type="percentage" office:value="0.0385986722712807" calcext:value-type="percentage">
            <text:p>3,86%</text:p>
          </table:table-cell>
          <table:table-cell table:formula="of:=(ABS(SUM([$Registrado.B26:$Registrado.D26])-SUM([$Previsto.B26:$Previsto.D26]))/SUM([$Registrado.B26:$Registrado.D26]))" office:value-type="percentage" office:value="0.0376624398888219" calcext:value-type="percentage">
            <text:p>3,77%</text:p>
          </table:table-cell>
          <table:table-cell table:formula="of:=AVERAGE([$Porcentagem.B26:.M26])" office:value-type="percentage" office:value="0.184629400080626" calcext:value-type="percentage">
            <text:p>18,46%</text:p>
          </table:table-cell>
          <table:table-cell table:formula="of:=(ABS(SUM([$Registrado.B26:.M26])-SUM([$Previsto.B26:.M26]))/SUM([$Registrado.B26:.M26]))" office:value-type="percentage" office:value="0.138523033808096" calcext:value-type="percentage">
            <text:p>13,85%</text:p>
          </table:table-cell>
          <table:table-cell table:formula="of:=AVERAGE([$Porcentagem.B26:$Porcentagem.AE26])" office:value-type="percentage" office:value="0.126508357972526" calcext:value-type="percentage">
            <text:p>12,65%</text:p>
          </table:table-cell>
          <table:table-cell table:formula="of:=(ABS(SUM([$Registrado.B26:$Registrado.AE26])-SUM([$Previsto.B26:$Previsto.AE26]))/SUM([$Registrado.B26:$Registrado.AE26]))" office:value-type="percentage" office:value="0.0789362919908023" calcext:value-type="percentage">
            <text:p>7,89%</text:p>
          </table:table-cell>
        </table:table-row>
        <table:table-row table:style-name="ro2">
          <table:table-cell office:value-type="string" calcext:value-type="string">
            <text:p>Sergipe</text:p>
          </table:table-cell>
          <table:table-cell table:formula="of:=AVERAGE([$Porcentagem.B27:$Porcentagem.D27])" office:value-type="percentage" office:value="0.0514233077314404" calcext:value-type="percentage">
            <text:p>5,14%</text:p>
          </table:table-cell>
          <table:table-cell table:formula="of:=(ABS(SUM([$Registrado.B27:$Registrado.D27])-SUM([$Previsto.B27:$Previsto.D27]))/SUM([$Registrado.B27:$Registrado.D27]))" office:value-type="percentage" office:value="0.0504417809461617" calcext:value-type="percentage">
            <text:p>5,04%</text:p>
          </table:table-cell>
          <table:table-cell table:formula="of:=AVERAGE([$Porcentagem.B27:.M27])" office:value-type="percentage" office:value="0.283960511383477" calcext:value-type="percentage">
            <text:p>28,40%</text:p>
          </table:table-cell>
          <table:table-cell table:formula="of:=(ABS(SUM([$Registrado.B27:.M27])-SUM([$Previsto.B27:.M27]))/SUM([$Registrado.B27:.M27]))" office:value-type="percentage" office:value="0.228459708669817" calcext:value-type="percentage">
            <text:p>22,85%</text:p>
          </table:table-cell>
          <table:table-cell table:formula="of:=AVERAGE([$Porcentagem.B27:$Porcentagem.AE27])" office:value-type="percentage" office:value="0.794113030693444" calcext:value-type="percentage">
            <text:p>79,41%</text:p>
          </table:table-cell>
          <table:table-cell table:formula="of:=(ABS(SUM([$Registrado.B27:$Registrado.AE27])-SUM([$Previsto.B27:$Previsto.AE27]))/SUM([$Registrado.B27:$Registrado.AE27]))" office:value-type="percentage" office:value="0.759538478087524" calcext:value-type="percentage">
            <text:p>75,95%</text:p>
          </table:table-cell>
        </table:table-row>
        <table:table-row table:style-name="ro2">
          <table:table-cell office:value-type="string" calcext:value-type="string">
            <text:p>Tocantins</text:p>
          </table:table-cell>
          <table:table-cell table:formula="of:=AVERAGE([$Porcentagem.B28:$Porcentagem.D28])" office:value-type="percentage" office:value="0.112183063971535" calcext:value-type="percentage">
            <text:p>11,22%</text:p>
          </table:table-cell>
          <table:table-cell table:formula="of:=(ABS(SUM([$Registrado.B28:$Registrado.D28])-SUM([$Previsto.B28:$Previsto.D28]))/SUM([$Registrado.B28:$Registrado.D28]))" office:value-type="percentage" office:value="0.112545968243624" calcext:value-type="percentage">
            <text:p>11,25%</text:p>
          </table:table-cell>
          <table:table-cell table:formula="of:=AVERAGE([$Porcentagem.B28:.M28])" office:value-type="percentage" office:value="0.123164643622968" calcext:value-type="percentage">
            <text:p>12,32%</text:p>
          </table:table-cell>
          <table:table-cell table:formula="of:=(ABS(SUM([$Registrado.B28:.M28])-SUM([$Previsto.B28:.M28]))/SUM([$Registrado.B28:.M28]))" office:value-type="percentage" office:value="0.0405751544362538" calcext:value-type="percentage">
            <text:p>4,06%</text:p>
          </table:table-cell>
          <table:table-cell table:formula="of:=AVERAGE([$Porcentagem.B28:$Porcentagem.AE28])" office:value-type="percentage" office:value="0.147202132655946" calcext:value-type="percentage">
            <text:p>14,72%</text:p>
          </table:table-cell>
          <table:table-cell table:formula="of:=(ABS(SUM([$Registrado.B28:$Registrado.AE28])-SUM([$Previsto.B28:$Previsto.AE28]))/SUM([$Registrado.B28:$Registrado.AE28]))" office:value-type="percentage" office:value="0.00680473287300667" calcext:value-type="percentage">
            <text:p>0,68%</text:p>
          </table:table-cell>
        </table:table-row>
        <table:table-row table:style-name="ro2">
          <table:table-cell table:style-name="Default" table:number-columns-repeated="7"/>
        </table:table-row>
        <table:table-row table:style-name="ro1">
          <table:table-cell table:style-name="ce11"/>
          <table:table-cell table:style-name="ce13" table:number-columns-repeated="6"/>
        </table:table-row>
        <table:table-row table:style-name="ro2">
          <table:table-cell table:style-name="Default" office:value-type="string" calcext:value-type="string">
            <text:p>MAPE Estados</text:p>
          </table:table-cell>
          <table:table-cell table:formula="of:=AVERAGE([.B2:.B28])" office:value-type="percentage" office:value="0.159450650383926" calcext:value-type="percentage">
            <text:p>15,95%</text:p>
          </table:table-cell>
          <table:table-cell table:formula="of:=AVERAGE([.C2:.C28])" office:value-type="percentage" office:value="0.144821292799368" calcext:value-type="percentage">
            <text:p>14,48%</text:p>
          </table:table-cell>
          <table:table-cell table:formula="of:=AVERAGE([.D2:.D28])" office:value-type="percentage" office:value="0.267331322448221" calcext:value-type="percentage">
            <text:p>26,73%</text:p>
          </table:table-cell>
          <table:table-cell table:formula="of:=AVERAGE([.E2:.E28])" office:value-type="percentage" office:value="0.182658172830997" calcext:value-type="percentage">
            <text:p>18,27%</text:p>
          </table:table-cell>
          <table:table-cell table:formula="of:=AVERAGE([.F2:.F28])" office:value-type="percentage" office:value="0.401784769013515" calcext:value-type="percentage">
            <text:p>40,18%</text:p>
          </table:table-cell>
          <table:table-cell table:formula="of:=AVERAGE([.G2:.G28])" office:value-type="percentage" office:value="0.326863183047722" calcext:value-type="percentage">
            <text:p>32,69%</text:p>
          </table:table-cell>
        </table:table-row>
        <table:table-row table:style-name="ro2">
          <table:table-cell table:style-name="Default" office:value-type="string" calcext:value-type="string">
            <text:p>Erro Percentual Brasil</text:p>
          </table:table-cell>
          <table:table-cell table:style-name="Default"/>
          <table:table-cell table:formula="of:=ABS(SUM([$Registrado.B2:.D28])-SUM([$Previsto.B2:.D28]))/SUM([$Registrado.B2:.D28])" office:value-type="percentage" office:value="0.0972653885488836" calcext:value-type="percentage">
            <text:p>9,73%</text:p>
          </table:table-cell>
          <table:table-cell table:style-name="Default"/>
          <table:table-cell table:formula="of:=ABS(SUM([$Registrado.B2:.M28])-SUM([$Previsto.B2:.M28]))/SUM([$Registrado.B2:.M28])" office:value-type="percentage" office:value="0.0241485833508124" calcext:value-type="percentage">
            <text:p>2,41%</text:p>
          </table:table-cell>
          <table:table-cell table:style-name="Default"/>
          <table:table-cell table:formula="of:=ABS(SUM([$Registrado.B2:.AE28])-SUM([$Previsto.B2:.AE28]))/SUM([$Registrado.B2:.AE28])" office:value-type="percentage" office:value="0.141114892468176" calcext:value-type="percentage">
            <text:p>14,1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date-style style:name="N144">
      <number:month number:textual="true"/>
      <number:text>/</number:text>
      <number:year/>
    </number:date-style>
    <number:number-style style:name="N14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percentage-style style:name="N137">
      <number:number number:decimal-places="3" number:min-decimal-places="3" number:min-integer-digits="1"/>
      <number:text>%</number:text>
    </number:percentage-style>
    <number:number-style style:name="N13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time-style style:name="N111">
      <number:hours/>
      <number:text>:</number:text>
      <number:minutes number:style="long"/>
      <number:text> </number:text>
      <number:am-pm/>
    </number:time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time-style style:name="N126">
      <number:minutes number:style="long"/>
      <number:text>:</number:text>
      <number:seconds number:style="long"/>
    </number:time-style>
    <number:date-style style:name="N146">
      <number:day/>
      <number:text>/</number:text>
      <number:month number:textual="true"/>
      <number:text>/</number:text>
      <number:year/>
    </number:dat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18">
      <number:minutes number:style="long"/>
      <number:text>:</number:text>
      <number:seconds number:style="long" number:decimal-places="1"/>
    </number:time-style>
    <number:date-style style:name="N131">
      <number:day/>
      <number:text>/</number:text>
      <number:month number:textual="true"/>
    </number:dat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date-style style:name="N121">
      <number:day/>
      <number:text>/</number:text>
      <number:month/>
      <number:text>/</number:text>
      <number:year number:style="long"/>
    </number:date-style>
    <number:number-style style:name="N12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0-15T09:08:12.833531583</dc:date>
    <meta:editing-duration>P8DT8H53M16S</meta:editing-duration>
    <meta:editing-cycles>520</meta:editing-cycles>
    <meta:generator>LibreOffice/7.3.7.2$Linux_X86_64 LibreOffice_project/30$Build-2</meta:generator>
    <meta:document-statistic meta:table-count="4" meta:cell-count="2811" meta:object-count="0"/>
  </office:meta>
</office:document-meta>
</file>